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 Light" svg:font-family="&quot;Segoe U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472C4"/>
    </style:style>
    <style:style style:name="ce3" style:family="table-cell" style:parent-style-name="Default" style:data-style-name="N0">
      <style:table-cell-properties fo:background-color="#E7E6E6"/>
    </style:style>
    <style:style style:name="ce4" style:family="table-cell" style:parent-style-name="Default" style:data-style-name="N0">
      <style:table-cell-properties style:vertical-align="middle" fo:background-color="#E7E6E6"/>
      <style:text-properties style:font-name="Segoe UI Light" style:font-name-asian="Segoe UI Light" style:font-name-complex="Segoe UI Light" fo:font-size="28pt" style:font-size-asian="28pt" style:font-size-complex="28pt"/>
    </style:style>
    <style:style style:name="ce5" style:family="table-cell" style:parent-style-name="Default" style:data-style-name="N20"/>
    <style:style style:name="ce6" style:family="table-cell" style:parent-style-name="Default" style:data-style-name="N40"/>
    <style:style style:name="ce7" style:family="table-cell" style:parent-style-name="Default" style:data-style-name="N39"/>
    <style:style style:name="ce8" style:family="table-cell" style:parent-style-name="Default" style:data-style-name="N37"/>
    <style:style style:name="ce9" style:family="table-cell" style:parent-style-name="Default" style:data-style-name="N2"/>
    <style:style style:name="ce10" style:family="table-cell" style:parent-style-name="Default" style:data-style-name="N1">
      <style:table-cell-properties style:vertical-align="automatic" fo:wrap-option="wrap"/>
    </style:style>
    <style:style style:name="ce11" style:family="table-cell" style:parent-style-name="Default" style:data-style-name="N19"/>
    <style:style style:name="ce12" style:family="table-cell" style:parent-style-name="Default" style:data-style-name="N1"/>
    <style:style style:name="ce1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14" style:family="table-cell" style:parent-style-name="Default" style:data-style-name="N13"/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19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7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0">
      <style:table-cell-properties fo:background-color="#BFBFBF"/>
    </style:style>
    <style:style style:name="ce21" style:family="table-cell" style:parent-style-name="Default" style:data-style-name="N0">
      <style:table-cell-properties style:vertical-align="automatic" fo:background-color="#C00000" style:repeat-content="false"/>
      <style:paragraph-properties fo:text-align="center"/>
    </style:style>
    <style:style style:name="ce22" style:family="table-cell" style:parent-style-name="Default" style:data-style-name="N36"/>
    <style:style style:name="ce23" style:family="table-cell" style:parent-style-name="Default" style:data-style-name="N38"/>
    <style:style style:name="ce2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677333333333333cm"/>
    </style:style>
    <style:style style:name="co3" style:family="table-column">
      <style:table-column-properties fo:break-before="auto" style:column-width="6.604cm" style:use-optimal-column-width="true"/>
    </style:style>
    <style:style style:name="co4" style:family="table-column">
      <style:table-column-properties fo:break-before="auto" style:column-width="1.7145cm" style:use-optimal-column-width="true"/>
    </style:style>
    <style:style style:name="co5" style:family="table-column">
      <style:table-column-properties fo:break-before="auto" style:column-width="2.45533333333333cm" style:use-optimal-column-width="true"/>
    </style:style>
    <style:style style:name="co6" style:family="table-column">
      <style:table-column-properties fo:break-before="auto" style:column-width="1.18533333333333cm" style:use-optimal-column-width="true"/>
    </style:style>
    <style:style style:name="co7" style:family="table-column">
      <style:table-column-properties fo:break-before="auto" style:column-width="2.413cm" style:use-optimal-column-width="true"/>
    </style:style>
    <style:style style:name="co8" style:family="table-column">
      <style:table-column-properties fo:break-before="auto" style:column-width="2.2225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5.05883333333333cm" style:use-optimal-column-width="true"/>
    </style:style>
    <style:style style:name="co12" style:family="table-column">
      <style:table-column-properties fo:break-before="auto" style:column-width="1.524cm" style:use-optimal-column-width="true"/>
    </style:style>
    <style:style style:name="co13" style:family="table-column">
      <style:table-column-properties fo:break-before="auto" style:column-width="3.25966666666667cm" style:use-optimal-column-width="true"/>
    </style:style>
    <style:style style:name="co14" style:family="table-column">
      <style:table-column-properties fo:break-before="auto" style:column-width="2.3495cm" style:use-optimal-column-width="true"/>
    </style:style>
    <style:style style:name="co15" style:family="table-column">
      <style:table-column-properties fo:break-before="auto" style:column-width="1.8415cm" style:use-optimal-column-width="true"/>
    </style:style>
    <style:style style:name="co16" style:family="table-column">
      <style:table-column-properties fo:break-before="auto" style:column-width="1.94733333333333cm" style:use-optimal-column-width="true"/>
    </style:style>
    <style:style style:name="co17" style:family="table-column">
      <style:table-column-properties fo:break-before="auto" style:column-width="1.94733333333333cm"/>
    </style:style>
    <style:style style:name="co18" style:family="table-column">
      <style:table-column-properties fo:break-before="auto" style:column-width="3.57716666666667cm"/>
    </style:style>
    <style:style style:name="co19" style:family="table-column">
      <style:table-column-properties fo:break-before="auto" style:column-width="2.26483333333333cm" style:use-optimal-column-width="true"/>
    </style:style>
    <style:style style:name="co20" style:family="table-column">
      <style:table-column-properties fo:break-before="auto" style:column-width="6.77333333333333cm" style:use-optimal-column-width="true"/>
    </style:style>
    <style:style style:name="co21" style:family="table-column">
      <style:table-column-properties fo:break-before="auto" style:column-width="5.29166666666667cm"/>
    </style:style>
    <style:style style:name="co22" style:family="table-column">
      <style:table-column-properties fo:break-before="auto" style:column-width="5.69383333333333cm" style:use-optimal-column-width="true"/>
    </style:style>
    <style:style style:name="co23" style:family="table-column">
      <style:table-column-properties fo:break-before="auto" style:column-width="2.4765cm"/>
    </style:style>
    <style:style style:name="co24" style:family="table-column">
      <style:table-column-properties fo:break-before="auto" style:column-width="3.1115cm" style:use-optimal-column-width="true"/>
    </style:style>
    <style:style style:name="co25" style:family="table-column">
      <style:table-column-properties fo:break-before="auto" style:column-width="2.64583333333333cm" style:use-optimal-column-width="true"/>
    </style:style>
    <style:style style:name="co26" style:family="table-column">
      <style:table-column-properties fo:break-before="auto" style:column-width="3.57716666666667cm" style:use-optimal-column-width="true"/>
    </style:style>
    <style:style style:name="co27" style:family="table-column">
      <style:table-column-properties fo:break-before="auto" style:column-width="3.59833333333333cm" style:use-optimal-column-width="true"/>
    </style:style>
    <style:style style:name="co28" style:family="table-column">
      <style:table-column-properties fo:break-before="auto" style:column-width="2.54cm" style:use-optimal-column-width="true"/>
    </style:style>
    <style:style style:name="co29" style:family="table-column">
      <style:table-column-properties fo:break-before="auto" style:column-width="3.048cm" style:use-optimal-column-width="true"/>
    </style:style>
    <style:style style:name="co30" style:family="table-column">
      <style:table-column-properties fo:break-before="auto" style:column-width="2.94216666666667cm"/>
    </style:style>
    <style:style style:name="co31" style:family="table-column">
      <style:table-column-properties fo:break-before="auto" style:column-width="2.667cm" style:use-optimal-column-width="true"/>
    </style:style>
    <style:style style:name="ro1" style:family="table-row">
      <style:table-row-properties style:row-height="52.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FFFF00" style:writing-mode="lr-tb"/>
    </style:style>
    <style:style style:name="ce25" style:family="table-cell">
      <style:map style:condition="of:is-true-formula(AND(COUNTIF([.$C$6:.$C$105]; [.C6])&gt;1;NOT(ISBLANK([.C6]))))" style:apply-style-name="cf2" style:base-cell-address="NWZ_staff.C6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WZ_sta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Employee Data</text:p>
          </table:table-cell>
          <table:table-cell table:number-columns-repeated="16381" table:style-name="ce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Nam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Age</text:p>
          </table:table-cell>
          <table:table-cell office:value-type="string" table:style-name="ce5">
            <text:p>Date Joined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Rating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22" table:style-name="ce1">
            <text:p>22</text:p>
          </table:table-cell>
          <table:table-cell office:value-type="date" office:date-value="2021-09-07T00:00:00" table:style-name="ce5">
            <text:p>07-Sep-21</text:p>
          </table:table-cell>
          <table:table-cell office:value-type="currency" office:value="112780" table:style-name="ce6">
            <text:p><text:s/>$112 78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Ambros Murthwai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46" table:style-name="ce1">
            <text:p>46</text:p>
          </table:table-cell>
          <table:table-cell office:value-type="date" office:date-value="2022-07-16T00:00:00" table:style-name="ce5">
            <text:p>16-Jul-22</text:p>
          </table:table-cell>
          <table:table-cell office:value-type="currency" office:value="70610" table:style-name="ce6">
            <text:p><text:s/>$70 6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Tatum Hu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28" table:style-name="ce1">
            <text:p>28</text:p>
          </table:table-cell>
          <table:table-cell office:value-type="date" office:date-value="2021-06-10T00:00:00" table:style-name="ce5">
            <text:p>10-Jun-21</text:p>
          </table:table-cell>
          <table:table-cell office:value-type="currency" office:value="53240" table:style-name="ce6">
            <text:p><text:s/>$53 2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Benny Karolovsky</text:p>
          </table:table-cell>
          <table:table-cell table:style-name="ce1"/>
          <table:table-cell office:value-type="string" table:style-name="ce1">
            <text:p>Finance</text:p>
          </table:table-cell>
          <table:table-cell office:value-type="float" office:value="37" table:style-name="ce1">
            <text:p>37</text:p>
          </table:table-cell>
          <table:table-cell office:value-type="date" office:date-value="2020-11-11T00:00:00" table:style-name="ce5">
            <text:p>11-Nov-20</text:p>
          </table:table-cell>
          <table:table-cell office:value-type="currency" office:value="115440" table:style-name="ce6">
            <text:p><text:s/>$115 44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Hoyt D'Alesc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2" table:style-name="ce1">
            <text:p>32</text:p>
          </table:table-cell>
          <table:table-cell office:value-type="date" office:date-value="2021-09-26T00:00:00" table:style-name="ce5">
            <text:p>26-Sep-21</text:p>
          </table:table-cell>
          <table:table-cell office:value-type="currency" office:value="53540" table:style-name="ce6">
            <text:p><text:s/>$53 5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Halimeda Kusch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30" table:style-name="ce1">
            <text:p>30</text:p>
          </table:table-cell>
          <table:table-cell office:value-type="date" office:date-value="2022-10-27T00:00:00" table:style-name="ce5">
            <text:p>27-Oct-22</text:p>
          </table:table-cell>
          <table:table-cell office:value-type="currency" office:value="112570" table:style-name="ce6">
            <text:p><text:s/>$112 5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Erin Androsi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3" table:style-name="ce1">
            <text:p>33</text:p>
          </table:table-cell>
          <table:table-cell office:value-type="date" office:date-value="2022-05-20T00:00:00" table:style-name="ce5">
            <text:p>20-May-22</text:p>
          </table:table-cell>
          <table:table-cell office:value-type="currency" office:value="48530" table:style-name="ce6">
            <text:p><text:s/>$48 53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Vic Radol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24" table:style-name="ce1">
            <text:p>24</text:p>
          </table:table-cell>
          <table:table-cell office:value-type="date" office:date-value="2020-11-13T00:00:00" table:style-name="ce5">
            <text:p>13-Nov-20</text:p>
          </table:table-cell>
          <table:table-cell office:value-type="currency" office:value="62780" table:style-name="ce6">
            <text:p><text:s/>$62 7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William Reeve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3" table:style-name="ce1">
            <text:p>33</text:p>
          </table:table-cell>
          <table:table-cell office:value-type="date" office:date-value="2021-11-09T00:00:00" table:style-name="ce5">
            <text:p>09-Nov-21</text:p>
          </table:table-cell>
          <table:table-cell office:value-type="currency" office:value="53870" table:style-name="ce6">
            <text:p><text:s/>$53 8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Ewart Laphor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R</text:p>
          </table:table-cell>
          <table:table-cell office:value-type="float" office:value="27" table:style-name="ce1">
            <text:p>27</text:p>
          </table:table-cell>
          <table:table-cell office:value-type="date" office:date-value="2020-10-18T00:00:00" table:style-name="ce5">
            <text:p>18-Oct-20</text:p>
          </table:table-cell>
          <table:table-cell office:value-type="currency" office:value="119110" table:style-name="ce6">
            <text:p><text:s/>$119 1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25">
            <text:p>Bev Lash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29" table:style-name="ce1">
            <text:p>29</text:p>
          </table:table-cell>
          <table:table-cell office:value-type="date" office:date-value="2020-12-15T00:00:00" table:style-name="ce5">
            <text:p>15-Dec-20</text:p>
          </table:table-cell>
          <table:table-cell office:value-type="currency" office:value="112110" table:style-name="ce6">
            <text:p><text:s/>$112 11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ath Bletso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25" table:style-name="ce1">
            <text:p>25</text:p>
          </table:table-cell>
          <table:table-cell office:value-type="date" office:date-value="2021-07-06T00:00:00" table:style-name="ce5">
            <text:p>06-Jul-21</text:p>
          </table:table-cell>
          <table:table-cell office:value-type="currency" office:value="65700" table:style-name="ce6">
            <text:p><text:s/>$65 7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urry Dryburg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7" table:style-name="ce1">
            <text:p>37</text:p>
          </table:table-cell>
          <table:table-cell office:value-type="date" office:date-value="2022-05-20T00:00:00" table:style-name="ce5">
            <text:p>20-May-22</text:p>
          </table:table-cell>
          <table:table-cell office:value-type="currency" office:value="69070" table:style-name="ce6">
            <text:p><text:s/>$69 0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aine Padl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20" table:style-name="ce1">
            <text:p>20</text:p>
          </table:table-cell>
          <table:table-cell office:value-type="date" office:date-value="2021-09-20T00:00:00" table:style-name="ce5">
            <text:p>20-Sep-21</text:p>
          </table:table-cell>
          <table:table-cell office:value-type="currency" office:value="107700" table:style-name="ce6">
            <text:p><text:s/>$107 7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assi Jons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32" table:style-name="ce1">
            <text:p>32</text:p>
          </table:table-cell>
          <table:table-cell office:value-type="date" office:date-value="2021-06-07T00:00:00" table:style-name="ce5">
            <text:p>07-Jun-21</text:p>
          </table:table-cell>
          <table:table-cell office:value-type="currency" office:value="43840" table:style-name="ce6">
            <text:p><text:s/>$43 84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Simon Kember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40" table:style-name="ce1">
            <text:p>40</text:p>
          </table:table-cell>
          <table:table-cell office:value-type="date" office:date-value="2021-03-08T00:00:00" table:style-name="ce5">
            <text:p>08-Mar-21</text:p>
          </table:table-cell>
          <table:table-cell office:value-type="currency" office:value="99750" table:style-name="ce6">
            <text:p><text:s/>$99 7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Orton Livic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1" table:style-name="ce1">
            <text:p>21</text:p>
          </table:table-cell>
          <table:table-cell office:value-type="date" office:date-value="2020-09-30T00:00:00" table:style-name="ce5">
            <text:p>30-Sep-20</text:p>
          </table:table-cell>
          <table:table-cell office:value-type="currency" office:value="37920" table:style-name="ce6">
            <text:p><text:s/>$37 9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elci Walkde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1" table:style-name="ce1">
            <text:p>21</text:p>
          </table:table-cell>
          <table:table-cell office:value-type="date" office:date-value="2022-07-20T00:00:00" table:style-name="ce5">
            <text:p>20-Jul-22</text:p>
          </table:table-cell>
          <table:table-cell office:value-type="currency" office:value="57090" table:style-name="ce6">
            <text:p><text:s/>$57 09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Dotty Strutl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31" table:style-name="ce1">
            <text:p>31</text:p>
          </table:table-cell>
          <table:table-cell office:value-type="date" office:date-value="2020-11-10T00:00:00" table:style-name="ce5">
            <text:p>10-Nov-20</text:p>
          </table:table-cell>
          <table:table-cell office:value-type="currency" office:value="41980" table:style-name="ce6">
            <text:p><text:s/>$41 9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Shari McNe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R</text:p>
          </table:table-cell>
          <table:table-cell office:value-type="float" office:value="21" table:style-name="ce1">
            <text:p>21</text:p>
          </table:table-cell>
          <table:table-cell office:value-type="date" office:date-value="2021-02-15T00:00:00" table:style-name="ce5">
            <text:p>15-Feb-21</text:p>
          </table:table-cell>
          <table:table-cell office:value-type="currency" office:value="75880" table:style-name="ce6">
            <text:p><text:s/>$75 8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Oby Sorr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4" table:style-name="ce1">
            <text:p>34</text:p>
          </table:table-cell>
          <table:table-cell office:value-type="date" office:date-value="2022-04-02T00:00:00" table:style-name="ce5">
            <text:p>02-Apr-22</text:p>
          </table:table-cell>
          <table:table-cell office:value-type="currency" office:value="58940" table:style-name="ce6">
            <text:p><text:s/>$58 9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Husein Auga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0" table:style-name="ce1">
            <text:p>30</text:p>
          </table:table-cell>
          <table:table-cell office:value-type="date" office:date-value="2021-07-12T00:00:00" table:style-name="ce5">
            <text:p>12-Jul-21</text:p>
          </table:table-cell>
          <table:table-cell office:value-type="currency" office:value="67910" table:style-name="ce6">
            <text:p><text:s/>$67 91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rien Bois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31" table:style-name="ce1">
            <text:p>31</text:p>
          </table:table-cell>
          <table:table-cell office:value-type="date" office:date-value="2022-04-12T00:00:00" table:style-name="ce5">
            <text:p>12-Apr-22</text:p>
          </table:table-cell>
          <table:table-cell office:value-type="currency" office:value="58100" table:style-name="ce6">
            <text:p><text:s/>$58 1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Esmaria Denecamp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27" table:style-name="ce1">
            <text:p>27</text:p>
          </table:table-cell>
          <table:table-cell office:value-type="date" office:date-value="2022-01-06T00:00:00" table:style-name="ce5">
            <text:p>06-Jan-22</text:p>
          </table:table-cell>
          <table:table-cell office:value-type="currency" office:value="48980" table:style-name="ce6">
            <text:p><text:s/>$48 9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urtice Advani</text:p>
          </table:table-cell>
          <table:table-cell table:style-name="ce1"/>
          <table:table-cell office:value-type="string" table:style-name="ce1">
            <text:p>Finance</text:p>
          </table:table-cell>
          <table:table-cell office:value-type="float" office:value="30" table:style-name="ce1">
            <text:p>30</text:p>
          </table:table-cell>
          <table:table-cell office:value-type="date" office:date-value="2022-02-05T00:00:00" table:style-name="ce5">
            <text:p>05-Feb-22</text:p>
          </table:table-cell>
          <table:table-cell office:value-type="currency" office:value="64000" table:style-name="ce6">
            <text:p><text:s/>$64 0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arr Faughn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42" table:style-name="ce1">
            <text:p>42</text:p>
          </table:table-cell>
          <table:table-cell office:value-type="date" office:date-value="2022-08-06T00:00:00" table:style-name="ce5">
            <text:p>06-Aug-22</text:p>
          </table:table-cell>
          <table:table-cell office:value-type="currency" office:value="75000" table:style-name="ce6">
            <text:p><text:s/>$75 000,00<text:s/></text:p>
          </table:table-cell>
          <table:table-cell office:value-type="string" table:style-name="ce1">
            <text:p>Exceptional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errilee Plent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40" table:style-name="ce1">
            <text:p>40</text:p>
          </table:table-cell>
          <table:table-cell office:value-type="date" office:date-value="2021-05-21T00:00:00" table:style-name="ce5">
            <text:p>21-May-21</text:p>
          </table:table-cell>
          <table:table-cell office:value-type="currency" office:value="87620" table:style-name="ce6">
            <text:p><text:s/>$87 6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Niall Selesnic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29" table:style-name="ce1">
            <text:p>29</text:p>
          </table:table-cell>
          <table:table-cell office:value-type="date" office:date-value="2020-07-11T00:00:00" table:style-name="ce5">
            <text:p>11-Jul-20</text:p>
          </table:table-cell>
          <table:table-cell office:value-type="currency" office:value="34980" table:style-name="ce6">
            <text:p><text:s/>$34 9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everie Moff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28" table:style-name="ce1">
            <text:p>28</text:p>
          </table:table-cell>
          <table:table-cell office:value-type="date" office:date-value="2020-12-20T00:00:00" table:style-name="ce5">
            <text:p>20-Dec-20</text:p>
          </table:table-cell>
          <table:table-cell office:value-type="currency" office:value="75970" table:style-name="ce6">
            <text:p><text:s/>$75 9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Jehu Rudefort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4" table:style-name="ce1">
            <text:p>34</text:p>
          </table:table-cell>
          <table:table-cell office:value-type="date" office:date-value="2022-02-20T00:00:00" table:style-name="ce5">
            <text:p>20-Feb-22</text:p>
          </table:table-cell>
          <table:table-cell office:value-type="currency" office:value="60130" table:style-name="ce6">
            <text:p><text:s/>$60 13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amilla Cast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33" table:style-name="ce1">
            <text:p>33</text:p>
          </table:table-cell>
          <table:table-cell office:value-type="date" office:date-value="2021-06-27T00:00:00" table:style-name="ce5">
            <text:p>27-Jun-21</text:p>
          </table:table-cell>
          <table:table-cell office:value-type="currency" office:value="75480" table:style-name="ce6">
            <text:p><text:s/>$75 480,00<text:s/></text:p>
          </table:table-cell>
          <table:table-cell office:value-type="string" table:style-name="ce1">
            <text:p>Very 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Roddy Speech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3" table:style-name="ce1">
            <text:p>33</text:p>
          </table:table-cell>
          <table:table-cell office:value-type="date" office:date-value="2020-11-29T00:00:00" table:style-name="ce5">
            <text:p>29-Nov-20</text:p>
          </table:table-cell>
          <table:table-cell office:value-type="currency" office:value="115920" table:style-name="ce6">
            <text:p><text:s/>$115 9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Gray Seam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6" table:style-name="ce1">
            <text:p>36</text:p>
          </table:table-cell>
          <table:table-cell office:value-type="date" office:date-value="2021-10-25T00:00:00" table:style-name="ce5">
            <text:p>25-Oct-21</text:p>
          </table:table-cell>
          <table:table-cell office:value-type="currency" office:value="78540" table:style-name="ce6">
            <text:p><text:s/>$78 5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adelene Upcot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5" table:style-name="ce1">
            <text:p>25</text:p>
          </table:table-cell>
          <table:table-cell office:value-type="date" office:date-value="2022-06-14T00:00:00" table:style-name="ce5">
            <text:p>14-Jun-22</text:p>
          </table:table-cell>
          <table:table-cell office:value-type="currency" office:value="109190" table:style-name="ce6">
            <text:p><text:s/>$109 19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Violante Courtonn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4" table:style-name="ce1">
            <text:p>34</text:p>
          </table:table-cell>
          <table:table-cell office:value-type="date" office:date-value="2022-06-09T00:00:00" table:style-name="ce5">
            <text:p>09-Jun-22</text:p>
          </table:table-cell>
          <table:table-cell office:value-type="currency" office:value="49630" table:style-name="ce6">
            <text:p><text:s/>$49 63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ernie Gorg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28" table:style-name="ce1">
            <text:p>28</text:p>
          </table:table-cell>
          <table:table-cell office:value-type="date" office:date-value="2022-03-10T00:00:00" table:style-name="ce5">
            <text:p>10-Mar-22</text:p>
          </table:table-cell>
          <table:table-cell office:value-type="currency" office:value="99970" table:style-name="ce6">
            <text:p><text:s/>$99 9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Torrance Colli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33" table:style-name="ce1">
            <text:p>33</text:p>
          </table:table-cell>
          <table:table-cell office:value-type="date" office:date-value="2020-12-25T00:00:00" table:style-name="ce5">
            <text:p>25-Dec-20</text:p>
          </table:table-cell>
          <table:table-cell office:value-type="currency" office:value="96140" table:style-name="ce6">
            <text:p><text:s/>$96 1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Dyna Doucet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1" table:style-name="ce1">
            <text:p>31</text:p>
          </table:table-cell>
          <table:table-cell office:value-type="date" office:date-value="2022-06-12T00:00:00" table:style-name="ce5">
            <text:p>12-Jun-22</text:p>
          </table:table-cell>
          <table:table-cell office:value-type="currency" office:value="103550" table:style-name="ce6">
            <text:p><text:s/>$103 5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Gunar Cockshoo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1" table:style-name="ce1">
            <text:p>31</text:p>
          </table:table-cell>
          <table:table-cell office:value-type="date" office:date-value="2021-11-11T00:00:00" table:style-name="ce5">
            <text:p>11-Nov-21</text:p>
          </table:table-cell>
          <table:table-cell office:value-type="currency" office:value="48950" table:style-name="ce6">
            <text:p><text:s/>$48 9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aye Crocrof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24" table:style-name="ce1">
            <text:p>24</text:p>
          </table:table-cell>
          <table:table-cell office:value-type="date" office:date-value="2021-08-28T00:00:00" table:style-name="ce5">
            <text:p>28-Aug-21</text:p>
          </table:table-cell>
          <table:table-cell office:value-type="currency" office:value="52610" table:style-name="ce6">
            <text:p><text:s/>$52 61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Allene Gobbe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36" table:style-name="ce1">
            <text:p>36</text:p>
          </table:table-cell>
          <table:table-cell office:value-type="date" office:date-value="2021-11-29T00:00:00" table:style-name="ce5">
            <text:p>29-Nov-21</text:p>
          </table:table-cell>
          <table:table-cell office:value-type="currency" office:value="78390" table:style-name="ce6">
            <text:p><text:s/>$78 39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Sibyl Dunkirk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3" table:style-name="ce1">
            <text:p>33</text:p>
          </table:table-cell>
          <table:table-cell office:value-type="date" office:date-value="2022-09-05T00:00:00" table:style-name="ce5">
            <text:p>05-Sep-22</text:p>
          </table:table-cell>
          <table:table-cell office:value-type="currency" office:value="86570" table:style-name="ce6">
            <text:p><text:s/>$86 5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Agnes Collicot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27" table:style-name="ce1">
            <text:p>27</text:p>
          </table:table-cell>
          <table:table-cell office:value-type="date" office:date-value="2022-05-05T00:00:00" table:style-name="ce5">
            <text:p>05-May-22</text:p>
          </table:table-cell>
          <table:table-cell office:value-type="currency" office:value="83750" table:style-name="ce6">
            <text:p><text:s/>$83 7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Leilah Yesini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4" table:style-name="ce1">
            <text:p>34</text:p>
          </table:table-cell>
          <table:table-cell office:value-type="date" office:date-value="2021-09-06T00:00:00" table:style-name="ce5">
            <text:p>06-Sep-21</text:p>
          </table:table-cell>
          <table:table-cell office:value-type="currency" office:value="92450" table:style-name="ce6">
            <text:p><text:s/>$92 4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ollie Hanw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20" table:style-name="ce1">
            <text:p>20</text:p>
          </table:table-cell>
          <table:table-cell office:value-type="date" office:date-value="2020-12-18T00:00:00" table:style-name="ce5">
            <text:p>18-Dec-20</text:p>
          </table:table-cell>
          <table:table-cell office:value-type="currency" office:value="112650" table:style-name="ce6">
            <text:p><text:s/>$112 6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ellsie Wab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0" table:style-name="ce1">
            <text:p>20</text:p>
          </table:table-cell>
          <table:table-cell office:value-type="date" office:date-value="2022-07-02T00:00:00" table:style-name="ce5">
            <text:p>02-Jul-22</text:p>
          </table:table-cell>
          <table:table-cell office:value-type="currency" office:value="79570" table:style-name="ce6">
            <text:p><text:s/>$79 5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Hyacinthie Braybrook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20" table:style-name="ce1">
            <text:p>20</text:p>
          </table:table-cell>
          <table:table-cell office:value-type="date" office:date-value="2021-12-07T00:00:00" table:style-name="ce5">
            <text:p>07-Dec-21</text:p>
          </table:table-cell>
          <table:table-cell office:value-type="currency" office:value="68900" table:style-name="ce6">
            <text:p><text:s/>$68 90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Van Tuxwel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25" table:style-name="ce1">
            <text:p>25</text:p>
          </table:table-cell>
          <table:table-cell office:value-type="date" office:date-value="2022-05-13T00:00:00" table:style-name="ce5">
            <text:p>13-May-22</text:p>
          </table:table-cell>
          <table:table-cell office:value-type="currency" office:value="80700" table:style-name="ce6">
            <text:p><text:s/>$80 70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Lilyan Klimp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19" table:style-name="ce1">
            <text:p>19</text:p>
          </table:table-cell>
          <table:table-cell office:value-type="date" office:date-value="2021-03-22T00:00:00" table:style-name="ce5">
            <text:p>22-Mar-21</text:p>
          </table:table-cell>
          <table:table-cell office:value-type="currency" office:value="58960" table:style-name="ce6">
            <text:p><text:s/>$58 96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Tawnya Tick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6" table:style-name="ce1">
            <text:p>36</text:p>
          </table:table-cell>
          <table:table-cell office:value-type="date" office:date-value="2020-07-07T00:00:00" table:style-name="ce5">
            <text:p>07-Jul-20</text:p>
          </table:table-cell>
          <table:table-cell office:value-type="currency" office:value="118840" table:style-name="ce6">
            <text:p><text:s/>$118 8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Jan Morfort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28" table:style-name="ce1">
            <text:p>28</text:p>
          </table:table-cell>
          <table:table-cell office:value-type="date" office:date-value="2020-07-29T00:00:00" table:style-name="ce5">
            <text:p>29-Jul-20</text:p>
          </table:table-cell>
          <table:table-cell office:value-type="currency" office:value="48170" table:style-name="ce6">
            <text:p><text:s/>$48 17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Florinda Crac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R</text:p>
          </table:table-cell>
          <table:table-cell office:value-type="float" office:value="32" table:style-name="ce1">
            <text:p>32</text:p>
          </table:table-cell>
          <table:table-cell office:value-type="date" office:date-value="2021-07-23T00:00:00" table:style-name="ce5">
            <text:p>23-Jul-21</text:p>
          </table:table-cell>
          <table:table-cell office:value-type="currency" office:value="45510" table:style-name="ce6">
            <text:p><text:s/>$45 5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ollie Hanw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4" table:style-name="ce1">
            <text:p>34</text:p>
          </table:table-cell>
          <table:table-cell office:value-type="date" office:date-value="2022-05-22T00:00:00" table:style-name="ce5">
            <text:p>22-May-22</text:p>
          </table:table-cell>
          <table:table-cell office:value-type="currency" office:value="112650" table:style-name="ce6">
            <text:p><text:s/>$112 6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Tracy Rena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36" table:style-name="ce1">
            <text:p>36</text:p>
          </table:table-cell>
          <table:table-cell office:value-type="date" office:date-value="2020-09-11T00:00:00" table:style-name="ce5">
            <text:p>11-Sep-20</text:p>
          </table:table-cell>
          <table:table-cell office:value-type="currency" office:value="114890" table:style-name="ce6">
            <text:p><text:s/>$114 89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yer McCor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0" table:style-name="ce1">
            <text:p>30</text:p>
          </table:table-cell>
          <table:table-cell office:value-type="date" office:date-value="2022-10-16T00:00:00" table:style-name="ce5">
            <text:p>16-Oct-22</text:p>
          </table:table-cell>
          <table:table-cell office:value-type="currency" office:value="69710" table:style-name="ce6">
            <text:p><text:s/>$69 7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ennie Pepis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36" table:style-name="ce1">
            <text:p>36</text:p>
          </table:table-cell>
          <table:table-cell office:value-type="date" office:date-value="2021-05-17T00:00:00" table:style-name="ce5">
            <text:p>17-May-21</text:p>
          </table:table-cell>
          <table:table-cell office:value-type="currency" office:value="71380" table:style-name="ce6">
            <text:p><text:s/>$71 3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Rafaelita Blaksland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8" table:style-name="ce1">
            <text:p>38</text:p>
          </table:table-cell>
          <table:table-cell office:value-type="date" office:date-value="2021-06-30T00:00:00" table:style-name="ce5">
            <text:p>30-Jun-21</text:p>
          </table:table-cell>
          <table:table-cell office:value-type="currency" office:value="109160" table:style-name="ce6">
            <text:p><text:s/>$109 160,00<text:s/></text:p>
          </table:table-cell>
          <table:table-cell office:value-type="string" table:style-name="ce1">
            <text:p>Exceptional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ahalia Larch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7" table:style-name="ce1">
            <text:p>27</text:p>
          </table:table-cell>
          <table:table-cell office:value-type="date" office:date-value="2022-02-17T00:00:00" table:style-name="ce5">
            <text:p>17-Feb-22</text:p>
          </table:table-cell>
          <table:table-cell office:value-type="currency" office:value="113280" table:style-name="ce6">
            <text:p><text:s/>$113 280,00<text:s/></text:p>
          </table:table-cell>
          <table:table-cell office:value-type="string" table:style-name="ce1">
            <text:p>Very 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Andria Kimpt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0" table:style-name="ce1">
            <text:p>30</text:p>
          </table:table-cell>
          <table:table-cell office:value-type="date" office:date-value="2021-03-18T00:00:00" table:style-name="ce5">
            <text:p>18-Mar-21</text:p>
          </table:table-cell>
          <table:table-cell office:value-type="currency" office:value="69120" table:style-name="ce6">
            <text:p><text:s/>$69 1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Valentia Etteridg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R</text:p>
          </table:table-cell>
          <table:table-cell office:value-type="float" office:value="37" table:style-name="ce1">
            <text:p>37</text:p>
          </table:table-cell>
          <table:table-cell office:value-type="date" office:date-value="2021-09-12T00:00:00" table:style-name="ce5">
            <text:p>12-Sep-21</text:p>
          </table:table-cell>
          <table:table-cell office:value-type="currency" office:value="118100" table:style-name="ce6">
            <text:p><text:s/>$118 1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Virginia McConvill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22" table:style-name="ce1">
            <text:p>22</text:p>
          </table:table-cell>
          <table:table-cell office:value-type="date" office:date-value="2021-09-11T00:00:00" table:style-name="ce5">
            <text:p>11-Sep-21</text:p>
          </table:table-cell>
          <table:table-cell office:value-type="currency" office:value="76900" table:style-name="ce6">
            <text:p><text:s/>$76 90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Wilone O'Kielt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43" table:style-name="ce1">
            <text:p>43</text:p>
          </table:table-cell>
          <table:table-cell office:value-type="date" office:date-value="2023-04-29T00:00:00" table:style-name="ce5">
            <text:p>29-Apr-23</text:p>
          </table:table-cell>
          <table:table-cell office:value-type="currency" office:value="114870" table:style-name="ce6">
            <text:p><text:s/>$114 8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adge McCloughen</text:p>
          </table:table-cell>
          <table:table-cell table:style-name="ce1"/>
          <table:table-cell office:value-type="string" table:style-name="ce1">
            <text:p>Website</text:p>
          </table:table-cell>
          <table:table-cell office:value-type="float" office:value="32" table:style-name="ce1">
            <text:p>32</text:p>
          </table:table-cell>
          <table:table-cell office:value-type="date" office:date-value="2022-08-01T00:00:00" table:style-name="ce5">
            <text:p>01-Aug-22</text:p>
          </table:table-cell>
          <table:table-cell office:value-type="currency" office:value="91310" table:style-name="ce6">
            <text:p><text:s/>$91 3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Janene Hairsine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28" table:style-name="ce1">
            <text:p>28</text:p>
          </table:table-cell>
          <table:table-cell office:value-type="date" office:date-value="2021-10-17T00:00:00" table:style-name="ce5">
            <text:p>17-Oct-21</text:p>
          </table:table-cell>
          <table:table-cell office:value-type="currency" office:value="104770" table:style-name="ce6">
            <text:p><text:s/>$104 7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Alta Kaszp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27" table:style-name="ce1">
            <text:p>27</text:p>
          </table:table-cell>
          <table:table-cell office:value-type="date" office:date-value="2020-10-30T00:00:00" table:style-name="ce5">
            <text:p>30-Oct-20</text:p>
          </table:table-cell>
          <table:table-cell office:value-type="currency" office:value="54970" table:style-name="ce6">
            <text:p><text:s/>$54 9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Dennison Crosswaite</text:p>
          </table:table-cell>
          <table:table-cell table:style-name="ce1"/>
          <table:table-cell office:value-type="string" table:style-name="ce1">
            <text:p>Website</text:p>
          </table:table-cell>
          <table:table-cell office:value-type="float" office:value="26" table:style-name="ce1">
            <text:p>26</text:p>
          </table:table-cell>
          <table:table-cell office:value-type="date" office:date-value="2021-03-16T00:00:00" table:style-name="ce5">
            <text:p>16-Mar-21</text:p>
          </table:table-cell>
          <table:table-cell office:value-type="currency" office:value="90700" table:style-name="ce6">
            <text:p><text:s/>$90 70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Oran Buxc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38" table:style-name="ce1">
            <text:p>38</text:p>
          </table:table-cell>
          <table:table-cell office:value-type="date" office:date-value="2021-05-13T00:00:00" table:style-name="ce5">
            <text:p>13-May-21</text:p>
          </table:table-cell>
          <table:table-cell office:value-type="currency" office:value="56870" table:style-name="ce6">
            <text:p><text:s/>$56 87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Hinda Lab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25" table:style-name="ce1">
            <text:p>25</text:p>
          </table:table-cell>
          <table:table-cell office:value-type="date" office:date-value="2021-01-09T00:00:00" table:style-name="ce5">
            <text:p>09-Jan-21</text:p>
          </table:table-cell>
          <table:table-cell office:value-type="currency" office:value="92700" table:style-name="ce6">
            <text:p><text:s/>$92 7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arney O'Bre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21" table:style-name="ce1">
            <text:p>21</text:p>
          </table:table-cell>
          <table:table-cell office:value-type="date" office:date-value="2021-05-01T00:00:00" table:style-name="ce5">
            <text:p>01-May-21</text:p>
          </table:table-cell>
          <table:table-cell office:value-type="currency" office:value="65920" table:style-name="ce6">
            <text:p><text:s/>$65 9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Dell Mollo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6" table:style-name="ce1">
            <text:p>26</text:p>
          </table:table-cell>
          <table:table-cell office:value-type="date" office:date-value="2021-01-29T00:00:00" table:style-name="ce5">
            <text:p>29-Jan-21</text:p>
          </table:table-cell>
          <table:table-cell office:value-type="currency" office:value="47360" table:style-name="ce6">
            <text:p><text:s/>$47 36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allorie Wabe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0" table:style-name="ce1">
            <text:p>30</text:p>
          </table:table-cell>
          <table:table-cell office:value-type="date" office:date-value="2022-04-15T00:00:00" table:style-name="ce5">
            <text:p>15-Apr-22</text:p>
          </table:table-cell>
          <table:table-cell office:value-type="currency" office:value="60570" table:style-name="ce6">
            <text:p><text:s/>$60 5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herlyn Barte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28" table:style-name="ce1">
            <text:p>28</text:p>
          </table:table-cell>
          <table:table-cell office:value-type="date" office:date-value="2022-03-29T00:00:00" table:style-name="ce5">
            <text:p>29-Mar-22</text:p>
          </table:table-cell>
          <table:table-cell office:value-type="currency" office:value="104120" table:style-name="ce6">
            <text:p><text:s/>$104 1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hes Bonnel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37" table:style-name="ce1">
            <text:p>37</text:p>
          </table:table-cell>
          <table:table-cell office:value-type="date" office:date-value="2021-05-22T00:00:00" table:style-name="ce5">
            <text:p>22-May-21</text:p>
          </table:table-cell>
          <table:table-cell office:value-type="currency" office:value="88050" table:style-name="ce6">
            <text:p><text:s/>$88 05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ollin Jags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Website</text:p>
          </table:table-cell>
          <table:table-cell office:value-type="float" office:value="24" table:style-name="ce1">
            <text:p>24</text:p>
          </table:table-cell>
          <table:table-cell office:value-type="date" office:date-value="2022-05-05T00:00:00" table:style-name="ce5">
            <text:p>05-May-22</text:p>
          </table:table-cell>
          <table:table-cell office:value-type="currency" office:value="100420" table:style-name="ce6">
            <text:p><text:s/>$100 4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Hogan Il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30" table:style-name="ce1">
            <text:p>30</text:p>
          </table:table-cell>
          <table:table-cell office:value-type="date" office:date-value="2022-10-16T00:00:00" table:style-name="ce5">
            <text:p>16-Oct-22</text:p>
          </table:table-cell>
          <table:table-cell office:value-type="currency" office:value="114180" table:style-name="ce6">
            <text:p><text:s/>$114 1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Gretchen Callow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21" table:style-name="ce1">
            <text:p>21</text:p>
          </table:table-cell>
          <table:table-cell office:value-type="date" office:date-value="2022-04-27T00:00:00" table:style-name="ce5">
            <text:p>27-Apr-22</text:p>
          </table:table-cell>
          <table:table-cell office:value-type="currency" office:value="33920" table:style-name="ce6">
            <text:p><text:s/>$33 92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issiah Maydwa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3" table:style-name="ce1">
            <text:p>23</text:p>
          </table:table-cell>
          <table:table-cell office:value-type="date" office:date-value="2021-09-01T00:00:00" table:style-name="ce5">
            <text:p>01-Sep-21</text:p>
          </table:table-cell>
          <table:table-cell office:value-type="currency" office:value="106460" table:style-name="ce6">
            <text:p><text:s/>$106 46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Archibald Filliskir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5" table:style-name="ce1">
            <text:p>35</text:p>
          </table:table-cell>
          <table:table-cell office:value-type="date" office:date-value="2022-06-15T00:00:00" table:style-name="ce5">
            <text:p>15-Jun-22</text:p>
          </table:table-cell>
          <table:table-cell office:value-type="currency" office:value="40400" table:style-name="ce6">
            <text:p><text:s/>$40 4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Enoch Dowr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27" table:style-name="ce1">
            <text:p>27</text:p>
          </table:table-cell>
          <table:table-cell office:value-type="date" office:date-value="2021-02-09T00:00:00" table:style-name="ce5">
            <text:p>09-Feb-21</text:p>
          </table:table-cell>
          <table:table-cell office:value-type="currency" office:value="91650" table:style-name="ce6">
            <text:p><text:s/>$91 65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ili Siz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43" table:style-name="ce1">
            <text:p>43</text:p>
          </table:table-cell>
          <table:table-cell office:value-type="date" office:date-value="2022-02-28T00:00:00" table:style-name="ce5">
            <text:p>28-Feb-22</text:p>
          </table:table-cell>
          <table:table-cell office:value-type="currency" office:value="36040" table:style-name="ce6">
            <text:p><text:s/>$36 0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aro Chapp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40" table:style-name="ce1">
            <text:p>40</text:p>
          </table:table-cell>
          <table:table-cell office:value-type="date" office:date-value="2021-07-04T00:00:00" table:style-name="ce5">
            <text:p>04-Jul-21</text:p>
          </table:table-cell>
          <table:table-cell office:value-type="currency" office:value="104410" table:style-name="ce6">
            <text:p><text:s/>$104 4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onstantino Espley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30" table:style-name="ce1">
            <text:p>30</text:p>
          </table:table-cell>
          <table:table-cell office:value-type="date" office:date-value="2022-02-14T00:00:00" table:style-name="ce5">
            <text:p>14-Feb-22</text:p>
          </table:table-cell>
          <table:table-cell office:value-type="currency" office:value="96800" table:style-name="ce6">
            <text:p><text:s/>$96 8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Karlen McCaffrey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4" table:style-name="ce1">
            <text:p>34</text:p>
          </table:table-cell>
          <table:table-cell office:value-type="date" office:date-value="2021-09-20T00:00:00" table:style-name="ce5">
            <text:p>20-Sep-21</text:p>
          </table:table-cell>
          <table:table-cell office:value-type="currency" office:value="85000" table:style-name="ce6">
            <text:p><text:s/>$85 00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Drusy MacComb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28" table:style-name="ce1">
            <text:p>28</text:p>
          </table:table-cell>
          <table:table-cell office:value-type="date" office:date-value="2022-09-16T00:00:00" table:style-name="ce5">
            <text:p>16-Sep-22</text:p>
          </table:table-cell>
          <table:table-cell office:value-type="currency" office:value="43510" table:style-name="ce6">
            <text:p><text:s/>$43 510,00<text:s/></text:p>
          </table:table-cell>
          <table:table-cell office:value-type="string" table:style-name="ce1">
            <text:p>Very 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My Hanscom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33" table:style-name="ce1">
            <text:p>33</text:p>
          </table:table-cell>
          <table:table-cell office:value-type="date" office:date-value="2021-02-16T00:00:00" table:style-name="ce5">
            <text:p>16-Feb-21</text:p>
          </table:table-cell>
          <table:table-cell office:value-type="currency" office:value="59430" table:style-name="ce6">
            <text:p><text:s/>$59 43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Teressa Udde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inance</text:p>
          </table:table-cell>
          <table:table-cell office:value-type="float" office:value="33" table:style-name="ce1">
            <text:p>33</text:p>
          </table:table-cell>
          <table:table-cell office:value-type="date" office:date-value="2020-08-24T00:00:00" table:style-name="ce5">
            <text:p>24-Aug-20</text:p>
          </table:table-cell>
          <table:table-cell office:value-type="currency" office:value="65360" table:style-name="ce6">
            <text:p><text:s/>$65 36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Crissie Corde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32" table:style-name="ce1">
            <text:p>32</text:p>
          </table:table-cell>
          <table:table-cell office:value-type="date" office:date-value="2022-02-19T00:00:00" table:style-name="ce5">
            <text:p>19-Feb-22</text:p>
          </table:table-cell>
          <table:table-cell office:value-type="currency" office:value="41570" table:style-name="ce6">
            <text:p><text:s/>$41 5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Elia Cockton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33" table:style-name="ce1">
            <text:p>33</text:p>
          </table:table-cell>
          <table:table-cell office:value-type="date" office:date-value="2021-04-26T00:00:00" table:style-name="ce5">
            <text:p>26-Apr-21</text:p>
          </table:table-cell>
          <table:table-cell office:value-type="currency" office:value="75280" table:style-name="ce6">
            <text:p><text:s/>$75 2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Gigi Bohling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3" table:style-name="ce1">
            <text:p>33</text:p>
          </table:table-cell>
          <table:table-cell office:value-type="date" office:date-value="2021-07-08T00:00:00" table:style-name="ce5">
            <text:p>08-Jul-21</text:p>
          </table:table-cell>
          <table:table-cell office:value-type="currency" office:value="74550" table:style-name="ce6">
            <text:p><text:s/>$74 5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Ebonee Roxburgh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0" table:style-name="ce1">
            <text:p>30</text:p>
          </table:table-cell>
          <table:table-cell office:value-type="date" office:date-value="2022-05-20T00:00:00" table:style-name="ce5">
            <text:p>20-May-22</text:p>
          </table:table-cell>
          <table:table-cell office:value-type="currency" office:value="67950" table:style-name="ce6">
            <text:p><text:s/>$67 95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Shayne Steg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inance</text:p>
          </table:table-cell>
          <table:table-cell office:value-type="float" office:value="42" table:style-name="ce1">
            <text:p>42</text:p>
          </table:table-cell>
          <table:table-cell office:value-type="date" office:date-value="2022-06-19T00:00:00" table:style-name="ce5">
            <text:p>19-Jun-22</text:p>
          </table:table-cell>
          <table:table-cell office:value-type="currency" office:value="70270" table:style-name="ce6">
            <text:p><text:s/>$70 27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Zach Polon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26" table:style-name="ce1">
            <text:p>26</text:p>
          </table:table-cell>
          <table:table-cell office:value-type="date" office:date-value="2021-08-03T00:00:00" table:style-name="ce5">
            <text:p>03-Aug-21</text:p>
          </table:table-cell>
          <table:table-cell office:value-type="currency" office:value="53540" table:style-name="ce6">
            <text:p><text:s/>$53 5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Lindy Guillet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22" table:style-name="ce1">
            <text:p>22</text:p>
          </table:table-cell>
          <table:table-cell office:value-type="date" office:date-value="2021-09-07T00:00:00" table:style-name="ce5">
            <text:p>07-Sep-21</text:p>
          </table:table-cell>
          <table:table-cell office:value-type="currency" office:value="112780" table:style-name="ce6">
            <text:p><text:s/>$112 78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Ambros Murthwait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46" table:style-name="ce1">
            <text:p>46</text:p>
          </table:table-cell>
          <table:table-cell office:value-type="date" office:date-value="2022-07-16T00:00:00" table:style-name="ce5">
            <text:p>16-Jul-22</text:p>
          </table:table-cell>
          <table:table-cell office:value-type="currency" office:value="70610" table:style-name="ce6">
            <text:p><text:s/>$70 61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Tatum Hush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Sales</text:p>
          </table:table-cell>
          <table:table-cell office:value-type="float" office:value="28" table:style-name="ce1">
            <text:p>28</text:p>
          </table:table-cell>
          <table:table-cell office:value-type="date" office:date-value="2021-06-10T00:00:00" table:style-name="ce5">
            <text:p>10-Jun-21</text:p>
          </table:table-cell>
          <table:table-cell office:value-type="currency" office:value="53240" table:style-name="ce6">
            <text:p><text:s/>$53 2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Benny Karolovsky</text:p>
          </table:table-cell>
          <table:table-cell table:style-name="ce1"/>
          <table:table-cell office:value-type="string" table:style-name="ce1">
            <text:p>Finance</text:p>
          </table:table-cell>
          <table:table-cell office:value-type="float" office:value="37" table:style-name="ce1">
            <text:p>37</text:p>
          </table:table-cell>
          <table:table-cell office:value-type="date" office:date-value="2020-11-11T00:00:00" table:style-name="ce5">
            <text:p>11-Nov-20</text:p>
          </table:table-cell>
          <table:table-cell office:value-type="currency" office:value="115440" table:style-name="ce6">
            <text:p><text:s/>$115 440,00<text:s/></text:p>
          </table:table-cell>
          <table:table-cell office:value-type="string" table:style-name="ce1">
            <text:p>Poor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Hoyt D'Alesco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Sales</text:p>
          </table:table-cell>
          <table:table-cell office:value-type="float" office:value="32" table:style-name="ce1">
            <text:p>32</text:p>
          </table:table-cell>
          <table:table-cell office:value-type="date" office:date-value="2021-09-26T00:00:00" table:style-name="ce5">
            <text:p>26-Sep-21</text:p>
          </table:table-cell>
          <table:table-cell office:value-type="currency" office:value="53540" table:style-name="ce6">
            <text:p><text:s/>$53 54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Halimeda Kuscha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Procurement</text:p>
          </table:table-cell>
          <table:table-cell office:value-type="float" office:value="30" table:style-name="ce1">
            <text:p>30</text:p>
          </table:table-cell>
          <table:table-cell office:value-type="date" office:date-value="2022-10-27T00:00:00" table:style-name="ce5">
            <text:p>27-Oct-22</text:p>
          </table:table-cell>
          <table:table-cell office:value-type="currency" office:value="112570" table:style-name="ce6">
            <text:p><text:s/>$112 57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Erin Androsik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Procurement</text:p>
          </table:table-cell>
          <table:table-cell office:value-type="float" office:value="33" table:style-name="ce1">
            <text:p>33</text:p>
          </table:table-cell>
          <table:table-cell office:value-type="date" office:date-value="2022-05-20T00:00:00" table:style-name="ce5">
            <text:p>20-May-22</text:p>
          </table:table-cell>
          <table:table-cell office:value-type="currency" office:value="48530" table:style-name="ce6">
            <text:p><text:s/>$48 530,00<text:s/></text:p>
          </table:table-cell>
          <table:table-cell office:value-type="string" table:style-name="ce1">
            <text:p>Above 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25">
            <text:p>Vic Radolf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Website</text:p>
          </table:table-cell>
          <table:table-cell office:value-type="float" office:value="24" table:style-name="ce1">
            <text:p>24</text:p>
          </table:table-cell>
          <table:table-cell office:value-type="date" office:date-value="2020-11-13T00:00:00" table:style-name="ce5">
            <text:p>13-Nov-20</text:p>
          </table:table-cell>
          <table:table-cell office:value-type="currency" office:value="62780" table:style-name="ce6">
            <text:p><text:s/>$62 780,00<text:s/></text:p>
          </table:table-cell>
          <table:table-cell office:value-type="string" table:style-name="ce1">
            <text:p>Average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float" office:value="30.52" table:formula="of:=SUBTOTAL(101;[NWZ_staff.$F$6:.$F$105])" table:style-name="ce1">
            <text:p>30,52</text:p>
          </table:table-cell>
          <table:table-cell table:style-name="ce1"/>
          <table:table-cell office:value-type="currency" office:value="77472.100000000006" table:formula="of:=SUBTOTAL(101;[NWZ_staff.$H$6:.$H$105])" table:style-name="ce6">
            <text:p><text:s/>$77 472,10<text:s/></text:p>
          </table:table-cell>
          <table:table-cell office:value-type="float" office:value="100" table:formula="of:=SUBTOTAL(103;[NWZ_staff.$I$6:.$I$105])" table:style-name="ce1">
            <text:p>100</text:p>
          </table:table-cell>
          <table:table-cell table:number-columns-repeated="16375"/>
        </table:table-row>
        <table:table-row table:number-rows-repeated="1048470" table:style-name="ro2">
          <table:table-cell table:number-columns-repeated="16384"/>
        </table:table-row>
      </table:table>
      <table:table table:name="India_Staff" table:style-name="ta1"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6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number-columns-repeated="1637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Rating</text:p>
          </table:table-cell>
          <table:table-cell office:value-type="string" table:style-name="ce1">
            <text:p>Date Joined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Salary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epali Chara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0-10-18T00:00:00" table:style-name="ce5">
            <text:p>18-Oct-20</text:p>
          </table:table-cell>
          <table:table-cell office:value-type="string" table:style-name="ce1">
            <text:p>Website</text:p>
          </table:table-cell>
          <table:table-cell office:value-type="float" office:value="112650" table:style-name="ce1">
            <text:p>1126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Yagna Sujeev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bove average</text:p>
          </table:table-cell>
          <table:table-cell office:value-type="date" office:date-value="2021-04-07T00:00:00" table:style-name="ce5">
            <text:p>07-Apr-21</text:p>
          </table:table-cell>
          <table:table-cell office:value-type="string" table:style-name="ce1">
            <text:p>Website</text:p>
          </table:table-cell>
          <table:table-cell office:value-type="float" office:value="43840" table:style-name="ce1">
            <text:p>438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tyendra Venkatadri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4-12T00:00:00" table:style-name="ce5">
            <text:p>12-Apr-22</text:p>
          </table:table-cell>
          <table:table-cell office:value-type="string" table:style-name="ce1">
            <text:p>Procurement</text:p>
          </table:table-cell>
          <table:table-cell office:value-type="float" office:value="103550" table:style-name="ce1">
            <text:p>1035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dhavdas Buhpathi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5-23T00:00:00" table:style-name="ce5">
            <text:p>23-May-21</text:p>
          </table:table-cell>
          <table:table-cell office:value-type="string" table:style-name="ce1">
            <text:p>HR</text:p>
          </table:table-cell>
          <table:table-cell office:value-type="float" office:value="45510" table:style-name="ce1">
            <text:p>455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hila Chandrasekhar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0-09-11T00:00:00" table:style-name="ce5">
            <text:p>11-Sep-20</text:p>
          </table:table-cell>
          <table:table-cell office:value-type="string" table:style-name="ce1">
            <text:p>Finance</text:p>
          </table:table-cell>
          <table:table-cell office:value-type="float" office:value="115440" table:style-name="ce1">
            <text:p>1154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irium Seemantini Shivakumar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bove average</text:p>
          </table:table-cell>
          <table:table-cell office:value-type="date" office:date-value="2021-03-13T00:00:00" table:style-name="ce5">
            <text:p>13-Mar-21</text:p>
          </table:table-cell>
          <table:table-cell office:value-type="string" table:style-name="ce1">
            <text:p>Sales</text:p>
          </table:table-cell>
          <table:table-cell office:value-type="float" office:value="56870" table:style-name="ce1">
            <text:p>568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urnendu Vijayarangan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0-11-09T00:00:00" table:style-name="ce5">
            <text:p>09-Nov-20</text:p>
          </table:table-cell>
          <table:table-cell office:value-type="string" table:style-name="ce1">
            <text:p>Sales</text:p>
          </table:table-cell>
          <table:table-cell office:value-type="float" office:value="92700" table:style-name="ce1">
            <text:p>92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ukma Vinita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2-06-01T00:00:00" table:style-name="ce5">
            <text:p>01-Jun-22</text:p>
          </table:table-cell>
          <table:table-cell office:value-type="string" table:style-name="ce1">
            <text:p>Website</text:p>
          </table:table-cell>
          <table:table-cell office:value-type="float" office:value="91310" table:style-name="ce1">
            <text:p>913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Yauvani Tarpa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5-08T00:00:00" table:style-name="ce5">
            <text:p>08-May-21</text:p>
          </table:table-cell>
          <table:table-cell office:value-type="string" table:style-name="ce1">
            <text:p>Sales</text:p>
          </table:table-cell>
          <table:table-cell office:value-type="float" office:value="74550" table:style-name="ce1">
            <text:p>745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amayanti Thangavadivelu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4-14T00:00:00" table:style-name="ce5">
            <text:p>14-Apr-22</text:p>
          </table:table-cell>
          <table:table-cell office:value-type="string" table:style-name="ce1">
            <text:p>Procurement</text:p>
          </table:table-cell>
          <table:table-cell office:value-type="float" office:value="109190" table:style-name="ce1">
            <text:p>10919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njusri Ruchi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5-04T00:00:00" table:style-name="ce5">
            <text:p>04-May-21</text:p>
          </table:table-cell>
          <table:table-cell office:value-type="string" table:style-name="ce1">
            <text:p>Website</text:p>
          </table:table-cell>
          <table:table-cell office:value-type="float" office:value="104410" table:style-name="ce1">
            <text:p>1044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ithil Nadkarn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12-14T00:00:00" table:style-name="ce5">
            <text:p>14-Dec-21</text:p>
          </table:table-cell>
          <table:table-cell office:value-type="string" table:style-name="ce1">
            <text:p>Finance</text:p>
          </table:table-cell>
          <table:table-cell office:value-type="float" office:value="96800" table:style-name="ce1">
            <text:p>968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rdhendu Abhichandra Jayakar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bove average</text:p>
          </table:table-cell>
          <table:table-cell office:value-type="date" office:date-value="2020-05-29T00:00:00" table:style-name="ce5">
            <text:p>29-May-20</text:p>
          </table:table-cell>
          <table:table-cell office:value-type="string" table:style-name="ce1">
            <text:p>Finance</text:p>
          </table:table-cell>
          <table:table-cell office:value-type="float" office:value="48170" table:style-name="ce1">
            <text:p>481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kbar Sorabhjee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0-07-30T00:00:00" table:style-name="ce5">
            <text:p>30-Jul-20</text:p>
          </table:table-cell>
          <table:table-cell office:value-type="string" table:style-name="ce1">
            <text:p>Procurement</text:p>
          </table:table-cell>
          <table:table-cell office:value-type="float" office:value="37920" table:style-name="ce1">
            <text:p>379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dhula Sathyanna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3-22T00:00:00" table:style-name="ce5">
            <text:p>22-Mar-22</text:p>
          </table:table-cell>
          <table:table-cell office:value-type="string" table:style-name="ce1">
            <text:p>Procurement</text:p>
          </table:table-cell>
          <table:table-cell office:value-type="float" office:value="112650" table:style-name="ce1">
            <text:p>1126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aruka Ghazali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oor</text:p>
          </table:table-cell>
          <table:table-cell office:value-type="date" office:date-value="2022-04-09T00:00:00" table:style-name="ce5">
            <text:p>09-Apr-22</text:p>
          </table:table-cell>
          <table:table-cell office:value-type="string" table:style-name="ce1">
            <text:p>Sales</text:p>
          </table:table-cell>
          <table:table-cell office:value-type="float" office:value="49630" table:style-name="ce1">
            <text:p>4963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Heer Pennathur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5-07T00:00:00" table:style-name="ce5">
            <text:p>07-May-20</text:p>
          </table:table-cell>
          <table:table-cell office:value-type="string" table:style-name="ce1">
            <text:p>Website</text:p>
          </table:table-cell>
          <table:table-cell office:value-type="float" office:value="118840" table:style-name="ce1">
            <text:p>1188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ekhar Eswara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16T00:00:00" table:style-name="ce5">
            <text:p>16-Aug-22</text:p>
          </table:table-cell>
          <table:table-cell office:value-type="string" table:style-name="ce1">
            <text:p>Website</text:p>
          </table:table-cell>
          <table:table-cell office:value-type="float" office:value="69710" table:style-name="ce1">
            <text:p>697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Udyan Lanka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2-05-02T00:00:00" table:style-name="ce5">
            <text:p>02-May-22</text:p>
          </table:table-cell>
          <table:table-cell office:value-type="string" table:style-name="ce1">
            <text:p>Procurement</text:p>
          </table:table-cell>
          <table:table-cell office:value-type="float" office:value="79570" table:style-name="ce1">
            <text:p>795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reela Ramasubraman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7-11T00:00:00" table:style-name="ce5">
            <text:p>11-Jul-21</text:p>
          </table:table-cell>
          <table:table-cell office:value-type="string" table:style-name="ce1">
            <text:p>Procurement</text:p>
          </table:table-cell>
          <table:table-cell office:value-type="float" office:value="76900" table:style-name="ce1">
            <text:p>769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nchali Shirish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0-08-30T00:00:00" table:style-name="ce5">
            <text:p>30-Aug-20</text:p>
          </table:table-cell>
          <table:table-cell office:value-type="string" table:style-name="ce1">
            <text:p>Sales</text:p>
          </table:table-cell>
          <table:table-cell office:value-type="float" office:value="54970" table:style-name="ce1">
            <text:p>549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Gangadutt Ragha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1-03-22T00:00:00" table:style-name="ce5">
            <text:p>22-Mar-21</text:p>
          </table:table-cell>
          <table:table-cell office:value-type="string" table:style-name="ce1">
            <text:p>Website</text:p>
          </table:table-cell>
          <table:table-cell office:value-type="float" office:value="88050" table:style-name="ce1">
            <text:p>880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Waheeda Vasuman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verage</text:p>
          </table:table-cell>
          <table:table-cell office:value-type="date" office:date-value="2021-12-28T00:00:00" table:style-name="ce5">
            <text:p>28-Dec-21</text:p>
          </table:table-cell>
          <table:table-cell office:value-type="string" table:style-name="ce1">
            <text:p>Sales</text:p>
          </table:table-cell>
          <table:table-cell office:value-type="float" office:value="36040" table:style-name="ce1">
            <text:p>360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Nanak Sapna</text:p>
          </table:table-cell>
          <table:table-cell office:value-type="string" table:style-name="ce1">
            <text:p>Fema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xceptional</text:p>
          </table:table-cell>
          <table:table-cell office:value-type="date" office:date-value="2022-06-06T00:00:00" table:style-name="ce5">
            <text:p>06-Jun-22</text:p>
          </table:table-cell>
          <table:table-cell office:value-type="string" table:style-name="ce1">
            <text:p>Procurement</text:p>
          </table:table-cell>
          <table:table-cell office:value-type="float" office:value="75000" table:style-name="ce1">
            <text:p>75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obhana Samuel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verage</text:p>
          </table:table-cell>
          <table:table-cell office:value-type="date" office:date-value="2022-04-15T00:00:00" table:style-name="ce5">
            <text:p>15-Apr-22</text:p>
          </table:table-cell>
          <table:table-cell office:value-type="string" table:style-name="ce1">
            <text:p>Procurement</text:p>
          </table:table-cell>
          <table:table-cell office:value-type="float" office:value="40400" table:style-name="ce1">
            <text:p>404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lankusum Rajabhushan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verage</text:p>
          </table:table-cell>
          <table:table-cell office:value-type="date" office:date-value="2022-03-05T00:00:00" table:style-name="ce5">
            <text:p>05-Mar-22</text:p>
          </table:table-cell>
          <table:table-cell office:value-type="string" table:style-name="ce1">
            <text:p>Website</text:p>
          </table:table-cell>
          <table:table-cell office:value-type="float" office:value="100420" table:style-name="ce1">
            <text:p>1004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atigya Rema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2-12T00:00:00" table:style-name="ce5">
            <text:p>12-Feb-22</text:p>
          </table:table-cell>
          <table:table-cell office:value-type="string" table:style-name="ce1">
            <text:p>Website</text:p>
          </table:table-cell>
          <table:table-cell office:value-type="float" office:value="58100" table:style-name="ce1">
            <text:p>581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mnath Ravuri</text:p>
          </table:table-cell>
          <table:table-cell office:value-type="string" table:style-name="ce1">
            <text:p>Femal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verage</text:p>
          </table:table-cell>
          <table:table-cell office:value-type="date" office:date-value="2023-02-28T00:00:00" table:style-name="ce5">
            <text:p>28-Feb-23</text:p>
          </table:table-cell>
          <table:table-cell office:value-type="string" table:style-name="ce1">
            <text:p>Website</text:p>
          </table:table-cell>
          <table:table-cell office:value-type="float" office:value="114870" table:style-name="ce1">
            <text:p>1148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erana Nishita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12-19T00:00:00" table:style-name="ce5">
            <text:p>19-Dec-21</text:p>
          </table:table-cell>
          <table:table-cell office:value-type="string" table:style-name="ce1">
            <text:p>Procurement</text:p>
          </table:table-cell>
          <table:table-cell office:value-type="float" office:value="41570" table:style-name="ce1">
            <text:p>415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kshi Vinuth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27T00:00:00" table:style-name="ce5">
            <text:p>27-Aug-22</text:p>
          </table:table-cell>
          <table:table-cell office:value-type="string" table:style-name="ce1">
            <text:p>Procurement</text:p>
          </table:table-cell>
          <table:table-cell office:value-type="float" office:value="112570" table:style-name="ce1">
            <text:p>1125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iuli Sapna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rage</text:p>
          </table:table-cell>
          <table:table-cell office:value-type="date" office:date-value="2020-11-29T00:00:00" table:style-name="ce5">
            <text:p>29-Nov-20</text:p>
          </table:table-cell>
          <table:table-cell office:value-type="string" table:style-name="ce1">
            <text:p>Procurement</text:p>
          </table:table-cell>
          <table:table-cell office:value-type="float" office:value="47360" table:style-name="ce1">
            <text:p>4736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grata Rajaram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1-03-01T00:00:00" table:style-name="ce5">
            <text:p>01-Mar-21</text:p>
          </table:table-cell>
          <table:table-cell office:value-type="string" table:style-name="ce1">
            <text:p>Finance</text:p>
          </table:table-cell>
          <table:table-cell office:value-type="float" office:value="65920" table:style-name="ce1">
            <text:p>659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Vasu Nandin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2-01-10T00:00:00" table:style-name="ce5">
            <text:p>10-Jan-22</text:p>
          </table:table-cell>
          <table:table-cell office:value-type="string" table:style-name="ce1">
            <text:p>Procurement</text:p>
          </table:table-cell>
          <table:table-cell office:value-type="float" office:value="99970" table:style-name="ce1">
            <text:p>999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huvan Pals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3-13T00:00:00" table:style-name="ce5">
            <text:p>13-Mar-22</text:p>
          </table:table-cell>
          <table:table-cell office:value-type="string" table:style-name="ce1">
            <text:p>Website</text:p>
          </table:table-cell>
          <table:table-cell office:value-type="float" office:value="80700" table:style-name="ce1">
            <text:p>80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Gumwant Veera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or</text:p>
          </table:table-cell>
          <table:table-cell office:value-type="date" office:date-value="2021-06-28T00:00:00" table:style-name="ce5">
            <text:p>28-Jun-21</text:p>
          </table:table-cell>
          <table:table-cell office:value-type="string" table:style-name="ce1">
            <text:p>Finance</text:p>
          </table:table-cell>
          <table:table-cell office:value-type="float" office:value="52610" table:style-name="ce1">
            <text:p>526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Narois Motiwala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oor</text:p>
          </table:table-cell>
          <table:table-cell office:value-type="date" office:date-value="2020-10-15T00:00:00" table:style-name="ce5">
            <text:p>15-Oct-20</text:p>
          </table:table-cell>
          <table:table-cell office:value-type="string" table:style-name="ce1">
            <text:p>Website</text:p>
          </table:table-cell>
          <table:table-cell office:value-type="float" office:value="112110" table:style-name="ce1">
            <text:p>1121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njushri Chandiramani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0-08-18T00:00:00" table:style-name="ce5">
            <text:p>18-Aug-20</text:p>
          </table:table-cell>
          <table:table-cell office:value-type="string" table:style-name="ce1">
            <text:p>HR</text:p>
          </table:table-cell>
          <table:table-cell office:value-type="float" office:value="119110" table:style-name="ce1">
            <text:p>1191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rishnakanta Vellanki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7-07T00:00:00" table:style-name="ce5">
            <text:p>07-Jul-21</text:p>
          </table:table-cell>
          <table:table-cell office:value-type="string" table:style-name="ce1">
            <text:p>Sales</text:p>
          </table:table-cell>
          <table:table-cell office:value-type="float" office:value="112780" table:style-name="ce1">
            <text:p>1127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hruv Manjunath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7-11T00:00:00" table:style-name="ce5">
            <text:p>11-Jul-20</text:p>
          </table:table-cell>
          <table:table-cell office:value-type="string" table:style-name="ce1">
            <text:p>Procurement</text:p>
          </table:table-cell>
          <table:table-cell office:value-type="float" office:value="114890" table:style-name="ce1">
            <text:p>11489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Vanmala Shriharsha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1-11-06T00:00:00" table:style-name="ce5">
            <text:p>06-Nov-21</text:p>
          </table:table-cell>
          <table:table-cell office:value-type="string" table:style-name="ce1">
            <text:p>Finance</text:p>
          </table:table-cell>
          <table:table-cell office:value-type="float" office:value="48980" table:style-name="ce1">
            <text:p>489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meer Shashank Sapra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0-12-15T00:00:00" table:style-name="ce5">
            <text:p>15-Dec-20</text:p>
          </table:table-cell>
          <table:table-cell office:value-type="string" table:style-name="ce1">
            <text:p>HR</text:p>
          </table:table-cell>
          <table:table-cell office:value-type="float" office:value="75880" table:style-name="ce1">
            <text:p>758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numati Shyamari Meherhomji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1-04-10T00:00:00" table:style-name="ce5">
            <text:p>10-Apr-21</text:p>
          </table:table-cell>
          <table:table-cell office:value-type="string" table:style-name="ce1">
            <text:p>Sales</text:p>
          </table:table-cell>
          <table:table-cell office:value-type="float" office:value="53240" table:style-name="ce1">
            <text:p>532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Tarala Vishaal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07-20T00:00:00" table:style-name="ce5">
            <text:p>20-Jul-21</text:p>
          </table:table-cell>
          <table:table-cell office:value-type="string" table:style-name="ce1">
            <text:p>Finance</text:p>
          </table:table-cell>
          <table:table-cell office:value-type="float" office:value="85000" table:style-name="ce1">
            <text:p>85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ubhra Potl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2-02-27T00:00:00" table:style-name="ce5">
            <text:p>27-Feb-22</text:p>
          </table:table-cell>
          <table:table-cell office:value-type="string" table:style-name="ce1">
            <text:p>Website</text:p>
          </table:table-cell>
          <table:table-cell office:value-type="float" office:value="33920" table:style-name="ce1">
            <text:p>339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Hemavati Muthiah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2-26T00:00:00" table:style-name="ce5">
            <text:p>26-Feb-21</text:p>
          </table:table-cell>
          <table:table-cell office:value-type="string" table:style-name="ce1">
            <text:p>Website</text:p>
          </table:table-cell>
          <table:table-cell office:value-type="float" office:value="75280" table:style-name="ce1">
            <text:p>752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rittika Gaekwad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2-02T00:00:00" table:style-name="ce5">
            <text:p>02-Feb-22</text:p>
          </table:table-cell>
          <table:table-cell office:value-type="string" table:style-name="ce1">
            <text:p>Finance</text:p>
          </table:table-cell>
          <table:table-cell office:value-type="float" office:value="58940" table:style-name="ce1">
            <text:p>589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evantilal Muppala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1-08-17T00:00:00" table:style-name="ce5">
            <text:p>17-Aug-21</text:p>
          </table:table-cell>
          <table:table-cell office:value-type="string" table:style-name="ce1">
            <text:p>Procurement</text:p>
          </table:table-cell>
          <table:table-cell office:value-type="float" office:value="104770" table:style-name="ce1">
            <text:p>1047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attesh Utpat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2-05-20T00:00:00" table:style-name="ce5">
            <text:p>20-May-22</text:p>
          </table:table-cell>
          <table:table-cell office:value-type="string" table:style-name="ce1">
            <text:p>Procurement</text:p>
          </table:table-cell>
          <table:table-cell office:value-type="float" office:value="57090" table:style-name="ce1">
            <text:p>5709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amalakshi Mukundan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bove average</text:p>
          </table:table-cell>
          <table:table-cell office:value-type="date" office:date-value="2020-12-09T00:00:00" table:style-name="ce5">
            <text:p>09-Dec-20</text:p>
          </table:table-cell>
          <table:table-cell office:value-type="string" table:style-name="ce1">
            <text:p>Finance</text:p>
          </table:table-cell>
          <table:table-cell office:value-type="float" office:value="91650" table:style-name="ce1">
            <text:p>916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handana Sannidhi Surnilla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oor</text:p>
          </table:table-cell>
          <table:table-cell office:value-type="date" office:date-value="2022-04-19T00:00:00" table:style-name="ce5">
            <text:p>19-Apr-22</text:p>
          </table:table-cell>
          <table:table-cell office:value-type="string" table:style-name="ce1">
            <text:p>Finance</text:p>
          </table:table-cell>
          <table:table-cell office:value-type="float" office:value="70270" table:style-name="ce1">
            <text:p>702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Indu Varada Sumedh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0-10-20T00:00:00" table:style-name="ce5">
            <text:p>20-Oct-20</text:p>
          </table:table-cell>
          <table:table-cell office:value-type="string" table:style-name="ce1">
            <text:p>Finance</text:p>
          </table:table-cell>
          <table:table-cell office:value-type="float" office:value="75970" table:style-name="ce1">
            <text:p>759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aruna Pashupathy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Above average</text:p>
          </table:table-cell>
          <table:table-cell office:value-type="date" office:date-value="2021-01-16T00:00:00" table:style-name="ce5">
            <text:p>16-Jan-21</text:p>
          </table:table-cell>
          <table:table-cell office:value-type="string" table:style-name="ce1">
            <text:p>Website</text:p>
          </table:table-cell>
          <table:table-cell office:value-type="float" office:value="90700" table:style-name="ce1">
            <text:p>90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rdav Ramaswam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2-15T00:00:00" table:style-name="ce5">
            <text:p>15-Feb-22</text:p>
          </table:table-cell>
          <table:table-cell office:value-type="string" table:style-name="ce1">
            <text:p>Procurement</text:p>
          </table:table-cell>
          <table:table-cell office:value-type="float" office:value="60570" table:style-name="ce1">
            <text:p>605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rayu Ragunatha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09-29T00:00:00" table:style-name="ce5">
            <text:p>29-Sep-20</text:p>
          </table:table-cell>
          <table:table-cell office:value-type="string" table:style-name="ce1">
            <text:p>Procurement</text:p>
          </table:table-cell>
          <table:table-cell office:value-type="float" office:value="115920" table:style-name="ce1">
            <text:p>1159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evalkumar Solanki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06-24T00:00:00" table:style-name="ce5">
            <text:p>24-Jun-20</text:p>
          </table:table-cell>
          <table:table-cell office:value-type="string" table:style-name="ce1">
            <text:p>Finance</text:p>
          </table:table-cell>
          <table:table-cell office:value-type="float" office:value="65360" table:style-name="ce1">
            <text:p>6536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Upendra Swati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12-05T00:00:00" table:style-name="ce5">
            <text:p>05-Dec-21</text:p>
          </table:table-cell>
          <table:table-cell office:value-type="string" table:style-name="ce1">
            <text:p>Finance</text:p>
          </table:table-cell>
          <table:table-cell office:value-type="float" office:value="64000" table:style-name="ce1">
            <text:p>640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epit Ranjana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07-06T00:00:00" table:style-name="ce5">
            <text:p>06-Jul-21</text:p>
          </table:table-cell>
          <table:table-cell office:value-type="string" table:style-name="ce1">
            <text:p>Finance</text:p>
          </table:table-cell>
          <table:table-cell office:value-type="float" office:value="92450" table:style-name="ce1">
            <text:p>924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al Nimesh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1-09-11T00:00:00" table:style-name="ce5">
            <text:p>11-Sep-21</text:p>
          </table:table-cell>
          <table:table-cell office:value-type="string" table:style-name="ce1">
            <text:p>Website</text:p>
          </table:table-cell>
          <table:table-cell office:value-type="float" office:value="48950" table:style-name="ce1">
            <text:p>489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unja Prashanta Vibha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2-03-05T00:00:00" table:style-name="ce5">
            <text:p>05-Mar-22</text:p>
          </table:table-cell>
          <table:table-cell office:value-type="string" table:style-name="ce1">
            <text:p>Website</text:p>
          </table:table-cell>
          <table:table-cell office:value-type="float" office:value="83750" table:style-name="ce1">
            <text:p>837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Godavari Veena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3-21T00:00:00" table:style-name="ce5">
            <text:p>21-Mar-21</text:p>
          </table:table-cell>
          <table:table-cell office:value-type="string" table:style-name="ce1">
            <text:p>Website</text:p>
          </table:table-cell>
          <table:table-cell office:value-type="float" office:value="87620" table:style-name="ce1">
            <text:p>876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vasree Fullara Saurin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oor</text:p>
          </table:table-cell>
          <table:table-cell office:value-type="date" office:date-value="2021-10-07T00:00:00" table:style-name="ce5">
            <text:p>07-Oct-21</text:p>
          </table:table-cell>
          <table:table-cell office:value-type="string" table:style-name="ce1">
            <text:p>Sales</text:p>
          </table:table-cell>
          <table:table-cell office:value-type="float" office:value="68900" table:style-name="ce1">
            <text:p>689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Geena Raghavanpillai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7-26T00:00:00" table:style-name="ce5">
            <text:p>26-Jul-21</text:p>
          </table:table-cell>
          <table:table-cell office:value-type="string" table:style-name="ce1">
            <text:p>Sales</text:p>
          </table:table-cell>
          <table:table-cell office:value-type="float" office:value="53540" table:style-name="ce1">
            <text:p>535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upak Mehra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ery poor</text:p>
          </table:table-cell>
          <table:table-cell office:value-type="date" office:date-value="2022-07-16T00:00:00" table:style-name="ce5">
            <text:p>16-Jul-22</text:p>
          </table:table-cell>
          <table:table-cell office:value-type="string" table:style-name="ce1">
            <text:p>Sales</text:p>
          </table:table-cell>
          <table:table-cell office:value-type="float" office:value="43510" table:style-name="ce1">
            <text:p>435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wini Chandan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xceptional</text:p>
          </table:table-cell>
          <table:table-cell office:value-type="date" office:date-value="2021-04-30T00:00:00" table:style-name="ce5">
            <text:p>30-Apr-21</text:p>
          </table:table-cell>
          <table:table-cell office:value-type="string" table:style-name="ce1">
            <text:p>Sales</text:p>
          </table:table-cell>
          <table:table-cell office:value-type="float" office:value="109160" table:style-name="ce1">
            <text:p>10916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runa Ogale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1-08T00:00:00" table:style-name="ce5">
            <text:p>08-Jan-21</text:p>
          </table:table-cell>
          <table:table-cell office:value-type="string" table:style-name="ce1">
            <text:p>Procurement</text:p>
          </table:table-cell>
          <table:table-cell office:value-type="float" office:value="99750" table:style-name="ce1">
            <text:p>997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agajeet Viraj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0-09-10T00:00:00" table:style-name="ce5">
            <text:p>10-Sep-20</text:p>
          </table:table-cell>
          <table:table-cell office:value-type="string" table:style-name="ce1">
            <text:p>Website</text:p>
          </table:table-cell>
          <table:table-cell office:value-type="float" office:value="41980" table:style-name="ce1">
            <text:p>419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ulbhushan Moorthy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3-17T00:00:00" table:style-name="ce5">
            <text:p>17-Mar-21</text:p>
          </table:table-cell>
          <table:table-cell office:value-type="string" table:style-name="ce1">
            <text:p>Finance</text:p>
          </table:table-cell>
          <table:table-cell office:value-type="float" office:value="71380" table:style-name="ce1">
            <text:p>713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Ilesh Dasgupta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ery poor</text:p>
          </table:table-cell>
          <table:table-cell office:value-type="date" office:date-value="2021-12-17T00:00:00" table:style-name="ce5">
            <text:p>17-Dec-21</text:p>
          </table:table-cell>
          <table:table-cell office:value-type="string" table:style-name="ce1">
            <text:p>Procurement</text:p>
          </table:table-cell>
          <table:table-cell office:value-type="float" office:value="113280" table:style-name="ce1">
            <text:p>1132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dhumati Gazala Soumitra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2-07-05T00:00:00" table:style-name="ce5">
            <text:p>05-Jul-22</text:p>
          </table:table-cell>
          <table:table-cell office:value-type="string" table:style-name="ce1">
            <text:p>Finance</text:p>
          </table:table-cell>
          <table:table-cell office:value-type="float" office:value="86570" table:style-name="ce1">
            <text:p>865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Chitrasen Lau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rage</text:p>
          </table:table-cell>
          <table:table-cell office:value-type="date" office:date-value="2021-06-03T00:00:00" table:style-name="ce5">
            <text:p>03-Jun-21</text:p>
          </table:table-cell>
          <table:table-cell office:value-type="string" table:style-name="ce1">
            <text:p>Procurement</text:p>
          </table:table-cell>
          <table:table-cell office:value-type="float" office:value="53540" table:style-name="ce1">
            <text:p>535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Jaishree Atasi Yavatkar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verage</text:p>
          </table:table-cell>
          <table:table-cell office:value-type="date" office:date-value="2022-03-20T00:00:00" table:style-name="ce5">
            <text:p>20-Mar-22</text:p>
          </table:table-cell>
          <table:table-cell office:value-type="string" table:style-name="ce1">
            <text:p>Website</text:p>
          </table:table-cell>
          <table:table-cell office:value-type="float" office:value="69070" table:style-name="ce1">
            <text:p>690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antimoy Pritish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oor</text:p>
          </table:table-cell>
          <table:table-cell office:value-type="date" office:date-value="2021-05-12T00:00:00" table:style-name="ce5">
            <text:p>12-May-21</text:p>
          </table:table-cell>
          <table:table-cell office:value-type="string" table:style-name="ce1">
            <text:p>Finance</text:p>
          </table:table-cell>
          <table:table-cell office:value-type="float" office:value="67910" table:style-name="ce1">
            <text:p>679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meshwari Chikod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01-18T00:00:00" table:style-name="ce5">
            <text:p>18-Jan-21</text:p>
          </table:table-cell>
          <table:table-cell office:value-type="string" table:style-name="ce1">
            <text:p>Website</text:p>
          </table:table-cell>
          <table:table-cell office:value-type="float" office:value="69120" table:style-name="ce1">
            <text:p>691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Lalit Kothari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12-20T00:00:00" table:style-name="ce5">
            <text:p>20-Dec-21</text:p>
          </table:table-cell>
          <table:table-cell office:value-type="string" table:style-name="ce1">
            <text:p>Finance</text:p>
          </table:table-cell>
          <table:table-cell office:value-type="float" office:value="60130" table:style-name="ce1">
            <text:p>6013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has Sanabhi Shrikant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verage</text:p>
          </table:table-cell>
          <table:table-cell office:value-type="date" office:date-value="2021-07-01T00:00:00" table:style-name="ce5">
            <text:p>01-Jul-21</text:p>
          </table:table-cell>
          <table:table-cell office:value-type="string" table:style-name="ce1">
            <text:p>Procurement</text:p>
          </table:table-cell>
          <table:table-cell office:value-type="float" office:value="106460" table:style-name="ce1">
            <text:p>10646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Kaishori Harathi Kateel</text:p>
          </table:table-cell>
          <table:table-cell office:value-type="string" table:style-name="ce1">
            <text:p>Fe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verage</text:p>
          </table:table-cell>
          <table:table-cell office:value-type="date" office:date-value="2021-07-12T00:00:00" table:style-name="ce5">
            <text:p>12-Jul-21</text:p>
          </table:table-cell>
          <table:table-cell office:value-type="string" table:style-name="ce1">
            <text:p>HR</text:p>
          </table:table-cell>
          <table:table-cell office:value-type="float" office:value="118100" table:style-name="ce1">
            <text:p>1181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ushil Kripa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9-29T00:00:00" table:style-name="ce5">
            <text:p>29-Sep-21</text:p>
          </table:table-cell>
          <table:table-cell office:value-type="string" table:style-name="ce1">
            <text:p>Procurement</text:p>
          </table:table-cell>
          <table:table-cell office:value-type="float" office:value="78390" table:style-name="ce1">
            <text:p>7839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rojini Naueshwar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16T00:00:00" table:style-name="ce5">
            <text:p>16-Aug-22</text:p>
          </table:table-cell>
          <table:table-cell office:value-type="string" table:style-name="ce1">
            <text:p>Procurement</text:p>
          </table:table-cell>
          <table:table-cell office:value-type="float" office:value="114180" table:style-name="ce1">
            <text:p>1141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rtaj Probal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2-01-29T00:00:00" table:style-name="ce5">
            <text:p>29-Jan-22</text:p>
          </table:table-cell>
          <table:table-cell office:value-type="string" table:style-name="ce1">
            <text:p>Procurement</text:p>
          </table:table-cell>
          <table:table-cell office:value-type="float" office:value="104120" table:style-name="ce1">
            <text:p>1041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hindra Sreedhara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3-20T00:00:00" table:style-name="ce5">
            <text:p>20-Mar-22</text:p>
          </table:table-cell>
          <table:table-cell office:value-type="string" table:style-name="ce1">
            <text:p>Procurement</text:p>
          </table:table-cell>
          <table:table-cell office:value-type="float" office:value="67950" table:style-name="ce1">
            <text:p>679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uchira Bhanupriya Tapti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verage</text:p>
          </table:table-cell>
          <table:table-cell office:value-type="date" office:date-value="2020-05-11T00:00:00" table:style-name="ce5">
            <text:p>11-May-20</text:p>
          </table:table-cell>
          <table:table-cell office:value-type="string" table:style-name="ce1">
            <text:p>Website</text:p>
          </table:table-cell>
          <table:table-cell office:value-type="float" office:value="34980" table:style-name="ce1">
            <text:p>349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Fullara Sushanti Mokate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verage</text:p>
          </table:table-cell>
          <table:table-cell office:value-type="date" office:date-value="2020-09-13T00:00:00" table:style-name="ce5">
            <text:p>13-Sep-20</text:p>
          </table:table-cell>
          <table:table-cell office:value-type="string" table:style-name="ce1">
            <text:p>Website</text:p>
          </table:table-cell>
          <table:table-cell office:value-type="float" office:value="62780" table:style-name="ce1">
            <text:p>627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Hridaynath Tendulkar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1-07-20T00:00:00" table:style-name="ce5">
            <text:p>20-Jul-21</text:p>
          </table:table-cell>
          <table:table-cell office:value-type="string" table:style-name="ce1">
            <text:p>Website</text:p>
          </table:table-cell>
          <table:table-cell office:value-type="float" office:value="107700" table:style-name="ce1">
            <text:p>107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bhaya Priyavardha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1-05-06T00:00:00" table:style-name="ce5">
            <text:p>06-May-21</text:p>
          </table:table-cell>
          <table:table-cell office:value-type="string" table:style-name="ce1">
            <text:p>Sales</text:p>
          </table:table-cell>
          <table:table-cell office:value-type="float" office:value="65700" table:style-name="ce1">
            <text:p>65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yog Chakrabarti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ery poor</text:p>
          </table:table-cell>
          <table:table-cell office:value-type="date" office:date-value="2021-04-27T00:00:00" table:style-name="ce5">
            <text:p>27-Apr-21</text:p>
          </table:table-cell>
          <table:table-cell office:value-type="string" table:style-name="ce1">
            <text:p>Website</text:p>
          </table:table-cell>
          <table:table-cell office:value-type="float" office:value="75480" table:style-name="ce1">
            <text:p>7548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ragya Nilufar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9-09T00:00:00" table:style-name="ce5">
            <text:p>09-Sep-21</text:p>
          </table:table-cell>
          <table:table-cell office:value-type="string" table:style-name="ce1">
            <text:p>Website</text:p>
          </table:table-cell>
          <table:table-cell office:value-type="float" office:value="53870" table:style-name="ce1">
            <text:p>538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ulabh Qutub Sundaramoorthy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8-25T00:00:00" table:style-name="ce5">
            <text:p>25-Aug-21</text:p>
          </table:table-cell>
          <table:table-cell office:value-type="string" table:style-name="ce1">
            <text:p>Sales</text:p>
          </table:table-cell>
          <table:table-cell office:value-type="float" office:value="78540" table:style-name="ce1">
            <text:p>785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Vinanti Choudhari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verage</text:p>
          </table:table-cell>
          <table:table-cell office:value-type="date" office:date-value="2021-01-22T00:00:00" table:style-name="ce5">
            <text:p>22-Jan-21</text:p>
          </table:table-cell>
          <table:table-cell office:value-type="string" table:style-name="ce1">
            <text:p>Procurement</text:p>
          </table:table-cell>
          <table:table-cell office:value-type="float" office:value="58960" table:style-name="ce1">
            <text:p>5896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anajay Kailashnath Richa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verage</text:p>
          </table:table-cell>
          <table:table-cell office:value-type="date" office:date-value="2022-05-16T00:00:00" table:style-name="ce5">
            <text:p>16-May-22</text:p>
          </table:table-cell>
          <table:table-cell office:value-type="string" table:style-name="ce1">
            <text:p>Procurement</text:p>
          </table:table-cell>
          <table:table-cell office:value-type="float" office:value="70610" table:style-name="ce1">
            <text:p>706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sija Pothireddy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12-16T00:00:00" table:style-name="ce5">
            <text:p>16-Dec-20</text:p>
          </table:table-cell>
          <table:table-cell office:value-type="string" table:style-name="ce1">
            <text:p>Finance</text:p>
          </table:table-cell>
          <table:table-cell office:value-type="float" office:value="59430" table:style-name="ce1">
            <text:p>5943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iyali Mahanthapa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bove average</text:p>
          </table:table-cell>
          <table:table-cell office:value-type="date" office:date-value="2022-03-20T00:00:00" table:style-name="ce5">
            <text:p>20-Mar-22</text:p>
          </table:table-cell>
          <table:table-cell office:value-type="string" table:style-name="ce1">
            <text:p>Procurement</text:p>
          </table:table-cell>
          <table:table-cell office:value-type="float" office:value="48530" table:style-name="ce1">
            <text:p>4853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ukhdev Nageshwar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10-25T00:00:00" table:style-name="ce5">
            <text:p>25-Oct-20</text:p>
          </table:table-cell>
          <table:table-cell office:value-type="string" table:style-name="ce1">
            <text:p>Website</text:p>
          </table:table-cell>
          <table:table-cell office:value-type="float" office:value="96140" table:style-name="ce1">
            <text:p>961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eepali Chara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0-10-18T00:00:00" table:style-name="ce5">
            <text:p>18-Oct-20</text:p>
          </table:table-cell>
          <table:table-cell office:value-type="string" table:style-name="ce1">
            <text:p>Website</text:p>
          </table:table-cell>
          <table:table-cell office:value-type="float" office:value="112650" table:style-name="ce1">
            <text:p>1126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Yagna Sujeev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bove average</text:p>
          </table:table-cell>
          <table:table-cell office:value-type="date" office:date-value="2021-04-07T00:00:00" table:style-name="ce5">
            <text:p>07-Apr-21</text:p>
          </table:table-cell>
          <table:table-cell office:value-type="string" table:style-name="ce1">
            <text:p>Website</text:p>
          </table:table-cell>
          <table:table-cell office:value-type="float" office:value="43840" table:style-name="ce1">
            <text:p>438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tyendra Venkatadri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4-12T00:00:00" table:style-name="ce5">
            <text:p>12-Apr-22</text:p>
          </table:table-cell>
          <table:table-cell office:value-type="string" table:style-name="ce1">
            <text:p>Procurement</text:p>
          </table:table-cell>
          <table:table-cell office:value-type="float" office:value="103550" table:style-name="ce1">
            <text:p>1035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dhavdas Buhpathi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5-23T00:00:00" table:style-name="ce5">
            <text:p>23-May-21</text:p>
          </table:table-cell>
          <table:table-cell office:value-type="string" table:style-name="ce1">
            <text:p>HR</text:p>
          </table:table-cell>
          <table:table-cell office:value-type="float" office:value="45510" table:style-name="ce1">
            <text:p>455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ahila Chandrasekhar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0-09-11T00:00:00" table:style-name="ce5">
            <text:p>11-Sep-20</text:p>
          </table:table-cell>
          <table:table-cell office:value-type="string" table:style-name="ce1">
            <text:p>Finance</text:p>
          </table:table-cell>
          <table:table-cell office:value-type="float" office:value="115440" table:style-name="ce1">
            <text:p>1154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irium Seemantini Shivakumar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bove average</text:p>
          </table:table-cell>
          <table:table-cell office:value-type="date" office:date-value="2021-03-13T00:00:00" table:style-name="ce5">
            <text:p>13-Mar-21</text:p>
          </table:table-cell>
          <table:table-cell office:value-type="string" table:style-name="ce1">
            <text:p>Sales</text:p>
          </table:table-cell>
          <table:table-cell office:value-type="float" office:value="56870" table:style-name="ce1">
            <text:p>568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Purnendu Vijayarangan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0-11-09T00:00:00" table:style-name="ce5">
            <text:p>09-Nov-20</text:p>
          </table:table-cell>
          <table:table-cell office:value-type="string" table:style-name="ce1">
            <text:p>Sales</text:p>
          </table:table-cell>
          <table:table-cell office:value-type="float" office:value="92700" table:style-name="ce1">
            <text:p>927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Rukma Vinita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2-06-01T00:00:00" table:style-name="ce5">
            <text:p>01-Jun-22</text:p>
          </table:table-cell>
          <table:table-cell office:value-type="string" table:style-name="ce1">
            <text:p>Website</text:p>
          </table:table-cell>
          <table:table-cell office:value-type="float" office:value="91310" table:style-name="ce1">
            <text:p>913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Yauvani Tarpa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5-08T00:00:00" table:style-name="ce5">
            <text:p>08-May-21</text:p>
          </table:table-cell>
          <table:table-cell office:value-type="string" table:style-name="ce1">
            <text:p>Sales</text:p>
          </table:table-cell>
          <table:table-cell office:value-type="float" office:value="74550" table:style-name="ce1">
            <text:p>745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amayanti Thangavadivelu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4-14T00:00:00" table:style-name="ce5">
            <text:p>14-Apr-22</text:p>
          </table:table-cell>
          <table:table-cell office:value-type="string" table:style-name="ce1">
            <text:p>Procurement</text:p>
          </table:table-cell>
          <table:table-cell office:value-type="float" office:value="109190" table:style-name="ce1">
            <text:p>10919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anjusri Ruchi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5-04T00:00:00" table:style-name="ce5">
            <text:p>04-May-21</text:p>
          </table:table-cell>
          <table:table-cell office:value-type="string" table:style-name="ce1">
            <text:p>Website</text:p>
          </table:table-cell>
          <table:table-cell office:value-type="float" office:value="104410" table:style-name="ce1">
            <text:p>1044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ithil Nadkarn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12-14T00:00:00" table:style-name="ce5">
            <text:p>14-Dec-21</text:p>
          </table:table-cell>
          <table:table-cell office:value-type="string" table:style-name="ce1">
            <text:p>Finance</text:p>
          </table:table-cell>
          <table:table-cell office:value-type="float" office:value="96800" table:style-name="ce1">
            <text:p>968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rdhendu Abhichandra Jayakar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bove average</text:p>
          </table:table-cell>
          <table:table-cell office:value-type="date" office:date-value="2020-05-29T00:00:00" table:style-name="ce5">
            <text:p>29-May-20</text:p>
          </table:table-cell>
          <table:table-cell office:value-type="string" table:style-name="ce1">
            <text:p>Finance</text:p>
          </table:table-cell>
          <table:table-cell office:value-type="float" office:value="48170" table:style-name="ce1">
            <text:p>481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kbar Sorabhjee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0-07-30T00:00:00" table:style-name="ce5">
            <text:p>30-Jul-20</text:p>
          </table:table-cell>
          <table:table-cell office:value-type="string" table:style-name="ce1">
            <text:p>Procurement</text:p>
          </table:table-cell>
          <table:table-cell office:value-type="float" office:value="37920" table:style-name="ce1">
            <text:p>3792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Bandhula Sathyanna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3-22T00:00:00" table:style-name="ce5">
            <text:p>22-Mar-22</text:p>
          </table:table-cell>
          <table:table-cell office:value-type="string" table:style-name="ce1">
            <text:p>Procurement</text:p>
          </table:table-cell>
          <table:table-cell office:value-type="float" office:value="112650" table:style-name="ce1">
            <text:p>11265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aruka Ghazali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oor</text:p>
          </table:table-cell>
          <table:table-cell office:value-type="date" office:date-value="2022-04-09T00:00:00" table:style-name="ce5">
            <text:p>09-Apr-22</text:p>
          </table:table-cell>
          <table:table-cell office:value-type="string" table:style-name="ce1">
            <text:p>Sales</text:p>
          </table:table-cell>
          <table:table-cell office:value-type="float" office:value="49630" table:style-name="ce1">
            <text:p>4963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Heer Pennathur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5-07T00:00:00" table:style-name="ce5">
            <text:p>07-May-20</text:p>
          </table:table-cell>
          <table:table-cell office:value-type="string" table:style-name="ce1">
            <text:p>Website</text:p>
          </table:table-cell>
          <table:table-cell office:value-type="float" office:value="118840" table:style-name="ce1">
            <text:p>11884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ekhar Eswara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16T00:00:00" table:style-name="ce5">
            <text:p>16-Aug-22</text:p>
          </table:table-cell>
          <table:table-cell office:value-type="string" table:style-name="ce1">
            <text:p>Website</text:p>
          </table:table-cell>
          <table:table-cell office:value-type="float" office:value="69710" table:style-name="ce1">
            <text:p>6971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Udyan Lanka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2-05-02T00:00:00" table:style-name="ce5">
            <text:p>02-May-22</text:p>
          </table:table-cell>
          <table:table-cell office:value-type="string" table:style-name="ce1">
            <text:p>Procurement</text:p>
          </table:table-cell>
          <table:table-cell office:value-type="float" office:value="79570" table:style-name="ce1">
            <text:p>7957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Shreela Ramasubraman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7-11T00:00:00" table:style-name="ce5">
            <text:p>11-Jul-21</text:p>
          </table:table-cell>
          <table:table-cell office:value-type="string" table:style-name="ce1">
            <text:p>Procurement</text:p>
          </table:table-cell>
          <table:table-cell office:value-type="float" office:value="76900" table:style-name="ce1">
            <text:p>76900</text:p>
          </table:table-cell>
          <table:table-cell table:number-columns-repeated="16376"/>
        </table:table-row>
        <table:table-row table:number-rows-repeated="1048462" table:style-name="ro2">
          <table:table-cell table:number-columns-repeated="16384"/>
        </table:table-row>
      </table:table>
      <table:table table:name="ALL_staff" table:style-name="ta2">
        <table:table-column table:style-name="co11" table:default-cell-style-name="ce1"/>
        <table:table-column table:style-name="co4" table:default-cell-style-name="ce1"/>
        <table:table-column table:style-name="co6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4" table:default-cell-style-name="ce8"/>
        <table:table-column table:style-name="co15" table:default-cell-style-name="ce1"/>
        <table:table-column table:style-name="co16" table:default-cell-style-name="ce9"/>
        <table:table-column table:style-name="co17" table:default-cell-style-name="ce8"/>
        <table:table-column table:style-name="co18" table:default-cell-style-name="ce12"/>
        <table:table-column table:style-name="co17" table:default-cell-style-name="ce9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19" table:default-cell-style-name="ce1"/>
        <table:table-column table:style-name="co10" table:number-columns-repeated="16367" table:default-cell-style-name="ce1"/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Rating</text:p>
          </table:table-cell>
          <table:table-cell office:value-type="string" table:style-name="ce7">
            <text:p>Date Joined</text:p>
          </table:table-cell>
          <table:table-cell office:value-type="string" table:style-name="ce1">
            <text:p>Department</text:p>
          </table:table-cell>
          <table:table-cell office:value-type="string" table:style-name="ce8">
            <text:p>Salary</text:p>
          </table:table-cell>
          <table:table-cell office:value-type="string" table:style-name="ce1">
            <text:p>Country</text:p>
          </table:table-cell>
          <table:table-cell office:value-type="string" table:style-name="ce9">
            <text:p>Tenure</text:p>
          </table:table-cell>
          <table:table-cell office:value-type="string" table:style-name="ce8">
            <text:p>Bonus</text:p>
          </table:table-cell>
          <table:table-cell office:value-type="string" table:style-name="ce10">
            <text:p>Rating as number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Shubhra Potl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2-02-27T00:00:00" table:style-name="ce11">
            <text:p>2022/02/27</text:p>
          </table:table-cell>
          <table:table-cell office:value-type="string" table:style-name="ce1">
            <text:p>Website</text:p>
          </table:table-cell>
          <table:table-cell office:value-type="currency" office:value="33920" table:style-name="ce8">
            <text:p><text:s/>$33 920<text:s/></text:p>
          </table:table-cell>
          <table:table-cell office:value-type="string" table:style-name="ce1">
            <text:p>IND</text:p>
          </table:table-cell>
          <table:table-cell office:value-type="float" office:value="2.967123287671233" table:formula="of:=(TODAY()-[ALL_staff.$E2])/365" table:style-name="ce9">
            <text:p>2,97</text:p>
          </table:table-cell>
          <table:table-cell office:value-type="currency" office:value="1018" table:formula="of:=ROUNDUP(IF([ALL_staff.$I2]&gt;2;3%;2%)*[ALL_staff.$G2];0)" table:style-name="ce8">
            <text:p><text:s/>$1 018<text:s/></text:p>
          </table:table-cell>
          <table:table-cell office:value-type="float" office:value="3" table:formula="of:=COM.MICROSOFT.XLOOKUP([ALL_staff.$D2];[Sheet1.$B$3:.$B$7];[Sheet1.$C$3:.$C$7])" table:style-name="ce12">
            <text:p>3</text:p>
          </table:table-cell>
          <table:table-cell table:style-name="ce9"/>
          <table:table-cell office:value-type="float" office:value="1" table:style-name="ce13">
            <text:p>1</text:p>
          </table:table-cell>
          <table:table-cell office:value-type="string" table:style-name="ce1">
            <text:p>Count of employees</text:p>
          </table:table-cell>
          <table:table-cell table:style-name="ce1"/>
          <table:table-cell office:value-type="float" office:value="183" table:formula="of:=COUNTA([ALL_staff.$A$2:.$A$184])" table:style-name="ce1">
            <text:p>183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retchen Callow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2-04-27T00:00:00" table:style-name="ce11">
            <text:p>2022/04/27</text:p>
          </table:table-cell>
          <table:table-cell office:value-type="string" table:style-name="ce1">
            <text:p>Website</text:p>
          </table:table-cell>
          <table:table-cell office:value-type="currency" office:value="33920" table:style-name="ce8">
            <text:p><text:s/>$33 920<text:s/></text:p>
          </table:table-cell>
          <table:table-cell office:value-type="string" table:style-name="ce1">
            <text:p>NZ</text:p>
          </table:table-cell>
          <table:table-cell office:value-type="float" office:value="2.8054794520547945" table:formula="of:=(TODAY()-[ALL_staff.$E3])/365" table:style-name="ce9">
            <text:p>2,81</text:p>
          </table:table-cell>
          <table:table-cell office:value-type="currency" office:value="1018" table:formula="of:=ROUNDUP(IF([ALL_staff.$I3]&gt;2;3%;2%)*[ALL_staff.$G3];0)" table:style-name="ce8">
            <text:p><text:s/>$1 018<text:s/></text:p>
          </table:table-cell>
          <table:table-cell office:value-type="float" office:value="3" table:formula="of:=COM.MICROSOFT.XLOOKUP([ALL_staff.$D3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Average salary</text:p>
          </table:table-cell>
          <table:table-cell table:style-name="ce1"/>
          <table:table-cell office:value-type="currency" office:value="77173.715846994543" table:formula="of:=AVERAGE([ALL_staff.$G$2:.$G$184])" table:style-name="ce6">
            <text:p><text:s/>$77 173,72<text:s/></text:p>
          </table:table-cell>
          <table:table-cell office:value-type="string" table:style-name="ce1">
            <text:p>median salary</text:p>
          </table:table-cell>
          <table:table-cell office:value-type="float" office:value="75000" table:formula="of:=MEDIAN([.G:.G])" table:style-name="ce1">
            <text:p>75000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Suchira Bhanupriya Tapti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verage</text:p>
          </table:table-cell>
          <table:table-cell office:value-type="date" office:date-value="2020-05-11T00:00:00" table:style-name="ce11">
            <text:p>2020/05/11</text:p>
          </table:table-cell>
          <table:table-cell office:value-type="string" table:style-name="ce1">
            <text:p>Website</text:p>
          </table:table-cell>
          <table:table-cell office:value-type="currency" office:value="34980" table:style-name="ce8">
            <text:p><text:s/>$34 980<text:s/></text:p>
          </table:table-cell>
          <table:table-cell office:value-type="string" table:style-name="ce1">
            <text:p>IND</text:p>
          </table:table-cell>
          <table:table-cell office:value-type="float" office:value="4.7671232876712333" table:formula="of:=(TODAY()-[ALL_staff.$E4])/365" table:style-name="ce9">
            <text:p>4,77</text:p>
          </table:table-cell>
          <table:table-cell office:value-type="currency" office:value="1050" table:formula="of:=ROUNDUP(IF([ALL_staff.$I4]&gt;2;3%;2%)*[ALL_staff.$G4];0)" table:style-name="ce8">
            <text:p><text:s/>$1 050<text:s/></text:p>
          </table:table-cell>
          <table:table-cell office:value-type="float" office:value="3" table:formula="of:=COM.MICROSOFT.XLOOKUP([ALL_staff.$D4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Average age</text:p>
          </table:table-cell>
          <table:table-cell table:style-name="ce1"/>
          <table:table-cell office:value-type="float" office:value="30.42622950819672" table:formula="of:=AVERAGE([.C:.C])" table:style-name="ce1">
            <text:p>30,42622951</text:p>
          </table:table-cell>
          <table:table-cell office:value-type="string" table:style-name="ce1">
            <text:p>median age</text:p>
          </table:table-cell>
          <table:table-cell office:value-type="float" office:value="30" table:formula="of:=MEDIAN([.C:.C])" table:style-name="ce1">
            <text:p>30</text:p>
          </table:table-cell>
          <table:table-cell table:number-columns-repeated="16366"/>
        </table:table-row>
        <table:table-row table:style-name="ro2">
          <table:table-cell office:value-type="string" table:style-name="ce1">
            <text:p>Niall Selesnick</text:p>
          </table:table-cell>
          <table:table-cell office:value-type="string" table:style-name="ce1">
            <text:p>Fema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verage</text:p>
          </table:table-cell>
          <table:table-cell office:value-type="date" office:date-value="2020-07-11T00:00:00" table:style-name="ce11">
            <text:p>2020/07/11</text:p>
          </table:table-cell>
          <table:table-cell office:value-type="string" table:style-name="ce1">
            <text:p>Website</text:p>
          </table:table-cell>
          <table:table-cell office:value-type="currency" office:value="34980" table:style-name="ce8">
            <text:p><text:s/>$34 980<text:s/></text:p>
          </table:table-cell>
          <table:table-cell office:value-type="string" table:style-name="ce1">
            <text:p>NZ</text:p>
          </table:table-cell>
          <table:table-cell office:value-type="float" office:value="4.5999999999999996" table:formula="of:=(TODAY()-[ALL_staff.$E5])/365" table:style-name="ce9">
            <text:p>4,60</text:p>
          </table:table-cell>
          <table:table-cell office:value-type="currency" office:value="1050" table:formula="of:=ROUNDUP(IF([ALL_staff.$I5]&gt;2;3%;2%)*[ALL_staff.$G5];0)" table:style-name="ce8">
            <text:p><text:s/>$1 050<text:s/></text:p>
          </table:table-cell>
          <table:table-cell office:value-type="float" office:value="3" table:formula="of:=COM.MICROSOFT.XLOOKUP([ALL_staff.$D5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Average tenure</text:p>
          </table:table-cell>
          <table:table-cell table:style-name="ce1"/>
          <table:table-cell office:value-type="float" office:value="3.4766225016842576" table:formula="of:=AVERAGE([ALL_staff.$I$2:.$I$184])" table:style-name="ce9">
            <text:p>3,48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Waheeda Vasuman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verage</text:p>
          </table:table-cell>
          <table:table-cell office:value-type="date" office:date-value="2021-12-28T00:00:00" table:style-name="ce11">
            <text:p>2021/12/28</text:p>
          </table:table-cell>
          <table:table-cell office:value-type="string" table:style-name="ce1">
            <text:p>Sales</text:p>
          </table:table-cell>
          <table:table-cell office:value-type="currency" office:value="36040" table:style-name="ce8">
            <text:p><text:s/>$36 040<text:s/></text:p>
          </table:table-cell>
          <table:table-cell office:value-type="string" table:style-name="ce1">
            <text:p>IND</text:p>
          </table:table-cell>
          <table:table-cell office:value-type="float" office:value="3.1342465753424658" table:formula="of:=(TODAY()-[ALL_staff.$E6])/365" table:style-name="ce9">
            <text:p>3,13</text:p>
          </table:table-cell>
          <table:table-cell office:value-type="currency" office:value="1082" table:formula="of:=ROUNDUP(IF([ALL_staff.$I6]&gt;2;3%;2%)*[ALL_staff.$G6];0)" table:style-name="ce8">
            <text:p><text:s/>$1 082<text:s/></text:p>
          </table:table-cell>
          <table:table-cell office:value-type="float" office:value="3" table:formula="of:=COM.MICROSOFT.XLOOKUP([ALL_staff.$D6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Female ration %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Bili Sizey</text:p>
          </table:table-cell>
          <table:table-cell office:value-type="string" table:style-name="ce1">
            <text:p>Mal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verage</text:p>
          </table:table-cell>
          <table:table-cell office:value-type="date" office:date-value="2022-02-28T00:00:00" table:style-name="ce11">
            <text:p>2022/02/28</text:p>
          </table:table-cell>
          <table:table-cell office:value-type="string" table:style-name="ce1">
            <text:p>Sales</text:p>
          </table:table-cell>
          <table:table-cell office:value-type="currency" office:value="36040" table:style-name="ce8">
            <text:p><text:s/>$36 040<text:s/></text:p>
          </table:table-cell>
          <table:table-cell office:value-type="string" table:style-name="ce1">
            <text:p>NZ</text:p>
          </table:table-cell>
          <table:table-cell office:value-type="float" office:value="2.9643835616438357" table:formula="of:=(TODAY()-[ALL_staff.$E7])/365" table:style-name="ce9">
            <text:p>2,96</text:p>
          </table:table-cell>
          <table:table-cell office:value-type="currency" office:value="1082" table:formula="of:=ROUNDUP(IF([ALL_staff.$I7]&gt;2;3%;2%)*[ALL_staff.$G7];0)" table:style-name="ce8">
            <text:p><text:s/>$1 082<text:s/></text:p>
          </table:table-cell>
          <table:table-cell office:value-type="float" office:value="3" table:formula="of:=COM.MICROSOFT.XLOOKUP([ALL_staff.$D7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female count</text:p>
          </table:table-cell>
          <table:table-cell table:style-name="ce1"/>
          <table:table-cell office:value-type="float" office:value="86" table:formula="of:=COUNTIFS([.B:.B];&quot;Female&quot;)" table:style-name="ce1">
            <text:p>86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Akbar Sorabhjee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0-07-30T00:00:00" table:style-name="ce11">
            <text:p>2020/07/30</text:p>
          </table:table-cell>
          <table:table-cell office:value-type="string" table:style-name="ce1">
            <text:p>Procurement</text:p>
          </table:table-cell>
          <table:table-cell office:value-type="currency" office:value="37920" table:style-name="ce8">
            <text:p><text:s/>$37 920<text:s/></text:p>
          </table:table-cell>
          <table:table-cell office:value-type="string" table:style-name="ce1">
            <text:p>IND</text:p>
          </table:table-cell>
          <table:table-cell office:value-type="float" office:value="4.5479452054794525" table:formula="of:=(TODAY()-[ALL_staff.$E8])/365" table:style-name="ce9">
            <text:p>4,55</text:p>
          </table:table-cell>
          <table:table-cell office:value-type="currency" office:value="1138" table:formula="of:=ROUNDUP(IF([ALL_staff.$I8]&gt;2;3%;2%)*[ALL_staff.$G8];0)" table:style-name="ce8">
            <text:p><text:s/>$1 138<text:s/></text:p>
          </table:table-cell>
          <table:table-cell office:value-type="float" office:value="3" table:formula="of:=COM.MICROSOFT.XLOOKUP([ALL_staff.$D8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ratio %</text:p>
          </table:table-cell>
          <table:table-cell table:style-name="ce1"/>
          <table:table-cell office:value-type="percentage" office:value="0.46994535519125685" table:formula="of:=[.P7]/[.P2]" table:style-name="ce14">
            <text:p>47%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Orton Livick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0-09-30T00:00:00" table:style-name="ce11">
            <text:p>2020/09/30</text:p>
          </table:table-cell>
          <table:table-cell office:value-type="string" table:style-name="ce1">
            <text:p>Procurement</text:p>
          </table:table-cell>
          <table:table-cell office:value-type="currency" office:value="37920" table:style-name="ce8">
            <text:p><text:s/>$37 920<text:s/></text:p>
          </table:table-cell>
          <table:table-cell office:value-type="string" table:style-name="ce1">
            <text:p>NZ</text:p>
          </table:table-cell>
          <table:table-cell office:value-type="float" office:value="4.3780821917808215" table:formula="of:=(TODAY()-[ALL_staff.$E9])/365" table:style-name="ce9">
            <text:p>4,38</text:p>
          </table:table-cell>
          <table:table-cell office:value-type="currency" office:value="1138" table:formula="of:=ROUNDUP(IF([ALL_staff.$I9]&gt;2;3%;2%)*[ALL_staff.$G9];0)" table:style-name="ce8">
            <text:p><text:s/>$1 138<text:s/></text:p>
          </table:table-cell>
          <table:table-cell office:value-type="float" office:value="3" table:formula="of:=COM.MICROSOFT.XLOOKUP([ALL_staff.$D9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Shobhana Samuel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verage</text:p>
          </table:table-cell>
          <table:table-cell office:value-type="date" office:date-value="2022-04-15T00:00:00" table:style-name="ce11">
            <text:p>2022/04/15</text:p>
          </table:table-cell>
          <table:table-cell office:value-type="string" table:style-name="ce1">
            <text:p>Procurement</text:p>
          </table:table-cell>
          <table:table-cell office:value-type="currency" office:value="40400" table:style-name="ce8">
            <text:p><text:s/>$40 400<text:s/></text:p>
          </table:table-cell>
          <table:table-cell office:value-type="string" table:style-name="ce1">
            <text:p>IND</text:p>
          </table:table-cell>
          <table:table-cell office:value-type="float" office:value="2.8383561643835615" table:formula="of:=(TODAY()-[ALL_staff.$E10])/365" table:style-name="ce9">
            <text:p>2,84</text:p>
          </table:table-cell>
          <table:table-cell office:value-type="currency" office:value="1212" table:formula="of:=ROUNDUP(IF([ALL_staff.$I10]&gt;2;3%;2%)*[ALL_staff.$G10];0)" table:style-name="ce8">
            <text:p><text:s/>$1 212<text:s/></text:p>
          </table:table-cell>
          <table:table-cell office:value-type="float" office:value="3" table:formula="of:=COM.MICROSOFT.XLOOKUP([ALL_staff.$D10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Archibald Filliskirk</text:p>
          </table:table-cell>
          <table:table-cell office:value-type="string" table:style-name="ce1">
            <text:p>Mal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verage</text:p>
          </table:table-cell>
          <table:table-cell office:value-type="date" office:date-value="2022-06-15T00:00:00" table:style-name="ce11">
            <text:p>2022/06/15</text:p>
          </table:table-cell>
          <table:table-cell office:value-type="string" table:style-name="ce1">
            <text:p>Procurement</text:p>
          </table:table-cell>
          <table:table-cell office:value-type="currency" office:value="40400" table:style-name="ce8">
            <text:p><text:s/>$40 400<text:s/></text:p>
          </table:table-cell>
          <table:table-cell office:value-type="string" table:style-name="ce1">
            <text:p>NZ</text:p>
          </table:table-cell>
          <table:table-cell office:value-type="float" office:value="2.6712328767123288" table:formula="of:=(TODAY()-[ALL_staff.$E11])/365" table:style-name="ce9">
            <text:p>2,67</text:p>
          </table:table-cell>
          <table:table-cell office:value-type="currency" office:value="1212" table:formula="of:=ROUNDUP(IF([ALL_staff.$I11]&gt;2;3%;2%)*[ALL_staff.$G11];0)" table:style-name="ce8">
            <text:p><text:s/>$1 212<text:s/></text:p>
          </table:table-cell>
          <table:table-cell office:value-type="float" office:value="3" table:formula="of:=COM.MICROSOFT.XLOOKUP([ALL_staff.$D11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Prerana Nishita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12-19T00:00:00" table:style-name="ce11">
            <text:p>2021/12/19</text:p>
          </table:table-cell>
          <table:table-cell office:value-type="string" table:style-name="ce1">
            <text:p>Procurement</text:p>
          </table:table-cell>
          <table:table-cell office:value-type="currency" office:value="41570" table:style-name="ce8">
            <text:p><text:s/>$41 570<text:s/></text:p>
          </table:table-cell>
          <table:table-cell office:value-type="string" table:style-name="ce1">
            <text:p>IND</text:p>
          </table:table-cell>
          <table:table-cell office:value-type="float" office:value="3.1589041095890411" table:formula="of:=(TODAY()-[ALL_staff.$E12])/365" table:style-name="ce9">
            <text:p>3,16</text:p>
          </table:table-cell>
          <table:table-cell office:value-type="currency" office:value="1248" table:formula="of:=ROUNDUP(IF([ALL_staff.$I12]&gt;2;3%;2%)*[ALL_staff.$G12];0)" table:style-name="ce8">
            <text:p><text:s/>$1 248<text:s/></text:p>
          </table:table-cell>
          <table:table-cell office:value-type="float" office:value="3" table:formula="of:=COM.MICROSOFT.XLOOKUP([ALL_staff.$D12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Crissie Cordel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2-02-19T00:00:00" table:style-name="ce11">
            <text:p>2022/02/19</text:p>
          </table:table-cell>
          <table:table-cell office:value-type="string" table:style-name="ce1">
            <text:p>Procurement</text:p>
          </table:table-cell>
          <table:table-cell office:value-type="currency" office:value="41570" table:style-name="ce8">
            <text:p><text:s/>$41 570<text:s/></text:p>
          </table:table-cell>
          <table:table-cell office:value-type="string" table:style-name="ce1">
            <text:p>NZ</text:p>
          </table:table-cell>
          <table:table-cell office:value-type="float" office:value="2.989041095890411" table:formula="of:=(TODAY()-[ALL_staff.$E13])/365" table:style-name="ce9">
            <text:p>2,99</text:p>
          </table:table-cell>
          <table:table-cell office:value-type="currency" office:value="1248" table:formula="of:=ROUNDUP(IF([ALL_staff.$I13]&gt;2;3%;2%)*[ALL_staff.$G13];0)" table:style-name="ce8">
            <text:p><text:s/>$1 248<text:s/></text:p>
          </table:table-cell>
          <table:table-cell office:value-type="float" office:value="3" table:formula="of:=COM.MICROSOFT.XLOOKUP([ALL_staff.$D13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Jagajeet Viraj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0-09-10T00:00:00" table:style-name="ce11">
            <text:p>2020/09/10</text:p>
          </table:table-cell>
          <table:table-cell office:value-type="string" table:style-name="ce1">
            <text:p>Website</text:p>
          </table:table-cell>
          <table:table-cell office:value-type="currency" office:value="41980" table:style-name="ce8">
            <text:p><text:s/>$41 980<text:s/></text:p>
          </table:table-cell>
          <table:table-cell office:value-type="string" table:style-name="ce1">
            <text:p>IND</text:p>
          </table:table-cell>
          <table:table-cell office:value-type="float" office:value="4.4328767123287669" table:formula="of:=(TODAY()-[ALL_staff.$E14])/365" table:style-name="ce9">
            <text:p>4,43</text:p>
          </table:table-cell>
          <table:table-cell office:value-type="currency" office:value="1260" table:formula="of:=ROUNDUP(IF([ALL_staff.$I14]&gt;2;3%;2%)*[ALL_staff.$G14];0)" table:style-name="ce8">
            <text:p><text:s/>$1 260<text:s/></text:p>
          </table:table-cell>
          <table:table-cell office:value-type="float" office:value="3" table:formula="of:=COM.MICROSOFT.XLOOKUP([ALL_staff.$D14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Dotty Strutley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0-11-10T00:00:00" table:style-name="ce11">
            <text:p>2020/11/10</text:p>
          </table:table-cell>
          <table:table-cell office:value-type="string" table:style-name="ce1">
            <text:p>Website</text:p>
          </table:table-cell>
          <table:table-cell office:value-type="currency" office:value="41980" table:style-name="ce8">
            <text:p><text:s/>$41 980<text:s/></text:p>
          </table:table-cell>
          <table:table-cell office:value-type="string" table:style-name="ce1">
            <text:p>NZ</text:p>
          </table:table-cell>
          <table:table-cell office:value-type="float" office:value="4.2657534246575342" table:formula="of:=(TODAY()-[ALL_staff.$E15])/365" table:style-name="ce9">
            <text:p>4,27</text:p>
          </table:table-cell>
          <table:table-cell office:value-type="currency" office:value="1260" table:formula="of:=ROUNDUP(IF([ALL_staff.$I15]&gt;2;3%;2%)*[ALL_staff.$G15];0)" table:style-name="ce8">
            <text:p><text:s/>$1 260<text:s/></text:p>
          </table:table-cell>
          <table:table-cell office:value-type="float" office:value="3" table:formula="of:=COM.MICROSOFT.XLOOKUP([ALL_staff.$D15];[Sheet1.$B$3:.$B$7];[Sheet1.$C$3:.$C$7])" table:style-name="ce12">
            <text:p>3</text:p>
          </table:table-cell>
          <table:table-cell table:style-name="ce9"/>
          <table:table-cell office:value-type="float" office:value="2" table:style-name="ce13">
            <text:p>2</text:p>
          </table:table-cell>
          <table:table-cell table:style-name="ce1"/>
          <table:table-cell office:value-type="string" table:style-name="ce1">
            <text:p>XLOOKUP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Rupak Mehra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ery poor</text:p>
          </table:table-cell>
          <table:table-cell office:value-type="date" office:date-value="2022-07-16T00:00:00" table:style-name="ce11">
            <text:p>2022/07/16</text:p>
          </table:table-cell>
          <table:table-cell office:value-type="string" table:style-name="ce1">
            <text:p>Sales</text:p>
          </table:table-cell>
          <table:table-cell office:value-type="currency" office:value="43510" table:style-name="ce8">
            <text:p><text:s/>$43 510<text:s/></text:p>
          </table:table-cell>
          <table:table-cell office:value-type="string" table:style-name="ce1">
            <text:p>IND</text:p>
          </table:table-cell>
          <table:table-cell office:value-type="float" office:value="2.5863013698630137" table:formula="of:=(TODAY()-[ALL_staff.$E16])/365" table:style-name="ce9">
            <text:p>2,59</text:p>
          </table:table-cell>
          <table:table-cell office:value-type="currency" office:value="1306" table:formula="of:=ROUNDUP(IF([ALL_staff.$I16]&gt;2;3%;2%)*[ALL_staff.$G16];0)" table:style-name="ce8">
            <text:p><text:s/>$1 306<text:s/></text:p>
          </table:table-cell>
          <table:table-cell office:value-type="float" office:value="1" table:formula="of:=COM.MICROSOFT.XLOOKUP([ALL_staff.$D16];[Sheet1.$B$3:.$B$7];[Sheet1.$C$3:.$C$7])" table:style-name="ce12">
            <text:p>1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Drusy MacCombe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Very poor</text:p>
          </table:table-cell>
          <table:table-cell office:value-type="date" office:date-value="2022-09-16T00:00:00" table:style-name="ce11">
            <text:p>2022/09/16</text:p>
          </table:table-cell>
          <table:table-cell office:value-type="string" table:style-name="ce1">
            <text:p>Sales</text:p>
          </table:table-cell>
          <table:table-cell office:value-type="currency" office:value="43510" table:style-name="ce8">
            <text:p><text:s/>$43 510<text:s/></text:p>
          </table:table-cell>
          <table:table-cell office:value-type="string" table:style-name="ce1">
            <text:p>NZ</text:p>
          </table:table-cell>
          <table:table-cell office:value-type="float" office:value="2.4164383561643836" table:formula="of:=(TODAY()-[ALL_staff.$E17])/365" table:style-name="ce9">
            <text:p>2,42</text:p>
          </table:table-cell>
          <table:table-cell office:value-type="currency" office:value="1306" table:formula="of:=ROUNDUP(IF([ALL_staff.$I17]&gt;2;3%;2%)*[ALL_staff.$G17];0)" table:style-name="ce8">
            <text:p><text:s/>$1 306<text:s/></text:p>
          </table:table-cell>
          <table:table-cell office:value-type="float" office:value="1" table:formula="of:=COM.MICROSOFT.XLOOKUP([ALL_staff.$D17];[Sheet1.$B$3:.$B$7];[Sheet1.$C$3:.$C$7])" table:style-name="ce12">
            <text:p>1</text:p>
          </table:table-cell>
          <table:table-cell table:style-name="ce9"/>
          <table:table-cell table:number-columns-repeated="2" table:style-name="ce1"/>
          <table:table-cell office:value-type="string" table:style-name="ce1">
            <text:p>Daruka Ghazali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Yagna Sujeev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bove average</text:p>
          </table:table-cell>
          <table:table-cell office:value-type="date" office:date-value="2021-04-07T00:00:00" table:style-name="ce11">
            <text:p>2021/04/07</text:p>
          </table:table-cell>
          <table:table-cell office:value-type="string" table:style-name="ce1">
            <text:p>Website</text:p>
          </table:table-cell>
          <table:table-cell office:value-type="currency" office:value="43840" table:style-name="ce8">
            <text:p><text:s/>$43 840<text:s/></text:p>
          </table:table-cell>
          <table:table-cell office:value-type="string" table:style-name="ce1">
            <text:p>IND</text:p>
          </table:table-cell>
          <table:table-cell office:value-type="float" office:value="3.8602739726027395" table:formula="of:=(TODAY()-[ALL_staff.$E18])/365" table:style-name="ce9">
            <text:p>3,86</text:p>
          </table:table-cell>
          <table:table-cell office:value-type="currency" office:value="1316" table:formula="of:=ROUNDUP(IF([ALL_staff.$I18]&gt;2;3%;2%)*[ALL_staff.$G18];0)" table:style-name="ce8">
            <text:p><text:s/>$1 316<text:s/></text:p>
          </table:table-cell>
          <table:table-cell office:value-type="float" office:value="4" table:formula="of:=COM.MICROSOFT.XLOOKUP([ALL_staff.$D18];[Sheet1.$B$3:.$B$7];[Sheet1.$C$3:.$C$7])" table:style-name="ce12">
            <text:p>4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Kassi Jonson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bove average</text:p>
          </table:table-cell>
          <table:table-cell office:value-type="date" office:date-value="2021-06-07T00:00:00" table:style-name="ce11">
            <text:p>2021/06/07</text:p>
          </table:table-cell>
          <table:table-cell office:value-type="string" table:style-name="ce1">
            <text:p>Website</text:p>
          </table:table-cell>
          <table:table-cell office:value-type="currency" office:value="43840" table:style-name="ce8">
            <text:p><text:s/>$43 840<text:s/></text:p>
          </table:table-cell>
          <table:table-cell office:value-type="string" table:style-name="ce1">
            <text:p>NZ</text:p>
          </table:table-cell>
          <table:table-cell office:value-type="float" office:value="3.6931506849315068" table:formula="of:=(TODAY()-[ALL_staff.$E19])/365" table:style-name="ce9">
            <text:p>3,69</text:p>
          </table:table-cell>
          <table:table-cell office:value-type="currency" office:value="1316" table:formula="of:=ROUNDUP(IF([ALL_staff.$I19]&gt;2;3%;2%)*[ALL_staff.$G19];0)" table:style-name="ce8">
            <text:p><text:s/>$1 316<text:s/></text:p>
          </table:table-cell>
          <table:table-cell office:value-type="float" office:value="4" table:formula="of:=COM.MICROSOFT.XLOOKUP([ALL_staff.$D19];[Sheet1.$B$3:.$B$7];[Sheet1.$C$3:.$C$7])" table:style-name="ce12">
            <text:p>4</text:p>
          </table:table-cell>
          <table:table-cell table:style-name="ce9"/>
          <table:table-cell table:style-name="ce1"/>
          <table:table-cell office:value-type="string" table:style-name="ce1">
            <text:p>Gender</text:p>
          </table:table-cell>
          <table:table-cell office:value-type="string" office:string-value="Female" table:formula="of:=TRANSPOSE(COM.MICROSOFT.XLOOKUP([.O17];[ALL_staff.$A$2:.$A$184];[ALL_staff.$B$2:.$I$184]))" table:number-matrix-columns-spanned="1" table:number-matrix-rows-spanned="8" table:style-name="ce15">
            <text:p>Female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adhavdas Buhpathi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5-23T00:00:00" table:style-name="ce11">
            <text:p>2021/05/23</text:p>
          </table:table-cell>
          <table:table-cell office:value-type="string" table:style-name="ce1">
            <text:p>HR</text:p>
          </table:table-cell>
          <table:table-cell office:value-type="currency" office:value="45510" table:style-name="ce8">
            <text:p><text:s/>$45 510<text:s/></text:p>
          </table:table-cell>
          <table:table-cell office:value-type="string" table:style-name="ce1">
            <text:p>IND</text:p>
          </table:table-cell>
          <table:table-cell office:value-type="float" office:value="3.7342465753424658" table:formula="of:=(TODAY()-[ALL_staff.$E20])/365" table:style-name="ce9">
            <text:p>3,73</text:p>
          </table:table-cell>
          <table:table-cell office:value-type="currency" office:value="1366" table:formula="of:=ROUNDUP(IF([ALL_staff.$I20]&gt;2;3%;2%)*[ALL_staff.$G20];0)" table:style-name="ce8">
            <text:p><text:s/>$1 366<text:s/></text:p>
          </table:table-cell>
          <table:table-cell office:value-type="float" office:value="3" table:formula="of:=COM.MICROSOFT.XLOOKUP([ALL_staff.$D20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Age</text:p>
          </table:table-cell>
          <table:table-cell office:value-type="float" office:value="34" table:style-name="ce16">
            <text:p>3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lorinda Crace</text:p>
          </table:table-cell>
          <table:table-cell office:value-type="string" table:style-name="ce1">
            <text:p>Fe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7-23T00:00:00" table:style-name="ce11">
            <text:p>2021/07/23</text:p>
          </table:table-cell>
          <table:table-cell office:value-type="string" table:style-name="ce1">
            <text:p>HR</text:p>
          </table:table-cell>
          <table:table-cell office:value-type="currency" office:value="45510" table:style-name="ce8">
            <text:p><text:s/>$45 510<text:s/></text:p>
          </table:table-cell>
          <table:table-cell office:value-type="string" table:style-name="ce1">
            <text:p>NZ</text:p>
          </table:table-cell>
          <table:table-cell office:value-type="float" office:value="3.5671232876712327" table:formula="of:=(TODAY()-[ALL_staff.$E21])/365" table:style-name="ce9">
            <text:p>3,57</text:p>
          </table:table-cell>
          <table:table-cell office:value-type="currency" office:value="1366" table:formula="of:=ROUNDUP(IF([ALL_staff.$I21]&gt;2;3%;2%)*[ALL_staff.$G21];0)" table:style-name="ce8">
            <text:p><text:s/>$1 366<text:s/></text:p>
          </table:table-cell>
          <table:table-cell office:value-type="float" office:value="3" table:formula="of:=COM.MICROSOFT.XLOOKUP([ALL_staff.$D21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Rating</text:p>
          </table:table-cell>
          <table:table-cell office:value-type="string" office:string-value="Poor" table:style-name="ce16">
            <text:p>Poor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Shiuli Sapna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rage</text:p>
          </table:table-cell>
          <table:table-cell office:value-type="date" office:date-value="2020-11-29T00:00:00" table:style-name="ce11">
            <text:p>2020/11/29</text:p>
          </table:table-cell>
          <table:table-cell office:value-type="string" table:style-name="ce1">
            <text:p>Procurement</text:p>
          </table:table-cell>
          <table:table-cell office:value-type="currency" office:value="47360" table:style-name="ce8">
            <text:p><text:s/>$47 360<text:s/></text:p>
          </table:table-cell>
          <table:table-cell office:value-type="string" table:style-name="ce1">
            <text:p>IND</text:p>
          </table:table-cell>
          <table:table-cell office:value-type="float" office:value="4.2136986301369861" table:formula="of:=(TODAY()-[ALL_staff.$E22])/365" table:style-name="ce9">
            <text:p>4,21</text:p>
          </table:table-cell>
          <table:table-cell office:value-type="currency" office:value="1421" table:formula="of:=ROUNDUP(IF([ALL_staff.$I22]&gt;2;3%;2%)*[ALL_staff.$G22];0)" table:style-name="ce8">
            <text:p><text:s/>$1 421<text:s/></text:p>
          </table:table-cell>
          <table:table-cell office:value-type="float" office:value="3" table:formula="of:=COM.MICROSOFT.XLOOKUP([ALL_staff.$D22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Date of jount</text:p>
          </table:table-cell>
          <table:table-cell office:value-type="date" office:date-value="2022-04-09T00:00:00" table:style-name="ce17">
            <text:p>2022/04/09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Dell Molloy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rage</text:p>
          </table:table-cell>
          <table:table-cell office:value-type="date" office:date-value="2021-01-29T00:00:00" table:style-name="ce11">
            <text:p>2021/01/29</text:p>
          </table:table-cell>
          <table:table-cell office:value-type="string" table:style-name="ce1">
            <text:p>Procurement</text:p>
          </table:table-cell>
          <table:table-cell office:value-type="currency" office:value="47360" table:style-name="ce8">
            <text:p><text:s/>$47 360<text:s/></text:p>
          </table:table-cell>
          <table:table-cell office:value-type="string" table:style-name="ce1">
            <text:p>NZ</text:p>
          </table:table-cell>
          <table:table-cell office:value-type="float" office:value="4.0465753424657533" table:formula="of:=(TODAY()-[ALL_staff.$E23])/365" table:style-name="ce9">
            <text:p>4,05</text:p>
          </table:table-cell>
          <table:table-cell office:value-type="currency" office:value="1421" table:formula="of:=ROUNDUP(IF([ALL_staff.$I23]&gt;2;3%;2%)*[ALL_staff.$G23];0)" table:style-name="ce8">
            <text:p><text:s/>$1 421<text:s/></text:p>
          </table:table-cell>
          <table:table-cell office:value-type="float" office:value="3" table:formula="of:=COM.MICROSOFT.XLOOKUP([ALL_staff.$D23];[Sheet1.$B$3:.$B$7];[Sheet1.$C$3:.$C$7])" table:style-name="ce12">
            <text:p>3</text:p>
          </table:table-cell>
          <table:table-cell table:style-name="ce9"/>
          <table:table-cell table:style-name="ce1"/>
          <table:table-cell office:value-type="string" table:style-name="ce1">
            <text:p>Department</text:p>
          </table:table-cell>
          <table:table-cell office:value-type="string" office:string-value="Sales" table:style-name="ce16">
            <text:p>Sales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Ardhendu Abhichandra Jayakar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bove average</text:p>
          </table:table-cell>
          <table:table-cell office:value-type="date" office:date-value="2020-05-29T00:00:00" table:style-name="ce11">
            <text:p>2020/05/29</text:p>
          </table:table-cell>
          <table:table-cell office:value-type="string" table:style-name="ce1">
            <text:p>Finance</text:p>
          </table:table-cell>
          <table:table-cell office:value-type="currency" office:value="48170" table:style-name="ce8">
            <text:p><text:s/>$48 170<text:s/></text:p>
          </table:table-cell>
          <table:table-cell office:value-type="string" table:style-name="ce1">
            <text:p>IND</text:p>
          </table:table-cell>
          <table:table-cell office:value-type="float" office:value="4.7178082191780826" table:formula="of:=(TODAY()-[ALL_staff.$E24])/365" table:style-name="ce9">
            <text:p>4,72</text:p>
          </table:table-cell>
          <table:table-cell office:value-type="currency" office:value="1446" table:formula="of:=ROUNDUP(IF([ALL_staff.$I24]&gt;2;3%;2%)*[ALL_staff.$G24];0)" table:style-name="ce8">
            <text:p><text:s/>$1 446<text:s/></text:p>
          </table:table-cell>
          <table:table-cell office:value-type="float" office:value="4" table:formula="of:=COM.MICROSOFT.XLOOKUP([ALL_staff.$D24];[Sheet1.$B$3:.$B$7];[Sheet1.$C$3:.$C$7])" table:style-name="ce12">
            <text:p>4</text:p>
          </table:table-cell>
          <table:table-cell table:style-name="ce9"/>
          <table:table-cell table:style-name="ce1"/>
          <table:table-cell office:value-type="string" table:style-name="ce1">
            <text:p>Salary</text:p>
          </table:table-cell>
          <table:table-cell office:value-type="float" office:value="49630" table:style-name="ce16">
            <text:p>4963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Jan Morforth</text:p>
          </table:table-cell>
          <table:table-cell office:value-type="string" table:style-name="ce1">
            <text:p>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bove average</text:p>
          </table:table-cell>
          <table:table-cell office:value-type="date" office:date-value="2020-07-29T00:00:00" table:style-name="ce11">
            <text:p>2020/07/29</text:p>
          </table:table-cell>
          <table:table-cell office:value-type="string" table:style-name="ce1">
            <text:p>Finance</text:p>
          </table:table-cell>
          <table:table-cell office:value-type="currency" office:value="48170" table:style-name="ce8">
            <text:p><text:s/>$48 170<text:s/></text:p>
          </table:table-cell>
          <table:table-cell office:value-type="string" table:style-name="ce1">
            <text:p>NZ</text:p>
          </table:table-cell>
          <table:table-cell office:value-type="float" office:value="4.5506849315068489" table:formula="of:=(TODAY()-[ALL_staff.$E25])/365" table:style-name="ce9">
            <text:p>4,55</text:p>
          </table:table-cell>
          <table:table-cell office:value-type="currency" office:value="1446" table:formula="of:=ROUNDUP(IF([ALL_staff.$I25]&gt;2;3%;2%)*[ALL_staff.$G25];0)" table:style-name="ce8">
            <text:p><text:s/>$1 446<text:s/></text:p>
          </table:table-cell>
          <table:table-cell office:value-type="float" office:value="4" table:formula="of:=COM.MICROSOFT.XLOOKUP([ALL_staff.$D25];[Sheet1.$B$3:.$B$7];[Sheet1.$C$3:.$C$7])" table:style-name="ce12">
            <text:p>4</text:p>
          </table:table-cell>
          <table:table-cell table:style-name="ce9"/>
          <table:table-cell table:style-name="ce1"/>
          <table:table-cell office:value-type="string" table:style-name="ce1">
            <text:p>Country</text:p>
          </table:table-cell>
          <table:table-cell office:value-type="string" office:string-value="IND" table:style-name="ce16">
            <text:p>IND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Piyali Mahanthapa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bove average</text:p>
          </table:table-cell>
          <table:table-cell office:value-type="date" office:date-value="2022-03-20T00:00:00" table:style-name="ce11">
            <text:p>2022/03/20</text:p>
          </table:table-cell>
          <table:table-cell office:value-type="string" table:style-name="ce1">
            <text:p>Procurement</text:p>
          </table:table-cell>
          <table:table-cell office:value-type="currency" office:value="48530" table:style-name="ce8">
            <text:p><text:s/>$48 530<text:s/></text:p>
          </table:table-cell>
          <table:table-cell office:value-type="string" table:style-name="ce1">
            <text:p>IND</text:p>
          </table:table-cell>
          <table:table-cell office:value-type="float" office:value="2.9095890410958902" table:formula="of:=(TODAY()-[ALL_staff.$E26])/365" table:style-name="ce9">
            <text:p>2,91</text:p>
          </table:table-cell>
          <table:table-cell office:value-type="currency" office:value="1456" table:formula="of:=ROUNDUP(IF([ALL_staff.$I26]&gt;2;3%;2%)*[ALL_staff.$G26];0)" table:style-name="ce8">
            <text:p><text:s/>$1 456<text:s/></text:p>
          </table:table-cell>
          <table:table-cell office:value-type="float" office:value="4" table:formula="of:=COM.MICROSOFT.XLOOKUP([ALL_staff.$D26];[Sheet1.$B$3:.$B$7];[Sheet1.$C$3:.$C$7])" table:style-name="ce12">
            <text:p>4</text:p>
          </table:table-cell>
          <table:table-cell table:style-name="ce9"/>
          <table:table-cell table:style-name="ce1"/>
          <table:table-cell office:value-type="string" table:style-name="ce1">
            <text:p>Tenure</text:p>
          </table:table-cell>
          <table:table-cell office:value-type="float" office:value="2.8547945205479452" table:style-name="ce16">
            <text:p>2,85479452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Erin Androsik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bove average</text:p>
          </table:table-cell>
          <table:table-cell office:value-type="date" office:date-value="2022-05-20T00:00:00" table:style-name="ce11">
            <text:p>2022/05/20</text:p>
          </table:table-cell>
          <table:table-cell office:value-type="string" table:style-name="ce1">
            <text:p>Procurement</text:p>
          </table:table-cell>
          <table:table-cell office:value-type="currency" office:value="48530" table:style-name="ce8">
            <text:p><text:s/>$48 530<text:s/></text:p>
          </table:table-cell>
          <table:table-cell office:value-type="string" table:style-name="ce1">
            <text:p>NZ</text:p>
          </table:table-cell>
          <table:table-cell office:value-type="float" office:value="2.7424657534246575" table:formula="of:=(TODAY()-[ALL_staff.$E27])/365" table:style-name="ce9">
            <text:p>2,74</text:p>
          </table:table-cell>
          <table:table-cell office:value-type="currency" office:value="1456" table:formula="of:=ROUNDUP(IF([ALL_staff.$I27]&gt;2;3%;2%)*[ALL_staff.$G27];0)" table:style-name="ce8">
            <text:p><text:s/>$1 456<text:s/></text:p>
          </table:table-cell>
          <table:table-cell office:value-type="float" office:value="4" table:formula="of:=COM.MICROSOFT.XLOOKUP([ALL_staff.$D27];[Sheet1.$B$3:.$B$7];[Sheet1.$C$3:.$C$7])" table:style-name="ce12">
            <text:p>4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Amal Nimesh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1-09-11T00:00:00" table:style-name="ce11">
            <text:p>2021/09/11</text:p>
          </table:table-cell>
          <table:table-cell office:value-type="string" table:style-name="ce1">
            <text:p>Website</text:p>
          </table:table-cell>
          <table:table-cell office:value-type="currency" office:value="48950" table:style-name="ce8">
            <text:p><text:s/>$48 950<text:s/></text:p>
          </table:table-cell>
          <table:table-cell office:value-type="string" table:style-name="ce1">
            <text:p>IND</text:p>
          </table:table-cell>
          <table:table-cell office:value-type="float" office:value="3.43013698630137" table:formula="of:=(TODAY()-[ALL_staff.$E28])/365" table:style-name="ce9">
            <text:p>3,43</text:p>
          </table:table-cell>
          <table:table-cell office:value-type="currency" office:value="1469" table:formula="of:=ROUNDUP(IF([ALL_staff.$I28]&gt;2;3%;2%)*[ALL_staff.$G28];0)" table:style-name="ce8">
            <text:p><text:s/>$1 469<text:s/></text:p>
          </table:table-cell>
          <table:table-cell office:value-type="float" office:value="3" table:formula="of:=COM.MICROSOFT.XLOOKUP([ALL_staff.$D28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Gunar Cockshoot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1-11-11T00:00:00" table:style-name="ce11">
            <text:p>2021/11/11</text:p>
          </table:table-cell>
          <table:table-cell office:value-type="string" table:style-name="ce1">
            <text:p>Website</text:p>
          </table:table-cell>
          <table:table-cell office:value-type="currency" office:value="48950" table:style-name="ce8">
            <text:p><text:s/>$48 950<text:s/></text:p>
          </table:table-cell>
          <table:table-cell office:value-type="string" table:style-name="ce1">
            <text:p>NZ</text:p>
          </table:table-cell>
          <table:table-cell office:value-type="float" office:value="3.2630136986301368" table:formula="of:=(TODAY()-[ALL_staff.$E29])/365" table:style-name="ce9">
            <text:p>3,26</text:p>
          </table:table-cell>
          <table:table-cell office:value-type="currency" office:value="1469" table:formula="of:=ROUNDUP(IF([ALL_staff.$I29]&gt;2;3%;2%)*[ALL_staff.$G29];0)" table:style-name="ce8">
            <text:p><text:s/>$1 469<text:s/></text:p>
          </table:table-cell>
          <table:table-cell office:value-type="float" office:value="3" table:formula="of:=COM.MICROSOFT.XLOOKUP([ALL_staff.$D29];[Sheet1.$B$3:.$B$7];[Sheet1.$C$3:.$C$7])" table:style-name="ce12">
            <text:p>3</text:p>
          </table:table-cell>
          <table:table-cell table:style-name="ce9"/>
          <table:table-cell table:number-columns-repeated="2" table:style-name="ce1"/>
          <table:table-cell office:value-type="string" table:style-name="ce1">
            <text:p>VLOOKUP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Vanmala Shriharsha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1-11-06T00:00:00" table:style-name="ce11">
            <text:p>2021/11/06</text:p>
          </table:table-cell>
          <table:table-cell office:value-type="string" table:style-name="ce1">
            <text:p>Finance</text:p>
          </table:table-cell>
          <table:table-cell office:value-type="currency" office:value="48980" table:style-name="ce8">
            <text:p><text:s/>$48 980<text:s/></text:p>
          </table:table-cell>
          <table:table-cell office:value-type="string" table:style-name="ce1">
            <text:p>IND</text:p>
          </table:table-cell>
          <table:table-cell office:value-type="float" office:value="3.2767123287671232" table:formula="of:=(TODAY()-[ALL_staff.$E30])/365" table:style-name="ce9">
            <text:p>3,28</text:p>
          </table:table-cell>
          <table:table-cell office:value-type="currency" office:value="1470" table:formula="of:=ROUNDUP(IF([ALL_staff.$I30]&gt;2;3%;2%)*[ALL_staff.$G30];0)" table:style-name="ce8">
            <text:p><text:s/>$1 470<text:s/></text:p>
          </table:table-cell>
          <table:table-cell office:value-type="float" office:value="3" table:formula="of:=COM.MICROSOFT.XLOOKUP([ALL_staff.$D30];[Sheet1.$B$3:.$B$7];[Sheet1.$C$3:.$C$7])" table:style-name="ce12">
            <text:p>3</text:p>
          </table:table-cell>
          <table:table-cell table:style-name="ce9"/>
          <table:table-cell table:number-columns-repeated="2" table:style-name="ce1"/>
          <table:table-cell office:value-type="string" table:style-name="ce1">
            <text:p>its better to use xlookup than vlookup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Esmaria Denecamp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2-01-06T00:00:00" table:style-name="ce11">
            <text:p>2022/01/06</text:p>
          </table:table-cell>
          <table:table-cell office:value-type="string" table:style-name="ce1">
            <text:p>Finance</text:p>
          </table:table-cell>
          <table:table-cell office:value-type="currency" office:value="48980" table:style-name="ce8">
            <text:p><text:s/>$48 980<text:s/></text:p>
          </table:table-cell>
          <table:table-cell office:value-type="string" table:style-name="ce1">
            <text:p>NZ</text:p>
          </table:table-cell>
          <table:table-cell office:value-type="float" office:value="3.1095890410958904" table:formula="of:=(TODAY()-[ALL_staff.$E31])/365" table:style-name="ce9">
            <text:p>3,11</text:p>
          </table:table-cell>
          <table:table-cell office:value-type="currency" office:value="1470" table:formula="of:=ROUNDUP(IF([ALL_staff.$I31]&gt;2;3%;2%)*[ALL_staff.$G31];0)" table:style-name="ce8">
            <text:p><text:s/>$1 470<text:s/></text:p>
          </table:table-cell>
          <table:table-cell office:value-type="float" office:value="3" table:formula="of:=COM.MICROSOFT.XLOOKUP([ALL_staff.$D31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Daruka Ghazali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oor</text:p>
          </table:table-cell>
          <table:table-cell office:value-type="date" office:date-value="2022-04-09T00:00:00" table:style-name="ce11">
            <text:p>2022/04/09</text:p>
          </table:table-cell>
          <table:table-cell office:value-type="string" table:style-name="ce1">
            <text:p>Sales</text:p>
          </table:table-cell>
          <table:table-cell office:value-type="currency" office:value="49630" table:style-name="ce8">
            <text:p><text:s/>$49 630<text:s/></text:p>
          </table:table-cell>
          <table:table-cell office:value-type="string" table:style-name="ce1">
            <text:p>IND</text:p>
          </table:table-cell>
          <table:table-cell office:value-type="float" office:value="2.8547945205479452" table:formula="of:=(TODAY()-[ALL_staff.$E32])/365" table:style-name="ce9">
            <text:p>2,85</text:p>
          </table:table-cell>
          <table:table-cell office:value-type="currency" office:value="1489" table:formula="of:=ROUNDUP(IF([ALL_staff.$I32]&gt;2;3%;2%)*[ALL_staff.$G32];0)" table:style-name="ce8">
            <text:p><text:s/>$1 489<text:s/></text:p>
          </table:table-cell>
          <table:table-cell office:value-type="float" office:value="2" table:formula="of:=COM.MICROSOFT.XLOOKUP([ALL_staff.$D32];[Sheet1.$B$3:.$B$7];[Sheet1.$C$3:.$C$7])" table:style-name="ce12">
            <text:p>2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Violante Courtonne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oor</text:p>
          </table:table-cell>
          <table:table-cell office:value-type="date" office:date-value="2022-06-09T00:00:00" table:style-name="ce11">
            <text:p>2022/06/09</text:p>
          </table:table-cell>
          <table:table-cell office:value-type="string" table:style-name="ce1">
            <text:p>Sales</text:p>
          </table:table-cell>
          <table:table-cell office:value-type="currency" office:value="49630" table:style-name="ce8">
            <text:p><text:s/>$49 630<text:s/></text:p>
          </table:table-cell>
          <table:table-cell office:value-type="string" table:style-name="ce1">
            <text:p>NZ</text:p>
          </table:table-cell>
          <table:table-cell office:value-type="float" office:value="2.6876712328767125" table:formula="of:=(TODAY()-[ALL_staff.$E33])/365" table:style-name="ce9">
            <text:p>2,69</text:p>
          </table:table-cell>
          <table:table-cell office:value-type="currency" office:value="1489" table:formula="of:=ROUNDUP(IF([ALL_staff.$I33]&gt;2;3%;2%)*[ALL_staff.$G33];0)" table:style-name="ce8">
            <text:p><text:s/>$1 489<text:s/></text:p>
          </table:table-cell>
          <table:table-cell office:value-type="float" office:value="2" table:formula="of:=COM.MICROSOFT.XLOOKUP([ALL_staff.$D33];[Sheet1.$B$3:.$B$7];[Sheet1.$C$3:.$C$7])" table:style-name="ce12">
            <text:p>2</text:p>
          </table:table-cell>
          <table:table-cell table:style-name="ce9"/>
          <table:table-cell table:style-name="ce1"/>
          <table:table-cell office:value-type="float" office:value="49630" table:formula="of:=VLOOKUP([.O17];[ALL_staff.$A$2:.$K$184];7;FALSE)" table:style-name="ce1">
            <text:p>4963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umwant Veera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or</text:p>
          </table:table-cell>
          <table:table-cell office:value-type="date" office:date-value="2021-06-28T00:00:00" table:style-name="ce11">
            <text:p>2021/06/28</text:p>
          </table:table-cell>
          <table:table-cell office:value-type="string" table:style-name="ce1">
            <text:p>Finance</text:p>
          </table:table-cell>
          <table:table-cell office:value-type="currency" office:value="52610" table:style-name="ce8">
            <text:p><text:s/>$52 610<text:s/></text:p>
          </table:table-cell>
          <table:table-cell office:value-type="string" table:style-name="ce1">
            <text:p>IND</text:p>
          </table:table-cell>
          <table:table-cell office:value-type="float" office:value="3.6356164383561644" table:formula="of:=(TODAY()-[ALL_staff.$E34])/365" table:style-name="ce9">
            <text:p>3,64</text:p>
          </table:table-cell>
          <table:table-cell office:value-type="currency" office:value="1579" table:formula="of:=ROUNDUP(IF([ALL_staff.$I34]&gt;2;3%;2%)*[ALL_staff.$G34];0)" table:style-name="ce8">
            <text:p><text:s/>$1 579<text:s/></text:p>
          </table:table-cell>
          <table:table-cell office:value-type="float" office:value="2" table:formula="of:=COM.MICROSOFT.XLOOKUP([ALL_staff.$D34];[Sheet1.$B$3:.$B$7];[Sheet1.$C$3:.$C$7])" table:style-name="ce12">
            <text:p>2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Kaye Crocroft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oor</text:p>
          </table:table-cell>
          <table:table-cell office:value-type="date" office:date-value="2021-08-28T00:00:00" table:style-name="ce11">
            <text:p>2021/08/28</text:p>
          </table:table-cell>
          <table:table-cell office:value-type="string" table:style-name="ce1">
            <text:p>Finance</text:p>
          </table:table-cell>
          <table:table-cell office:value-type="currency" office:value="52610" table:style-name="ce8">
            <text:p><text:s/>$52 610<text:s/></text:p>
          </table:table-cell>
          <table:table-cell office:value-type="string" table:style-name="ce1">
            <text:p>NZ</text:p>
          </table:table-cell>
          <table:table-cell office:value-type="float" office:value="3.4684931506849317" table:formula="of:=(TODAY()-[ALL_staff.$E35])/365" table:style-name="ce9">
            <text:p>3,47</text:p>
          </table:table-cell>
          <table:table-cell office:value-type="currency" office:value="1579" table:formula="of:=ROUNDUP(IF([ALL_staff.$I35]&gt;2;3%;2%)*[ALL_staff.$G35];0)" table:style-name="ce8">
            <text:p><text:s/>$1 579<text:s/></text:p>
          </table:table-cell>
          <table:table-cell office:value-type="float" office:value="2" table:formula="of:=COM.MICROSOFT.XLOOKUP([ALL_staff.$D35];[Sheet1.$B$3:.$B$7];[Sheet1.$C$3:.$C$7])" table:style-name="ce12">
            <text:p>2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Anumati Shyamari Meherhomji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1-04-10T00:00:00" table:style-name="ce11">
            <text:p>2021/04/10</text:p>
          </table:table-cell>
          <table:table-cell office:value-type="string" table:style-name="ce1">
            <text:p>Sales</text:p>
          </table:table-cell>
          <table:table-cell office:value-type="currency" office:value="53240" table:style-name="ce8">
            <text:p><text:s/>$53 240<text:s/></text:p>
          </table:table-cell>
          <table:table-cell office:value-type="string" table:style-name="ce1">
            <text:p>IND</text:p>
          </table:table-cell>
          <table:table-cell office:value-type="float" office:value="3.8520547945205479" table:formula="of:=(TODAY()-[ALL_staff.$E36])/365" table:style-name="ce9">
            <text:p>3,85</text:p>
          </table:table-cell>
          <table:table-cell office:value-type="currency" office:value="1598" table:formula="of:=ROUNDUP(IF([ALL_staff.$I36]&gt;2;3%;2%)*[ALL_staff.$G36];0)" table:style-name="ce8">
            <text:p><text:s/>$1 598<text:s/></text:p>
          </table:table-cell>
          <table:table-cell office:value-type="float" office:value="3" table:formula="of:=COM.MICROSOFT.XLOOKUP([ALL_staff.$D36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Tatum Hush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1-06-10T00:00:00" table:style-name="ce11">
            <text:p>2021/06/10</text:p>
          </table:table-cell>
          <table:table-cell office:value-type="string" table:style-name="ce1">
            <text:p>Sales</text:p>
          </table:table-cell>
          <table:table-cell office:value-type="currency" office:value="53240" table:style-name="ce8">
            <text:p><text:s/>$53 240<text:s/></text:p>
          </table:table-cell>
          <table:table-cell office:value-type="string" table:style-name="ce1">
            <text:p>NZ</text:p>
          </table:table-cell>
          <table:table-cell office:value-type="float" office:value="3.6849315068493151" table:formula="of:=(TODAY()-[ALL_staff.$E37])/365" table:style-name="ce9">
            <text:p>3,68</text:p>
          </table:table-cell>
          <table:table-cell office:value-type="currency" office:value="1598" table:formula="of:=ROUNDUP(IF([ALL_staff.$I37]&gt;2;3%;2%)*[ALL_staff.$G37];0)" table:style-name="ce8">
            <text:p><text:s/>$1 598<text:s/></text:p>
          </table:table-cell>
          <table:table-cell office:value-type="float" office:value="3" table:formula="of:=COM.MICROSOFT.XLOOKUP([ALL_staff.$D37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Geena Raghavanpillai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7-26T00:00:00" table:style-name="ce11">
            <text:p>2021/07/26</text:p>
          </table:table-cell>
          <table:table-cell office:value-type="string" table:style-name="ce1">
            <text:p>Sales</text:p>
          </table:table-cell>
          <table:table-cell office:value-type="currency" office:value="53540" table:style-name="ce8">
            <text:p><text:s/>$53 540<text:s/></text:p>
          </table:table-cell>
          <table:table-cell office:value-type="string" table:style-name="ce1">
            <text:p>IND</text:p>
          </table:table-cell>
          <table:table-cell office:value-type="float" office:value="3.558904109589041" table:formula="of:=(TODAY()-[ALL_staff.$E38])/365" table:style-name="ce9">
            <text:p>3,56</text:p>
          </table:table-cell>
          <table:table-cell office:value-type="currency" office:value="1607" table:formula="of:=ROUNDUP(IF([ALL_staff.$I38]&gt;2;3%;2%)*[ALL_staff.$G38];0)" table:style-name="ce8">
            <text:p><text:s/>$1 607<text:s/></text:p>
          </table:table-cell>
          <table:table-cell office:value-type="float" office:value="3" table:formula="of:=COM.MICROSOFT.XLOOKUP([ALL_staff.$D38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Chitrasen Laul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rage</text:p>
          </table:table-cell>
          <table:table-cell office:value-type="date" office:date-value="2021-06-03T00:00:00" table:style-name="ce11">
            <text:p>2021/06/03</text:p>
          </table:table-cell>
          <table:table-cell office:value-type="string" table:style-name="ce1">
            <text:p>Procurement</text:p>
          </table:table-cell>
          <table:table-cell office:value-type="currency" office:value="53540" table:style-name="ce8">
            <text:p><text:s/>$53 540<text:s/></text:p>
          </table:table-cell>
          <table:table-cell office:value-type="string" table:style-name="ce1">
            <text:p>IND</text:p>
          </table:table-cell>
          <table:table-cell office:value-type="float" office:value="3.7041095890410958" table:formula="of:=(TODAY()-[ALL_staff.$E39])/365" table:style-name="ce9">
            <text:p>3,70</text:p>
          </table:table-cell>
          <table:table-cell office:value-type="currency" office:value="1607" table:formula="of:=ROUNDUP(IF([ALL_staff.$I39]&gt;2;3%;2%)*[ALL_staff.$G39];0)" table:style-name="ce8">
            <text:p><text:s/>$1 607<text:s/></text:p>
          </table:table-cell>
          <table:table-cell office:value-type="float" office:value="3" table:formula="of:=COM.MICROSOFT.XLOOKUP([ALL_staff.$D39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Hoyt D'Alesco</text:p>
          </table:table-cell>
          <table:table-cell office:value-type="string" table:style-name="ce1">
            <text:p>Mal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1-09-26T00:00:00" table:style-name="ce11">
            <text:p>2021/09/26</text:p>
          </table:table-cell>
          <table:table-cell office:value-type="string" table:style-name="ce1">
            <text:p>Sales</text:p>
          </table:table-cell>
          <table:table-cell office:value-type="currency" office:value="53540" table:style-name="ce8">
            <text:p><text:s/>$53 540<text:s/></text:p>
          </table:table-cell>
          <table:table-cell office:value-type="string" table:style-name="ce1">
            <text:p>NZ</text:p>
          </table:table-cell>
          <table:table-cell office:value-type="float" office:value="3.3890410958904109" table:formula="of:=(TODAY()-[ALL_staff.$E40])/365" table:style-name="ce9">
            <text:p>3,39</text:p>
          </table:table-cell>
          <table:table-cell office:value-type="currency" office:value="1607" table:formula="of:=ROUNDUP(IF([ALL_staff.$I40]&gt;2;3%;2%)*[ALL_staff.$G40];0)" table:style-name="ce8">
            <text:p><text:s/>$1 607<text:s/></text:p>
          </table:table-cell>
          <table:table-cell office:value-type="float" office:value="3" table:formula="of:=COM.MICROSOFT.XLOOKUP([ALL_staff.$D40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Zach Polon</text:p>
          </table:table-cell>
          <table:table-cell office:value-type="string" table:style-name="ce1">
            <text:p>Mal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verage</text:p>
          </table:table-cell>
          <table:table-cell office:value-type="date" office:date-value="2021-08-03T00:00:00" table:style-name="ce11">
            <text:p>2021/08/03</text:p>
          </table:table-cell>
          <table:table-cell office:value-type="string" table:style-name="ce1">
            <text:p>Procurement</text:p>
          </table:table-cell>
          <table:table-cell office:value-type="currency" office:value="53540" table:style-name="ce8">
            <text:p><text:s/>$53 540<text:s/></text:p>
          </table:table-cell>
          <table:table-cell office:value-type="string" table:style-name="ce1">
            <text:p>NZ</text:p>
          </table:table-cell>
          <table:table-cell office:value-type="float" office:value="3.536986301369863" table:formula="of:=(TODAY()-[ALL_staff.$E41])/365" table:style-name="ce9">
            <text:p>3,54</text:p>
          </table:table-cell>
          <table:table-cell office:value-type="currency" office:value="1607" table:formula="of:=ROUNDUP(IF([ALL_staff.$I41]&gt;2;3%;2%)*[ALL_staff.$G41];0)" table:style-name="ce8">
            <text:p><text:s/>$1 607<text:s/></text:p>
          </table:table-cell>
          <table:table-cell office:value-type="float" office:value="3" table:formula="of:=COM.MICROSOFT.XLOOKUP([ALL_staff.$D41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Pragya Nilufar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9-09T00:00:00" table:style-name="ce11">
            <text:p>2021/09/09</text:p>
          </table:table-cell>
          <table:table-cell office:value-type="string" table:style-name="ce1">
            <text:p>Website</text:p>
          </table:table-cell>
          <table:table-cell office:value-type="currency" office:value="53870" table:style-name="ce8">
            <text:p><text:s/>$53 870<text:s/></text:p>
          </table:table-cell>
          <table:table-cell office:value-type="string" table:style-name="ce1">
            <text:p>IND</text:p>
          </table:table-cell>
          <table:table-cell office:value-type="float" office:value="3.4356164383561643" table:formula="of:=(TODAY()-[ALL_staff.$E42])/365" table:style-name="ce9">
            <text:p>3,44</text:p>
          </table:table-cell>
          <table:table-cell office:value-type="currency" office:value="1617" table:formula="of:=ROUNDUP(IF([ALL_staff.$I42]&gt;2;3%;2%)*[ALL_staff.$G42];0)" table:style-name="ce8">
            <text:p><text:s/>$1 617<text:s/></text:p>
          </table:table-cell>
          <table:table-cell office:value-type="float" office:value="3" table:formula="of:=COM.MICROSOFT.XLOOKUP([ALL_staff.$D42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William Reeveley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11-09T00:00:00" table:style-name="ce11">
            <text:p>2021/11/09</text:p>
          </table:table-cell>
          <table:table-cell office:value-type="string" table:style-name="ce1">
            <text:p>Website</text:p>
          </table:table-cell>
          <table:table-cell office:value-type="currency" office:value="53870" table:style-name="ce8">
            <text:p><text:s/>$53 870<text:s/></text:p>
          </table:table-cell>
          <table:table-cell office:value-type="string" table:style-name="ce1">
            <text:p>NZ</text:p>
          </table:table-cell>
          <table:table-cell office:value-type="float" office:value="3.2684931506849315" table:formula="of:=(TODAY()-[ALL_staff.$E43])/365" table:style-name="ce9">
            <text:p>3,27</text:p>
          </table:table-cell>
          <table:table-cell office:value-type="currency" office:value="1617" table:formula="of:=ROUNDUP(IF([ALL_staff.$I43]&gt;2;3%;2%)*[ALL_staff.$G43];0)" table:style-name="ce8">
            <text:p><text:s/>$1 617<text:s/></text:p>
          </table:table-cell>
          <table:table-cell office:value-type="float" office:value="3" table:formula="of:=COM.MICROSOFT.XLOOKUP([ALL_staff.$D43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Sanchali Shirish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0-08-30T00:00:00" table:style-name="ce11">
            <text:p>2020/08/30</text:p>
          </table:table-cell>
          <table:table-cell office:value-type="string" table:style-name="ce1">
            <text:p>Sales</text:p>
          </table:table-cell>
          <table:table-cell office:value-type="currency" office:value="54970" table:style-name="ce8">
            <text:p><text:s/>$54 970<text:s/></text:p>
          </table:table-cell>
          <table:table-cell office:value-type="string" table:style-name="ce1">
            <text:p>IND</text:p>
          </table:table-cell>
          <table:table-cell office:value-type="float" office:value="4.463013698630137" table:formula="of:=(TODAY()-[ALL_staff.$E44])/365" table:style-name="ce9">
            <text:p>4,46</text:p>
          </table:table-cell>
          <table:table-cell office:value-type="currency" office:value="1650" table:formula="of:=ROUNDUP(IF([ALL_staff.$I44]&gt;2;3%;2%)*[ALL_staff.$G44];0)" table:style-name="ce8">
            <text:p><text:s/>$1 650<text:s/></text:p>
          </table:table-cell>
          <table:table-cell office:value-type="float" office:value="3" table:formula="of:=COM.MICROSOFT.XLOOKUP([ALL_staff.$D44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Alta Kaszper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0-10-30T00:00:00" table:style-name="ce11">
            <text:p>2020/10/30</text:p>
          </table:table-cell>
          <table:table-cell office:value-type="string" table:style-name="ce1">
            <text:p>Sales</text:p>
          </table:table-cell>
          <table:table-cell office:value-type="currency" office:value="54970" table:style-name="ce8">
            <text:p><text:s/>$54 970<text:s/></text:p>
          </table:table-cell>
          <table:table-cell office:value-type="string" table:style-name="ce1">
            <text:p>NZ</text:p>
          </table:table-cell>
          <table:table-cell office:value-type="float" office:value="4.2958904109589042" table:formula="of:=(TODAY()-[ALL_staff.$E45])/365" table:style-name="ce9">
            <text:p>4,30</text:p>
          </table:table-cell>
          <table:table-cell office:value-type="currency" office:value="1650" table:formula="of:=ROUNDUP(IF([ALL_staff.$I45]&gt;2;3%;2%)*[ALL_staff.$G45];0)" table:style-name="ce8">
            <text:p><text:s/>$1 650<text:s/></text:p>
          </table:table-cell>
          <table:table-cell office:value-type="float" office:value="3" table:formula="of:=COM.MICROSOFT.XLOOKUP([ALL_staff.$D45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Mirium Seemantini Shivakumar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bove average</text:p>
          </table:table-cell>
          <table:table-cell office:value-type="date" office:date-value="2021-03-13T00:00:00" table:style-name="ce11">
            <text:p>2021/03/13</text:p>
          </table:table-cell>
          <table:table-cell office:value-type="string" table:style-name="ce1">
            <text:p>Sales</text:p>
          </table:table-cell>
          <table:table-cell office:value-type="currency" office:value="56870" table:style-name="ce8">
            <text:p><text:s/>$56 870<text:s/></text:p>
          </table:table-cell>
          <table:table-cell office:value-type="string" table:style-name="ce1">
            <text:p>IND</text:p>
          </table:table-cell>
          <table:table-cell office:value-type="float" office:value="3.9287671232876713" table:formula="of:=(TODAY()-[ALL_staff.$E46])/365" table:style-name="ce9">
            <text:p>3,93</text:p>
          </table:table-cell>
          <table:table-cell office:value-type="currency" office:value="1707" table:formula="of:=ROUNDUP(IF([ALL_staff.$I46]&gt;2;3%;2%)*[ALL_staff.$G46];0)" table:style-name="ce8">
            <text:p><text:s/>$1 707<text:s/></text:p>
          </table:table-cell>
          <table:table-cell office:value-type="float" office:value="4" table:formula="of:=COM.MICROSOFT.XLOOKUP([ALL_staff.$D46];[Sheet1.$B$3:.$B$7];[Sheet1.$C$3:.$C$7])" table:style-name="ce12">
            <text:p>4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Oran Buxcy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bove average</text:p>
          </table:table-cell>
          <table:table-cell office:value-type="date" office:date-value="2021-05-13T00:00:00" table:style-name="ce11">
            <text:p>2021/05/13</text:p>
          </table:table-cell>
          <table:table-cell office:value-type="string" table:style-name="ce1">
            <text:p>Sales</text:p>
          </table:table-cell>
          <table:table-cell office:value-type="currency" office:value="56870" table:style-name="ce8">
            <text:p><text:s/>$56 870<text:s/></text:p>
          </table:table-cell>
          <table:table-cell office:value-type="string" table:style-name="ce1">
            <text:p>NZ</text:p>
          </table:table-cell>
          <table:table-cell office:value-type="float" office:value="3.7616438356164386" table:formula="of:=(TODAY()-[ALL_staff.$E47])/365" table:style-name="ce9">
            <text:p>3,76</text:p>
          </table:table-cell>
          <table:table-cell office:value-type="currency" office:value="1707" table:formula="of:=ROUNDUP(IF([ALL_staff.$I47]&gt;2;3%;2%)*[ALL_staff.$G47];0)" table:style-name="ce8">
            <text:p><text:s/>$1 707<text:s/></text:p>
          </table:table-cell>
          <table:table-cell office:value-type="float" office:value="4" table:formula="of:=COM.MICROSOFT.XLOOKUP([ALL_staff.$D47];[Sheet1.$B$3:.$B$7];[Sheet1.$C$3:.$C$7])" table:style-name="ce12">
            <text:p>4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Shattesh Utpat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2-05-20T00:00:00" table:style-name="ce11">
            <text:p>2022/05/20</text:p>
          </table:table-cell>
          <table:table-cell office:value-type="string" table:style-name="ce1">
            <text:p>Procurement</text:p>
          </table:table-cell>
          <table:table-cell office:value-type="currency" office:value="57090" table:style-name="ce8">
            <text:p><text:s/>$57 090<text:s/></text:p>
          </table:table-cell>
          <table:table-cell office:value-type="string" table:style-name="ce1">
            <text:p>IND</text:p>
          </table:table-cell>
          <table:table-cell office:value-type="float" office:value="2.7424657534246575" table:formula="of:=(TODAY()-[ALL_staff.$E48])/365" table:style-name="ce9">
            <text:p>2,74</text:p>
          </table:table-cell>
          <table:table-cell office:value-type="currency" office:value="1713" table:formula="of:=ROUNDUP(IF([ALL_staff.$I48]&gt;2;3%;2%)*[ALL_staff.$G48];0)" table:style-name="ce8">
            <text:p><text:s/>$1 713<text:s/></text:p>
          </table:table-cell>
          <table:table-cell office:value-type="float" office:value="3" table:formula="of:=COM.MICROSOFT.XLOOKUP([ALL_staff.$D48];[Sheet1.$B$3:.$B$7];[Sheet1.$C$3:.$C$7])" table:style-name="ce12">
            <text:p>3</text:p>
          </table:table-cell>
          <table:table-cell table:style-name="ce9"/>
          <table:table-cell table:number-columns-repeated="16372" table:style-name="ce1"/>
        </table:table-row>
        <table:table-row table:style-name="ro2">
          <table:table-cell office:value-type="string" table:style-name="ce1">
            <text:p>Kelci Walkden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2-07-20T00:00:00" table:style-name="ce11">
            <text:p>2022/07/20</text:p>
          </table:table-cell>
          <table:table-cell office:value-type="string" table:style-name="ce1">
            <text:p>Procurement</text:p>
          </table:table-cell>
          <table:table-cell office:value-type="currency" office:value="57090" table:style-name="ce8">
            <text:p><text:s/>$57 090<text:s/></text:p>
          </table:table-cell>
          <table:table-cell office:value-type="string" table:style-name="ce1">
            <text:p>NZ</text:p>
          </table:table-cell>
          <table:table-cell office:value-type="float" office:value="2.5753424657534247" table:formula="of:=(TODAY()-[ALL_staff.$E49])/365" table:style-name="ce9">
            <text:p>2,58</text:p>
          </table:table-cell>
          <table:table-cell office:value-type="currency" office:value="1713" table:formula="of:=ROUNDUP(IF([ALL_staff.$I49]&gt;2;3%;2%)*[ALL_staff.$G49];0)" table:style-name="ce8">
            <text:p><text:s/>$1 713<text:s/></text:p>
          </table:table-cell>
          <table:table-cell office:value-type="float" office:value="3" table:formula="of:=COM.MICROSOFT.XLOOKUP([ALL_staff.$D4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ratigya Rema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2-12T00:00:00" table:style-name="ce11">
            <text:p>2022/02/12</text:p>
          </table:table-cell>
          <table:table-cell office:value-type="string" table:style-name="ce1">
            <text:p>Website</text:p>
          </table:table-cell>
          <table:table-cell office:value-type="currency" office:value="58100" table:style-name="ce8">
            <text:p><text:s/>$58 100<text:s/></text:p>
          </table:table-cell>
          <table:table-cell office:value-type="string" table:style-name="ce1">
            <text:p>IND</text:p>
          </table:table-cell>
          <table:table-cell office:value-type="float" office:value="3.0082191780821916" table:formula="of:=(TODAY()-[ALL_staff.$E50])/365" table:style-name="ce9">
            <text:p>3,01</text:p>
          </table:table-cell>
          <table:table-cell office:value-type="currency" office:value="1743" table:formula="of:=ROUNDUP(IF([ALL_staff.$I50]&gt;2;3%;2%)*[ALL_staff.$G50];0)" table:style-name="ce8">
            <text:p><text:s/>$1 743<text:s/></text:p>
          </table:table-cell>
          <table:table-cell office:value-type="float" office:value="3" table:formula="of:=COM.MICROSOFT.XLOOKUP([ALL_staff.$D5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rien Boise</text:p>
          </table:table-cell>
          <table:table-cell office:value-type="string" table:style-name="ce1">
            <text:p>Fe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4-12T00:00:00" table:style-name="ce11">
            <text:p>2022/04/12</text:p>
          </table:table-cell>
          <table:table-cell office:value-type="string" table:style-name="ce1">
            <text:p>Website</text:p>
          </table:table-cell>
          <table:table-cell office:value-type="currency" office:value="58100" table:style-name="ce8">
            <text:p><text:s/>$58 100<text:s/></text:p>
          </table:table-cell>
          <table:table-cell office:value-type="string" table:style-name="ce1">
            <text:p>NZ</text:p>
          </table:table-cell>
          <table:table-cell office:value-type="float" office:value="2.8465753424657536" table:formula="of:=(TODAY()-[ALL_staff.$E51])/365" table:style-name="ce9">
            <text:p>2,85</text:p>
          </table:table-cell>
          <table:table-cell office:value-type="currency" office:value="1743" table:formula="of:=ROUNDUP(IF([ALL_staff.$I51]&gt;2;3%;2%)*[ALL_staff.$G51];0)" table:style-name="ce8">
            <text:p><text:s/>$1 743<text:s/></text:p>
          </table:table-cell>
          <table:table-cell office:value-type="float" office:value="3" table:formula="of:=COM.MICROSOFT.XLOOKUP([ALL_staff.$D5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rittika Gaekwad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2-02T00:00:00" table:style-name="ce11">
            <text:p>2022/02/02</text:p>
          </table:table-cell>
          <table:table-cell office:value-type="string" table:style-name="ce1">
            <text:p>Finance</text:p>
          </table:table-cell>
          <table:table-cell office:value-type="currency" office:value="58940" table:style-name="ce8">
            <text:p><text:s/>$58 940<text:s/></text:p>
          </table:table-cell>
          <table:table-cell office:value-type="string" table:style-name="ce1">
            <text:p>IND</text:p>
          </table:table-cell>
          <table:table-cell office:value-type="float" office:value="3.0356164383561643" table:formula="of:=(TODAY()-[ALL_staff.$E52])/365" table:style-name="ce9">
            <text:p>3,04</text:p>
          </table:table-cell>
          <table:table-cell office:value-type="currency" office:value="1769" table:formula="of:=ROUNDUP(IF([ALL_staff.$I52]&gt;2;3%;2%)*[ALL_staff.$G52];0)" table:style-name="ce8">
            <text:p><text:s/>$1 769<text:s/></text:p>
          </table:table-cell>
          <table:table-cell office:value-type="float" office:value="3" table:formula="of:=COM.MICROSOFT.XLOOKUP([ALL_staff.$D5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Oby Sorrel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4-02T00:00:00" table:style-name="ce11">
            <text:p>2022/04/02</text:p>
          </table:table-cell>
          <table:table-cell office:value-type="string" table:style-name="ce1">
            <text:p>Finance</text:p>
          </table:table-cell>
          <table:table-cell office:value-type="currency" office:value="58940" table:style-name="ce8">
            <text:p><text:s/>$58 940<text:s/></text:p>
          </table:table-cell>
          <table:table-cell office:value-type="string" table:style-name="ce1">
            <text:p>NZ</text:p>
          </table:table-cell>
          <table:table-cell office:value-type="float" office:value="2.8739726027397259" table:formula="of:=(TODAY()-[ALL_staff.$E53])/365" table:style-name="ce9">
            <text:p>2,87</text:p>
          </table:table-cell>
          <table:table-cell office:value-type="currency" office:value="1769" table:formula="of:=ROUNDUP(IF([ALL_staff.$I53]&gt;2;3%;2%)*[ALL_staff.$G53];0)" table:style-name="ce8">
            <text:p><text:s/>$1 769<text:s/></text:p>
          </table:table-cell>
          <table:table-cell office:value-type="float" office:value="3" table:formula="of:=COM.MICROSOFT.XLOOKUP([ALL_staff.$D5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inanti Choudhari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verage</text:p>
          </table:table-cell>
          <table:table-cell office:value-type="date" office:date-value="2021-01-22T00:00:00" table:style-name="ce11">
            <text:p>2021/01/22</text:p>
          </table:table-cell>
          <table:table-cell office:value-type="string" table:style-name="ce1">
            <text:p>Procurement</text:p>
          </table:table-cell>
          <table:table-cell office:value-type="currency" office:value="58960" table:style-name="ce8">
            <text:p><text:s/>$58 960<text:s/></text:p>
          </table:table-cell>
          <table:table-cell office:value-type="string" table:style-name="ce1">
            <text:p>IND</text:p>
          </table:table-cell>
          <table:table-cell office:value-type="float" office:value="4.065753424657534" table:formula="of:=(TODAY()-[ALL_staff.$E54])/365" table:style-name="ce9">
            <text:p>4,07</text:p>
          </table:table-cell>
          <table:table-cell office:value-type="currency" office:value="1769" table:formula="of:=ROUNDUP(IF([ALL_staff.$I54]&gt;2;3%;2%)*[ALL_staff.$G54];0)" table:style-name="ce8">
            <text:p><text:s/>$1 769<text:s/></text:p>
          </table:table-cell>
          <table:table-cell office:value-type="float" office:value="3" table:formula="of:=COM.MICROSOFT.XLOOKUP([ALL_staff.$D5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ilyan Klimpt</text:p>
          </table:table-cell>
          <table:table-cell office:value-type="string" table:style-name="ce1">
            <text:p>Mal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verage</text:p>
          </table:table-cell>
          <table:table-cell office:value-type="date" office:date-value="2021-03-22T00:00:00" table:style-name="ce11">
            <text:p>2021/03/22</text:p>
          </table:table-cell>
          <table:table-cell office:value-type="string" table:style-name="ce1">
            <text:p>Procurement</text:p>
          </table:table-cell>
          <table:table-cell office:value-type="currency" office:value="58960" table:style-name="ce8">
            <text:p><text:s/>$58 960<text:s/></text:p>
          </table:table-cell>
          <table:table-cell office:value-type="string" table:style-name="ce1">
            <text:p>NZ</text:p>
          </table:table-cell>
          <table:table-cell office:value-type="float" office:value="3.904109589041096" table:formula="of:=(TODAY()-[ALL_staff.$E55])/365" table:style-name="ce9">
            <text:p>3,90</text:p>
          </table:table-cell>
          <table:table-cell office:value-type="currency" office:value="1769" table:formula="of:=ROUNDUP(IF([ALL_staff.$I55]&gt;2;3%;2%)*[ALL_staff.$G55];0)" table:style-name="ce8">
            <text:p><text:s/>$1 769<text:s/></text:p>
          </table:table-cell>
          <table:table-cell office:value-type="float" office:value="3" table:formula="of:=COM.MICROSOFT.XLOOKUP([ALL_staff.$D5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sija Pothireddy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12-16T00:00:00" table:style-name="ce11">
            <text:p>2020/12/16</text:p>
          </table:table-cell>
          <table:table-cell office:value-type="string" table:style-name="ce1">
            <text:p>Finance</text:p>
          </table:table-cell>
          <table:table-cell office:value-type="currency" office:value="59430" table:style-name="ce8">
            <text:p><text:s/>$59 430<text:s/></text:p>
          </table:table-cell>
          <table:table-cell office:value-type="string" table:style-name="ce1">
            <text:p>IND</text:p>
          </table:table-cell>
          <table:table-cell office:value-type="float" office:value="4.1671232876712327" table:formula="of:=(TODAY()-[ALL_staff.$E56])/365" table:style-name="ce9">
            <text:p>4,17</text:p>
          </table:table-cell>
          <table:table-cell office:value-type="currency" office:value="1783" table:formula="of:=ROUNDUP(IF([ALL_staff.$I56]&gt;2;3%;2%)*[ALL_staff.$G56];0)" table:style-name="ce8">
            <text:p><text:s/>$1 783<text:s/></text:p>
          </table:table-cell>
          <table:table-cell office:value-type="float" office:value="3" table:formula="of:=COM.MICROSOFT.XLOOKUP([ALL_staff.$D5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y Hanscome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2-16T00:00:00" table:style-name="ce11">
            <text:p>2021/02/16</text:p>
          </table:table-cell>
          <table:table-cell office:value-type="string" table:style-name="ce1">
            <text:p>Finance</text:p>
          </table:table-cell>
          <table:table-cell office:value-type="currency" office:value="59430" table:style-name="ce8">
            <text:p><text:s/>$59 430<text:s/></text:p>
          </table:table-cell>
          <table:table-cell office:value-type="string" table:style-name="ce1">
            <text:p>NZ</text:p>
          </table:table-cell>
          <table:table-cell office:value-type="float" office:value="3.9972602739726026" table:formula="of:=(TODAY()-[ALL_staff.$E57])/365" table:style-name="ce9">
            <text:p>4,00</text:p>
          </table:table-cell>
          <table:table-cell office:value-type="currency" office:value="1783" table:formula="of:=ROUNDUP(IF([ALL_staff.$I57]&gt;2;3%;2%)*[ALL_staff.$G57];0)" table:style-name="ce8">
            <text:p><text:s/>$1 783<text:s/></text:p>
          </table:table-cell>
          <table:table-cell office:value-type="float" office:value="3" table:formula="of:=COM.MICROSOFT.XLOOKUP([ALL_staff.$D5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alit Kothari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12-20T00:00:00" table:style-name="ce11">
            <text:p>2021/12/20</text:p>
          </table:table-cell>
          <table:table-cell office:value-type="string" table:style-name="ce1">
            <text:p>Finance</text:p>
          </table:table-cell>
          <table:table-cell office:value-type="currency" office:value="60130" table:style-name="ce8">
            <text:p><text:s/>$60 130<text:s/></text:p>
          </table:table-cell>
          <table:table-cell office:value-type="string" table:style-name="ce1">
            <text:p>IND</text:p>
          </table:table-cell>
          <table:table-cell office:value-type="float" office:value="3.1561643835616437" table:formula="of:=(TODAY()-[ALL_staff.$E58])/365" table:style-name="ce9">
            <text:p>3,16</text:p>
          </table:table-cell>
          <table:table-cell office:value-type="currency" office:value="1804" table:formula="of:=ROUNDUP(IF([ALL_staff.$I58]&gt;2;3%;2%)*[ALL_staff.$G58];0)" table:style-name="ce8">
            <text:p><text:s/>$1 804<text:s/></text:p>
          </table:table-cell>
          <table:table-cell office:value-type="float" office:value="3" table:formula="of:=COM.MICROSOFT.XLOOKUP([ALL_staff.$D5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Jehu Rudeforth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2-20T00:00:00" table:style-name="ce11">
            <text:p>2022/02/20</text:p>
          </table:table-cell>
          <table:table-cell office:value-type="string" table:style-name="ce1">
            <text:p>Finance</text:p>
          </table:table-cell>
          <table:table-cell office:value-type="currency" office:value="60130" table:style-name="ce8">
            <text:p><text:s/>$60 130<text:s/></text:p>
          </table:table-cell>
          <table:table-cell office:value-type="string" table:style-name="ce1">
            <text:p>NZ</text:p>
          </table:table-cell>
          <table:table-cell office:value-type="float" office:value="2.9863013698630136" table:formula="of:=(TODAY()-[ALL_staff.$E59])/365" table:style-name="ce9">
            <text:p>2,99</text:p>
          </table:table-cell>
          <table:table-cell office:value-type="currency" office:value="1804" table:formula="of:=ROUNDUP(IF([ALL_staff.$I59]&gt;2;3%;2%)*[ALL_staff.$G59];0)" table:style-name="ce8">
            <text:p><text:s/>$1 804<text:s/></text:p>
          </table:table-cell>
          <table:table-cell office:value-type="float" office:value="3" table:formula="of:=COM.MICROSOFT.XLOOKUP([ALL_staff.$D5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rdav Ramaswam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2-15T00:00:00" table:style-name="ce11">
            <text:p>2022/02/15</text:p>
          </table:table-cell>
          <table:table-cell office:value-type="string" table:style-name="ce1">
            <text:p>Procurement</text:p>
          </table:table-cell>
          <table:table-cell office:value-type="currency" office:value="60570" table:style-name="ce8">
            <text:p><text:s/>$60 570<text:s/></text:p>
          </table:table-cell>
          <table:table-cell office:value-type="string" table:style-name="ce1">
            <text:p>IND</text:p>
          </table:table-cell>
          <table:table-cell office:value-type="float" office:value="3" table:formula="of:=(TODAY()-[ALL_staff.$E60])/365" table:style-name="ce9">
            <text:p>3,00</text:p>
          </table:table-cell>
          <table:table-cell office:value-type="currency" office:value="1818" table:formula="of:=ROUNDUP(IF([ALL_staff.$I60]&gt;2;3%;2%)*[ALL_staff.$G60];0)" table:style-name="ce8">
            <text:p><text:s/>$1 818<text:s/></text:p>
          </table:table-cell>
          <table:table-cell office:value-type="float" office:value="3" table:formula="of:=COM.MICROSOFT.XLOOKUP([ALL_staff.$D6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llorie Waber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4-15T00:00:00" table:style-name="ce11">
            <text:p>2022/04/15</text:p>
          </table:table-cell>
          <table:table-cell office:value-type="string" table:style-name="ce1">
            <text:p>Procurement</text:p>
          </table:table-cell>
          <table:table-cell office:value-type="currency" office:value="60570" table:style-name="ce8">
            <text:p><text:s/>$60 570<text:s/></text:p>
          </table:table-cell>
          <table:table-cell office:value-type="string" table:style-name="ce1">
            <text:p>NZ</text:p>
          </table:table-cell>
          <table:table-cell office:value-type="float" office:value="2.8383561643835615" table:formula="of:=(TODAY()-[ALL_staff.$E61])/365" table:style-name="ce9">
            <text:p>2,84</text:p>
          </table:table-cell>
          <table:table-cell office:value-type="currency" office:value="1818" table:formula="of:=ROUNDUP(IF([ALL_staff.$I61]&gt;2;3%;2%)*[ALL_staff.$G61];0)" table:style-name="ce8">
            <text:p><text:s/>$1 818<text:s/></text:p>
          </table:table-cell>
          <table:table-cell office:value-type="float" office:value="3" table:formula="of:=COM.MICROSOFT.XLOOKUP([ALL_staff.$D6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Fullara Sushanti Mokate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verage</text:p>
          </table:table-cell>
          <table:table-cell office:value-type="date" office:date-value="2020-09-13T00:00:00" table:style-name="ce11">
            <text:p>2020/09/13</text:p>
          </table:table-cell>
          <table:table-cell office:value-type="string" table:style-name="ce1">
            <text:p>Website</text:p>
          </table:table-cell>
          <table:table-cell office:value-type="currency" office:value="62780" table:style-name="ce8">
            <text:p><text:s/>$62 780<text:s/></text:p>
          </table:table-cell>
          <table:table-cell office:value-type="string" table:style-name="ce1">
            <text:p>IND</text:p>
          </table:table-cell>
          <table:table-cell office:value-type="float" office:value="4.4246575342465757" table:formula="of:=(TODAY()-[ALL_staff.$E62])/365" table:style-name="ce9">
            <text:p>4,42</text:p>
          </table:table-cell>
          <table:table-cell office:value-type="currency" office:value="1884" table:formula="of:=ROUNDUP(IF([ALL_staff.$I62]&gt;2;3%;2%)*[ALL_staff.$G62];0)" table:style-name="ce8">
            <text:p><text:s/>$1 884<text:s/></text:p>
          </table:table-cell>
          <table:table-cell office:value-type="float" office:value="3" table:formula="of:=COM.MICROSOFT.XLOOKUP([ALL_staff.$D6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ic Radolf</text:p>
          </table:table-cell>
          <table:table-cell office:value-type="string" table:style-name="ce1">
            <text:p>Fe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verage</text:p>
          </table:table-cell>
          <table:table-cell office:value-type="date" office:date-value="2020-11-13T00:00:00" table:style-name="ce11">
            <text:p>2020/11/13</text:p>
          </table:table-cell>
          <table:table-cell office:value-type="string" table:style-name="ce1">
            <text:p>Website</text:p>
          </table:table-cell>
          <table:table-cell office:value-type="currency" office:value="62780" table:style-name="ce8">
            <text:p><text:s/>$62 780<text:s/></text:p>
          </table:table-cell>
          <table:table-cell office:value-type="string" table:style-name="ce1">
            <text:p>NZ</text:p>
          </table:table-cell>
          <table:table-cell office:value-type="float" office:value="4.2575342465753421" table:formula="of:=(TODAY()-[ALL_staff.$E63])/365" table:style-name="ce9">
            <text:p>4,26</text:p>
          </table:table-cell>
          <table:table-cell office:value-type="currency" office:value="1884" table:formula="of:=ROUNDUP(IF([ALL_staff.$I63]&gt;2;3%;2%)*[ALL_staff.$G63];0)" table:style-name="ce8">
            <text:p><text:s/>$1 884<text:s/></text:p>
          </table:table-cell>
          <table:table-cell office:value-type="float" office:value="3" table:formula="of:=COM.MICROSOFT.XLOOKUP([ALL_staff.$D6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Upendra Swati</text:p>
          </table:table-cell>
          <table:table-cell office:value-type="string" table:style-name="ce1">
            <text:p>Othe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12-05T00:00:00" table:style-name="ce11">
            <text:p>2021/12/05</text:p>
          </table:table-cell>
          <table:table-cell office:value-type="string" table:style-name="ce1">
            <text:p>Finance</text:p>
          </table:table-cell>
          <table:table-cell office:value-type="currency" office:value="64000" table:style-name="ce8">
            <text:p><text:s/>$64 000<text:s/></text:p>
          </table:table-cell>
          <table:table-cell office:value-type="string" table:style-name="ce1">
            <text:p>IND</text:p>
          </table:table-cell>
          <table:table-cell office:value-type="float" office:value="3.1972602739726028" table:formula="of:=(TODAY()-[ALL_staff.$E64])/365" table:style-name="ce9">
            <text:p>3,20</text:p>
          </table:table-cell>
          <table:table-cell office:value-type="currency" office:value="1920" table:formula="of:=ROUNDUP(IF([ALL_staff.$I64]&gt;2;3%;2%)*[ALL_staff.$G64];0)" table:style-name="ce8">
            <text:p><text:s/>$1 920<text:s/></text:p>
          </table:table-cell>
          <table:table-cell office:value-type="float" office:value="3" table:formula="of:=COM.MICROSOFT.XLOOKUP([ALL_staff.$D6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urtice Advani</text:p>
          </table:table-cell>
          <table:table-cell office:value-type="string" table:style-name="ce1">
            <text:p>Other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2-05T00:00:00" table:style-name="ce11">
            <text:p>2022/02/05</text:p>
          </table:table-cell>
          <table:table-cell office:value-type="string" table:style-name="ce1">
            <text:p>Finance</text:p>
          </table:table-cell>
          <table:table-cell office:value-type="currency" office:value="64000" table:style-name="ce8">
            <text:p><text:s/>$64 000<text:s/></text:p>
          </table:table-cell>
          <table:table-cell office:value-type="string" table:style-name="ce1">
            <text:p>NZ</text:p>
          </table:table-cell>
          <table:table-cell office:value-type="float" office:value="3.0273972602739727" table:formula="of:=(TODAY()-[ALL_staff.$E65])/365" table:style-name="ce9">
            <text:p>3,03</text:p>
          </table:table-cell>
          <table:table-cell office:value-type="currency" office:value="1920" table:formula="of:=ROUNDUP(IF([ALL_staff.$I65]&gt;2;3%;2%)*[ALL_staff.$G65];0)" table:style-name="ce8">
            <text:p><text:s/>$1 920<text:s/></text:p>
          </table:table-cell>
          <table:table-cell office:value-type="float" office:value="3" table:formula="of:=COM.MICROSOFT.XLOOKUP([ALL_staff.$D6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evalkumar Solanki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06-24T00:00:00" table:style-name="ce11">
            <text:p>2020/06/24</text:p>
          </table:table-cell>
          <table:table-cell office:value-type="string" table:style-name="ce1">
            <text:p>Finance</text:p>
          </table:table-cell>
          <table:table-cell office:value-type="currency" office:value="65360" table:style-name="ce8">
            <text:p><text:s/>$65 360<text:s/></text:p>
          </table:table-cell>
          <table:table-cell office:value-type="string" table:style-name="ce1">
            <text:p>IND</text:p>
          </table:table-cell>
          <table:table-cell office:value-type="float" office:value="4.646575342465753" table:formula="of:=(TODAY()-[ALL_staff.$E66])/365" table:style-name="ce9">
            <text:p>4,65</text:p>
          </table:table-cell>
          <table:table-cell office:value-type="currency" office:value="1961" table:formula="of:=ROUNDUP(IF([ALL_staff.$I66]&gt;2;3%;2%)*[ALL_staff.$G66];0)" table:style-name="ce8">
            <text:p><text:s/>$1 961<text:s/></text:p>
          </table:table-cell>
          <table:table-cell office:value-type="float" office:value="3" table:formula="of:=COM.MICROSOFT.XLOOKUP([ALL_staff.$D6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Teressa Udden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08-24T00:00:00" table:style-name="ce11">
            <text:p>2020/08/24</text:p>
          </table:table-cell>
          <table:table-cell office:value-type="string" table:style-name="ce1">
            <text:p>Finance</text:p>
          </table:table-cell>
          <table:table-cell office:value-type="currency" office:value="65360" table:style-name="ce8">
            <text:p><text:s/>$65 360<text:s/></text:p>
          </table:table-cell>
          <table:table-cell office:value-type="string" table:style-name="ce1">
            <text:p>NZ</text:p>
          </table:table-cell>
          <table:table-cell office:value-type="float" office:value="4.4794520547945202" table:formula="of:=(TODAY()-[ALL_staff.$E67])/365" table:style-name="ce9">
            <text:p>4,48</text:p>
          </table:table-cell>
          <table:table-cell office:value-type="currency" office:value="1961" table:formula="of:=ROUNDUP(IF([ALL_staff.$I67]&gt;2;3%;2%)*[ALL_staff.$G67];0)" table:style-name="ce8">
            <text:p><text:s/>$1 961<text:s/></text:p>
          </table:table-cell>
          <table:table-cell office:value-type="float" office:value="3" table:formula="of:=COM.MICROSOFT.XLOOKUP([ALL_staff.$D6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bhaya Priyavardhan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1-05-06T00:00:00" table:style-name="ce11">
            <text:p>2021/05/06</text:p>
          </table:table-cell>
          <table:table-cell office:value-type="string" table:style-name="ce1">
            <text:p>Sales</text:p>
          </table:table-cell>
          <table:table-cell office:value-type="currency" office:value="65700" table:style-name="ce8">
            <text:p><text:s/>$65 700<text:s/></text:p>
          </table:table-cell>
          <table:table-cell office:value-type="string" table:style-name="ce1">
            <text:p>IND</text:p>
          </table:table-cell>
          <table:table-cell office:value-type="float" office:value="3.7808219178082192" table:formula="of:=(TODAY()-[ALL_staff.$E68])/365" table:style-name="ce9">
            <text:p>3,78</text:p>
          </table:table-cell>
          <table:table-cell office:value-type="currency" office:value="1971" table:formula="of:=ROUNDUP(IF([ALL_staff.$I68]&gt;2;3%;2%)*[ALL_staff.$G68];0)" table:style-name="ce8">
            <text:p><text:s/>$1 971<text:s/></text:p>
          </table:table-cell>
          <table:table-cell office:value-type="float" office:value="3" table:formula="of:=COM.MICROSOFT.XLOOKUP([ALL_staff.$D6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th Bletsoe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1-07-06T00:00:00" table:style-name="ce11">
            <text:p>2021/07/06</text:p>
          </table:table-cell>
          <table:table-cell office:value-type="string" table:style-name="ce1">
            <text:p>Sales</text:p>
          </table:table-cell>
          <table:table-cell office:value-type="currency" office:value="65700" table:style-name="ce8">
            <text:p><text:s/>$65 700<text:s/></text:p>
          </table:table-cell>
          <table:table-cell office:value-type="string" table:style-name="ce1">
            <text:p>NZ</text:p>
          </table:table-cell>
          <table:table-cell office:value-type="float" office:value="3.6136986301369864" table:formula="of:=(TODAY()-[ALL_staff.$E69])/365" table:style-name="ce9">
            <text:p>3,61</text:p>
          </table:table-cell>
          <table:table-cell office:value-type="currency" office:value="1971" table:formula="of:=ROUNDUP(IF([ALL_staff.$I69]&gt;2;3%;2%)*[ALL_staff.$G69];0)" table:style-name="ce8">
            <text:p><text:s/>$1 971<text:s/></text:p>
          </table:table-cell>
          <table:table-cell office:value-type="float" office:value="3" table:formula="of:=COM.MICROSOFT.XLOOKUP([ALL_staff.$D6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grata Rajarama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1-03-01T00:00:00" table:style-name="ce11">
            <text:p>2021/03/01</text:p>
          </table:table-cell>
          <table:table-cell office:value-type="string" table:style-name="ce1">
            <text:p>Finance</text:p>
          </table:table-cell>
          <table:table-cell office:value-type="currency" office:value="65920" table:style-name="ce8">
            <text:p><text:s/>$65 920<text:s/></text:p>
          </table:table-cell>
          <table:table-cell office:value-type="string" table:style-name="ce1">
            <text:p>IND</text:p>
          </table:table-cell>
          <table:table-cell office:value-type="float" office:value="3.9616438356164383" table:formula="of:=(TODAY()-[ALL_staff.$E70])/365" table:style-name="ce9">
            <text:p>3,96</text:p>
          </table:table-cell>
          <table:table-cell office:value-type="currency" office:value="1978" table:formula="of:=ROUNDUP(IF([ALL_staff.$I70]&gt;2;3%;2%)*[ALL_staff.$G70];0)" table:style-name="ce8">
            <text:p><text:s/>$1 978<text:s/></text:p>
          </table:table-cell>
          <table:table-cell office:value-type="float" office:value="3" table:formula="of:=COM.MICROSOFT.XLOOKUP([ALL_staff.$D7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rney O'Breen</text:p>
          </table:table-cell>
          <table:table-cell office:value-type="string" table:style-name="ce1">
            <text:p>Fe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1-05-01T00:00:00" table:style-name="ce11">
            <text:p>2021/05/01</text:p>
          </table:table-cell>
          <table:table-cell office:value-type="string" table:style-name="ce1">
            <text:p>Finance</text:p>
          </table:table-cell>
          <table:table-cell office:value-type="currency" office:value="65920" table:style-name="ce8">
            <text:p><text:s/>$65 920<text:s/></text:p>
          </table:table-cell>
          <table:table-cell office:value-type="string" table:style-name="ce1">
            <text:p>NZ</text:p>
          </table:table-cell>
          <table:table-cell office:value-type="float" office:value="3.7945205479452055" table:formula="of:=(TODAY()-[ALL_staff.$E71])/365" table:style-name="ce9">
            <text:p>3,79</text:p>
          </table:table-cell>
          <table:table-cell office:value-type="currency" office:value="1978" table:formula="of:=ROUNDUP(IF([ALL_staff.$I71]&gt;2;3%;2%)*[ALL_staff.$G71];0)" table:style-name="ce8">
            <text:p><text:s/>$1 978<text:s/></text:p>
          </table:table-cell>
          <table:table-cell office:value-type="float" office:value="3" table:formula="of:=COM.MICROSOFT.XLOOKUP([ALL_staff.$D7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ntimoy Pritish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oor</text:p>
          </table:table-cell>
          <table:table-cell office:value-type="date" office:date-value="2021-05-12T00:00:00" table:style-name="ce11">
            <text:p>2021/05/12</text:p>
          </table:table-cell>
          <table:table-cell office:value-type="string" table:style-name="ce1">
            <text:p>Finance</text:p>
          </table:table-cell>
          <table:table-cell office:value-type="currency" office:value="67910" table:style-name="ce8">
            <text:p><text:s/>$67 910<text:s/></text:p>
          </table:table-cell>
          <table:table-cell office:value-type="string" table:style-name="ce1">
            <text:p>IND</text:p>
          </table:table-cell>
          <table:table-cell office:value-type="float" office:value="3.7643835616438355" table:formula="of:=(TODAY()-[ALL_staff.$E72])/365" table:style-name="ce9">
            <text:p>3,76</text:p>
          </table:table-cell>
          <table:table-cell office:value-type="currency" office:value="2038" table:formula="of:=ROUNDUP(IF([ALL_staff.$I72]&gt;2;3%;2%)*[ALL_staff.$G72];0)" table:style-name="ce8">
            <text:p><text:s/>$2 038<text:s/></text:p>
          </table:table-cell>
          <table:table-cell office:value-type="float" office:value="2" table:formula="of:=COM.MICROSOFT.XLOOKUP([ALL_staff.$D72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usein Augar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oor</text:p>
          </table:table-cell>
          <table:table-cell office:value-type="date" office:date-value="2021-07-12T00:00:00" table:style-name="ce11">
            <text:p>2021/07/12</text:p>
          </table:table-cell>
          <table:table-cell office:value-type="string" table:style-name="ce1">
            <text:p>Finance</text:p>
          </table:table-cell>
          <table:table-cell office:value-type="currency" office:value="67910" table:style-name="ce8">
            <text:p><text:s/>$67 910<text:s/></text:p>
          </table:table-cell>
          <table:table-cell office:value-type="string" table:style-name="ce1">
            <text:p>NZ</text:p>
          </table:table-cell>
          <table:table-cell office:value-type="float" office:value="3.5972602739726027" table:formula="of:=(TODAY()-[ALL_staff.$E73])/365" table:style-name="ce9">
            <text:p>3,60</text:p>
          </table:table-cell>
          <table:table-cell office:value-type="currency" office:value="2038" table:formula="of:=ROUNDUP(IF([ALL_staff.$I73]&gt;2;3%;2%)*[ALL_staff.$G73];0)" table:style-name="ce8">
            <text:p><text:s/>$2 038<text:s/></text:p>
          </table:table-cell>
          <table:table-cell office:value-type="float" office:value="2" table:formula="of:=COM.MICROSOFT.XLOOKUP([ALL_staff.$D73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hindra Sreedhara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3-20T00:00:00" table:style-name="ce11">
            <text:p>2022/03/20</text:p>
          </table:table-cell>
          <table:table-cell office:value-type="string" table:style-name="ce1">
            <text:p>Procurement</text:p>
          </table:table-cell>
          <table:table-cell office:value-type="currency" office:value="67950" table:style-name="ce8">
            <text:p><text:s/>$67 950<text:s/></text:p>
          </table:table-cell>
          <table:table-cell office:value-type="string" table:style-name="ce1">
            <text:p>IND</text:p>
          </table:table-cell>
          <table:table-cell office:value-type="float" office:value="2.9095890410958902" table:formula="of:=(TODAY()-[ALL_staff.$E74])/365" table:style-name="ce9">
            <text:p>2,91</text:p>
          </table:table-cell>
          <table:table-cell office:value-type="currency" office:value="2039" table:formula="of:=ROUNDUP(IF([ALL_staff.$I74]&gt;2;3%;2%)*[ALL_staff.$G74];0)" table:style-name="ce8">
            <text:p><text:s/>$2 039<text:s/></text:p>
          </table:table-cell>
          <table:table-cell office:value-type="float" office:value="3" table:formula="of:=COM.MICROSOFT.XLOOKUP([ALL_staff.$D7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Ebonee Roxburgh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5-20T00:00:00" table:style-name="ce11">
            <text:p>2022/05/20</text:p>
          </table:table-cell>
          <table:table-cell office:value-type="string" table:style-name="ce1">
            <text:p>Procurement</text:p>
          </table:table-cell>
          <table:table-cell office:value-type="currency" office:value="67950" table:style-name="ce8">
            <text:p><text:s/>$67 950<text:s/></text:p>
          </table:table-cell>
          <table:table-cell office:value-type="string" table:style-name="ce1">
            <text:p>NZ</text:p>
          </table:table-cell>
          <table:table-cell office:value-type="float" office:value="2.7424657534246575" table:formula="of:=(TODAY()-[ALL_staff.$E75])/365" table:style-name="ce9">
            <text:p>2,74</text:p>
          </table:table-cell>
          <table:table-cell office:value-type="currency" office:value="2039" table:formula="of:=ROUNDUP(IF([ALL_staff.$I75]&gt;2;3%;2%)*[ALL_staff.$G75];0)" table:style-name="ce8">
            <text:p><text:s/>$2 039<text:s/></text:p>
          </table:table-cell>
          <table:table-cell office:value-type="float" office:value="3" table:formula="of:=COM.MICROSOFT.XLOOKUP([ALL_staff.$D7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evasree Fullara Saurin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oor</text:p>
          </table:table-cell>
          <table:table-cell office:value-type="date" office:date-value="2021-10-07T00:00:00" table:style-name="ce11">
            <text:p>2021/10/07</text:p>
          </table:table-cell>
          <table:table-cell office:value-type="string" table:style-name="ce1">
            <text:p>Sales</text:p>
          </table:table-cell>
          <table:table-cell office:value-type="currency" office:value="68900" table:style-name="ce8">
            <text:p><text:s/>$68 900<text:s/></text:p>
          </table:table-cell>
          <table:table-cell office:value-type="string" table:style-name="ce1">
            <text:p>IND</text:p>
          </table:table-cell>
          <table:table-cell office:value-type="float" office:value="3.3589041095890413" table:formula="of:=(TODAY()-[ALL_staff.$E76])/365" table:style-name="ce9">
            <text:p>3,36</text:p>
          </table:table-cell>
          <table:table-cell office:value-type="currency" office:value="2067" table:formula="of:=ROUNDUP(IF([ALL_staff.$I76]&gt;2;3%;2%)*[ALL_staff.$G76];0)" table:style-name="ce8">
            <text:p><text:s/>$2 067<text:s/></text:p>
          </table:table-cell>
          <table:table-cell office:value-type="float" office:value="2" table:formula="of:=COM.MICROSOFT.XLOOKUP([ALL_staff.$D76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yacinthie Braybrooke</text:p>
          </table:table-cell>
          <table:table-cell office:value-type="string" table:style-name="ce1">
            <text:p>Fe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oor</text:p>
          </table:table-cell>
          <table:table-cell office:value-type="date" office:date-value="2021-12-07T00:00:00" table:style-name="ce11">
            <text:p>2021/12/07</text:p>
          </table:table-cell>
          <table:table-cell office:value-type="string" table:style-name="ce1">
            <text:p>Sales</text:p>
          </table:table-cell>
          <table:table-cell office:value-type="currency" office:value="68900" table:style-name="ce8">
            <text:p><text:s/>$68 900<text:s/></text:p>
          </table:table-cell>
          <table:table-cell office:value-type="string" table:style-name="ce1">
            <text:p>NZ</text:p>
          </table:table-cell>
          <table:table-cell office:value-type="float" office:value="3.1917808219178081" table:formula="of:=(TODAY()-[ALL_staff.$E77])/365" table:style-name="ce9">
            <text:p>3,19</text:p>
          </table:table-cell>
          <table:table-cell office:value-type="currency" office:value="2067" table:formula="of:=ROUNDUP(IF([ALL_staff.$I77]&gt;2;3%;2%)*[ALL_staff.$G77];0)" table:style-name="ce8">
            <text:p><text:s/>$2 067<text:s/></text:p>
          </table:table-cell>
          <table:table-cell office:value-type="float" office:value="2" table:formula="of:=COM.MICROSOFT.XLOOKUP([ALL_staff.$D77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Jaishree Atasi Yavatkar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verage</text:p>
          </table:table-cell>
          <table:table-cell office:value-type="date" office:date-value="2022-03-20T00:00:00" table:style-name="ce11">
            <text:p>2022/03/20</text:p>
          </table:table-cell>
          <table:table-cell office:value-type="string" table:style-name="ce1">
            <text:p>Website</text:p>
          </table:table-cell>
          <table:table-cell office:value-type="currency" office:value="69070" table:style-name="ce8">
            <text:p><text:s/>$69 070<text:s/></text:p>
          </table:table-cell>
          <table:table-cell office:value-type="string" table:style-name="ce1">
            <text:p>IND</text:p>
          </table:table-cell>
          <table:table-cell office:value-type="float" office:value="2.9095890410958902" table:formula="of:=(TODAY()-[ALL_staff.$E78])/365" table:style-name="ce9">
            <text:p>2,91</text:p>
          </table:table-cell>
          <table:table-cell office:value-type="currency" office:value="2073" table:formula="of:=ROUNDUP(IF([ALL_staff.$I78]&gt;2;3%;2%)*[ALL_staff.$G78];0)" table:style-name="ce8">
            <text:p><text:s/>$2 073<text:s/></text:p>
          </table:table-cell>
          <table:table-cell office:value-type="float" office:value="3" table:formula="of:=COM.MICROSOFT.XLOOKUP([ALL_staff.$D7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urry Dryburgh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verage</text:p>
          </table:table-cell>
          <table:table-cell office:value-type="date" office:date-value="2022-05-20T00:00:00" table:style-name="ce11">
            <text:p>2022/05/20</text:p>
          </table:table-cell>
          <table:table-cell office:value-type="string" table:style-name="ce1">
            <text:p>Website</text:p>
          </table:table-cell>
          <table:table-cell office:value-type="currency" office:value="69070" table:style-name="ce8">
            <text:p><text:s/>$69 070<text:s/></text:p>
          </table:table-cell>
          <table:table-cell office:value-type="string" table:style-name="ce1">
            <text:p>NZ</text:p>
          </table:table-cell>
          <table:table-cell office:value-type="float" office:value="2.7424657534246575" table:formula="of:=(TODAY()-[ALL_staff.$E79])/365" table:style-name="ce9">
            <text:p>2,74</text:p>
          </table:table-cell>
          <table:table-cell office:value-type="currency" office:value="2073" table:formula="of:=ROUNDUP(IF([ALL_staff.$I79]&gt;2;3%;2%)*[ALL_staff.$G79];0)" table:style-name="ce8">
            <text:p><text:s/>$2 073<text:s/></text:p>
          </table:table-cell>
          <table:table-cell office:value-type="float" office:value="3" table:formula="of:=COM.MICROSOFT.XLOOKUP([ALL_staff.$D7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ameshwari Chikod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01-18T00:00:00" table:style-name="ce11">
            <text:p>2021/01/18</text:p>
          </table:table-cell>
          <table:table-cell office:value-type="string" table:style-name="ce1">
            <text:p>Website</text:p>
          </table:table-cell>
          <table:table-cell office:value-type="currency" office:value="69120" table:style-name="ce8">
            <text:p><text:s/>$69 120<text:s/></text:p>
          </table:table-cell>
          <table:table-cell office:value-type="string" table:style-name="ce1">
            <text:p>IND</text:p>
          </table:table-cell>
          <table:table-cell office:value-type="float" office:value="4.0767123287671234" table:formula="of:=(TODAY()-[ALL_staff.$E80])/365" table:style-name="ce9">
            <text:p>4,08</text:p>
          </table:table-cell>
          <table:table-cell office:value-type="currency" office:value="2074" table:formula="of:=ROUNDUP(IF([ALL_staff.$I80]&gt;2;3%;2%)*[ALL_staff.$G80];0)" table:style-name="ce8">
            <text:p><text:s/>$2 074<text:s/></text:p>
          </table:table-cell>
          <table:table-cell office:value-type="float" office:value="3" table:formula="of:=COM.MICROSOFT.XLOOKUP([ALL_staff.$D8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ndria Kimpton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03-18T00:00:00" table:style-name="ce11">
            <text:p>2021/03/18</text:p>
          </table:table-cell>
          <table:table-cell office:value-type="string" table:style-name="ce1">
            <text:p>Website</text:p>
          </table:table-cell>
          <table:table-cell office:value-type="currency" office:value="69120" table:style-name="ce8">
            <text:p><text:s/>$69 120<text:s/></text:p>
          </table:table-cell>
          <table:table-cell office:value-type="string" table:style-name="ce1">
            <text:p>NZ</text:p>
          </table:table-cell>
          <table:table-cell office:value-type="float" office:value="3.9150684931506849" table:formula="of:=(TODAY()-[ALL_staff.$E81])/365" table:style-name="ce9">
            <text:p>3,92</text:p>
          </table:table-cell>
          <table:table-cell office:value-type="currency" office:value="2074" table:formula="of:=ROUNDUP(IF([ALL_staff.$I81]&gt;2;3%;2%)*[ALL_staff.$G81];0)" table:style-name="ce8">
            <text:p><text:s/>$2 074<text:s/></text:p>
          </table:table-cell>
          <table:table-cell office:value-type="float" office:value="3" table:formula="of:=COM.MICROSOFT.XLOOKUP([ALL_staff.$D8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ekhar Eswara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16T00:00:00" table:style-name="ce11">
            <text:p>2022/08/16</text:p>
          </table:table-cell>
          <table:table-cell office:value-type="string" table:style-name="ce1">
            <text:p>Website</text:p>
          </table:table-cell>
          <table:table-cell office:value-type="currency" office:value="69710" table:style-name="ce8">
            <text:p><text:s/>$69 710<text:s/></text:p>
          </table:table-cell>
          <table:table-cell office:value-type="string" table:style-name="ce1">
            <text:p>IND</text:p>
          </table:table-cell>
          <table:table-cell office:value-type="float" office:value="2.5013698630136987" table:formula="of:=(TODAY()-[ALL_staff.$E82])/365" table:style-name="ce9">
            <text:p>2,50</text:p>
          </table:table-cell>
          <table:table-cell office:value-type="currency" office:value="2092" table:formula="of:=ROUNDUP(IF([ALL_staff.$I82]&gt;2;3%;2%)*[ALL_staff.$G82];0)" table:style-name="ce8">
            <text:p><text:s/>$2 092<text:s/></text:p>
          </table:table-cell>
          <table:table-cell office:value-type="float" office:value="3" table:formula="of:=COM.MICROSOFT.XLOOKUP([ALL_staff.$D8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yer McCory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10-16T00:00:00" table:style-name="ce11">
            <text:p>2022/10/16</text:p>
          </table:table-cell>
          <table:table-cell office:value-type="string" table:style-name="ce1">
            <text:p>Website</text:p>
          </table:table-cell>
          <table:table-cell office:value-type="currency" office:value="69710" table:style-name="ce8">
            <text:p><text:s/>$69 710<text:s/></text:p>
          </table:table-cell>
          <table:table-cell office:value-type="string" table:style-name="ce1">
            <text:p>NZ</text:p>
          </table:table-cell>
          <table:table-cell office:value-type="float" office:value="2.3342465753424659" table:formula="of:=(TODAY()-[ALL_staff.$E83])/365" table:style-name="ce9">
            <text:p>2,33</text:p>
          </table:table-cell>
          <table:table-cell office:value-type="currency" office:value="2092" table:formula="of:=ROUNDUP(IF([ALL_staff.$I83]&gt;2;3%;2%)*[ALL_staff.$G83];0)" table:style-name="ce8">
            <text:p><text:s/>$2 092<text:s/></text:p>
          </table:table-cell>
          <table:table-cell office:value-type="float" office:value="3" table:formula="of:=COM.MICROSOFT.XLOOKUP([ALL_staff.$D8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handana Sannidhi Surnilla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oor</text:p>
          </table:table-cell>
          <table:table-cell office:value-type="date" office:date-value="2022-04-19T00:00:00" table:style-name="ce11">
            <text:p>2022/04/19</text:p>
          </table:table-cell>
          <table:table-cell office:value-type="string" table:style-name="ce1">
            <text:p>Finance</text:p>
          </table:table-cell>
          <table:table-cell office:value-type="currency" office:value="70270" table:style-name="ce8">
            <text:p><text:s/>$70 270<text:s/></text:p>
          </table:table-cell>
          <table:table-cell office:value-type="string" table:style-name="ce1">
            <text:p>IND</text:p>
          </table:table-cell>
          <table:table-cell office:value-type="float" office:value="2.8273972602739725" table:formula="of:=(TODAY()-[ALL_staff.$E84])/365" table:style-name="ce9">
            <text:p>2,83</text:p>
          </table:table-cell>
          <table:table-cell office:value-type="currency" office:value="2109" table:formula="of:=ROUNDUP(IF([ALL_staff.$I84]&gt;2;3%;2%)*[ALL_staff.$G84];0)" table:style-name="ce8">
            <text:p><text:s/>$2 109<text:s/></text:p>
          </table:table-cell>
          <table:table-cell office:value-type="float" office:value="2" table:formula="of:=COM.MICROSOFT.XLOOKUP([ALL_staff.$D84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ayne Stegel</text:p>
          </table:table-cell>
          <table:table-cell office:value-type="string" table:style-name="ce1">
            <text:p>Ma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oor</text:p>
          </table:table-cell>
          <table:table-cell office:value-type="date" office:date-value="2022-06-19T00:00:00" table:style-name="ce11">
            <text:p>2022/06/19</text:p>
          </table:table-cell>
          <table:table-cell office:value-type="string" table:style-name="ce1">
            <text:p>Finance</text:p>
          </table:table-cell>
          <table:table-cell office:value-type="currency" office:value="70270" table:style-name="ce8">
            <text:p><text:s/>$70 270<text:s/></text:p>
          </table:table-cell>
          <table:table-cell office:value-type="string" table:style-name="ce1">
            <text:p>NZ</text:p>
          </table:table-cell>
          <table:table-cell office:value-type="float" office:value="2.6602739726027398" table:formula="of:=(TODAY()-[ALL_staff.$E85])/365" table:style-name="ce9">
            <text:p>2,66</text:p>
          </table:table-cell>
          <table:table-cell office:value-type="currency" office:value="2109" table:formula="of:=ROUNDUP(IF([ALL_staff.$I85]&gt;2;3%;2%)*[ALL_staff.$G85];0)" table:style-name="ce8">
            <text:p><text:s/>$2 109<text:s/></text:p>
          </table:table-cell>
          <table:table-cell office:value-type="float" office:value="2" table:formula="of:=COM.MICROSOFT.XLOOKUP([ALL_staff.$D85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anajay Kailashnath Richa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verage</text:p>
          </table:table-cell>
          <table:table-cell office:value-type="date" office:date-value="2022-05-16T00:00:00" table:style-name="ce11">
            <text:p>2022/05/16</text:p>
          </table:table-cell>
          <table:table-cell office:value-type="string" table:style-name="ce1">
            <text:p>Procurement</text:p>
          </table:table-cell>
          <table:table-cell office:value-type="currency" office:value="70610" table:style-name="ce8">
            <text:p><text:s/>$70 610<text:s/></text:p>
          </table:table-cell>
          <table:table-cell office:value-type="string" table:style-name="ce1">
            <text:p>IND</text:p>
          </table:table-cell>
          <table:table-cell office:value-type="float" office:value="2.7534246575342465" table:formula="of:=(TODAY()-[ALL_staff.$E86])/365" table:style-name="ce9">
            <text:p>2,75</text:p>
          </table:table-cell>
          <table:table-cell office:value-type="currency" office:value="2119" table:formula="of:=ROUNDUP(IF([ALL_staff.$I86]&gt;2;3%;2%)*[ALL_staff.$G86];0)" table:style-name="ce8">
            <text:p><text:s/>$2 119<text:s/></text:p>
          </table:table-cell>
          <table:table-cell office:value-type="float" office:value="3" table:formula="of:=COM.MICROSOFT.XLOOKUP([ALL_staff.$D8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mbros Murthwaite</text:p>
          </table:table-cell>
          <table:table-cell office:value-type="string" table:style-name="ce1">
            <text:p>Mal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verage</text:p>
          </table:table-cell>
          <table:table-cell office:value-type="date" office:date-value="2022-07-16T00:00:00" table:style-name="ce11">
            <text:p>2022/07/16</text:p>
          </table:table-cell>
          <table:table-cell office:value-type="string" table:style-name="ce1">
            <text:p>Procurement</text:p>
          </table:table-cell>
          <table:table-cell office:value-type="currency" office:value="70610" table:style-name="ce8">
            <text:p><text:s/>$70 610<text:s/></text:p>
          </table:table-cell>
          <table:table-cell office:value-type="string" table:style-name="ce1">
            <text:p>NZ</text:p>
          </table:table-cell>
          <table:table-cell office:value-type="float" office:value="2.5863013698630137" table:formula="of:=(TODAY()-[ALL_staff.$E87])/365" table:style-name="ce9">
            <text:p>2,59</text:p>
          </table:table-cell>
          <table:table-cell office:value-type="currency" office:value="2119" table:formula="of:=ROUNDUP(IF([ALL_staff.$I87]&gt;2;3%;2%)*[ALL_staff.$G87];0)" table:style-name="ce8">
            <text:p><text:s/>$2 119<text:s/></text:p>
          </table:table-cell>
          <table:table-cell office:value-type="float" office:value="3" table:formula="of:=COM.MICROSOFT.XLOOKUP([ALL_staff.$D8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ulbhushan Moorthy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3-17T00:00:00" table:style-name="ce11">
            <text:p>2021/03/17</text:p>
          </table:table-cell>
          <table:table-cell office:value-type="string" table:style-name="ce1">
            <text:p>Finance</text:p>
          </table:table-cell>
          <table:table-cell office:value-type="currency" office:value="71380" table:style-name="ce8">
            <text:p><text:s/>$71 380<text:s/></text:p>
          </table:table-cell>
          <table:table-cell office:value-type="string" table:style-name="ce1">
            <text:p>IND</text:p>
          </table:table-cell>
          <table:table-cell office:value-type="float" office:value="3.9178082191780823" table:formula="of:=(TODAY()-[ALL_staff.$E88])/365" table:style-name="ce9">
            <text:p>3,92</text:p>
          </table:table-cell>
          <table:table-cell office:value-type="currency" office:value="2142" table:formula="of:=ROUNDUP(IF([ALL_staff.$I88]&gt;2;3%;2%)*[ALL_staff.$G88];0)" table:style-name="ce8">
            <text:p><text:s/>$2 142<text:s/></text:p>
          </table:table-cell>
          <table:table-cell office:value-type="float" office:value="3" table:formula="of:=COM.MICROSOFT.XLOOKUP([ALL_staff.$D8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ennie Pepis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5-17T00:00:00" table:style-name="ce11">
            <text:p>2021/05/17</text:p>
          </table:table-cell>
          <table:table-cell office:value-type="string" table:style-name="ce1">
            <text:p>Finance</text:p>
          </table:table-cell>
          <table:table-cell office:value-type="currency" office:value="71380" table:style-name="ce8">
            <text:p><text:s/>$71 380<text:s/></text:p>
          </table:table-cell>
          <table:table-cell office:value-type="string" table:style-name="ce1">
            <text:p>NZ</text:p>
          </table:table-cell>
          <table:table-cell office:value-type="float" office:value="3.7506849315068491" table:formula="of:=(TODAY()-[ALL_staff.$E89])/365" table:style-name="ce9">
            <text:p>3,75</text:p>
          </table:table-cell>
          <table:table-cell office:value-type="currency" office:value="2142" table:formula="of:=ROUNDUP(IF([ALL_staff.$I89]&gt;2;3%;2%)*[ALL_staff.$G89];0)" table:style-name="ce8">
            <text:p><text:s/>$2 142<text:s/></text:p>
          </table:table-cell>
          <table:table-cell office:value-type="float" office:value="3" table:formula="of:=COM.MICROSOFT.XLOOKUP([ALL_staff.$D8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Yauvani Tarpa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5-08T00:00:00" table:style-name="ce11">
            <text:p>2021/05/08</text:p>
          </table:table-cell>
          <table:table-cell office:value-type="string" table:style-name="ce1">
            <text:p>Sales</text:p>
          </table:table-cell>
          <table:table-cell office:value-type="currency" office:value="74550" table:style-name="ce8">
            <text:p><text:s/>$74 550<text:s/></text:p>
          </table:table-cell>
          <table:table-cell office:value-type="string" table:style-name="ce1">
            <text:p>IND</text:p>
          </table:table-cell>
          <table:table-cell office:value-type="float" office:value="3.7753424657534245" table:formula="of:=(TODAY()-[ALL_staff.$E90])/365" table:style-name="ce9">
            <text:p>3,78</text:p>
          </table:table-cell>
          <table:table-cell office:value-type="currency" office:value="2237" table:formula="of:=ROUNDUP(IF([ALL_staff.$I90]&gt;2;3%;2%)*[ALL_staff.$G90];0)" table:style-name="ce8">
            <text:p><text:s/>$2 237<text:s/></text:p>
          </table:table-cell>
          <table:table-cell office:value-type="float" office:value="3" table:formula="of:=COM.MICROSOFT.XLOOKUP([ALL_staff.$D9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igi Bohling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7-08T00:00:00" table:style-name="ce11">
            <text:p>2021/07/08</text:p>
          </table:table-cell>
          <table:table-cell office:value-type="string" table:style-name="ce1">
            <text:p>Sales</text:p>
          </table:table-cell>
          <table:table-cell office:value-type="currency" office:value="74550" table:style-name="ce8">
            <text:p><text:s/>$74 550<text:s/></text:p>
          </table:table-cell>
          <table:table-cell office:value-type="string" table:style-name="ce1">
            <text:p>NZ</text:p>
          </table:table-cell>
          <table:table-cell office:value-type="float" office:value="3.6082191780821917" table:formula="of:=(TODAY()-[ALL_staff.$E91])/365" table:style-name="ce9">
            <text:p>3,61</text:p>
          </table:table-cell>
          <table:table-cell office:value-type="currency" office:value="2237" table:formula="of:=ROUNDUP(IF([ALL_staff.$I91]&gt;2;3%;2%)*[ALL_staff.$G91];0)" table:style-name="ce8">
            <text:p><text:s/>$2 237<text:s/></text:p>
          </table:table-cell>
          <table:table-cell office:value-type="float" office:value="3" table:formula="of:=COM.MICROSOFT.XLOOKUP([ALL_staff.$D9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anak Sapna</text:p>
          </table:table-cell>
          <table:table-cell office:value-type="string" table:style-name="ce1">
            <text:p>Fema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xceptional</text:p>
          </table:table-cell>
          <table:table-cell office:value-type="date" office:date-value="2022-06-06T00:00:00" table:style-name="ce11">
            <text:p>2022/06/06</text:p>
          </table:table-cell>
          <table:table-cell office:value-type="string" table:style-name="ce1">
            <text:p>Procurement</text:p>
          </table:table-cell>
          <table:table-cell office:value-type="currency" office:value="75000" table:style-name="ce8">
            <text:p><text:s/>$75 000<text:s/></text:p>
          </table:table-cell>
          <table:table-cell office:value-type="string" table:style-name="ce1">
            <text:p>IND</text:p>
          </table:table-cell>
          <table:table-cell office:value-type="float" office:value="2.6958904109589041" table:formula="of:=(TODAY()-[ALL_staff.$E92])/365" table:style-name="ce9">
            <text:p>2,70</text:p>
          </table:table-cell>
          <table:table-cell office:value-type="currency" office:value="2250" table:formula="of:=ROUNDUP(IF([ALL_staff.$I92]&gt;2;3%;2%)*[ALL_staff.$G92];0)" table:style-name="ce8">
            <text:p><text:s/>$2 250<text:s/></text:p>
          </table:table-cell>
          <table:table-cell office:value-type="float" office:value="5" table:formula="of:=COM.MICROSOFT.XLOOKUP([ALL_staff.$D92];[Sheet1.$B$3:.$B$7];[Sheet1.$C$3:.$C$7])" table:style-name="ce12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arr Faughny</text:p>
          </table:table-cell>
          <table:table-cell office:value-type="string" table:style-name="ce1">
            <text:p>Femal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xceptional</text:p>
          </table:table-cell>
          <table:table-cell office:value-type="date" office:date-value="2022-08-06T00:00:00" table:style-name="ce11">
            <text:p>2022/08/06</text:p>
          </table:table-cell>
          <table:table-cell office:value-type="string" table:style-name="ce1">
            <text:p>Procurement</text:p>
          </table:table-cell>
          <table:table-cell office:value-type="currency" office:value="75000" table:style-name="ce8">
            <text:p><text:s/>$75 000<text:s/></text:p>
          </table:table-cell>
          <table:table-cell office:value-type="string" table:style-name="ce1">
            <text:p>NZ</text:p>
          </table:table-cell>
          <table:table-cell office:value-type="float" office:value="2.5287671232876714" table:formula="of:=(TODAY()-[ALL_staff.$E93])/365" table:style-name="ce9">
            <text:p>2,53</text:p>
          </table:table-cell>
          <table:table-cell office:value-type="currency" office:value="2250" table:formula="of:=ROUNDUP(IF([ALL_staff.$I93]&gt;2;3%;2%)*[ALL_staff.$G93];0)" table:style-name="ce8">
            <text:p><text:s/>$2 250<text:s/></text:p>
          </table:table-cell>
          <table:table-cell office:value-type="float" office:value="5" table:formula="of:=COM.MICROSOFT.XLOOKUP([ALL_staff.$D93];[Sheet1.$B$3:.$B$7];[Sheet1.$C$3:.$C$7])" table:style-name="ce12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emavati Muthiah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2-26T00:00:00" table:style-name="ce11">
            <text:p>2021/02/26</text:p>
          </table:table-cell>
          <table:table-cell office:value-type="string" table:style-name="ce1">
            <text:p>Website</text:p>
          </table:table-cell>
          <table:table-cell office:value-type="currency" office:value="75280" table:style-name="ce8">
            <text:p><text:s/>$75 280<text:s/></text:p>
          </table:table-cell>
          <table:table-cell office:value-type="string" table:style-name="ce1">
            <text:p>IND</text:p>
          </table:table-cell>
          <table:table-cell office:value-type="float" office:value="3.9698630136986299" table:formula="of:=(TODAY()-[ALL_staff.$E94])/365" table:style-name="ce9">
            <text:p>3,97</text:p>
          </table:table-cell>
          <table:table-cell office:value-type="currency" office:value="2259" table:formula="of:=ROUNDUP(IF([ALL_staff.$I94]&gt;2;3%;2%)*[ALL_staff.$G94];0)" table:style-name="ce8">
            <text:p><text:s/>$2 259<text:s/></text:p>
          </table:table-cell>
          <table:table-cell office:value-type="float" office:value="3" table:formula="of:=COM.MICROSOFT.XLOOKUP([ALL_staff.$D9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Elia Cockton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1-04-26T00:00:00" table:style-name="ce11">
            <text:p>2021/04/26</text:p>
          </table:table-cell>
          <table:table-cell office:value-type="string" table:style-name="ce1">
            <text:p>Website</text:p>
          </table:table-cell>
          <table:table-cell office:value-type="currency" office:value="75280" table:style-name="ce8">
            <text:p><text:s/>$75 280<text:s/></text:p>
          </table:table-cell>
          <table:table-cell office:value-type="string" table:style-name="ce1">
            <text:p>NZ</text:p>
          </table:table-cell>
          <table:table-cell office:value-type="float" office:value="3.8082191780821919" table:formula="of:=(TODAY()-[ALL_staff.$E95])/365" table:style-name="ce9">
            <text:p>3,81</text:p>
          </table:table-cell>
          <table:table-cell office:value-type="currency" office:value="2259" table:formula="of:=ROUNDUP(IF([ALL_staff.$I95]&gt;2;3%;2%)*[ALL_staff.$G95];0)" table:style-name="ce8">
            <text:p><text:s/>$2 259<text:s/></text:p>
          </table:table-cell>
          <table:table-cell office:value-type="float" office:value="3" table:formula="of:=COM.MICROSOFT.XLOOKUP([ALL_staff.$D9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yog Chakrabarti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ery poor</text:p>
          </table:table-cell>
          <table:table-cell office:value-type="date" office:date-value="2021-04-27T00:00:00" table:style-name="ce11">
            <text:p>2021/04/27</text:p>
          </table:table-cell>
          <table:table-cell office:value-type="string" table:style-name="ce1">
            <text:p>Website</text:p>
          </table:table-cell>
          <table:table-cell office:value-type="currency" office:value="75480" table:style-name="ce8">
            <text:p><text:s/>$75 480<text:s/></text:p>
          </table:table-cell>
          <table:table-cell office:value-type="string" table:style-name="ce1">
            <text:p>IND</text:p>
          </table:table-cell>
          <table:table-cell office:value-type="float" office:value="3.8054794520547945" table:formula="of:=(TODAY()-[ALL_staff.$E96])/365" table:style-name="ce9">
            <text:p>3,81</text:p>
          </table:table-cell>
          <table:table-cell office:value-type="currency" office:value="2265" table:formula="of:=ROUNDUP(IF([ALL_staff.$I96]&gt;2;3%;2%)*[ALL_staff.$G96];0)" table:style-name="ce8">
            <text:p><text:s/>$2 265<text:s/></text:p>
          </table:table-cell>
          <table:table-cell office:value-type="float" office:value="1" table:formula="of:=COM.MICROSOFT.XLOOKUP([ALL_staff.$D96];[Sheet1.$B$3:.$B$7];[Sheet1.$C$3:.$C$7])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amilla Castle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ery poor</text:p>
          </table:table-cell>
          <table:table-cell office:value-type="date" office:date-value="2021-06-27T00:00:00" table:style-name="ce11">
            <text:p>2021/06/27</text:p>
          </table:table-cell>
          <table:table-cell office:value-type="string" table:style-name="ce1">
            <text:p>Website</text:p>
          </table:table-cell>
          <table:table-cell office:value-type="currency" office:value="75480" table:style-name="ce8">
            <text:p><text:s/>$75 480<text:s/></text:p>
          </table:table-cell>
          <table:table-cell office:value-type="string" table:style-name="ce1">
            <text:p>NZ</text:p>
          </table:table-cell>
          <table:table-cell office:value-type="float" office:value="3.6383561643835618" table:formula="of:=(TODAY()-[ALL_staff.$E97])/365" table:style-name="ce9">
            <text:p>3,64</text:p>
          </table:table-cell>
          <table:table-cell office:value-type="currency" office:value="2265" table:formula="of:=ROUNDUP(IF([ALL_staff.$I97]&gt;2;3%;2%)*[ALL_staff.$G97];0)" table:style-name="ce8">
            <text:p><text:s/>$2 265<text:s/></text:p>
          </table:table-cell>
          <table:table-cell office:value-type="float" office:value="1" table:formula="of:=COM.MICROSOFT.XLOOKUP([ALL_staff.$D97];[Sheet1.$B$3:.$B$7];[Sheet1.$C$3:.$C$7])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meer Shashank Sapra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0-12-15T00:00:00" table:style-name="ce11">
            <text:p>2020/12/15</text:p>
          </table:table-cell>
          <table:table-cell office:value-type="string" table:style-name="ce1">
            <text:p>HR</text:p>
          </table:table-cell>
          <table:table-cell office:value-type="currency" office:value="75880" table:style-name="ce8">
            <text:p><text:s/>$75 880<text:s/></text:p>
          </table:table-cell>
          <table:table-cell office:value-type="string" table:style-name="ce1">
            <text:p>IND</text:p>
          </table:table-cell>
          <table:table-cell office:value-type="float" office:value="4.1698630136986301" table:formula="of:=(TODAY()-[ALL_staff.$E98])/365" table:style-name="ce9">
            <text:p>4,17</text:p>
          </table:table-cell>
          <table:table-cell office:value-type="currency" office:value="2277" table:formula="of:=ROUNDUP(IF([ALL_staff.$I98]&gt;2;3%;2%)*[ALL_staff.$G98];0)" table:style-name="ce8">
            <text:p><text:s/>$2 277<text:s/></text:p>
          </table:table-cell>
          <table:table-cell office:value-type="float" office:value="3" table:formula="of:=COM.MICROSOFT.XLOOKUP([ALL_staff.$D9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ari McNee</text:p>
          </table:table-cell>
          <table:table-cell office:value-type="string" table:style-name="ce1">
            <text:p>M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verage</text:p>
          </table:table-cell>
          <table:table-cell office:value-type="date" office:date-value="2021-02-15T00:00:00" table:style-name="ce11">
            <text:p>2021/02/15</text:p>
          </table:table-cell>
          <table:table-cell office:value-type="string" table:style-name="ce1">
            <text:p>HR</text:p>
          </table:table-cell>
          <table:table-cell office:value-type="currency" office:value="75880" table:style-name="ce8">
            <text:p><text:s/>$75 880<text:s/></text:p>
          </table:table-cell>
          <table:table-cell office:value-type="string" table:style-name="ce1">
            <text:p>NZ</text:p>
          </table:table-cell>
          <table:table-cell office:value-type="float" office:value="4" table:formula="of:=(TODAY()-[ALL_staff.$E99])/365" table:style-name="ce9">
            <text:p>4,00</text:p>
          </table:table-cell>
          <table:table-cell office:value-type="currency" office:value="2277" table:formula="of:=ROUNDUP(IF([ALL_staff.$I99]&gt;2;3%;2%)*[ALL_staff.$G99];0)" table:style-name="ce8">
            <text:p><text:s/>$2 277<text:s/></text:p>
          </table:table-cell>
          <table:table-cell office:value-type="float" office:value="3" table:formula="of:=COM.MICROSOFT.XLOOKUP([ALL_staff.$D9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Indu Varada Sumedh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0-10-20T00:00:00" table:style-name="ce11">
            <text:p>2020/10/20</text:p>
          </table:table-cell>
          <table:table-cell office:value-type="string" table:style-name="ce1">
            <text:p>Finance</text:p>
          </table:table-cell>
          <table:table-cell office:value-type="currency" office:value="75970" table:style-name="ce8">
            <text:p><text:s/>$75 970<text:s/></text:p>
          </table:table-cell>
          <table:table-cell office:value-type="string" table:style-name="ce1">
            <text:p>IND</text:p>
          </table:table-cell>
          <table:table-cell office:value-type="float" office:value="4.3232876712328769" table:formula="of:=(TODAY()-[ALL_staff.$E100])/365" table:style-name="ce9">
            <text:p>4,32</text:p>
          </table:table-cell>
          <table:table-cell office:value-type="currency" office:value="2280" table:formula="of:=ROUNDUP(IF([ALL_staff.$I100]&gt;2;3%;2%)*[ALL_staff.$G100];0)" table:style-name="ce8">
            <text:p><text:s/>$2 280<text:s/></text:p>
          </table:table-cell>
          <table:table-cell office:value-type="float" office:value="3" table:formula="of:=COM.MICROSOFT.XLOOKUP([ALL_staff.$D10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everie Moffet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0-12-20T00:00:00" table:style-name="ce11">
            <text:p>2020/12/20</text:p>
          </table:table-cell>
          <table:table-cell office:value-type="string" table:style-name="ce1">
            <text:p>Finance</text:p>
          </table:table-cell>
          <table:table-cell office:value-type="currency" office:value="75970" table:style-name="ce8">
            <text:p><text:s/>$75 970<text:s/></text:p>
          </table:table-cell>
          <table:table-cell office:value-type="string" table:style-name="ce1">
            <text:p>NZ</text:p>
          </table:table-cell>
          <table:table-cell office:value-type="float" office:value="4.1561643835616442" table:formula="of:=(TODAY()-[ALL_staff.$E101])/365" table:style-name="ce9">
            <text:p>4,16</text:p>
          </table:table-cell>
          <table:table-cell office:value-type="currency" office:value="2280" table:formula="of:=ROUNDUP(IF([ALL_staff.$I101]&gt;2;3%;2%)*[ALL_staff.$G101];0)" table:style-name="ce8">
            <text:p><text:s/>$2 280<text:s/></text:p>
          </table:table-cell>
          <table:table-cell office:value-type="float" office:value="3" table:formula="of:=COM.MICROSOFT.XLOOKUP([ALL_staff.$D10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reela Ramasubraman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7-11T00:00:00" table:style-name="ce11">
            <text:p>2021/07/11</text:p>
          </table:table-cell>
          <table:table-cell office:value-type="string" table:style-name="ce1">
            <text:p>Procurement</text:p>
          </table:table-cell>
          <table:table-cell office:value-type="currency" office:value="76900" table:style-name="ce8">
            <text:p><text:s/>$76 900<text:s/></text:p>
          </table:table-cell>
          <table:table-cell office:value-type="string" table:style-name="ce1">
            <text:p>IND</text:p>
          </table:table-cell>
          <table:table-cell office:value-type="float" office:value="3.6" table:formula="of:=(TODAY()-[ALL_staff.$E102])/365" table:style-name="ce9">
            <text:p>3,60</text:p>
          </table:table-cell>
          <table:table-cell office:value-type="currency" office:value="2307" table:formula="of:=ROUNDUP(IF([ALL_staff.$I102]&gt;2;3%;2%)*[ALL_staff.$G102];0)" table:style-name="ce8">
            <text:p><text:s/>$2 307<text:s/></text:p>
          </table:table-cell>
          <table:table-cell office:value-type="float" office:value="4" table:formula="of:=COM.MICROSOFT.XLOOKUP([ALL_staff.$D102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irginia McConville</text:p>
          </table:table-cell>
          <table:table-cell office:value-type="string" table:style-name="ce1">
            <text:p>Fe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9-11T00:00:00" table:style-name="ce11">
            <text:p>2021/09/11</text:p>
          </table:table-cell>
          <table:table-cell office:value-type="string" table:style-name="ce1">
            <text:p>Procurement</text:p>
          </table:table-cell>
          <table:table-cell office:value-type="currency" office:value="76900" table:style-name="ce8">
            <text:p><text:s/>$76 900<text:s/></text:p>
          </table:table-cell>
          <table:table-cell office:value-type="string" table:style-name="ce1">
            <text:p>NZ</text:p>
          </table:table-cell>
          <table:table-cell office:value-type="float" office:value="3.43013698630137" table:formula="of:=(TODAY()-[ALL_staff.$E103])/365" table:style-name="ce9">
            <text:p>3,43</text:p>
          </table:table-cell>
          <table:table-cell office:value-type="currency" office:value="2307" table:formula="of:=ROUNDUP(IF([ALL_staff.$I103]&gt;2;3%;2%)*[ALL_staff.$G103];0)" table:style-name="ce8">
            <text:p><text:s/>$2 307<text:s/></text:p>
          </table:table-cell>
          <table:table-cell office:value-type="float" office:value="4" table:formula="of:=COM.MICROSOFT.XLOOKUP([ALL_staff.$D103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ushil Kripa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9-29T00:00:00" table:style-name="ce11">
            <text:p>2021/09/29</text:p>
          </table:table-cell>
          <table:table-cell office:value-type="string" table:style-name="ce1">
            <text:p>Procurement</text:p>
          </table:table-cell>
          <table:table-cell office:value-type="currency" office:value="78390" table:style-name="ce8">
            <text:p><text:s/>$78 390<text:s/></text:p>
          </table:table-cell>
          <table:table-cell office:value-type="string" table:style-name="ce1">
            <text:p>IND</text:p>
          </table:table-cell>
          <table:table-cell office:value-type="float" office:value="3.3808219178082193" table:formula="of:=(TODAY()-[ALL_staff.$E104])/365" table:style-name="ce9">
            <text:p>3,38</text:p>
          </table:table-cell>
          <table:table-cell office:value-type="currency" office:value="2352" table:formula="of:=ROUNDUP(IF([ALL_staff.$I104]&gt;2;3%;2%)*[ALL_staff.$G104];0)" table:style-name="ce8">
            <text:p><text:s/>$2 352<text:s/></text:p>
          </table:table-cell>
          <table:table-cell office:value-type="float" office:value="3" table:formula="of:=COM.MICROSOFT.XLOOKUP([ALL_staff.$D10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llene Gobbet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11-29T00:00:00" table:style-name="ce11">
            <text:p>2021/11/29</text:p>
          </table:table-cell>
          <table:table-cell office:value-type="string" table:style-name="ce1">
            <text:p>Procurement</text:p>
          </table:table-cell>
          <table:table-cell office:value-type="currency" office:value="78390" table:style-name="ce8">
            <text:p><text:s/>$78 390<text:s/></text:p>
          </table:table-cell>
          <table:table-cell office:value-type="string" table:style-name="ce1">
            <text:p>NZ</text:p>
          </table:table-cell>
          <table:table-cell office:value-type="float" office:value="3.2136986301369861" table:formula="of:=(TODAY()-[ALL_staff.$E105])/365" table:style-name="ce9">
            <text:p>3,21</text:p>
          </table:table-cell>
          <table:table-cell office:value-type="currency" office:value="2352" table:formula="of:=ROUNDUP(IF([ALL_staff.$I105]&gt;2;3%;2%)*[ALL_staff.$G105];0)" table:style-name="ce8">
            <text:p><text:s/>$2 352<text:s/></text:p>
          </table:table-cell>
          <table:table-cell office:value-type="float" office:value="3" table:formula="of:=COM.MICROSOFT.XLOOKUP([ALL_staff.$D10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ulabh Qutub Sundaramoorthy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08-25T00:00:00" table:style-name="ce11">
            <text:p>2021/08/25</text:p>
          </table:table-cell>
          <table:table-cell office:value-type="string" table:style-name="ce1">
            <text:p>Sales</text:p>
          </table:table-cell>
          <table:table-cell office:value-type="currency" office:value="78540" table:style-name="ce8">
            <text:p><text:s/>$78 540<text:s/></text:p>
          </table:table-cell>
          <table:table-cell office:value-type="string" table:style-name="ce1">
            <text:p>IND</text:p>
          </table:table-cell>
          <table:table-cell office:value-type="float" office:value="3.4767123287671233" table:formula="of:=(TODAY()-[ALL_staff.$E106])/365" table:style-name="ce9">
            <text:p>3,48</text:p>
          </table:table-cell>
          <table:table-cell office:value-type="currency" office:value="2357" table:formula="of:=ROUNDUP(IF([ALL_staff.$I106]&gt;2;3%;2%)*[ALL_staff.$G106];0)" table:style-name="ce8">
            <text:p><text:s/>$2 357<text:s/></text:p>
          </table:table-cell>
          <table:table-cell office:value-type="float" office:value="3" table:formula="of:=COM.MICROSOFT.XLOOKUP([ALL_staff.$D10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ray Seamon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1-10-25T00:00:00" table:style-name="ce11">
            <text:p>2021/10/25</text:p>
          </table:table-cell>
          <table:table-cell office:value-type="string" table:style-name="ce1">
            <text:p>Sales</text:p>
          </table:table-cell>
          <table:table-cell office:value-type="currency" office:value="78540" table:style-name="ce8">
            <text:p><text:s/>$78 540<text:s/></text:p>
          </table:table-cell>
          <table:table-cell office:value-type="string" table:style-name="ce1">
            <text:p>NZ</text:p>
          </table:table-cell>
          <table:table-cell office:value-type="float" office:value="3.3095890410958906" table:formula="of:=(TODAY()-[ALL_staff.$E107])/365" table:style-name="ce9">
            <text:p>3,31</text:p>
          </table:table-cell>
          <table:table-cell office:value-type="currency" office:value="2357" table:formula="of:=ROUNDUP(IF([ALL_staff.$I107]&gt;2;3%;2%)*[ALL_staff.$G107];0)" table:style-name="ce8">
            <text:p><text:s/>$2 357<text:s/></text:p>
          </table:table-cell>
          <table:table-cell office:value-type="float" office:value="3" table:formula="of:=COM.MICROSOFT.XLOOKUP([ALL_staff.$D10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Udyan Lanka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2-05-02T00:00:00" table:style-name="ce11">
            <text:p>2022/05/02</text:p>
          </table:table-cell>
          <table:table-cell office:value-type="string" table:style-name="ce1">
            <text:p>Procurement</text:p>
          </table:table-cell>
          <table:table-cell office:value-type="currency" office:value="79570" table:style-name="ce8">
            <text:p><text:s/>$79 570<text:s/></text:p>
          </table:table-cell>
          <table:table-cell office:value-type="string" table:style-name="ce1">
            <text:p>IND</text:p>
          </table:table-cell>
          <table:table-cell office:value-type="float" office:value="2.7917808219178082" table:formula="of:=(TODAY()-[ALL_staff.$E108])/365" table:style-name="ce9">
            <text:p>2,79</text:p>
          </table:table-cell>
          <table:table-cell office:value-type="currency" office:value="2388" table:formula="of:=ROUNDUP(IF([ALL_staff.$I108]&gt;2;3%;2%)*[ALL_staff.$G108];0)" table:style-name="ce8">
            <text:p><text:s/>$2 388<text:s/></text:p>
          </table:table-cell>
          <table:table-cell office:value-type="float" office:value="3" table:formula="of:=COM.MICROSOFT.XLOOKUP([ALL_staff.$D10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ellsie Waby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2-07-02T00:00:00" table:style-name="ce11">
            <text:p>2022/07/02</text:p>
          </table:table-cell>
          <table:table-cell office:value-type="string" table:style-name="ce1">
            <text:p>Procurement</text:p>
          </table:table-cell>
          <table:table-cell office:value-type="currency" office:value="79570" table:style-name="ce8">
            <text:p><text:s/>$79 570<text:s/></text:p>
          </table:table-cell>
          <table:table-cell office:value-type="string" table:style-name="ce1">
            <text:p>NZ</text:p>
          </table:table-cell>
          <table:table-cell office:value-type="float" office:value="2.6246575342465754" table:formula="of:=(TODAY()-[ALL_staff.$E109])/365" table:style-name="ce9">
            <text:p>2,62</text:p>
          </table:table-cell>
          <table:table-cell office:value-type="currency" office:value="2388" table:formula="of:=ROUNDUP(IF([ALL_staff.$I109]&gt;2;3%;2%)*[ALL_staff.$G109];0)" table:style-name="ce8">
            <text:p><text:s/>$2 388<text:s/></text:p>
          </table:table-cell>
          <table:table-cell office:value-type="float" office:value="3" table:formula="of:=COM.MICROSOFT.XLOOKUP([ALL_staff.$D10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huvan Pals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3-13T00:00:00" table:style-name="ce11">
            <text:p>2022/03/13</text:p>
          </table:table-cell>
          <table:table-cell office:value-type="string" table:style-name="ce1">
            <text:p>Website</text:p>
          </table:table-cell>
          <table:table-cell office:value-type="currency" office:value="80700" table:style-name="ce8">
            <text:p><text:s/>$80 700<text:s/></text:p>
          </table:table-cell>
          <table:table-cell office:value-type="string" table:style-name="ce1">
            <text:p>IND</text:p>
          </table:table-cell>
          <table:table-cell office:value-type="float" office:value="2.9287671232876713" table:formula="of:=(TODAY()-[ALL_staff.$E110])/365" table:style-name="ce9">
            <text:p>2,93</text:p>
          </table:table-cell>
          <table:table-cell office:value-type="currency" office:value="2421" table:formula="of:=ROUNDUP(IF([ALL_staff.$I110]&gt;2;3%;2%)*[ALL_staff.$G110];0)" table:style-name="ce8">
            <text:p><text:s/>$2 421<text:s/></text:p>
          </table:table-cell>
          <table:table-cell office:value-type="float" office:value="4" table:formula="of:=COM.MICROSOFT.XLOOKUP([ALL_staff.$D110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an Tuxwell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5-13T00:00:00" table:style-name="ce11">
            <text:p>2022/05/13</text:p>
          </table:table-cell>
          <table:table-cell office:value-type="string" table:style-name="ce1">
            <text:p>Website</text:p>
          </table:table-cell>
          <table:table-cell office:value-type="currency" office:value="80700" table:style-name="ce8">
            <text:p><text:s/>$80 700<text:s/></text:p>
          </table:table-cell>
          <table:table-cell office:value-type="string" table:style-name="ce1">
            <text:p>NZ</text:p>
          </table:table-cell>
          <table:table-cell office:value-type="float" office:value="2.7616438356164386" table:formula="of:=(TODAY()-[ALL_staff.$E111])/365" table:style-name="ce9">
            <text:p>2,76</text:p>
          </table:table-cell>
          <table:table-cell office:value-type="currency" office:value="2421" table:formula="of:=ROUNDUP(IF([ALL_staff.$I111]&gt;2;3%;2%)*[ALL_staff.$G111];0)" table:style-name="ce8">
            <text:p><text:s/>$2 421<text:s/></text:p>
          </table:table-cell>
          <table:table-cell office:value-type="float" office:value="4" table:formula="of:=COM.MICROSOFT.XLOOKUP([ALL_staff.$D111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unja Prashanta Vibha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2-03-05T00:00:00" table:style-name="ce11">
            <text:p>2022/03/05</text:p>
          </table:table-cell>
          <table:table-cell office:value-type="string" table:style-name="ce1">
            <text:p>Website</text:p>
          </table:table-cell>
          <table:table-cell office:value-type="currency" office:value="83750" table:style-name="ce8">
            <text:p><text:s/>$83 750<text:s/></text:p>
          </table:table-cell>
          <table:table-cell office:value-type="string" table:style-name="ce1">
            <text:p>IND</text:p>
          </table:table-cell>
          <table:table-cell office:value-type="float" office:value="2.9506849315068493" table:formula="of:=(TODAY()-[ALL_staff.$E112])/365" table:style-name="ce9">
            <text:p>2,95</text:p>
          </table:table-cell>
          <table:table-cell office:value-type="currency" office:value="2513" table:formula="of:=ROUNDUP(IF([ALL_staff.$I112]&gt;2;3%;2%)*[ALL_staff.$G112];0)" table:style-name="ce8">
            <text:p><text:s/>$2 513<text:s/></text:p>
          </table:table-cell>
          <table:table-cell office:value-type="float" office:value="3" table:formula="of:=COM.MICROSOFT.XLOOKUP([ALL_staff.$D11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gnes Collicott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2-05-05T00:00:00" table:style-name="ce11">
            <text:p>2022/05/05</text:p>
          </table:table-cell>
          <table:table-cell office:value-type="string" table:style-name="ce1">
            <text:p>Website</text:p>
          </table:table-cell>
          <table:table-cell office:value-type="currency" office:value="83750" table:style-name="ce8">
            <text:p><text:s/>$83 750<text:s/></text:p>
          </table:table-cell>
          <table:table-cell office:value-type="string" table:style-name="ce1">
            <text:p>NZ</text:p>
          </table:table-cell>
          <table:table-cell office:value-type="float" office:value="2.7835616438356166" table:formula="of:=(TODAY()-[ALL_staff.$E113])/365" table:style-name="ce9">
            <text:p>2,78</text:p>
          </table:table-cell>
          <table:table-cell office:value-type="currency" office:value="2513" table:formula="of:=ROUNDUP(IF([ALL_staff.$I113]&gt;2;3%;2%)*[ALL_staff.$G113];0)" table:style-name="ce8">
            <text:p><text:s/>$2 513<text:s/></text:p>
          </table:table-cell>
          <table:table-cell office:value-type="float" office:value="3" table:formula="of:=COM.MICROSOFT.XLOOKUP([ALL_staff.$D11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Tarala Vishaal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07-20T00:00:00" table:style-name="ce11">
            <text:p>2021/07/20</text:p>
          </table:table-cell>
          <table:table-cell office:value-type="string" table:style-name="ce1">
            <text:p>Finance</text:p>
          </table:table-cell>
          <table:table-cell office:value-type="currency" office:value="85000" table:style-name="ce8">
            <text:p><text:s/>$85 000<text:s/></text:p>
          </table:table-cell>
          <table:table-cell office:value-type="string" table:style-name="ce1">
            <text:p>IND</text:p>
          </table:table-cell>
          <table:table-cell office:value-type="float" office:value="3.5753424657534247" table:formula="of:=(TODAY()-[ALL_staff.$E114])/365" table:style-name="ce9">
            <text:p>3,58</text:p>
          </table:table-cell>
          <table:table-cell office:value-type="currency" office:value="2550" table:formula="of:=ROUNDUP(IF([ALL_staff.$I114]&gt;2;3%;2%)*[ALL_staff.$G114];0)" table:style-name="ce8">
            <text:p><text:s/>$2 550<text:s/></text:p>
          </table:table-cell>
          <table:table-cell office:value-type="float" office:value="3" table:formula="of:=COM.MICROSOFT.XLOOKUP([ALL_staff.$D11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rlen McCaffrey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09-20T00:00:00" table:style-name="ce11">
            <text:p>2021/09/20</text:p>
          </table:table-cell>
          <table:table-cell office:value-type="string" table:style-name="ce1">
            <text:p>Finance</text:p>
          </table:table-cell>
          <table:table-cell office:value-type="currency" office:value="85000" table:style-name="ce8">
            <text:p><text:s/>$85 000<text:s/></text:p>
          </table:table-cell>
          <table:table-cell office:value-type="string" table:style-name="ce1">
            <text:p>NZ</text:p>
          </table:table-cell>
          <table:table-cell office:value-type="float" office:value="3.4054794520547946" table:formula="of:=(TODAY()-[ALL_staff.$E115])/365" table:style-name="ce9">
            <text:p>3,41</text:p>
          </table:table-cell>
          <table:table-cell office:value-type="currency" office:value="2550" table:formula="of:=ROUNDUP(IF([ALL_staff.$I115]&gt;2;3%;2%)*[ALL_staff.$G115];0)" table:style-name="ce8">
            <text:p><text:s/>$2 550<text:s/></text:p>
          </table:table-cell>
          <table:table-cell office:value-type="float" office:value="3" table:formula="of:=COM.MICROSOFT.XLOOKUP([ALL_staff.$D11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dhumati Gazala Soumitra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2-07-05T00:00:00" table:style-name="ce11">
            <text:p>2022/07/05</text:p>
          </table:table-cell>
          <table:table-cell office:value-type="string" table:style-name="ce1">
            <text:p>Finance</text:p>
          </table:table-cell>
          <table:table-cell office:value-type="currency" office:value="86570" table:style-name="ce8">
            <text:p><text:s/>$86 570<text:s/></text:p>
          </table:table-cell>
          <table:table-cell office:value-type="string" table:style-name="ce1">
            <text:p>IND</text:p>
          </table:table-cell>
          <table:table-cell office:value-type="float" office:value="2.6164383561643834" table:formula="of:=(TODAY()-[ALL_staff.$E116])/365" table:style-name="ce9">
            <text:p>2,62</text:p>
          </table:table-cell>
          <table:table-cell office:value-type="currency" office:value="2598" table:formula="of:=ROUNDUP(IF([ALL_staff.$I116]&gt;2;3%;2%)*[ALL_staff.$G116];0)" table:style-name="ce8">
            <text:p><text:s/>$2 598<text:s/></text:p>
          </table:table-cell>
          <table:table-cell office:value-type="float" office:value="3" table:formula="of:=COM.MICROSOFT.XLOOKUP([ALL_staff.$D11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ibyl Dunkirk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2-09-05T00:00:00" table:style-name="ce11">
            <text:p>2022/09/05</text:p>
          </table:table-cell>
          <table:table-cell office:value-type="string" table:style-name="ce1">
            <text:p>Finance</text:p>
          </table:table-cell>
          <table:table-cell office:value-type="currency" office:value="86570" table:style-name="ce8">
            <text:p><text:s/>$86 570<text:s/></text:p>
          </table:table-cell>
          <table:table-cell office:value-type="string" table:style-name="ce1">
            <text:p>NZ</text:p>
          </table:table-cell>
          <table:table-cell office:value-type="float" office:value="2.4465753424657533" table:formula="of:=(TODAY()-[ALL_staff.$E117])/365" table:style-name="ce9">
            <text:p>2,45</text:p>
          </table:table-cell>
          <table:table-cell office:value-type="currency" office:value="2598" table:formula="of:=ROUNDUP(IF([ALL_staff.$I117]&gt;2;3%;2%)*[ALL_staff.$G117];0)" table:style-name="ce8">
            <text:p><text:s/>$2 598<text:s/></text:p>
          </table:table-cell>
          <table:table-cell office:value-type="float" office:value="3" table:formula="of:=COM.MICROSOFT.XLOOKUP([ALL_staff.$D11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odavari Veena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3-21T00:00:00" table:style-name="ce11">
            <text:p>2021/03/21</text:p>
          </table:table-cell>
          <table:table-cell office:value-type="string" table:style-name="ce1">
            <text:p>Website</text:p>
          </table:table-cell>
          <table:table-cell office:value-type="currency" office:value="87620" table:style-name="ce8">
            <text:p><text:s/>$87 620<text:s/></text:p>
          </table:table-cell>
          <table:table-cell office:value-type="string" table:style-name="ce1">
            <text:p>IND</text:p>
          </table:table-cell>
          <table:table-cell office:value-type="float" office:value="3.9068493150684933" table:formula="of:=(TODAY()-[ALL_staff.$E118])/365" table:style-name="ce9">
            <text:p>3,91</text:p>
          </table:table-cell>
          <table:table-cell office:value-type="currency" office:value="2629" table:formula="of:=ROUNDUP(IF([ALL_staff.$I118]&gt;2;3%;2%)*[ALL_staff.$G118];0)" table:style-name="ce8">
            <text:p><text:s/>$2 629<text:s/></text:p>
          </table:table-cell>
          <table:table-cell office:value-type="float" office:value="3" table:formula="of:=COM.MICROSOFT.XLOOKUP([ALL_staff.$D11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errilee Plenty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5-21T00:00:00" table:style-name="ce11">
            <text:p>2021/05/21</text:p>
          </table:table-cell>
          <table:table-cell office:value-type="string" table:style-name="ce1">
            <text:p>Website</text:p>
          </table:table-cell>
          <table:table-cell office:value-type="currency" office:value="87620" table:style-name="ce8">
            <text:p><text:s/>$87 620<text:s/></text:p>
          </table:table-cell>
          <table:table-cell office:value-type="string" table:style-name="ce1">
            <text:p>NZ</text:p>
          </table:table-cell>
          <table:table-cell office:value-type="float" office:value="3.7397260273972601" table:formula="of:=(TODAY()-[ALL_staff.$E119])/365" table:style-name="ce9">
            <text:p>3,74</text:p>
          </table:table-cell>
          <table:table-cell office:value-type="currency" office:value="2629" table:formula="of:=ROUNDUP(IF([ALL_staff.$I119]&gt;2;3%;2%)*[ALL_staff.$G119];0)" table:style-name="ce8">
            <text:p><text:s/>$2 629<text:s/></text:p>
          </table:table-cell>
          <table:table-cell office:value-type="float" office:value="3" table:formula="of:=COM.MICROSOFT.XLOOKUP([ALL_staff.$D11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Gangadutt Ragha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1-03-22T00:00:00" table:style-name="ce11">
            <text:p>2021/03/22</text:p>
          </table:table-cell>
          <table:table-cell office:value-type="string" table:style-name="ce1">
            <text:p>Website</text:p>
          </table:table-cell>
          <table:table-cell office:value-type="currency" office:value="88050" table:style-name="ce8">
            <text:p><text:s/>$88 050<text:s/></text:p>
          </table:table-cell>
          <table:table-cell office:value-type="string" table:style-name="ce1">
            <text:p>IND</text:p>
          </table:table-cell>
          <table:table-cell office:value-type="float" office:value="3.904109589041096" table:formula="of:=(TODAY()-[ALL_staff.$E120])/365" table:style-name="ce9">
            <text:p>3,90</text:p>
          </table:table-cell>
          <table:table-cell office:value-type="currency" office:value="2642" table:formula="of:=ROUNDUP(IF([ALL_staff.$I120]&gt;2;3%;2%)*[ALL_staff.$G120];0)" table:style-name="ce8">
            <text:p><text:s/>$2 642<text:s/></text:p>
          </table:table-cell>
          <table:table-cell office:value-type="float" office:value="2" table:formula="of:=COM.MICROSOFT.XLOOKUP([ALL_staff.$D120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hes Bonnell</text:p>
          </table:table-cell>
          <table:table-cell office:value-type="string" table:style-name="ce1">
            <text:p>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1-05-22T00:00:00" table:style-name="ce11">
            <text:p>2021/05/22</text:p>
          </table:table-cell>
          <table:table-cell office:value-type="string" table:style-name="ce1">
            <text:p>Website</text:p>
          </table:table-cell>
          <table:table-cell office:value-type="currency" office:value="88050" table:style-name="ce8">
            <text:p><text:s/>$88 050<text:s/></text:p>
          </table:table-cell>
          <table:table-cell office:value-type="string" table:style-name="ce1">
            <text:p>NZ</text:p>
          </table:table-cell>
          <table:table-cell office:value-type="float" office:value="3.7369863013698632" table:formula="of:=(TODAY()-[ALL_staff.$E121])/365" table:style-name="ce9">
            <text:p>3,74</text:p>
          </table:table-cell>
          <table:table-cell office:value-type="currency" office:value="2642" table:formula="of:=ROUNDUP(IF([ALL_staff.$I121]&gt;2;3%;2%)*[ALL_staff.$G121];0)" table:style-name="ce8">
            <text:p><text:s/>$2 642<text:s/></text:p>
          </table:table-cell>
          <table:table-cell office:value-type="float" office:value="2" table:formula="of:=COM.MICROSOFT.XLOOKUP([ALL_staff.$D121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runa Pashupathy</text:p>
          </table:table-cell>
          <table:table-cell office:value-type="string" table:style-name="ce1">
            <text:p>Other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bove average</text:p>
          </table:table-cell>
          <table:table-cell office:value-type="date" office:date-value="2021-01-16T00:00:00" table:style-name="ce11">
            <text:p>2021/01/16</text:p>
          </table:table-cell>
          <table:table-cell office:value-type="string" table:style-name="ce1">
            <text:p>Website</text:p>
          </table:table-cell>
          <table:table-cell office:value-type="currency" office:value="90700" table:style-name="ce8">
            <text:p><text:s/>$90 700<text:s/></text:p>
          </table:table-cell>
          <table:table-cell office:value-type="string" table:style-name="ce1">
            <text:p>IND</text:p>
          </table:table-cell>
          <table:table-cell office:value-type="float" office:value="4.0821917808219181" table:formula="of:=(TODAY()-[ALL_staff.$E122])/365" table:style-name="ce9">
            <text:p>4,08</text:p>
          </table:table-cell>
          <table:table-cell office:value-type="currency" office:value="2721" table:formula="of:=ROUNDUP(IF([ALL_staff.$I122]&gt;2;3%;2%)*[ALL_staff.$G122];0)" table:style-name="ce8">
            <text:p><text:s/>$2 721<text:s/></text:p>
          </table:table-cell>
          <table:table-cell office:value-type="float" office:value="4" table:formula="of:=COM.MICROSOFT.XLOOKUP([ALL_staff.$D122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ennison Crosswaite</text:p>
          </table:table-cell>
          <table:table-cell office:value-type="string" table:style-name="ce1">
            <text:p>Other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bove average</text:p>
          </table:table-cell>
          <table:table-cell office:value-type="date" office:date-value="2021-03-16T00:00:00" table:style-name="ce11">
            <text:p>2021/03/16</text:p>
          </table:table-cell>
          <table:table-cell office:value-type="string" table:style-name="ce1">
            <text:p>Website</text:p>
          </table:table-cell>
          <table:table-cell office:value-type="currency" office:value="90700" table:style-name="ce8">
            <text:p><text:s/>$90 700<text:s/></text:p>
          </table:table-cell>
          <table:table-cell office:value-type="string" table:style-name="ce1">
            <text:p>NZ</text:p>
          </table:table-cell>
          <table:table-cell office:value-type="float" office:value="3.9205479452054797" table:formula="of:=(TODAY()-[ALL_staff.$E123])/365" table:style-name="ce9">
            <text:p>3,92</text:p>
          </table:table-cell>
          <table:table-cell office:value-type="currency" office:value="2721" table:formula="of:=ROUNDUP(IF([ALL_staff.$I123]&gt;2;3%;2%)*[ALL_staff.$G123];0)" table:style-name="ce8">
            <text:p><text:s/>$2 721<text:s/></text:p>
          </table:table-cell>
          <table:table-cell office:value-type="float" office:value="4" table:formula="of:=COM.MICROSOFT.XLOOKUP([ALL_staff.$D123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ukma Vinita</text:p>
          </table:table-cell>
          <table:table-cell office:value-type="string" table:style-name="ce1">
            <text:p>Oth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2-06-01T00:00:00" table:style-name="ce11">
            <text:p>2022/06/01</text:p>
          </table:table-cell>
          <table:table-cell office:value-type="string" table:style-name="ce1">
            <text:p>Website</text:p>
          </table:table-cell>
          <table:table-cell office:value-type="currency" office:value="91310" table:style-name="ce8">
            <text:p><text:s/>$91 310<text:s/></text:p>
          </table:table-cell>
          <table:table-cell office:value-type="string" table:style-name="ce1">
            <text:p>IND</text:p>
          </table:table-cell>
          <table:table-cell office:value-type="float" office:value="2.7095890410958905" table:formula="of:=(TODAY()-[ALL_staff.$E124])/365" table:style-name="ce9">
            <text:p>2,71</text:p>
          </table:table-cell>
          <table:table-cell office:value-type="currency" office:value="2740" table:formula="of:=ROUNDUP(IF([ALL_staff.$I124]&gt;2;3%;2%)*[ALL_staff.$G124];0)" table:style-name="ce8">
            <text:p><text:s/>$2 740<text:s/></text:p>
          </table:table-cell>
          <table:table-cell office:value-type="float" office:value="3" table:formula="of:=COM.MICROSOFT.XLOOKUP([ALL_staff.$D12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dge McCloughen</text:p>
          </table:table-cell>
          <table:table-cell office:value-type="string" table:style-name="ce1">
            <text:p>Other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verage</text:p>
          </table:table-cell>
          <table:table-cell office:value-type="date" office:date-value="2022-08-01T00:00:00" table:style-name="ce11">
            <text:p>2022/08/01</text:p>
          </table:table-cell>
          <table:table-cell office:value-type="string" table:style-name="ce1">
            <text:p>Website</text:p>
          </table:table-cell>
          <table:table-cell office:value-type="currency" office:value="91310" table:style-name="ce8">
            <text:p><text:s/>$91 310<text:s/></text:p>
          </table:table-cell>
          <table:table-cell office:value-type="string" table:style-name="ce1">
            <text:p>NZ</text:p>
          </table:table-cell>
          <table:table-cell office:value-type="float" office:value="2.5424657534246577" table:formula="of:=(TODAY()-[ALL_staff.$E125])/365" table:style-name="ce9">
            <text:p>2,54</text:p>
          </table:table-cell>
          <table:table-cell office:value-type="currency" office:value="2740" table:formula="of:=ROUNDUP(IF([ALL_staff.$I125]&gt;2;3%;2%)*[ALL_staff.$G125];0)" table:style-name="ce8">
            <text:p><text:s/>$2 740<text:s/></text:p>
          </table:table-cell>
          <table:table-cell office:value-type="float" office:value="3" table:formula="of:=COM.MICROSOFT.XLOOKUP([ALL_staff.$D12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malakshi Mukundan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bove average</text:p>
          </table:table-cell>
          <table:table-cell office:value-type="date" office:date-value="2020-12-09T00:00:00" table:style-name="ce11">
            <text:p>2020/12/09</text:p>
          </table:table-cell>
          <table:table-cell office:value-type="string" table:style-name="ce1">
            <text:p>Finance</text:p>
          </table:table-cell>
          <table:table-cell office:value-type="currency" office:value="91650" table:style-name="ce8">
            <text:p><text:s/>$91 650<text:s/></text:p>
          </table:table-cell>
          <table:table-cell office:value-type="string" table:style-name="ce1">
            <text:p>IND</text:p>
          </table:table-cell>
          <table:table-cell office:value-type="float" office:value="4.1863013698630134" table:formula="of:=(TODAY()-[ALL_staff.$E126])/365" table:style-name="ce9">
            <text:p>4,19</text:p>
          </table:table-cell>
          <table:table-cell office:value-type="currency" office:value="2750" table:formula="of:=ROUNDUP(IF([ALL_staff.$I126]&gt;2;3%;2%)*[ALL_staff.$G126];0)" table:style-name="ce8">
            <text:p><text:s/>$2 750<text:s/></text:p>
          </table:table-cell>
          <table:table-cell office:value-type="float" office:value="4" table:formula="of:=COM.MICROSOFT.XLOOKUP([ALL_staff.$D126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Enoch Dowrey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bove average</text:p>
          </table:table-cell>
          <table:table-cell office:value-type="date" office:date-value="2021-02-09T00:00:00" table:style-name="ce11">
            <text:p>2021/02/09</text:p>
          </table:table-cell>
          <table:table-cell office:value-type="string" table:style-name="ce1">
            <text:p>Finance</text:p>
          </table:table-cell>
          <table:table-cell office:value-type="currency" office:value="91650" table:style-name="ce8">
            <text:p><text:s/>$91 650<text:s/></text:p>
          </table:table-cell>
          <table:table-cell office:value-type="string" table:style-name="ce1">
            <text:p>NZ</text:p>
          </table:table-cell>
          <table:table-cell office:value-type="float" office:value="4.0164383561643833" table:formula="of:=(TODAY()-[ALL_staff.$E127])/365" table:style-name="ce9">
            <text:p>4,02</text:p>
          </table:table-cell>
          <table:table-cell office:value-type="currency" office:value="2750" table:formula="of:=ROUNDUP(IF([ALL_staff.$I127]&gt;2;3%;2%)*[ALL_staff.$G127];0)" table:style-name="ce8">
            <text:p><text:s/>$2 750<text:s/></text:p>
          </table:table-cell>
          <table:table-cell office:value-type="float" office:value="4" table:formula="of:=COM.MICROSOFT.XLOOKUP([ALL_staff.$D127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eepit Ranjana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07-06T00:00:00" table:style-name="ce11">
            <text:p>2021/07/06</text:p>
          </table:table-cell>
          <table:table-cell office:value-type="string" table:style-name="ce1">
            <text:p>Finance</text:p>
          </table:table-cell>
          <table:table-cell office:value-type="currency" office:value="92450" table:style-name="ce8">
            <text:p><text:s/>$92 450<text:s/></text:p>
          </table:table-cell>
          <table:table-cell office:value-type="string" table:style-name="ce1">
            <text:p>IND</text:p>
          </table:table-cell>
          <table:table-cell office:value-type="float" office:value="3.6136986301369864" table:formula="of:=(TODAY()-[ALL_staff.$E128])/365" table:style-name="ce9">
            <text:p>3,61</text:p>
          </table:table-cell>
          <table:table-cell office:value-type="currency" office:value="2774" table:formula="of:=ROUNDUP(IF([ALL_staff.$I128]&gt;2;3%;2%)*[ALL_staff.$G128];0)" table:style-name="ce8">
            <text:p><text:s/>$2 774<text:s/></text:p>
          </table:table-cell>
          <table:table-cell office:value-type="float" office:value="3" table:formula="of:=COM.MICROSOFT.XLOOKUP([ALL_staff.$D12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eilah Yesinin</text:p>
          </table:table-cell>
          <table:table-cell office:value-type="string" table:style-name="ce1">
            <text:p>Fe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1-09-06T00:00:00" table:style-name="ce11">
            <text:p>2021/09/06</text:p>
          </table:table-cell>
          <table:table-cell office:value-type="string" table:style-name="ce1">
            <text:p>Finance</text:p>
          </table:table-cell>
          <table:table-cell office:value-type="currency" office:value="92450" table:style-name="ce8">
            <text:p><text:s/>$92 450<text:s/></text:p>
          </table:table-cell>
          <table:table-cell office:value-type="string" table:style-name="ce1">
            <text:p>NZ</text:p>
          </table:table-cell>
          <table:table-cell office:value-type="float" office:value="3.4438356164383563" table:formula="of:=(TODAY()-[ALL_staff.$E129])/365" table:style-name="ce9">
            <text:p>3,44</text:p>
          </table:table-cell>
          <table:table-cell office:value-type="currency" office:value="2774" table:formula="of:=ROUNDUP(IF([ALL_staff.$I129]&gt;2;3%;2%)*[ALL_staff.$G129];0)" table:style-name="ce8">
            <text:p><text:s/>$2 774<text:s/></text:p>
          </table:table-cell>
          <table:table-cell office:value-type="float" office:value="3" table:formula="of:=COM.MICROSOFT.XLOOKUP([ALL_staff.$D12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Purnendu Vijayarangan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0-11-09T00:00:00" table:style-name="ce11">
            <text:p>2020/11/09</text:p>
          </table:table-cell>
          <table:table-cell office:value-type="string" table:style-name="ce1">
            <text:p>Sales</text:p>
          </table:table-cell>
          <table:table-cell office:value-type="currency" office:value="92700" table:style-name="ce8">
            <text:p><text:s/>$92 700<text:s/></text:p>
          </table:table-cell>
          <table:table-cell office:value-type="string" table:style-name="ce1">
            <text:p>IND</text:p>
          </table:table-cell>
          <table:table-cell office:value-type="float" office:value="4.2684931506849315" table:formula="of:=(TODAY()-[ALL_staff.$E130])/365" table:style-name="ce9">
            <text:p>4,27</text:p>
          </table:table-cell>
          <table:table-cell office:value-type="currency" office:value="2781" table:formula="of:=ROUNDUP(IF([ALL_staff.$I130]&gt;2;3%;2%)*[ALL_staff.$G130];0)" table:style-name="ce8">
            <text:p><text:s/>$2 781<text:s/></text:p>
          </table:table-cell>
          <table:table-cell office:value-type="float" office:value="3" table:formula="of:=COM.MICROSOFT.XLOOKUP([ALL_staff.$D13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inda Label</text:p>
          </table:table-cell>
          <table:table-cell office:value-type="string" table:style-name="ce1">
            <text:p>Fe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date" office:date-value="2021-01-09T00:00:00" table:style-name="ce11">
            <text:p>2021/01/09</text:p>
          </table:table-cell>
          <table:table-cell office:value-type="string" table:style-name="ce1">
            <text:p>Sales</text:p>
          </table:table-cell>
          <table:table-cell office:value-type="currency" office:value="92700" table:style-name="ce8">
            <text:p><text:s/>$92 700<text:s/></text:p>
          </table:table-cell>
          <table:table-cell office:value-type="string" table:style-name="ce1">
            <text:p>NZ</text:p>
          </table:table-cell>
          <table:table-cell office:value-type="float" office:value="4.1013698630136988" table:formula="of:=(TODAY()-[ALL_staff.$E131])/365" table:style-name="ce9">
            <text:p>4,10</text:p>
          </table:table-cell>
          <table:table-cell office:value-type="currency" office:value="2781" table:formula="of:=ROUNDUP(IF([ALL_staff.$I131]&gt;2;3%;2%)*[ALL_staff.$G131];0)" table:style-name="ce8">
            <text:p><text:s/>$2 781<text:s/></text:p>
          </table:table-cell>
          <table:table-cell office:value-type="float" office:value="3" table:formula="of:=COM.MICROSOFT.XLOOKUP([ALL_staff.$D13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ukhdev Nageshwar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10-25T00:00:00" table:style-name="ce11">
            <text:p>2020/10/25</text:p>
          </table:table-cell>
          <table:table-cell office:value-type="string" table:style-name="ce1">
            <text:p>Website</text:p>
          </table:table-cell>
          <table:table-cell office:value-type="currency" office:value="96140" table:style-name="ce8">
            <text:p><text:s/>$96 140<text:s/></text:p>
          </table:table-cell>
          <table:table-cell office:value-type="string" table:style-name="ce1">
            <text:p>IND</text:p>
          </table:table-cell>
          <table:table-cell office:value-type="float" office:value="4.3095890410958901" table:formula="of:=(TODAY()-[ALL_staff.$E132])/365" table:style-name="ce9">
            <text:p>4,31</text:p>
          </table:table-cell>
          <table:table-cell office:value-type="currency" office:value="2885" table:formula="of:=ROUNDUP(IF([ALL_staff.$I132]&gt;2;3%;2%)*[ALL_staff.$G132];0)" table:style-name="ce8">
            <text:p><text:s/>$2 885<text:s/></text:p>
          </table:table-cell>
          <table:table-cell office:value-type="float" office:value="3" table:formula="of:=COM.MICROSOFT.XLOOKUP([ALL_staff.$D13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Torrance Collier</text:p>
          </table:table-cell>
          <table:table-cell office:value-type="string" table:style-name="ce1">
            <text:p>Fe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12-25T00:00:00" table:style-name="ce11">
            <text:p>2020/12/25</text:p>
          </table:table-cell>
          <table:table-cell office:value-type="string" table:style-name="ce1">
            <text:p>Website</text:p>
          </table:table-cell>
          <table:table-cell office:value-type="currency" office:value="96140" table:style-name="ce8">
            <text:p><text:s/>$96 140<text:s/></text:p>
          </table:table-cell>
          <table:table-cell office:value-type="string" table:style-name="ce1">
            <text:p>NZ</text:p>
          </table:table-cell>
          <table:table-cell office:value-type="float" office:value="4.1424657534246574" table:formula="of:=(TODAY()-[ALL_staff.$E133])/365" table:style-name="ce9">
            <text:p>4,14</text:p>
          </table:table-cell>
          <table:table-cell office:value-type="currency" office:value="2885" table:formula="of:=ROUNDUP(IF([ALL_staff.$I133]&gt;2;3%;2%)*[ALL_staff.$G133];0)" table:style-name="ce8">
            <text:p><text:s/>$2 885<text:s/></text:p>
          </table:table-cell>
          <table:table-cell office:value-type="float" office:value="3" table:formula="of:=COM.MICROSOFT.XLOOKUP([ALL_staff.$D13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ithil Nadkarni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1-12-14T00:00:00" table:style-name="ce11">
            <text:p>2021/12/14</text:p>
          </table:table-cell>
          <table:table-cell office:value-type="string" table:style-name="ce1">
            <text:p>Finance</text:p>
          </table:table-cell>
          <table:table-cell office:value-type="currency" office:value="96800" table:style-name="ce8">
            <text:p><text:s/>$96 800<text:s/></text:p>
          </table:table-cell>
          <table:table-cell office:value-type="string" table:style-name="ce1">
            <text:p>IND</text:p>
          </table:table-cell>
          <table:table-cell office:value-type="float" office:value="3.1726027397260275" table:formula="of:=(TODAY()-[ALL_staff.$E134])/365" table:style-name="ce9">
            <text:p>3,17</text:p>
          </table:table-cell>
          <table:table-cell office:value-type="currency" office:value="2904" table:formula="of:=ROUNDUP(IF([ALL_staff.$I134]&gt;2;3%;2%)*[ALL_staff.$G134];0)" table:style-name="ce8">
            <text:p><text:s/>$2 904<text:s/></text:p>
          </table:table-cell>
          <table:table-cell office:value-type="float" office:value="3" table:formula="of:=COM.MICROSOFT.XLOOKUP([ALL_staff.$D13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onstantino Espley</text:p>
          </table:table-cell>
          <table:table-cell office:value-type="string" table:style-name="ce1">
            <text:p>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2-14T00:00:00" table:style-name="ce11">
            <text:p>2022/02/14</text:p>
          </table:table-cell>
          <table:table-cell office:value-type="string" table:style-name="ce1">
            <text:p>Finance</text:p>
          </table:table-cell>
          <table:table-cell office:value-type="currency" office:value="96800" table:style-name="ce8">
            <text:p><text:s/>$96 800<text:s/></text:p>
          </table:table-cell>
          <table:table-cell office:value-type="string" table:style-name="ce1">
            <text:p>NZ</text:p>
          </table:table-cell>
          <table:table-cell office:value-type="float" office:value="3.0027397260273974" table:formula="of:=(TODAY()-[ALL_staff.$E135])/365" table:style-name="ce9">
            <text:p>3,00</text:p>
          </table:table-cell>
          <table:table-cell office:value-type="currency" office:value="2904" table:formula="of:=ROUNDUP(IF([ALL_staff.$I135]&gt;2;3%;2%)*[ALL_staff.$G135];0)" table:style-name="ce8">
            <text:p><text:s/>$2 904<text:s/></text:p>
          </table:table-cell>
          <table:table-cell office:value-type="float" office:value="3" table:formula="of:=COM.MICROSOFT.XLOOKUP([ALL_staff.$D13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aruna Ogale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1-08T00:00:00" table:style-name="ce11">
            <text:p>2021/01/08</text:p>
          </table:table-cell>
          <table:table-cell office:value-type="string" table:style-name="ce1">
            <text:p>Procurement</text:p>
          </table:table-cell>
          <table:table-cell office:value-type="currency" office:value="99750" table:style-name="ce8">
            <text:p><text:s/>$99 750<text:s/></text:p>
          </table:table-cell>
          <table:table-cell office:value-type="string" table:style-name="ce1">
            <text:p>IND</text:p>
          </table:table-cell>
          <table:table-cell office:value-type="float" office:value="4.1041095890410961" table:formula="of:=(TODAY()-[ALL_staff.$E136])/365" table:style-name="ce9">
            <text:p>4,10</text:p>
          </table:table-cell>
          <table:table-cell office:value-type="currency" office:value="2993" table:formula="of:=ROUNDUP(IF([ALL_staff.$I136]&gt;2;3%;2%)*[ALL_staff.$G136];0)" table:style-name="ce8">
            <text:p><text:s/>$2 993<text:s/></text:p>
          </table:table-cell>
          <table:table-cell office:value-type="float" office:value="3" table:formula="of:=COM.MICROSOFT.XLOOKUP([ALL_staff.$D13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imon Kembery</text:p>
          </table:table-cell>
          <table:table-cell office:value-type="string" table:style-name="ce1">
            <text:p>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3-08T00:00:00" table:style-name="ce11">
            <text:p>2021/03/08</text:p>
          </table:table-cell>
          <table:table-cell office:value-type="string" table:style-name="ce1">
            <text:p>Procurement</text:p>
          </table:table-cell>
          <table:table-cell office:value-type="currency" office:value="99750" table:style-name="ce8">
            <text:p><text:s/>$99 750<text:s/></text:p>
          </table:table-cell>
          <table:table-cell office:value-type="string" table:style-name="ce1">
            <text:p>NZ</text:p>
          </table:table-cell>
          <table:table-cell office:value-type="float" office:value="3.9424657534246577" table:formula="of:=(TODAY()-[ALL_staff.$E137])/365" table:style-name="ce9">
            <text:p>3,94</text:p>
          </table:table-cell>
          <table:table-cell office:value-type="currency" office:value="2993" table:formula="of:=ROUNDUP(IF([ALL_staff.$I137]&gt;2;3%;2%)*[ALL_staff.$G137];0)" table:style-name="ce8">
            <text:p><text:s/>$2 993<text:s/></text:p>
          </table:table-cell>
          <table:table-cell office:value-type="float" office:value="3" table:formula="of:=COM.MICROSOFT.XLOOKUP([ALL_staff.$D13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asu Nandin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2-01-10T00:00:00" table:style-name="ce11">
            <text:p>2022/01/10</text:p>
          </table:table-cell>
          <table:table-cell office:value-type="string" table:style-name="ce1">
            <text:p>Procurement</text:p>
          </table:table-cell>
          <table:table-cell office:value-type="currency" office:value="99970" table:style-name="ce8">
            <text:p><text:s/>$99 970<text:s/></text:p>
          </table:table-cell>
          <table:table-cell office:value-type="string" table:style-name="ce1">
            <text:p>IND</text:p>
          </table:table-cell>
          <table:table-cell office:value-type="float" office:value="3.0986301369863014" table:formula="of:=(TODAY()-[ALL_staff.$E138])/365" table:style-name="ce9">
            <text:p>3,10</text:p>
          </table:table-cell>
          <table:table-cell office:value-type="currency" office:value="3000" table:formula="of:=ROUNDUP(IF([ALL_staff.$I138]&gt;2;3%;2%)*[ALL_staff.$G138];0)" table:style-name="ce8">
            <text:p><text:s/>$3 000<text:s/></text:p>
          </table:table-cell>
          <table:table-cell office:value-type="float" office:value="3" table:formula="of:=COM.MICROSOFT.XLOOKUP([ALL_staff.$D13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ernie Gorges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2-03-10T00:00:00" table:style-name="ce11">
            <text:p>2022/03/10</text:p>
          </table:table-cell>
          <table:table-cell office:value-type="string" table:style-name="ce1">
            <text:p>Procurement</text:p>
          </table:table-cell>
          <table:table-cell office:value-type="currency" office:value="99970" table:style-name="ce8">
            <text:p><text:s/>$99 970<text:s/></text:p>
          </table:table-cell>
          <table:table-cell office:value-type="string" table:style-name="ce1">
            <text:p>NZ</text:p>
          </table:table-cell>
          <table:table-cell office:value-type="float" office:value="2.9369863013698629" table:formula="of:=(TODAY()-[ALL_staff.$E139])/365" table:style-name="ce9">
            <text:p>2,94</text:p>
          </table:table-cell>
          <table:table-cell office:value-type="currency" office:value="3000" table:formula="of:=ROUNDUP(IF([ALL_staff.$I139]&gt;2;3%;2%)*[ALL_staff.$G139];0)" table:style-name="ce8">
            <text:p><text:s/>$3 000<text:s/></text:p>
          </table:table-cell>
          <table:table-cell office:value-type="float" office:value="3" table:formula="of:=COM.MICROSOFT.XLOOKUP([ALL_staff.$D13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mlankusum Rajabhushan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verage</text:p>
          </table:table-cell>
          <table:table-cell office:value-type="date" office:date-value="2022-03-05T00:00:00" table:style-name="ce11">
            <text:p>2022/03/05</text:p>
          </table:table-cell>
          <table:table-cell office:value-type="string" table:style-name="ce1">
            <text:p>Website</text:p>
          </table:table-cell>
          <table:table-cell office:value-type="currency" office:value="100420" table:style-name="ce8">
            <text:p><text:s/>$100 420<text:s/></text:p>
          </table:table-cell>
          <table:table-cell office:value-type="string" table:style-name="ce1">
            <text:p>IND</text:p>
          </table:table-cell>
          <table:table-cell office:value-type="float" office:value="2.9506849315068493" table:formula="of:=(TODAY()-[ALL_staff.$E140])/365" table:style-name="ce9">
            <text:p>2,95</text:p>
          </table:table-cell>
          <table:table-cell office:value-type="currency" office:value="3013" table:formula="of:=ROUNDUP(IF([ALL_staff.$I140]&gt;2;3%;2%)*[ALL_staff.$G140];0)" table:style-name="ce8">
            <text:p><text:s/>$3 013<text:s/></text:p>
          </table:table-cell>
          <table:table-cell office:value-type="float" office:value="3" table:formula="of:=COM.MICROSOFT.XLOOKUP([ALL_staff.$D14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ollin Jagson</text:p>
          </table:table-cell>
          <table:table-cell office:value-type="string" table:style-name="ce1">
            <text:p>Mal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verage</text:p>
          </table:table-cell>
          <table:table-cell office:value-type="date" office:date-value="2022-05-05T00:00:00" table:style-name="ce11">
            <text:p>2022/05/05</text:p>
          </table:table-cell>
          <table:table-cell office:value-type="string" table:style-name="ce1">
            <text:p>Website</text:p>
          </table:table-cell>
          <table:table-cell office:value-type="currency" office:value="100420" table:style-name="ce8">
            <text:p><text:s/>$100 420<text:s/></text:p>
          </table:table-cell>
          <table:table-cell office:value-type="string" table:style-name="ce1">
            <text:p>NZ</text:p>
          </table:table-cell>
          <table:table-cell office:value-type="float" office:value="2.7835616438356166" table:formula="of:=(TODAY()-[ALL_staff.$E141])/365" table:style-name="ce9">
            <text:p>2,78</text:p>
          </table:table-cell>
          <table:table-cell office:value-type="currency" office:value="3013" table:formula="of:=ROUNDUP(IF([ALL_staff.$I141]&gt;2;3%;2%)*[ALL_staff.$G141];0)" table:style-name="ce8">
            <text:p><text:s/>$3 013<text:s/></text:p>
          </table:table-cell>
          <table:table-cell office:value-type="float" office:value="3" table:formula="of:=COM.MICROSOFT.XLOOKUP([ALL_staff.$D14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tyendra Venkatadri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4-12T00:00:00" table:style-name="ce11">
            <text:p>2022/04/12</text:p>
          </table:table-cell>
          <table:table-cell office:value-type="string" table:style-name="ce1">
            <text:p>Procurement</text:p>
          </table:table-cell>
          <table:table-cell office:value-type="currency" office:value="103550" table:style-name="ce8">
            <text:p><text:s/>$103 550<text:s/></text:p>
          </table:table-cell>
          <table:table-cell office:value-type="string" table:style-name="ce1">
            <text:p>IND</text:p>
          </table:table-cell>
          <table:table-cell office:value-type="float" office:value="2.8465753424657536" table:formula="of:=(TODAY()-[ALL_staff.$E142])/365" table:style-name="ce9">
            <text:p>2,85</text:p>
          </table:table-cell>
          <table:table-cell office:value-type="currency" office:value="3107" table:formula="of:=ROUNDUP(IF([ALL_staff.$I142]&gt;2;3%;2%)*[ALL_staff.$G142];0)" table:style-name="ce8">
            <text:p><text:s/>$3 107<text:s/></text:p>
          </table:table-cell>
          <table:table-cell office:value-type="float" office:value="3" table:formula="of:=COM.MICROSOFT.XLOOKUP([ALL_staff.$D14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yna Doucette</text:p>
          </table:table-cell>
          <table:table-cell office:value-type="string" table:style-name="ce1">
            <text:p>Mal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verage</text:p>
          </table:table-cell>
          <table:table-cell office:value-type="date" office:date-value="2022-06-12T00:00:00" table:style-name="ce11">
            <text:p>2022/06/12</text:p>
          </table:table-cell>
          <table:table-cell office:value-type="string" table:style-name="ce1">
            <text:p>Procurement</text:p>
          </table:table-cell>
          <table:table-cell office:value-type="currency" office:value="103550" table:style-name="ce8">
            <text:p><text:s/>$103 550<text:s/></text:p>
          </table:table-cell>
          <table:table-cell office:value-type="string" table:style-name="ce1">
            <text:p>NZ</text:p>
          </table:table-cell>
          <table:table-cell office:value-type="float" office:value="2.6794520547945204" table:formula="of:=(TODAY()-[ALL_staff.$E143])/365" table:style-name="ce9">
            <text:p>2,68</text:p>
          </table:table-cell>
          <table:table-cell office:value-type="currency" office:value="3107" table:formula="of:=ROUNDUP(IF([ALL_staff.$I143]&gt;2;3%;2%)*[ALL_staff.$G143];0)" table:style-name="ce8">
            <text:p><text:s/>$3 107<text:s/></text:p>
          </table:table-cell>
          <table:table-cell office:value-type="float" office:value="3" table:formula="of:=COM.MICROSOFT.XLOOKUP([ALL_staff.$D14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rtaj Probal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2-01-29T00:00:00" table:style-name="ce11">
            <text:p>2022/01/29</text:p>
          </table:table-cell>
          <table:table-cell office:value-type="string" table:style-name="ce1">
            <text:p>Procurement</text:p>
          </table:table-cell>
          <table:table-cell office:value-type="currency" office:value="104120" table:style-name="ce8">
            <text:p><text:s/>$104 120<text:s/></text:p>
          </table:table-cell>
          <table:table-cell office:value-type="string" table:style-name="ce1">
            <text:p>IND</text:p>
          </table:table-cell>
          <table:table-cell office:value-type="float" office:value="3.0465753424657533" table:formula="of:=(TODAY()-[ALL_staff.$E144])/365" table:style-name="ce9">
            <text:p>3,05</text:p>
          </table:table-cell>
          <table:table-cell office:value-type="currency" office:value="3124" table:formula="of:=ROUNDUP(IF([ALL_staff.$I144]&gt;2;3%;2%)*[ALL_staff.$G144];0)" table:style-name="ce8">
            <text:p><text:s/>$3 124<text:s/></text:p>
          </table:table-cell>
          <table:table-cell office:value-type="float" office:value="3" table:formula="of:=COM.MICROSOFT.XLOOKUP([ALL_staff.$D14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herlyn Barter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2-03-29T00:00:00" table:style-name="ce11">
            <text:p>2022/03/29</text:p>
          </table:table-cell>
          <table:table-cell office:value-type="string" table:style-name="ce1">
            <text:p>Procurement</text:p>
          </table:table-cell>
          <table:table-cell office:value-type="currency" office:value="104120" table:style-name="ce8">
            <text:p><text:s/>$104 120<text:s/></text:p>
          </table:table-cell>
          <table:table-cell office:value-type="string" table:style-name="ce1">
            <text:p>NZ</text:p>
          </table:table-cell>
          <table:table-cell office:value-type="float" office:value="2.8849315068493149" table:formula="of:=(TODAY()-[ALL_staff.$E145])/365" table:style-name="ce9">
            <text:p>2,88</text:p>
          </table:table-cell>
          <table:table-cell office:value-type="currency" office:value="3124" table:formula="of:=ROUNDUP(IF([ALL_staff.$I145]&gt;2;3%;2%)*[ALL_staff.$G145];0)" table:style-name="ce8">
            <text:p><text:s/>$3 124<text:s/></text:p>
          </table:table-cell>
          <table:table-cell office:value-type="float" office:value="3" table:formula="of:=COM.MICROSOFT.XLOOKUP([ALL_staff.$D145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njusri Ruchi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5-04T00:00:00" table:style-name="ce11">
            <text:p>2021/05/04</text:p>
          </table:table-cell>
          <table:table-cell office:value-type="string" table:style-name="ce1">
            <text:p>Website</text:p>
          </table:table-cell>
          <table:table-cell office:value-type="currency" office:value="104410" table:style-name="ce8">
            <text:p><text:s/>$104 410<text:s/></text:p>
          </table:table-cell>
          <table:table-cell office:value-type="string" table:style-name="ce1">
            <text:p>IND</text:p>
          </table:table-cell>
          <table:table-cell office:value-type="float" office:value="3.7863013698630139" table:formula="of:=(TODAY()-[ALL_staff.$E146])/365" table:style-name="ce9">
            <text:p>3,79</text:p>
          </table:table-cell>
          <table:table-cell office:value-type="currency" office:value="3133" table:formula="of:=ROUNDUP(IF([ALL_staff.$I146]&gt;2;3%;2%)*[ALL_staff.$G146];0)" table:style-name="ce8">
            <text:p><text:s/>$3 133<text:s/></text:p>
          </table:table-cell>
          <table:table-cell office:value-type="float" office:value="3" table:formula="of:=COM.MICROSOFT.XLOOKUP([ALL_staff.$D146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Caro Chappel</text:p>
          </table:table-cell>
          <table:table-cell office:value-type="string" table:style-name="ce1">
            <text:p>Femal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verage</text:p>
          </table:table-cell>
          <table:table-cell office:value-type="date" office:date-value="2021-07-04T00:00:00" table:style-name="ce11">
            <text:p>2021/07/04</text:p>
          </table:table-cell>
          <table:table-cell office:value-type="string" table:style-name="ce1">
            <text:p>Website</text:p>
          </table:table-cell>
          <table:table-cell office:value-type="currency" office:value="104410" table:style-name="ce8">
            <text:p><text:s/>$104 410<text:s/></text:p>
          </table:table-cell>
          <table:table-cell office:value-type="string" table:style-name="ce1">
            <text:p>NZ</text:p>
          </table:table-cell>
          <table:table-cell office:value-type="float" office:value="3.6191780821917807" table:formula="of:=(TODAY()-[ALL_staff.$E147])/365" table:style-name="ce9">
            <text:p>3,62</text:p>
          </table:table-cell>
          <table:table-cell office:value-type="currency" office:value="3133" table:formula="of:=ROUNDUP(IF([ALL_staff.$I147]&gt;2;3%;2%)*[ALL_staff.$G147];0)" table:style-name="ce8">
            <text:p><text:s/>$3 133<text:s/></text:p>
          </table:table-cell>
          <table:table-cell office:value-type="float" office:value="3" table:formula="of:=COM.MICROSOFT.XLOOKUP([ALL_staff.$D14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hevantilal Muppala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1-08-17T00:00:00" table:style-name="ce11">
            <text:p>2021/08/17</text:p>
          </table:table-cell>
          <table:table-cell office:value-type="string" table:style-name="ce1">
            <text:p>Procurement</text:p>
          </table:table-cell>
          <table:table-cell office:value-type="currency" office:value="104770" table:style-name="ce8">
            <text:p><text:s/>$104 770<text:s/></text:p>
          </table:table-cell>
          <table:table-cell office:value-type="string" table:style-name="ce1">
            <text:p>IND</text:p>
          </table:table-cell>
          <table:table-cell office:value-type="float" office:value="3.4986301369863013" table:formula="of:=(TODAY()-[ALL_staff.$E148])/365" table:style-name="ce9">
            <text:p>3,50</text:p>
          </table:table-cell>
          <table:table-cell office:value-type="currency" office:value="3144" table:formula="of:=ROUNDUP(IF([ALL_staff.$I148]&gt;2;3%;2%)*[ALL_staff.$G148];0)" table:style-name="ce8">
            <text:p><text:s/>$3 144<text:s/></text:p>
          </table:table-cell>
          <table:table-cell office:value-type="float" office:value="3" table:formula="of:=COM.MICROSOFT.XLOOKUP([ALL_staff.$D14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Janene Hairsine</text:p>
          </table:table-cell>
          <table:table-cell office:value-type="string" table:style-name="ce1">
            <text:p>Fem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verage</text:p>
          </table:table-cell>
          <table:table-cell office:value-type="date" office:date-value="2021-10-17T00:00:00" table:style-name="ce11">
            <text:p>2021/10/17</text:p>
          </table:table-cell>
          <table:table-cell office:value-type="string" table:style-name="ce1">
            <text:p>Procurement</text:p>
          </table:table-cell>
          <table:table-cell office:value-type="currency" office:value="104770" table:style-name="ce8">
            <text:p><text:s/>$104 770<text:s/></text:p>
          </table:table-cell>
          <table:table-cell office:value-type="string" table:style-name="ce1">
            <text:p>NZ</text:p>
          </table:table-cell>
          <table:table-cell office:value-type="float" office:value="3.3315068493150686" table:formula="of:=(TODAY()-[ALL_staff.$E149])/365" table:style-name="ce9">
            <text:p>3,33</text:p>
          </table:table-cell>
          <table:table-cell office:value-type="currency" office:value="3144" table:formula="of:=ROUNDUP(IF([ALL_staff.$I149]&gt;2;3%;2%)*[ALL_staff.$G149];0)" table:style-name="ce8">
            <text:p><text:s/>$3 144<text:s/></text:p>
          </table:table-cell>
          <table:table-cell office:value-type="float" office:value="3" table:formula="of:=COM.MICROSOFT.XLOOKUP([ALL_staff.$D14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has Sanabhi Shrikant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verage</text:p>
          </table:table-cell>
          <table:table-cell office:value-type="date" office:date-value="2021-07-01T00:00:00" table:style-name="ce11">
            <text:p>2021/07/01</text:p>
          </table:table-cell>
          <table:table-cell office:value-type="string" table:style-name="ce1">
            <text:p>Procurement</text:p>
          </table:table-cell>
          <table:table-cell office:value-type="currency" office:value="106460" table:style-name="ce8">
            <text:p><text:s/>$106 460<text:s/></text:p>
          </table:table-cell>
          <table:table-cell office:value-type="string" table:style-name="ce1">
            <text:p>IND</text:p>
          </table:table-cell>
          <table:table-cell office:value-type="float" office:value="3.6273972602739728" table:formula="of:=(TODAY()-[ALL_staff.$E150])/365" table:style-name="ce9">
            <text:p>3,63</text:p>
          </table:table-cell>
          <table:table-cell office:value-type="currency" office:value="3194" table:formula="of:=ROUNDUP(IF([ALL_staff.$I150]&gt;2;3%;2%)*[ALL_staff.$G150];0)" table:style-name="ce8">
            <text:p><text:s/>$3 194<text:s/></text:p>
          </table:table-cell>
          <table:table-cell office:value-type="float" office:value="3" table:formula="of:=COM.MICROSOFT.XLOOKUP([ALL_staff.$D15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issiah Maydway</text:p>
          </table:table-cell>
          <table:table-cell office:value-type="string" table:style-name="ce1">
            <text:p>Mal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verage</text:p>
          </table:table-cell>
          <table:table-cell office:value-type="date" office:date-value="2021-09-01T00:00:00" table:style-name="ce11">
            <text:p>2021/09/01</text:p>
          </table:table-cell>
          <table:table-cell office:value-type="string" table:style-name="ce1">
            <text:p>Procurement</text:p>
          </table:table-cell>
          <table:table-cell office:value-type="currency" office:value="106460" table:style-name="ce8">
            <text:p><text:s/>$106 460<text:s/></text:p>
          </table:table-cell>
          <table:table-cell office:value-type="string" table:style-name="ce1">
            <text:p>NZ</text:p>
          </table:table-cell>
          <table:table-cell office:value-type="float" office:value="3.4575342465753423" table:formula="of:=(TODAY()-[ALL_staff.$E151])/365" table:style-name="ce9">
            <text:p>3,46</text:p>
          </table:table-cell>
          <table:table-cell office:value-type="currency" office:value="3194" table:formula="of:=ROUNDUP(IF([ALL_staff.$I151]&gt;2;3%;2%)*[ALL_staff.$G151];0)" table:style-name="ce8">
            <text:p><text:s/>$3 194<text:s/></text:p>
          </table:table-cell>
          <table:table-cell office:value-type="float" office:value="3" table:formula="of:=COM.MICROSOFT.XLOOKUP([ALL_staff.$D15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ridaynath Tendulkar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1-07-20T00:00:00" table:style-name="ce11">
            <text:p>2021/07/20</text:p>
          </table:table-cell>
          <table:table-cell office:value-type="string" table:style-name="ce1">
            <text:p>Website</text:p>
          </table:table-cell>
          <table:table-cell office:value-type="currency" office:value="107700" table:style-name="ce8">
            <text:p><text:s/>$107 700<text:s/></text:p>
          </table:table-cell>
          <table:table-cell office:value-type="string" table:style-name="ce1">
            <text:p>IND</text:p>
          </table:table-cell>
          <table:table-cell office:value-type="float" office:value="3.5753424657534247" table:formula="of:=(TODAY()-[ALL_staff.$E152])/365" table:style-name="ce9">
            <text:p>3,58</text:p>
          </table:table-cell>
          <table:table-cell office:value-type="currency" office:value="3231" table:formula="of:=ROUNDUP(IF([ALL_staff.$I152]&gt;2;3%;2%)*[ALL_staff.$G152];0)" table:style-name="ce8">
            <text:p><text:s/>$3 231<text:s/></text:p>
          </table:table-cell>
          <table:table-cell office:value-type="float" office:value="3" table:formula="of:=COM.MICROSOFT.XLOOKUP([ALL_staff.$D15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ine Padly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1-09-20T00:00:00" table:style-name="ce11">
            <text:p>2021/09/20</text:p>
          </table:table-cell>
          <table:table-cell office:value-type="string" table:style-name="ce1">
            <text:p>Website</text:p>
          </table:table-cell>
          <table:table-cell office:value-type="currency" office:value="107700" table:style-name="ce8">
            <text:p><text:s/>$107 700<text:s/></text:p>
          </table:table-cell>
          <table:table-cell office:value-type="string" table:style-name="ce1">
            <text:p>NZ</text:p>
          </table:table-cell>
          <table:table-cell office:value-type="float" office:value="3.4054794520547946" table:formula="of:=(TODAY()-[ALL_staff.$E153])/365" table:style-name="ce9">
            <text:p>3,41</text:p>
          </table:table-cell>
          <table:table-cell office:value-type="currency" office:value="3231" table:formula="of:=ROUNDUP(IF([ALL_staff.$I153]&gt;2;3%;2%)*[ALL_staff.$G153];0)" table:style-name="ce8">
            <text:p><text:s/>$3 231<text:s/></text:p>
          </table:table-cell>
          <table:table-cell office:value-type="float" office:value="3" table:formula="of:=COM.MICROSOFT.XLOOKUP([ALL_staff.$D15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wini Chandan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xceptional</text:p>
          </table:table-cell>
          <table:table-cell office:value-type="date" office:date-value="2021-04-30T00:00:00" table:style-name="ce11">
            <text:p>2021/04/30</text:p>
          </table:table-cell>
          <table:table-cell office:value-type="string" table:style-name="ce1">
            <text:p>Sales</text:p>
          </table:table-cell>
          <table:table-cell office:value-type="currency" office:value="109160" table:style-name="ce8">
            <text:p><text:s/>$109 160<text:s/></text:p>
          </table:table-cell>
          <table:table-cell office:value-type="string" table:style-name="ce1">
            <text:p>IND</text:p>
          </table:table-cell>
          <table:table-cell office:value-type="float" office:value="3.7972602739726029" table:formula="of:=(TODAY()-[ALL_staff.$E154])/365" table:style-name="ce9">
            <text:p>3,80</text:p>
          </table:table-cell>
          <table:table-cell office:value-type="currency" office:value="3275" table:formula="of:=ROUNDUP(IF([ALL_staff.$I154]&gt;2;3%;2%)*[ALL_staff.$G154];0)" table:style-name="ce8">
            <text:p><text:s/>$3 275<text:s/></text:p>
          </table:table-cell>
          <table:table-cell office:value-type="float" office:value="5" table:formula="of:=COM.MICROSOFT.XLOOKUP([ALL_staff.$D154];[Sheet1.$B$3:.$B$7];[Sheet1.$C$3:.$C$7])" table:style-name="ce12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afaelita Blaksland</text:p>
          </table:table-cell>
          <table:table-cell office:value-type="string" table:style-name="ce1">
            <text:p>Femal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Exceptional</text:p>
          </table:table-cell>
          <table:table-cell office:value-type="date" office:date-value="2021-06-30T00:00:00" table:style-name="ce11">
            <text:p>2021/06/30</text:p>
          </table:table-cell>
          <table:table-cell office:value-type="string" table:style-name="ce1">
            <text:p>Sales</text:p>
          </table:table-cell>
          <table:table-cell office:value-type="currency" office:value="109160" table:style-name="ce8">
            <text:p><text:s/>$109 160<text:s/></text:p>
          </table:table-cell>
          <table:table-cell office:value-type="string" table:style-name="ce1">
            <text:p>NZ</text:p>
          </table:table-cell>
          <table:table-cell office:value-type="float" office:value="3.6301369863013697" table:formula="of:=(TODAY()-[ALL_staff.$E155])/365" table:style-name="ce9">
            <text:p>3,63</text:p>
          </table:table-cell>
          <table:table-cell office:value-type="currency" office:value="3275" table:formula="of:=ROUNDUP(IF([ALL_staff.$I155]&gt;2;3%;2%)*[ALL_staff.$G155];0)" table:style-name="ce8">
            <text:p><text:s/>$3 275<text:s/></text:p>
          </table:table-cell>
          <table:table-cell office:value-type="float" office:value="5" table:formula="of:=COM.MICROSOFT.XLOOKUP([ALL_staff.$D155];[Sheet1.$B$3:.$B$7];[Sheet1.$C$3:.$C$7])" table:style-name="ce12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amayanti Thangavadivelu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4-14T00:00:00" table:style-name="ce11">
            <text:p>2022/04/14</text:p>
          </table:table-cell>
          <table:table-cell office:value-type="string" table:style-name="ce1">
            <text:p>Procurement</text:p>
          </table:table-cell>
          <table:table-cell office:value-type="currency" office:value="109190" table:style-name="ce8">
            <text:p><text:s/>$109 190<text:s/></text:p>
          </table:table-cell>
          <table:table-cell office:value-type="string" table:style-name="ce1">
            <text:p>IND</text:p>
          </table:table-cell>
          <table:table-cell office:value-type="float" office:value="2.8410958904109589" table:formula="of:=(TODAY()-[ALL_staff.$E156])/365" table:style-name="ce9">
            <text:p>2,84</text:p>
          </table:table-cell>
          <table:table-cell office:value-type="currency" office:value="3276" table:formula="of:=ROUNDUP(IF([ALL_staff.$I156]&gt;2;3%;2%)*[ALL_staff.$G156];0)" table:style-name="ce8">
            <text:p><text:s/>$3 276<text:s/></text:p>
          </table:table-cell>
          <table:table-cell office:value-type="float" office:value="4" table:formula="of:=COM.MICROSOFT.XLOOKUP([ALL_staff.$D156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delene Upcott</text:p>
          </table:table-cell>
          <table:table-cell office:value-type="string" table:style-name="ce1">
            <text:p>Mal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bove average</text:p>
          </table:table-cell>
          <table:table-cell office:value-type="date" office:date-value="2022-06-14T00:00:00" table:style-name="ce11">
            <text:p>2022/06/14</text:p>
          </table:table-cell>
          <table:table-cell office:value-type="string" table:style-name="ce1">
            <text:p>Procurement</text:p>
          </table:table-cell>
          <table:table-cell office:value-type="currency" office:value="109190" table:style-name="ce8">
            <text:p><text:s/>$109 190<text:s/></text:p>
          </table:table-cell>
          <table:table-cell office:value-type="string" table:style-name="ce1">
            <text:p>NZ</text:p>
          </table:table-cell>
          <table:table-cell office:value-type="float" office:value="2.6739726027397261" table:formula="of:=(TODAY()-[ALL_staff.$E157])/365" table:style-name="ce9">
            <text:p>2,67</text:p>
          </table:table-cell>
          <table:table-cell office:value-type="currency" office:value="3276" table:formula="of:=ROUNDUP(IF([ALL_staff.$I157]&gt;2;3%;2%)*[ALL_staff.$G157];0)" table:style-name="ce8">
            <text:p><text:s/>$3 276<text:s/></text:p>
          </table:table-cell>
          <table:table-cell office:value-type="float" office:value="4" table:formula="of:=COM.MICROSOFT.XLOOKUP([ALL_staff.$D157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arois Motiwala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oor</text:p>
          </table:table-cell>
          <table:table-cell office:value-type="date" office:date-value="2020-10-15T00:00:00" table:style-name="ce11">
            <text:p>2020/10/15</text:p>
          </table:table-cell>
          <table:table-cell office:value-type="string" table:style-name="ce1">
            <text:p>Website</text:p>
          </table:table-cell>
          <table:table-cell office:value-type="currency" office:value="112110" table:style-name="ce8">
            <text:p><text:s/>$112 110<text:s/></text:p>
          </table:table-cell>
          <table:table-cell office:value-type="string" table:style-name="ce1">
            <text:p>IND</text:p>
          </table:table-cell>
          <table:table-cell office:value-type="float" office:value="4.3369863013698629" table:formula="of:=(TODAY()-[ALL_staff.$E158])/365" table:style-name="ce9">
            <text:p>4,34</text:p>
          </table:table-cell>
          <table:table-cell office:value-type="currency" office:value="3364" table:formula="of:=ROUNDUP(IF([ALL_staff.$I158]&gt;2;3%;2%)*[ALL_staff.$G158];0)" table:style-name="ce8">
            <text:p><text:s/>$3 364<text:s/></text:p>
          </table:table-cell>
          <table:table-cell office:value-type="float" office:value="2" table:formula="of:=COM.MICROSOFT.XLOOKUP([ALL_staff.$D158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ev Lashley</text:p>
          </table:table-cell>
          <table:table-cell office:value-type="string" table:style-name="ce1">
            <text:p>Mal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oor</text:p>
          </table:table-cell>
          <table:table-cell office:value-type="date" office:date-value="2020-12-15T00:00:00" table:style-name="ce11">
            <text:p>2020/12/15</text:p>
          </table:table-cell>
          <table:table-cell office:value-type="string" table:style-name="ce1">
            <text:p>Website</text:p>
          </table:table-cell>
          <table:table-cell office:value-type="currency" office:value="112110" table:style-name="ce8">
            <text:p><text:s/>$112 110<text:s/></text:p>
          </table:table-cell>
          <table:table-cell office:value-type="string" table:style-name="ce1">
            <text:p>NZ</text:p>
          </table:table-cell>
          <table:table-cell office:value-type="float" office:value="4.1698630136986301" table:formula="of:=(TODAY()-[ALL_staff.$E159])/365" table:style-name="ce9">
            <text:p>4,17</text:p>
          </table:table-cell>
          <table:table-cell office:value-type="currency" office:value="3364" table:formula="of:=ROUNDUP(IF([ALL_staff.$I159]&gt;2;3%;2%)*[ALL_staff.$G159];0)" table:style-name="ce8">
            <text:p><text:s/>$3 364<text:s/></text:p>
          </table:table-cell>
          <table:table-cell office:value-type="float" office:value="2" table:formula="of:=COM.MICROSOFT.XLOOKUP([ALL_staff.$D159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kshi Vinuth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27T00:00:00" table:style-name="ce11">
            <text:p>2022/08/27</text:p>
          </table:table-cell>
          <table:table-cell office:value-type="string" table:style-name="ce1">
            <text:p>Procurement</text:p>
          </table:table-cell>
          <table:table-cell office:value-type="currency" office:value="112570" table:style-name="ce8">
            <text:p><text:s/>$112 570<text:s/></text:p>
          </table:table-cell>
          <table:table-cell office:value-type="string" table:style-name="ce1">
            <text:p>IND</text:p>
          </table:table-cell>
          <table:table-cell office:value-type="float" office:value="2.4712328767123286" table:formula="of:=(TODAY()-[ALL_staff.$E160])/365" table:style-name="ce9">
            <text:p>2,47</text:p>
          </table:table-cell>
          <table:table-cell office:value-type="currency" office:value="3378" table:formula="of:=ROUNDUP(IF([ALL_staff.$I160]&gt;2;3%;2%)*[ALL_staff.$G160];0)" table:style-name="ce8">
            <text:p><text:s/>$3 378<text:s/></text:p>
          </table:table-cell>
          <table:table-cell office:value-type="float" office:value="3" table:formula="of:=COM.MICROSOFT.XLOOKUP([ALL_staff.$D16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alimeda Kusch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10-27T00:00:00" table:style-name="ce11">
            <text:p>2022/10/27</text:p>
          </table:table-cell>
          <table:table-cell office:value-type="string" table:style-name="ce1">
            <text:p>Procurement</text:p>
          </table:table-cell>
          <table:table-cell office:value-type="currency" office:value="112570" table:style-name="ce8">
            <text:p><text:s/>$112 570<text:s/></text:p>
          </table:table-cell>
          <table:table-cell office:value-type="string" table:style-name="ce1">
            <text:p>NZ</text:p>
          </table:table-cell>
          <table:table-cell office:value-type="float" office:value="2.3041095890410959" table:formula="of:=(TODAY()-[ALL_staff.$E161])/365" table:style-name="ce9">
            <text:p>2,30</text:p>
          </table:table-cell>
          <table:table-cell office:value-type="currency" office:value="3378" table:formula="of:=ROUNDUP(IF([ALL_staff.$I161]&gt;2;3%;2%)*[ALL_staff.$G161];0)" table:style-name="ce8">
            <text:p><text:s/>$3 378<text:s/></text:p>
          </table:table-cell>
          <table:table-cell office:value-type="float" office:value="3" table:formula="of:=COM.MICROSOFT.XLOOKUP([ALL_staff.$D16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eepali Charan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0-10-18T00:00:00" table:style-name="ce11">
            <text:p>2020/10/18</text:p>
          </table:table-cell>
          <table:table-cell office:value-type="string" table:style-name="ce1">
            <text:p>Website</text:p>
          </table:table-cell>
          <table:table-cell office:value-type="currency" office:value="112650" table:style-name="ce8">
            <text:p><text:s/>$112 650<text:s/></text:p>
          </table:table-cell>
          <table:table-cell office:value-type="string" table:style-name="ce1">
            <text:p>IND</text:p>
          </table:table-cell>
          <table:table-cell office:value-type="float" office:value="4.3287671232876717" table:formula="of:=(TODAY()-[ALL_staff.$E162])/365" table:style-name="ce9">
            <text:p>4,33</text:p>
          </table:table-cell>
          <table:table-cell office:value-type="currency" office:value="3380" table:formula="of:=ROUNDUP(IF([ALL_staff.$I162]&gt;2;3%;2%)*[ALL_staff.$G162];0)" table:style-name="ce18">
            <text:p><text:s/>$3 380<text:s/></text:p>
          </table:table-cell>
          <table:table-cell office:value-type="float" office:value="3" table:formula="of:=COM.MICROSOFT.XLOOKUP([ALL_staff.$D16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andhula Sathyanna</text:p>
          </table:table-cell>
          <table:table-cell office:value-type="string" table:style-name="ce1">
            <text:p>Mal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verage</text:p>
          </table:table-cell>
          <table:table-cell office:value-type="date" office:date-value="2022-03-22T00:00:00" table:style-name="ce11">
            <text:p>2022/03/22</text:p>
          </table:table-cell>
          <table:table-cell office:value-type="string" table:style-name="ce1">
            <text:p>Procurement</text:p>
          </table:table-cell>
          <table:table-cell office:value-type="currency" office:value="112650" table:style-name="ce8">
            <text:p><text:s/>$112 650<text:s/></text:p>
          </table:table-cell>
          <table:table-cell office:value-type="string" table:style-name="ce1">
            <text:p>IND</text:p>
          </table:table-cell>
          <table:table-cell office:value-type="float" office:value="2.904109589041096" table:formula="of:=(TODAY()-[ALL_staff.$E163])/365" table:style-name="ce9">
            <text:p>2,90</text:p>
          </table:table-cell>
          <table:table-cell office:value-type="currency" office:value="3380" table:formula="of:=ROUNDUP(IF([ALL_staff.$I163]&gt;2;3%;2%)*[ALL_staff.$G163];0)" table:style-name="ce8">
            <text:p><text:s/>$3 380<text:s/></text:p>
          </table:table-cell>
          <table:table-cell office:value-type="float" office:value="3" table:formula="of:=COM.MICROSOFT.XLOOKUP([ALL_staff.$D16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ollie Hanway</text:p>
          </table:table-cell>
          <table:table-cell office:value-type="string" table:style-name="ce1">
            <text:p>Mal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verage</text:p>
          </table:table-cell>
          <table:table-cell office:value-type="date" office:date-value="2020-12-18T00:00:00" table:style-name="ce11">
            <text:p>2020/12/18</text:p>
          </table:table-cell>
          <table:table-cell office:value-type="string" table:style-name="ce1">
            <text:p>Website</text:p>
          </table:table-cell>
          <table:table-cell office:value-type="currency" office:value="112650" table:style-name="ce8">
            <text:p><text:s/>$112 650<text:s/></text:p>
          </table:table-cell>
          <table:table-cell office:value-type="string" table:style-name="ce1">
            <text:p>NZ</text:p>
          </table:table-cell>
          <table:table-cell office:value-type="float" office:value="4.161643835616438" table:formula="of:=(TODAY()-[ALL_staff.$E164])/365" table:style-name="ce9">
            <text:p>4,16</text:p>
          </table:table-cell>
          <table:table-cell office:value-type="currency" office:value="3380" table:formula="of:=ROUNDUP(IF([ALL_staff.$I164]&gt;2;3%;2%)*[ALL_staff.$G164];0)" table:style-name="ce8">
            <text:p><text:s/>$3 380<text:s/></text:p>
          </table:table-cell>
          <table:table-cell office:value-type="float" office:value="3" table:formula="of:=COM.MICROSOFT.XLOOKUP([ALL_staff.$D16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rishnakanta Vellanki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7-07T00:00:00" table:style-name="ce11">
            <text:p>2021/07/07</text:p>
          </table:table-cell>
          <table:table-cell office:value-type="string" table:style-name="ce1">
            <text:p>Sales</text:p>
          </table:table-cell>
          <table:table-cell office:value-type="currency" office:value="112780" table:style-name="ce8">
            <text:p><text:s/>$112 780<text:s/></text:p>
          </table:table-cell>
          <table:table-cell office:value-type="string" table:style-name="ce1">
            <text:p>IND</text:p>
          </table:table-cell>
          <table:table-cell office:value-type="float" office:value="3.6109589041095891" table:formula="of:=(TODAY()-[ALL_staff.$E165])/365" table:style-name="ce9">
            <text:p>3,61</text:p>
          </table:table-cell>
          <table:table-cell office:value-type="currency" office:value="3384" table:formula="of:=ROUNDUP(IF([ALL_staff.$I165]&gt;2;3%;2%)*[ALL_staff.$G165];0)" table:style-name="ce8">
            <text:p><text:s/>$3 384<text:s/></text:p>
          </table:table-cell>
          <table:table-cell office:value-type="float" office:value="4" table:formula="of:=COM.MICROSOFT.XLOOKUP([ALL_staff.$D165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Lindy Guillet</text:p>
          </table:table-cell>
          <table:table-cell office:value-type="string" table:style-name="ce1">
            <text:p>Mal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ove average</text:p>
          </table:table-cell>
          <table:table-cell office:value-type="date" office:date-value="2021-09-07T00:00:00" table:style-name="ce11">
            <text:p>2021/09/07</text:p>
          </table:table-cell>
          <table:table-cell office:value-type="string" table:style-name="ce1">
            <text:p>Sales</text:p>
          </table:table-cell>
          <table:table-cell office:value-type="currency" office:value="112780" table:style-name="ce8">
            <text:p><text:s/>$112 780<text:s/></text:p>
          </table:table-cell>
          <table:table-cell office:value-type="string" table:style-name="ce1">
            <text:p>NZ</text:p>
          </table:table-cell>
          <table:table-cell office:value-type="float" office:value="3.441095890410959" table:formula="of:=(TODAY()-[ALL_staff.$E166])/365" table:style-name="ce9">
            <text:p>3,44</text:p>
          </table:table-cell>
          <table:table-cell office:value-type="currency" office:value="3384" table:formula="of:=ROUNDUP(IF([ALL_staff.$I166]&gt;2;3%;2%)*[ALL_staff.$G166];0)" table:style-name="ce8">
            <text:p><text:s/>$3 384<text:s/></text:p>
          </table:table-cell>
          <table:table-cell office:value-type="float" office:value="4" table:formula="of:=COM.MICROSOFT.XLOOKUP([ALL_staff.$D166];[Sheet1.$B$3:.$B$7];[Sheet1.$C$3:.$C$7])" table:style-name="ce12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Ilesh Dasgupta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ery poor</text:p>
          </table:table-cell>
          <table:table-cell office:value-type="date" office:date-value="2021-12-17T00:00:00" table:style-name="ce11">
            <text:p>2021/12/17</text:p>
          </table:table-cell>
          <table:table-cell office:value-type="string" table:style-name="ce1">
            <text:p>Procurement</text:p>
          </table:table-cell>
          <table:table-cell office:value-type="currency" office:value="113280" table:style-name="ce8">
            <text:p><text:s/>$113 280<text:s/></text:p>
          </table:table-cell>
          <table:table-cell office:value-type="string" table:style-name="ce1">
            <text:p>IND</text:p>
          </table:table-cell>
          <table:table-cell office:value-type="float" office:value="3.1643835616438358" table:formula="of:=(TODAY()-[ALL_staff.$E167])/365" table:style-name="ce9">
            <text:p>3,16</text:p>
          </table:table-cell>
          <table:table-cell office:value-type="currency" office:value="3399" table:formula="of:=ROUNDUP(IF([ALL_staff.$I167]&gt;2;3%;2%)*[ALL_staff.$G167];0)" table:style-name="ce8">
            <text:p><text:s/>$3 399<text:s/></text:p>
          </table:table-cell>
          <table:table-cell office:value-type="float" office:value="1" table:formula="of:=COM.MICROSOFT.XLOOKUP([ALL_staff.$D167];[Sheet1.$B$3:.$B$7];[Sheet1.$C$3:.$C$7])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Mahalia Larcher</text:p>
          </table:table-cell>
          <table:table-cell office:value-type="string" table:style-name="ce1">
            <text:p>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ery poor</text:p>
          </table:table-cell>
          <table:table-cell office:value-type="date" office:date-value="2022-02-17T00:00:00" table:style-name="ce11">
            <text:p>2022/02/17</text:p>
          </table:table-cell>
          <table:table-cell office:value-type="string" table:style-name="ce1">
            <text:p>Procurement</text:p>
          </table:table-cell>
          <table:table-cell office:value-type="currency" office:value="113280" table:style-name="ce8">
            <text:p><text:s/>$113 280<text:s/></text:p>
          </table:table-cell>
          <table:table-cell office:value-type="string" table:style-name="ce1">
            <text:p>NZ</text:p>
          </table:table-cell>
          <table:table-cell office:value-type="float" office:value="2.9945205479452053" table:formula="of:=(TODAY()-[ALL_staff.$E168])/365" table:style-name="ce9">
            <text:p>2,99</text:p>
          </table:table-cell>
          <table:table-cell office:value-type="currency" office:value="3399" table:formula="of:=ROUNDUP(IF([ALL_staff.$I168]&gt;2;3%;2%)*[ALL_staff.$G168];0)" table:style-name="ce8">
            <text:p><text:s/>$3 399<text:s/></text:p>
          </table:table-cell>
          <table:table-cell office:value-type="float" office:value="1" table:formula="of:=COM.MICROSOFT.XLOOKUP([ALL_staff.$D168];[Sheet1.$B$3:.$B$7];[Sheet1.$C$3:.$C$7])" table:style-name="ce12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rojini Naueshwara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08-16T00:00:00" table:style-name="ce11">
            <text:p>2022/08/16</text:p>
          </table:table-cell>
          <table:table-cell office:value-type="string" table:style-name="ce1">
            <text:p>Procurement</text:p>
          </table:table-cell>
          <table:table-cell office:value-type="currency" office:value="114180" table:style-name="ce8">
            <text:p><text:s/>$114 180<text:s/></text:p>
          </table:table-cell>
          <table:table-cell office:value-type="string" table:style-name="ce1">
            <text:p>IND</text:p>
          </table:table-cell>
          <table:table-cell office:value-type="float" office:value="2.5013698630136987" table:formula="of:=(TODAY()-[ALL_staff.$E169])/365" table:style-name="ce9">
            <text:p>2,50</text:p>
          </table:table-cell>
          <table:table-cell office:value-type="currency" office:value="3426" table:formula="of:=ROUNDUP(IF([ALL_staff.$I169]&gt;2;3%;2%)*[ALL_staff.$G169];0)" table:style-name="ce8">
            <text:p><text:s/>$3 426<text:s/></text:p>
          </table:table-cell>
          <table:table-cell office:value-type="float" office:value="3" table:formula="of:=COM.MICROSOFT.XLOOKUP([ALL_staff.$D16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ogan Iles</text:p>
          </table:table-cell>
          <table:table-cell office:value-type="string" table:style-name="ce1">
            <text:p>Femal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verage</text:p>
          </table:table-cell>
          <table:table-cell office:value-type="date" office:date-value="2022-10-16T00:00:00" table:style-name="ce11">
            <text:p>2022/10/16</text:p>
          </table:table-cell>
          <table:table-cell office:value-type="string" table:style-name="ce1">
            <text:p>Procurement</text:p>
          </table:table-cell>
          <table:table-cell office:value-type="currency" office:value="114180" table:style-name="ce8">
            <text:p><text:s/>$114 180<text:s/></text:p>
          </table:table-cell>
          <table:table-cell office:value-type="string" table:style-name="ce1">
            <text:p>NZ</text:p>
          </table:table-cell>
          <table:table-cell office:value-type="float" office:value="2.3342465753424659" table:formula="of:=(TODAY()-[ALL_staff.$E170])/365" table:style-name="ce9">
            <text:p>2,33</text:p>
          </table:table-cell>
          <table:table-cell office:value-type="currency" office:value="3426" table:formula="of:=ROUNDUP(IF([ALL_staff.$I170]&gt;2;3%;2%)*[ALL_staff.$G170];0)" table:style-name="ce8">
            <text:p><text:s/>$3 426<text:s/></text:p>
          </table:table-cell>
          <table:table-cell office:value-type="float" office:value="3" table:formula="of:=COM.MICROSOFT.XLOOKUP([ALL_staff.$D17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amnath Ravuri</text:p>
          </table:table-cell>
          <table:table-cell office:value-type="string" table:style-name="ce1">
            <text:p>Femal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verage</text:p>
          </table:table-cell>
          <table:table-cell office:value-type="date" office:date-value="2023-02-28T00:00:00" table:style-name="ce11">
            <text:p>2023/02/28</text:p>
          </table:table-cell>
          <table:table-cell office:value-type="string" table:style-name="ce1">
            <text:p>Website</text:p>
          </table:table-cell>
          <table:table-cell office:value-type="currency" office:value="114870" table:style-name="ce8">
            <text:p><text:s/>$114 870<text:s/></text:p>
          </table:table-cell>
          <table:table-cell office:value-type="string" table:style-name="ce1">
            <text:p>IND</text:p>
          </table:table-cell>
          <table:table-cell office:value-type="float" office:value="1.9643835616438357" table:formula="of:=(TODAY()-[ALL_staff.$E171])/365" table:style-name="ce9">
            <text:p>1,96</text:p>
          </table:table-cell>
          <table:table-cell office:value-type="currency" office:value="2298" table:formula="of:=ROUNDUP(IF([ALL_staff.$I171]&gt;2;3%;2%)*[ALL_staff.$G171];0)" table:style-name="ce8">
            <text:p><text:s/>$2 298<text:s/></text:p>
          </table:table-cell>
          <table:table-cell office:value-type="float" office:value="3" table:formula="of:=COM.MICROSOFT.XLOOKUP([ALL_staff.$D17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Wilone O'Kielt</text:p>
          </table:table-cell>
          <table:table-cell office:value-type="string" table:style-name="ce1">
            <text:p>Femal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verage</text:p>
          </table:table-cell>
          <table:table-cell office:value-type="date" office:date-value="2023-04-29T00:00:00" table:style-name="ce11">
            <text:p>2023/04/29</text:p>
          </table:table-cell>
          <table:table-cell office:value-type="string" table:style-name="ce1">
            <text:p>Website</text:p>
          </table:table-cell>
          <table:table-cell office:value-type="currency" office:value="114870" table:style-name="ce8">
            <text:p><text:s/>$114 870<text:s/></text:p>
          </table:table-cell>
          <table:table-cell office:value-type="string" table:style-name="ce1">
            <text:p>NZ</text:p>
          </table:table-cell>
          <table:table-cell office:value-type="float" office:value="1.8" table:formula="of:=(TODAY()-[ALL_staff.$E172])/365" table:style-name="ce9">
            <text:p>1,80</text:p>
          </table:table-cell>
          <table:table-cell office:value-type="currency" office:value="2298" table:formula="of:=ROUNDUP(IF([ALL_staff.$I172]&gt;2;3%;2%)*[ALL_staff.$G172];0)" table:style-name="ce8">
            <text:p><text:s/>$2 298<text:s/></text:p>
          </table:table-cell>
          <table:table-cell office:value-type="float" office:value="3" table:formula="of:=COM.MICROSOFT.XLOOKUP([ALL_staff.$D17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Dhruv Manjunath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7-11T00:00:00" table:style-name="ce11">
            <text:p>2020/07/11</text:p>
          </table:table-cell>
          <table:table-cell office:value-type="string" table:style-name="ce1">
            <text:p>Procurement</text:p>
          </table:table-cell>
          <table:table-cell office:value-type="currency" office:value="114890" table:style-name="ce8">
            <text:p><text:s/>$114 890<text:s/></text:p>
          </table:table-cell>
          <table:table-cell office:value-type="string" table:style-name="ce1">
            <text:p>IND</text:p>
          </table:table-cell>
          <table:table-cell office:value-type="float" office:value="4.5999999999999996" table:formula="of:=(TODAY()-[ALL_staff.$E173])/365" table:style-name="ce9">
            <text:p>4,60</text:p>
          </table:table-cell>
          <table:table-cell office:value-type="currency" office:value="3447" table:formula="of:=ROUNDUP(IF([ALL_staff.$I173]&gt;2;3%;2%)*[ALL_staff.$G173];0)" table:style-name="ce8">
            <text:p><text:s/>$3 447<text:s/></text:p>
          </table:table-cell>
          <table:table-cell office:value-type="float" office:value="3" table:formula="of:=COM.MICROSOFT.XLOOKUP([ALL_staff.$D17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Tracy Renad</text:p>
          </table:table-cell>
          <table:table-cell office:value-type="string" table:style-name="ce1">
            <text:p>Fe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9-11T00:00:00" table:style-name="ce11">
            <text:p>2020/09/11</text:p>
          </table:table-cell>
          <table:table-cell office:value-type="string" table:style-name="ce1">
            <text:p>Procurement</text:p>
          </table:table-cell>
          <table:table-cell office:value-type="currency" office:value="114890" table:style-name="ce8">
            <text:p><text:s/>$114 890<text:s/></text:p>
          </table:table-cell>
          <table:table-cell office:value-type="string" table:style-name="ce1">
            <text:p>NZ</text:p>
          </table:table-cell>
          <table:table-cell office:value-type="float" office:value="4.4301369863013695" table:formula="of:=(TODAY()-[ALL_staff.$E174])/365" table:style-name="ce9">
            <text:p>4,43</text:p>
          </table:table-cell>
          <table:table-cell office:value-type="currency" office:value="3447" table:formula="of:=ROUNDUP(IF([ALL_staff.$I174]&gt;2;3%;2%)*[ALL_staff.$G174];0)" table:style-name="ce8">
            <text:p><text:s/>$3 447<text:s/></text:p>
          </table:table-cell>
          <table:table-cell office:value-type="float" office:value="3" table:formula="of:=COM.MICROSOFT.XLOOKUP([ALL_staff.$D174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hila Chandrasekhar</text:p>
          </table:table-cell>
          <table:table-cell office:value-type="string" table:style-name="ce1">
            <text:p>Other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0-09-11T00:00:00" table:style-name="ce11">
            <text:p>2020/09/11</text:p>
          </table:table-cell>
          <table:table-cell office:value-type="string" table:style-name="ce1">
            <text:p>Finance</text:p>
          </table:table-cell>
          <table:table-cell office:value-type="currency" office:value="115440" table:style-name="ce8">
            <text:p><text:s/>$115 440<text:s/></text:p>
          </table:table-cell>
          <table:table-cell office:value-type="string" table:style-name="ce1">
            <text:p>IND</text:p>
          </table:table-cell>
          <table:table-cell office:value-type="float" office:value="4.4301369863013695" table:formula="of:=(TODAY()-[ALL_staff.$E175])/365" table:style-name="ce9">
            <text:p>4,43</text:p>
          </table:table-cell>
          <table:table-cell office:value-type="currency" office:value="3464" table:formula="of:=ROUNDUP(IF([ALL_staff.$I175]&gt;2;3%;2%)*[ALL_staff.$G175];0)" table:style-name="ce8">
            <text:p><text:s/>$3 464<text:s/></text:p>
          </table:table-cell>
          <table:table-cell office:value-type="float" office:value="2" table:formula="of:=COM.MICROSOFT.XLOOKUP([ALL_staff.$D175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enny Karolovsky</text:p>
          </table:table-cell>
          <table:table-cell office:value-type="string" table:style-name="ce1">
            <text:p>Other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oor</text:p>
          </table:table-cell>
          <table:table-cell office:value-type="date" office:date-value="2020-11-11T00:00:00" table:style-name="ce11">
            <text:p>2020/11/11</text:p>
          </table:table-cell>
          <table:table-cell office:value-type="string" table:style-name="ce1">
            <text:p>Finance</text:p>
          </table:table-cell>
          <table:table-cell office:value-type="currency" office:value="115440" table:style-name="ce8">
            <text:p><text:s/>$115 440<text:s/></text:p>
          </table:table-cell>
          <table:table-cell office:value-type="string" table:style-name="ce1">
            <text:p>NZ</text:p>
          </table:table-cell>
          <table:table-cell office:value-type="float" office:value="4.2630136986301368" table:formula="of:=(TODAY()-[ALL_staff.$E176])/365" table:style-name="ce9">
            <text:p>4,26</text:p>
          </table:table-cell>
          <table:table-cell office:value-type="currency" office:value="3464" table:formula="of:=ROUNDUP(IF([ALL_staff.$I176]&gt;2;3%;2%)*[ALL_staff.$G176];0)" table:style-name="ce8">
            <text:p><text:s/>$3 464<text:s/></text:p>
          </table:table-cell>
          <table:table-cell office:value-type="float" office:value="2" table:formula="of:=COM.MICROSOFT.XLOOKUP([ALL_staff.$D176];[Sheet1.$B$3:.$B$7];[Sheet1.$C$3:.$C$7])" table:style-name="ce12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arayu Ragunathan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09-29T00:00:00" table:style-name="ce11">
            <text:p>2020/09/29</text:p>
          </table:table-cell>
          <table:table-cell office:value-type="string" table:style-name="ce1">
            <text:p>Procurement</text:p>
          </table:table-cell>
          <table:table-cell office:value-type="currency" office:value="115920" table:style-name="ce8">
            <text:p><text:s/>$115 920<text:s/></text:p>
          </table:table-cell>
          <table:table-cell office:value-type="string" table:style-name="ce1">
            <text:p>IND</text:p>
          </table:table-cell>
          <table:table-cell office:value-type="float" office:value="4.3808219178082188" table:formula="of:=(TODAY()-[ALL_staff.$E177])/365" table:style-name="ce9">
            <text:p>4,38</text:p>
          </table:table-cell>
          <table:table-cell office:value-type="currency" office:value="3478" table:formula="of:=ROUNDUP(IF([ALL_staff.$I177]&gt;2;3%;2%)*[ALL_staff.$G177];0)" table:style-name="ce8">
            <text:p><text:s/>$3 478<text:s/></text:p>
          </table:table-cell>
          <table:table-cell office:value-type="float" office:value="3" table:formula="of:=COM.MICROSOFT.XLOOKUP([ALL_staff.$D177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oddy Speechley</text:p>
          </table:table-cell>
          <table:table-cell office:value-type="string" table:style-name="ce1">
            <text:p>Mal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verage</text:p>
          </table:table-cell>
          <table:table-cell office:value-type="date" office:date-value="2020-11-29T00:00:00" table:style-name="ce11">
            <text:p>2020/11/29</text:p>
          </table:table-cell>
          <table:table-cell office:value-type="string" table:style-name="ce1">
            <text:p>Procurement</text:p>
          </table:table-cell>
          <table:table-cell office:value-type="currency" office:value="115920" table:style-name="ce8">
            <text:p><text:s/>$115 920<text:s/></text:p>
          </table:table-cell>
          <table:table-cell office:value-type="string" table:style-name="ce1">
            <text:p>NZ</text:p>
          </table:table-cell>
          <table:table-cell office:value-type="float" office:value="4.2136986301369861" table:formula="of:=(TODAY()-[ALL_staff.$E178])/365" table:style-name="ce9">
            <text:p>4,21</text:p>
          </table:table-cell>
          <table:table-cell office:value-type="currency" office:value="3478" table:formula="of:=ROUNDUP(IF([ALL_staff.$I178]&gt;2;3%;2%)*[ALL_staff.$G178];0)" table:style-name="ce8">
            <text:p><text:s/>$3 478<text:s/></text:p>
          </table:table-cell>
          <table:table-cell office:value-type="float" office:value="3" table:formula="of:=COM.MICROSOFT.XLOOKUP([ALL_staff.$D178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Kaishori Harathi Kateel</text:p>
          </table:table-cell>
          <table:table-cell office:value-type="string" table:style-name="ce1">
            <text:p>Fe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verage</text:p>
          </table:table-cell>
          <table:table-cell office:value-type="date" office:date-value="2021-07-12T00:00:00" table:style-name="ce11">
            <text:p>2021/07/12</text:p>
          </table:table-cell>
          <table:table-cell office:value-type="string" table:style-name="ce1">
            <text:p>HR</text:p>
          </table:table-cell>
          <table:table-cell office:value-type="currency" office:value="118100" table:style-name="ce8">
            <text:p><text:s/>$118 100<text:s/></text:p>
          </table:table-cell>
          <table:table-cell office:value-type="string" table:style-name="ce1">
            <text:p>IND</text:p>
          </table:table-cell>
          <table:table-cell office:value-type="float" office:value="3.5972602739726027" table:formula="of:=(TODAY()-[ALL_staff.$E179])/365" table:style-name="ce9">
            <text:p>3,60</text:p>
          </table:table-cell>
          <table:table-cell office:value-type="currency" office:value="3543" table:formula="of:=ROUNDUP(IF([ALL_staff.$I179]&gt;2;3%;2%)*[ALL_staff.$G179];0)" table:style-name="ce8">
            <text:p><text:s/>$3 543<text:s/></text:p>
          </table:table-cell>
          <table:table-cell office:value-type="float" office:value="3" table:formula="of:=COM.MICROSOFT.XLOOKUP([ALL_staff.$D179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alentia Etteridge</text:p>
          </table:table-cell>
          <table:table-cell office:value-type="string" table:style-name="ce1">
            <text:p>Femal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verage</text:p>
          </table:table-cell>
          <table:table-cell office:value-type="date" office:date-value="2021-09-12T00:00:00" table:style-name="ce11">
            <text:p>2021/09/12</text:p>
          </table:table-cell>
          <table:table-cell office:value-type="string" table:style-name="ce1">
            <text:p>HR</text:p>
          </table:table-cell>
          <table:table-cell office:value-type="currency" office:value="118100" table:style-name="ce8">
            <text:p><text:s/>$118 100<text:s/></text:p>
          </table:table-cell>
          <table:table-cell office:value-type="string" table:style-name="ce1">
            <text:p>NZ</text:p>
          </table:table-cell>
          <table:table-cell office:value-type="float" office:value="3.4273972602739726" table:formula="of:=(TODAY()-[ALL_staff.$E180])/365" table:style-name="ce9">
            <text:p>3,43</text:p>
          </table:table-cell>
          <table:table-cell office:value-type="currency" office:value="3543" table:formula="of:=ROUNDUP(IF([ALL_staff.$I180]&gt;2;3%;2%)*[ALL_staff.$G180];0)" table:style-name="ce8">
            <text:p><text:s/>$3 543<text:s/></text:p>
          </table:table-cell>
          <table:table-cell office:value-type="float" office:value="3" table:formula="of:=COM.MICROSOFT.XLOOKUP([ALL_staff.$D180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Heer Pennathur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5-07T00:00:00" table:style-name="ce11">
            <text:p>2020/05/07</text:p>
          </table:table-cell>
          <table:table-cell office:value-type="string" table:style-name="ce1">
            <text:p>Website</text:p>
          </table:table-cell>
          <table:table-cell office:value-type="currency" office:value="118840" table:style-name="ce8">
            <text:p><text:s/>$118 840<text:s/></text:p>
          </table:table-cell>
          <table:table-cell office:value-type="string" table:style-name="ce1">
            <text:p>IND</text:p>
          </table:table-cell>
          <table:table-cell office:value-type="float" office:value="4.7780821917808218" table:formula="of:=(TODAY()-[ALL_staff.$E181])/365" table:style-name="ce9">
            <text:p>4,78</text:p>
          </table:table-cell>
          <table:table-cell office:value-type="currency" office:value="3566" table:formula="of:=ROUNDUP(IF([ALL_staff.$I181]&gt;2;3%;2%)*[ALL_staff.$G181];0)" table:style-name="ce8">
            <text:p><text:s/>$3 566<text:s/></text:p>
          </table:table-cell>
          <table:table-cell office:value-type="float" office:value="3" table:formula="of:=COM.MICROSOFT.XLOOKUP([ALL_staff.$D181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Tawnya Tickel</text:p>
          </table:table-cell>
          <table:table-cell office:value-type="string" table:style-name="ce1">
            <text:p>Mal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verage</text:p>
          </table:table-cell>
          <table:table-cell office:value-type="date" office:date-value="2020-07-07T00:00:00" table:style-name="ce11">
            <text:p>2020/07/07</text:p>
          </table:table-cell>
          <table:table-cell office:value-type="string" table:style-name="ce1">
            <text:p>Website</text:p>
          </table:table-cell>
          <table:table-cell office:value-type="currency" office:value="118840" table:style-name="ce8">
            <text:p><text:s/>$118 840<text:s/></text:p>
          </table:table-cell>
          <table:table-cell office:value-type="string" table:style-name="ce1">
            <text:p>NZ</text:p>
          </table:table-cell>
          <table:table-cell office:value-type="float" office:value="4.6109589041095891" table:formula="of:=(TODAY()-[ALL_staff.$E182])/365" table:style-name="ce9">
            <text:p>4,61</text:p>
          </table:table-cell>
          <table:table-cell office:value-type="currency" office:value="3566" table:formula="of:=ROUNDUP(IF([ALL_staff.$I182]&gt;2;3%;2%)*[ALL_staff.$G182];0)" table:style-name="ce8">
            <text:p><text:s/>$3 566<text:s/></text:p>
          </table:table-cell>
          <table:table-cell office:value-type="float" office:value="3" table:formula="of:=COM.MICROSOFT.XLOOKUP([ALL_staff.$D182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Anjushri Chandiramani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0-08-18T00:00:00" table:style-name="ce11">
            <text:p>2020/08/18</text:p>
          </table:table-cell>
          <table:table-cell office:value-type="string" table:style-name="ce1">
            <text:p>HR</text:p>
          </table:table-cell>
          <table:table-cell office:value-type="currency" office:value="119110" table:style-name="ce8">
            <text:p><text:s/>$119 110<text:s/></text:p>
          </table:table-cell>
          <table:table-cell office:value-type="string" table:style-name="ce1">
            <text:p>IND</text:p>
          </table:table-cell>
          <table:table-cell office:value-type="float" office:value="4.4958904109589044" table:formula="of:=(TODAY()-[ALL_staff.$E183])/365" table:style-name="ce9">
            <text:p>4,50</text:p>
          </table:table-cell>
          <table:table-cell office:value-type="currency" office:value="3574" table:formula="of:=ROUNDUP(IF([ALL_staff.$I183]&gt;2;3%;2%)*[ALL_staff.$G183];0)" table:style-name="ce8">
            <text:p><text:s/>$3 574<text:s/></text:p>
          </table:table-cell>
          <table:table-cell office:value-type="float" office:value="3" table:formula="of:=COM.MICROSOFT.XLOOKUP([ALL_staff.$D183];[Sheet1.$B$3:.$B$7];[Sheet1.$C$3:.$C$7])" table:style-name="ce12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Ewart Laphorn</text:p>
          </table:table-cell>
          <table:table-cell office:value-type="string" table:style-name="ce1">
            <text:p>Femal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verage</text:p>
          </table:table-cell>
          <table:table-cell office:value-type="date" office:date-value="2020-10-18T00:00:00" table:style-name="ce11">
            <text:p>2020/10/18</text:p>
          </table:table-cell>
          <table:table-cell office:value-type="string" table:style-name="ce1">
            <text:p>HR</text:p>
          </table:table-cell>
          <table:table-cell office:value-type="currency" office:value="119110" table:style-name="ce8">
            <text:p><text:s/>$119 110<text:s/></text:p>
          </table:table-cell>
          <table:table-cell office:value-type="string" table:style-name="ce1">
            <text:p>NZ</text:p>
          </table:table-cell>
          <table:table-cell office:value-type="float" office:value="4.3287671232876717" table:formula="of:=(TODAY()-[ALL_staff.$E184])/365" table:style-name="ce9">
            <text:p>4,33</text:p>
          </table:table-cell>
          <table:table-cell office:value-type="currency" office:value="3574" table:formula="of:=ROUNDUP(IF([ALL_staff.$I184]&gt;2;3%;2%)*[ALL_staff.$G184];0)" table:style-name="ce8">
            <text:p><text:s/>$3 574<text:s/></text:p>
          </table:table-cell>
          <table:table-cell office:value-type="float" office:value="3" table:formula="of:=COM.MICROSOFT.XLOOKUP([ALL_staff.$D184];[Sheet1.$B$3:.$B$7];[Sheet1.$C$3:.$C$7])" table:style-name="ce12">
            <text:p>3</text:p>
          </table:table-cell>
          <table:table-cell table:number-columns-repeated="16373"/>
        </table:table-row>
        <table:table-row table:number-rows-repeated="1048392" table:style-name="ro3">
          <table:table-cell table:number-columns-repeated="16384"/>
        </table:table-row>
      </table:table>
      <table:table table:name="Information_Finder_2_0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81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float" office:value="3" table:style-name="ce19">
            <text:p>3</text:p>
          </table:table-cell>
          <table:table-cell office:value-type="string" table:style-name="ce1">
            <text:p>Information Finder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Department Name</text:p>
          </table:table-cell>
          <table:table-cell office:value-type="string" table:style-name="ce20">
            <text:p>website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number of people</text:p>
          </table:table-cell>
          <table:table-cell office:value-type="float" office:value="54" table:formula="of:=COUNTIFS([ALL_staff.$F$2:.$F$184];[.B5])" table:style-name="ce1">
            <text:p>54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0" table:formula="of:=COM.MICROSOFT.SORT(COM.MICROSOFT.CHOOSECOLS(COM.MICROSOFT.FILTER([ALL_staff.$A$2:.$K$184];[ALL_staff.$F$2:.$F$184]=[.B5]);1;7;4);2;-1)" table:number-matrix-columns-spanned="3" table:number-matrix-rows-spanned="54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style-name="ro2"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office:value-type="float" office:value="0" table:style-name="ce1">
            <text:p>#NAME?</text:p>
          </table:table-cell>
          <table:table-cell table:number-columns-repeated="16381"/>
        </table:table-row>
        <table:table-row table:number-rows-repeated="1048512" table:style-name="ro2">
          <table:table-cell table:number-columns-repeated="16384"/>
        </table:table-row>
      </table:table>
      <table:table table:name="Male_Vs_Female" table:style-name="ta1">
        <table:table-column table:style-name="co10" table:default-cell-style-name="ce1"/>
        <table:table-column table:style-name="co24" table:default-cell-style-name="ce1"/>
        <table:table-column table:style-name="co19" table:number-columns-repeated="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number-columns-repeated="16375" table:default-cell-style-name="ce1"/>
        <table:table-row table:style-name="ro2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4" table:style-name="ce21">
            <text:p>4</text:p>
          </table:table-cell>
          <table:table-cell office:value-type="string" table:style-name="ce1">
            <text:p>Males Vs Female Comparison</text:p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Gender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Value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Grand Total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Count of Name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Average of Age</text:p>
          </table:table-cell>
          <table:table-cell office:value-type="float" office:value="31.395348837209301" table:style-name="ce22">
            <text:p>31,4</text:p>
          </table:table-cell>
          <table:table-cell office:value-type="float" office:value="29.34090909090909" table:style-name="ce22">
            <text:p>29,3</text:p>
          </table:table-cell>
          <table:table-cell office:value-type="float" office:value="30.356321839080461" table:style-name="ce22">
            <text:p>30,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Average of Salary</text:p>
          </table:table-cell>
          <table:table-cell office:value-type="float" office:value="78284.186046511633" table:style-name="ce1">
            <text:p>78284,18605</text:p>
          </table:table-cell>
          <table:table-cell office:value-type="float" office:value="74486.363636363632" table:style-name="ce1">
            <text:p>74486,36364</text:p>
          </table:table-cell>
          <table:table-cell office:value-type="float" office:value="76363.448275862072" table:style-name="ce1">
            <text:p>76363,4482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Average of Tenure</text:p>
          </table:table-cell>
          <table:table-cell office:value-type="float" office:value="3.3875756610385479" table:style-name="ce12">
            <text:p>3</text:p>
          </table:table-cell>
          <table:table-cell office:value-type="float" office:value="3.3846201743462019" table:style-name="ce12">
            <text:p>3</text:p>
          </table:table-cell>
          <table:table-cell office:value-type="float" office:value="3.3860809321366721" table:style-name="ce12">
            <text:p>3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Salary_Spread" table:style-name="ta1">
        <table:table-column table:style-name="co10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alary_Vs_Rating" table:style-name="ta1">
        <table:table-column table:style-name="co10" table:default-cell-style-name="ce1"/>
        <table:table-column table:style-name="co28" table:default-cell-style-name="ce1"/>
        <table:table-column table:style-name="co25" table:default-cell-style-name="ce1"/>
        <table:table-column table:style-name="co29" table:default-cell-style-name="ce23"/>
        <table:table-column table:style-name="co10" table:number-columns-repeated="16380" table:default-cell-style-name="ce1"/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1">
            <text:p>Rating</text:p>
          </table:table-cell>
          <table:table-cell office:value-type="string" table:style-name="ce1">
            <text:p>Count of Name</text:p>
          </table:table-cell>
          <table:table-cell office:value-type="string" table:style-name="ce23">
            <text:p>Average of Salary</text:p>
          </table:table-cell>
          <table:table-cell table:style-name="ce1">
            <draw:frame draw:z-index="1" draw:id="id0" draw:style-name="a0" draw:name="Chart 1" svg:x="0.64583in" svg:y="0.01042in" svg:width="9.34375in" svg:height="4.4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">
            <text:p>Exceptional</text:p>
          </table:table-cell>
          <table:table-cell office:value-type="float" office:value="4" table:style-name="ce1">
            <text:p>4</text:p>
          </table:table-cell>
          <table:table-cell office:value-type="float" office:value="92080" table:style-name="ce23">
            <text:p>$92 080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bove average</text:p>
          </table:table-cell>
          <table:table-cell office:value-type="float" office:value="20" table:style-name="ce1">
            <text:p>20</text:p>
          </table:table-cell>
          <table:table-cell office:value-type="float" office:value="75933" table:style-name="ce23">
            <text:p>$75 93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Average</text:p>
          </table:table-cell>
          <table:table-cell office:value-type="float" office:value="137" table:style-name="ce1">
            <text:p>137</text:p>
          </table:table-cell>
          <table:table-cell office:value-type="float" office:value="76798.759124087592" table:style-name="ce23">
            <text:p>$76 799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Poor</text:p>
          </table:table-cell>
          <table:table-cell office:value-type="float" office:value="16" table:style-name="ce1">
            <text:p>16</text:p>
          </table:table-cell>
          <table:table-cell office:value-type="float" office:value="78115" table:style-name="ce23">
            <text:p>$78 115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Very poor</text:p>
          </table:table-cell>
          <table:table-cell office:value-type="float" office:value="6" table:style-name="ce1">
            <text:p>6</text:p>
          </table:table-cell>
          <table:table-cell office:value-type="float" office:value="77423.333333333328" table:style-name="ce23">
            <text:p>$77 423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">
            <text:p>Grand Total</text:p>
          </table:table-cell>
          <table:table-cell office:value-type="float" office:value="183" table:style-name="ce1">
            <text:p>183</text:p>
          </table:table-cell>
          <table:table-cell office:value-type="float" office:value="77173.715846994543" table:style-name="ce23">
            <text:p>$77 174</text:p>
          </table:table-cell>
          <table:table-cell table:number-columns-repeated="16380"/>
        </table:table-row>
        <table:table-row table:number-rows-repeated="1048568" table:style-name="ro4">
          <table:table-cell table:number-columns-repeated="16384"/>
        </table:table-row>
      </table:table>
      <table:table table:name="Sheet1" table:style-name="ta1">
        <table:table-column table:style-name="co10" table:default-cell-style-name="ce1"/>
        <table:table-column table:style-name="co30" table:default-cell-style-name="ce1"/>
        <table:table-column table:style-name="co10" table:number-columns-repeated="16382" table:default-cell-style-name="ce1"/>
        <table:table-row table:number-rows-repeated="2" table:style-name="ro4">
          <table:table-cell table:number-columns-repeated="16384"/>
        </table:table-row>
        <table:table-row table:style-name="ro2">
          <table:table-cell/>
          <table:table-cell office:value-type="string" table:style-name="ce24">
            <text:p>Exceptional</text:p>
          </table:table-cell>
          <table:table-cell office:value-type="float" office:value="5" table:style-name="ce24">
            <text:p>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4">
            <text:p>Above average</text:p>
          </table:table-cell>
          <table:table-cell office:value-type="float" office:value="4" table:style-name="ce24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4">
            <text:p>Average</text:p>
          </table:table-cell>
          <table:table-cell office:value-type="float" office:value="3" table:style-name="ce24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4">
            <text:p>Poor</text:p>
          </table:table-cell>
          <table:table-cell office:value-type="float" office:value="2" table:style-name="ce24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4">
            <text:p>Very poor</text:p>
          </table:table-cell>
          <table:table-cell office:value-type="float" office:value="1" table:style-name="ce24">
            <text:p>1</text:p>
          </table:table-cell>
          <table:table-cell table:number-columns-repeated="16381"/>
        </table:table-row>
        <table:table-row table:number-rows-repeated="1048569" table:style-name="ro4">
          <table:table-cell table:number-columns-repeated="16384"/>
        </table:table-row>
      </table:table>
      <table:table table:name="Munber_Of_people_over_time" table:style-name="ta1">
        <table:table-column table:style-name="co10" table:default-cell-style-name="ce1"/>
        <table:table-column table:style-name="co31" table:default-cell-style-name="ce1"/>
        <table:table-column table:style-name="co25" table:default-cell-style-name="ce1"/>
        <table:table-column table:style-name="co10" table:number-columns-repeated="16381" table:default-cell-style-name="ce1"/>
        <table:table-row table:number-rows-repeated="2" table:style-name="ro4">
          <table:table-cell table:number-columns-repeated="16384"/>
        </table:table-row>
        <table:table-row table:style-name="ro2">
          <table:table-cell/>
          <table:table-cell office:value-type="string" table:style-name="ce1">
            <text:p>Date Joined</text:p>
          </table:table-cell>
          <table:table-cell office:value-type="string" table:style-name="ce1">
            <text:p>Count of Name</text:p>
          </table:table-cell>
          <table:table-cell table:style-name="ce1">
            <draw:frame draw:z-index="1" draw:id="id1" draw:style-name="a1" draw:name="Chart 2" svg:x="0.16667in" svg:y="0.02083in" svg:width="8.23958in" svg:height="4.885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20-05-07T00:00:00" table:style-name="ce11">
            <text:p>2020/05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5-11T00:00:00" table:style-name="ce11">
            <text:p>2020/05/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5-29T00:00:00" table:style-name="ce11">
            <text:p>2020/05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6-24T00:00:00" table:style-name="ce11">
            <text:p>2020/06/2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7-07T00:00:00" table:style-name="ce11">
            <text:p>2020/07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7-11T00:00:00" table:style-name="ce11">
            <text:p>2020/07/1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7-29T00:00:00" table:style-name="ce11">
            <text:p>2020/07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7-30T00:00:00" table:style-name="ce11">
            <text:p>2020/07/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8-18T00:00:00" table:style-name="ce11">
            <text:p>2020/08/1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8-24T00:00:00" table:style-name="ce11">
            <text:p>2020/08/2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8-30T00:00:00" table:style-name="ce11">
            <text:p>2020/08/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9-10T00:00:00" table:style-name="ce11">
            <text:p>2020/09/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9-11T00:00:00" table:style-name="ce11">
            <text:p>2020/09/1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9-13T00:00:00" table:style-name="ce11">
            <text:p>2020/09/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9-29T00:00:00" table:style-name="ce11">
            <text:p>2020/09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09-30T00:00:00" table:style-name="ce11">
            <text:p>2020/09/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0-15T00:00:00" table:style-name="ce11">
            <text:p>2020/10/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0-18T00:00:00" table:style-name="ce11">
            <text:p>2020/10/18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0-20T00:00:00" table:style-name="ce11">
            <text:p>2020/10/2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0-25T00:00:00" table:style-name="ce11">
            <text:p>2020/10/2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0-30T00:00:00" table:style-name="ce11">
            <text:p>2020/10/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1-09T00:00:00" table:style-name="ce11">
            <text:p>2020/11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1-10T00:00:00" table:style-name="ce11">
            <text:p>2020/11/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1-11T00:00:00" table:style-name="ce11">
            <text:p>2020/11/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1-13T00:00:00" table:style-name="ce11">
            <text:p>2020/11/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1-29T00:00:00" table:style-name="ce11">
            <text:p>2020/11/29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date" office:date-value="2020-12-09T00:00:00" table:style-name="ce11">
            <text:p>2020/12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0-12-15T00:00:00" table:style-name="ce11">
            <text:p>2020/12/1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0-12-16T00:00:00" table:style-name="ce11">
            <text:p>2020/12/1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0-12-18T00:00:00" table:style-name="ce11">
            <text:p>2020/12/1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0-12-20T00:00:00" table:style-name="ce11">
            <text:p>2020/12/2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0-12-25T00:00:00" table:style-name="ce11">
            <text:p>2020/12/2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1-08T00:00:00" table:style-name="ce11">
            <text:p>2021/01/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1-09T00:00:00" table:style-name="ce11">
            <text:p>2021/01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1-16T00:00:00" table:style-name="ce11">
            <text:p>2021/01/1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1-18T00:00:00" table:style-name="ce11">
            <text:p>2021/01/1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1-22T00:00:00" table:style-name="ce11">
            <text:p>2021/01/2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1-29T00:00:00" table:style-name="ce11">
            <text:p>2021/01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2-09T00:00:00" table:style-name="ce11">
            <text:p>2021/02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2-15T00:00:00" table:style-name="ce11">
            <text:p>2021/02/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2-16T00:00:00" table:style-name="ce11">
            <text:p>2021/02/1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2-26T00:00:00" table:style-name="ce11">
            <text:p>2021/02/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01T00:00:00" table:style-name="ce11">
            <text:p>2021/03/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08T00:00:00" table:style-name="ce11">
            <text:p>2021/03/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13T00:00:00" table:style-name="ce11">
            <text:p>2021/03/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16T00:00:00" table:style-name="ce11">
            <text:p>2021/03/1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17T00:00:00" table:style-name="ce11">
            <text:p>2021/03/1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18T00:00:00" table:style-name="ce11">
            <text:p>2021/03/1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21T00:00:00" table:style-name="ce11">
            <text:p>2021/03/2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3-22T00:00:00" table:style-name="ce11">
            <text:p>2021/03/2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4-07T00:00:00" table:style-name="ce11">
            <text:p>2021/04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4-10T00:00:00" table:style-name="ce11">
            <text:p>2021/04/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4-26T00:00:00" table:style-name="ce11">
            <text:p>2021/04/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4-27T00:00:00" table:style-name="ce11">
            <text:p>2021/04/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4-30T00:00:00" table:style-name="ce11">
            <text:p>2021/04/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01T00:00:00" table:style-name="ce11">
            <text:p>2021/05/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04T00:00:00" table:style-name="ce11">
            <text:p>2021/05/0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06T00:00:00" table:style-name="ce11">
            <text:p>2021/05/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08T00:00:00" table:style-name="ce11">
            <text:p>2021/05/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12T00:00:00" table:style-name="ce11">
            <text:p>2021/05/1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13T00:00:00" table:style-name="ce11">
            <text:p>2021/05/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17T00:00:00" table:style-name="ce11">
            <text:p>2021/05/1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21T00:00:00" table:style-name="ce11">
            <text:p>2021/05/2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22T00:00:00" table:style-name="ce11">
            <text:p>2021/05/2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5-23T00:00:00" table:style-name="ce11">
            <text:p>2021/05/2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6-03T00:00:00" table:style-name="ce11">
            <text:p>2021/06/0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6-07T00:00:00" table:style-name="ce11">
            <text:p>2021/06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6-10T00:00:00" table:style-name="ce11">
            <text:p>2021/06/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6-27T00:00:00" table:style-name="ce11">
            <text:p>2021/06/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6-28T00:00:00" table:style-name="ce11">
            <text:p>2021/06/2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6-30T00:00:00" table:style-name="ce11">
            <text:p>2021/06/3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01T00:00:00" table:style-name="ce11">
            <text:p>2021/07/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04T00:00:00" table:style-name="ce11">
            <text:p>2021/07/0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06T00:00:00" table:style-name="ce11">
            <text:p>2021/07/0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07T00:00:00" table:style-name="ce11">
            <text:p>2021/07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08T00:00:00" table:style-name="ce11">
            <text:p>2021/07/0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11T00:00:00" table:style-name="ce11">
            <text:p>2021/07/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12T00:00:00" table:style-name="ce11">
            <text:p>2021/07/1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20T00:00:00" table:style-name="ce11">
            <text:p>2021/07/2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23T00:00:00" table:style-name="ce11">
            <text:p>2021/07/2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7-26T00:00:00" table:style-name="ce11">
            <text:p>2021/07/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8-03T00:00:00" table:style-name="ce11">
            <text:p>2021/08/0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8-17T00:00:00" table:style-name="ce11">
            <text:p>2021/08/1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8-25T00:00:00" table:style-name="ce11">
            <text:p>2021/08/2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8-28T00:00:00" table:style-name="ce11">
            <text:p>2021/08/2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01T00:00:00" table:style-name="ce11">
            <text:p>2021/09/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06T00:00:00" table:style-name="ce11">
            <text:p>2021/09/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07T00:00:00" table:style-name="ce11">
            <text:p>2021/09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09T00:00:00" table:style-name="ce11">
            <text:p>2021/09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11T00:00:00" table:style-name="ce11">
            <text:p>2021/09/1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12T00:00:00" table:style-name="ce11">
            <text:p>2021/09/1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20T00:00:00" table:style-name="ce11">
            <text:p>2021/09/20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26T00:00:00" table:style-name="ce11">
            <text:p>2021/09/2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09-29T00:00:00" table:style-name="ce11">
            <text:p>2021/09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0-07T00:00:00" table:style-name="ce11">
            <text:p>2021/10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0-17T00:00:00" table:style-name="ce11">
            <text:p>2021/10/1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0-25T00:00:00" table:style-name="ce11">
            <text:p>2021/10/2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1-06T00:00:00" table:style-name="ce11">
            <text:p>2021/11/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1-09T00:00:00" table:style-name="ce11">
            <text:p>2021/11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1-11T00:00:00" table:style-name="ce11">
            <text:p>2021/11/1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1-29T00:00:00" table:style-name="ce11">
            <text:p>2021/11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05T00:00:00" table:style-name="ce11">
            <text:p>2021/12/0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07T00:00:00" table:style-name="ce11">
            <text:p>2021/12/0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14T00:00:00" table:style-name="ce11">
            <text:p>2021/12/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17T00:00:00" table:style-name="ce11">
            <text:p>2021/12/1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19T00:00:00" table:style-name="ce11">
            <text:p>2021/12/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20T00:00:00" table:style-name="ce11">
            <text:p>2021/12/2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1-12-28T00:00:00" table:style-name="ce11">
            <text:p>2021/12/2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1-06T00:00:00" table:style-name="ce11">
            <text:p>2022/01/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1-10T00:00:00" table:style-name="ce11">
            <text:p>2022/01/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1-29T00:00:00" table:style-name="ce11">
            <text:p>2022/01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02T00:00:00" table:style-name="ce11">
            <text:p>2022/02/0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05T00:00:00" table:style-name="ce11">
            <text:p>2022/02/0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12T00:00:00" table:style-name="ce11">
            <text:p>2022/02/1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14T00:00:00" table:style-name="ce11">
            <text:p>2022/02/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15T00:00:00" table:style-name="ce11">
            <text:p>2022/02/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17T00:00:00" table:style-name="ce11">
            <text:p>2022/02/1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19T00:00:00" table:style-name="ce11">
            <text:p>2022/02/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20T00:00:00" table:style-name="ce11">
            <text:p>2022/02/2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27T00:00:00" table:style-name="ce11">
            <text:p>2022/02/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2-28T00:00:00" table:style-name="ce11">
            <text:p>2022/02/2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3-05T00:00:00" table:style-name="ce11">
            <text:p>2022/03/0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3-10T00:00:00" table:style-name="ce11">
            <text:p>2022/03/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3-13T00:00:00" table:style-name="ce11">
            <text:p>2022/03/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3-20T00:00:00" table:style-name="ce11">
            <text:p>2022/03/2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3-22T00:00:00" table:style-name="ce11">
            <text:p>2022/03/2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3-29T00:00:00" table:style-name="ce11">
            <text:p>2022/03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02T00:00:00" table:style-name="ce11">
            <text:p>2022/04/0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09T00:00:00" table:style-name="ce11">
            <text:p>2022/04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12T00:00:00" table:style-name="ce11">
            <text:p>2022/04/1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14T00:00:00" table:style-name="ce11">
            <text:p>2022/04/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15T00:00:00" table:style-name="ce11">
            <text:p>2022/04/1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19T00:00:00" table:style-name="ce11">
            <text:p>2022/04/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4-27T00:00:00" table:style-name="ce11">
            <text:p>2022/04/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5-02T00:00:00" table:style-name="ce11">
            <text:p>2022/05/0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5-05T00:00:00" table:style-name="ce11">
            <text:p>2022/05/0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5-13T00:00:00" table:style-name="ce11">
            <text:p>2022/05/1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5-16T00:00:00" table:style-name="ce11">
            <text:p>2022/05/1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5-20T00:00:00" table:style-name="ce11">
            <text:p>2022/05/20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01T00:00:00" table:style-name="ce11">
            <text:p>2022/06/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06T00:00:00" table:style-name="ce11">
            <text:p>2022/06/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09T00:00:00" table:style-name="ce11">
            <text:p>2022/06/0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12T00:00:00" table:style-name="ce11">
            <text:p>2022/06/1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14T00:00:00" table:style-name="ce11">
            <text:p>2022/06/1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15T00:00:00" table:style-name="ce11">
            <text:p>2022/06/1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6-19T00:00:00" table:style-name="ce11">
            <text:p>2022/06/1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7-02T00:00:00" table:style-name="ce11">
            <text:p>2022/07/0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7-05T00:00:00" table:style-name="ce11">
            <text:p>2022/07/0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7-16T00:00:00" table:style-name="ce11">
            <text:p>2022/07/1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7-20T00:00:00" table:style-name="ce11">
            <text:p>2022/07/2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8-01T00:00:00" table:style-name="ce11">
            <text:p>2022/08/0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8-06T00:00:00" table:style-name="ce11">
            <text:p>2022/08/0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8-16T00:00:00" table:style-name="ce11">
            <text:p>2022/08/1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8-27T00:00:00" table:style-name="ce11">
            <text:p>2022/08/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9-05T00:00:00" table:style-name="ce11">
            <text:p>2022/09/0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09-16T00:00:00" table:style-name="ce11">
            <text:p>2022/09/1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10-16T00:00:00" table:style-name="ce11">
            <text:p>2022/10/16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2-10-27T00:00:00" table:style-name="ce11">
            <text:p>2022/10/27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3-02-28T00:00:00" table:style-name="ce11">
            <text:p>2023/02/28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date" office:date-value="2023-04-29T00:00:00" table:style-name="ce11">
            <text:p>2023/04/29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4">
          <table:table-cell/>
          <table:table-cell office:value-type="string" table:style-name="ce11">
            <text:p>Grand Total</text:p>
          </table:table-cell>
          <table:table-cell office:value-type="float" office:value="183" table:style-name="ce1">
            <text:p>183</text:p>
          </table:table-cell>
          <table:table-cell table:number-columns-repeated="16381"/>
        </table:table-row>
        <table:table-row table:number-rows-repeated="1048412" table:style-name="ro4">
          <table:table-cell table:number-columns-repeated="16384"/>
        </table:table-row>
      </table:table>
      <table:named-expressions>
        <table:named-expression table:name="Slicer_Country" table:expression="of:=&quot;&quot;" table:base-cell-address="NWZ_staff.$A$1"/>
      </table:named-expressions>
      <table:database-ranges>
        <table:database-range table:target-range-address="NWZ_staff.C5:NWZ_staff.I105" table:name="NZW_staff" table:display-filter-buttons="true"/>
        <table:database-range table:target-range-address="India_Staff.B2:India_Staff.H114" table:name="india_staff" table:display-filter-buttons="true"/>
        <table:database-range table:target-range-address="ALL_staff.A1:ALL_staff.K184" table:name="staff" table:display-filter-buttons="true">
          <table:sort>
            <table:sort-by table:field-number="6"/>
          </table:sort>
        </table:database-range>
      </table:database-ranges>
      <table:data-pilot-tables>
        <table:data-pilot-table table:name="PivotTable2" table:target-range-address="Male_Vs_Female.B7:Male_Vs_Female.E12" table:show-filter-button="false" table:buttons="Male_Vs_Female.C7">
          <table:source-cell-range table:cell-range-address="ALL_staff.A1:ALL_staff.K184"/>
          <table:data-pilot-field table:source-field-name="Gender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Other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Na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g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ary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enur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at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 Joi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Salary_Vs_Rating.B2:Salary_Vs_Rating.D8" table:show-filter-button="false" table:buttons="Salary_Vs_Rating.B3">
          <table:source-cell-range table:cell-range-address="ALL_staff.A1:ALL_staff.J1048576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Rating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ary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ate Join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enu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Bon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Munber_Of_people_over_time.B3:Munber_Of_people_over_time.C164" table:show-filter-button="false" table:buttons="Munber_Of_people_over_time.B3">
          <table:source-cell-range table:cell-range-address="ALL_staff.A1:ALL_staff.K184"/>
          <table:data-pilot-field table:source-field-name="Date Joine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n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ating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part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unt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enu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 Light" svg:font-family="&quot;Segoe U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year number:style="long"/>
      <number:text>/</number:text>
      <number:month number:style="long"/>
      <number:text>/</number:text>
      <number:day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37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text>$</number:text>
      <number:number number:decimal-places="0" number:min-decimal-places="0" number:min-integer-digits="1" number:grouping="true"/>
    </number:number-style>
    <number:date-style style:name="N39P0">
      <number:year number:style="long"/>
      <number:text>/</number:text>
      <number:month number:style="long"/>
      <number:text>/</number:text>
      <number:day number:style="long"/>
    </number:date-style>
    <number:text-style style:name="N39">
      <number:text-content/>
      <style:map style:condition="value()&gt;=0" style:apply-style-name="N39P0"/>
    </number:text-style>
    <number:currency-style style:name="N40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P1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40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/>
    <dc:description/>
    <dc:subject/>
    <meta:initial-creator>Derry Hill</meta:initial-creator>
    <dc:creator>Koketso Malatsi</dc:creator>
    <meta:creation-date>2021-03-14T20:21:32Z</meta:creation-date>
    <dc:date>2025-02-14T20:23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currency-style style:name="N37P0" number:language="en" number:country="US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/>
      <number:text> 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/>
      <number:text> )</number:text>
    </number:currency-style>
    <number:currency-style style:name="N37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19.5pt" svg:width="672.75pt" chart:style-name="Crt0">
        <chart:title svg:x="283.7099212598425pt" svg:y="6.45pt" chart:style-name="CT00">
          <text:p text:style-name="a0" text:class-names="" text:cond-style-name="">Salary Vs Rating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LL_staff.$K$1" chart:values-cell-range-address="ALL_staff.$K$2:.$K$184" chart:class="chart:scatter" chart:attached-axis="primary-y" chart:style-name="G0S0">
            <chart:domain table:cell-range-address="ALL_staff.$G$2:.$G$184"/>
            <chart:data-point chart:repeated="18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51.7502362204725pt" svg:width="593.24968503937pt" chart:style-name="Crt0">
        <chart:title chart:style-name="CT00">
          <text:p text:style-name="a0" text:class-names="" text:cond-style-name="">Total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61"/>
          </chart:axis>
          <chart:series chart:label-cell-address="local-table.$B$1" chart:values-cell-range-address="local-table.$B$2:.$B$161" chart:class="chart:line" chart:attached-axis="primary-y" chart:style-name="G0S0">
            <chart:data-label chart:style-name="DL00"/>
            <chart:data-point chart:repeated="1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2020/05/07</text:p>
            </table:table-cell>
            <table:table-cell office:value-type="float" office:value="1"/>
          </table:table-row>
          <table:table-row>
            <table:table-cell office:value-type="string">
              <text:p>2020/05/11</text:p>
            </table:table-cell>
            <table:table-cell office:value-type="float" office:value="1"/>
          </table:table-row>
          <table:table-row>
            <table:table-cell office:value-type="string">
              <text:p>2020/05/29</text:p>
            </table:table-cell>
            <table:table-cell office:value-type="float" office:value="1"/>
          </table:table-row>
          <table:table-row>
            <table:table-cell office:value-type="string">
              <text:p>2020/06/24</text:p>
            </table:table-cell>
            <table:table-cell office:value-type="float" office:value="1"/>
          </table:table-row>
          <table:table-row>
            <table:table-cell office:value-type="string">
              <text:p>2020/07/07</text:p>
            </table:table-cell>
            <table:table-cell office:value-type="float" office:value="1"/>
          </table:table-row>
          <table:table-row>
            <table:table-cell office:value-type="string">
              <text:p>2020/07/11</text:p>
            </table:table-cell>
            <table:table-cell office:value-type="float" office:value="2"/>
          </table:table-row>
          <table:table-row>
            <table:table-cell office:value-type="string">
              <text:p>2020/07/29</text:p>
            </table:table-cell>
            <table:table-cell office:value-type="float" office:value="1"/>
          </table:table-row>
          <table:table-row>
            <table:table-cell office:value-type="string">
              <text:p>2020/07/30</text:p>
            </table:table-cell>
            <table:table-cell office:value-type="float" office:value="1"/>
          </table:table-row>
          <table:table-row>
            <table:table-cell office:value-type="string">
              <text:p>2020/08/18</text:p>
            </table:table-cell>
            <table:table-cell office:value-type="float" office:value="1"/>
          </table:table-row>
          <table:table-row>
            <table:table-cell office:value-type="string">
              <text:p>2020/08/24</text:p>
            </table:table-cell>
            <table:table-cell office:value-type="float" office:value="1"/>
          </table:table-row>
          <table:table-row>
            <table:table-cell office:value-type="string">
              <text:p>2020/08/30</text:p>
            </table:table-cell>
            <table:table-cell office:value-type="float" office:value="1"/>
          </table:table-row>
          <table:table-row>
            <table:table-cell office:value-type="string">
              <text:p>2020/09/10</text:p>
            </table:table-cell>
            <table:table-cell office:value-type="float" office:value="1"/>
          </table:table-row>
          <table:table-row>
            <table:table-cell office:value-type="string">
              <text:p>2020/09/11</text:p>
            </table:table-cell>
            <table:table-cell office:value-type="float" office:value="2"/>
          </table:table-row>
          <table:table-row>
            <table:table-cell office:value-type="string">
              <text:p>2020/09/13</text:p>
            </table:table-cell>
            <table:table-cell office:value-type="float" office:value="1"/>
          </table:table-row>
          <table:table-row>
            <table:table-cell office:value-type="string">
              <text:p>2020/09/29</text:p>
            </table:table-cell>
            <table:table-cell office:value-type="float" office:value="1"/>
          </table:table-row>
          <table:table-row>
            <table:table-cell office:value-type="string">
              <text:p>2020/09/30</text:p>
            </table:table-cell>
            <table:table-cell office:value-type="float" office:value="1"/>
          </table:table-row>
          <table:table-row>
            <table:table-cell office:value-type="string">
              <text:p>2020/10/15</text:p>
            </table:table-cell>
            <table:table-cell office:value-type="float" office:value="1"/>
          </table:table-row>
          <table:table-row>
            <table:table-cell office:value-type="string">
              <text:p>2020/10/18</text:p>
            </table:table-cell>
            <table:table-cell office:value-type="float" office:value="2"/>
          </table:table-row>
          <table:table-row>
            <table:table-cell office:value-type="string">
              <text:p>2020/10/20</text:p>
            </table:table-cell>
            <table:table-cell office:value-type="float" office:value="1"/>
          </table:table-row>
          <table:table-row>
            <table:table-cell office:value-type="string">
              <text:p>2020/10/25</text:p>
            </table:table-cell>
            <table:table-cell office:value-type="float" office:value="1"/>
          </table:table-row>
          <table:table-row>
            <table:table-cell office:value-type="string">
              <text:p>2020/10/30</text:p>
            </table:table-cell>
            <table:table-cell office:value-type="float" office:value="1"/>
          </table:table-row>
          <table:table-row>
            <table:table-cell office:value-type="string">
              <text:p>2020/11/09</text:p>
            </table:table-cell>
            <table:table-cell office:value-type="float" office:value="1"/>
          </table:table-row>
          <table:table-row>
            <table:table-cell office:value-type="string">
              <text:p>2020/11/10</text:p>
            </table:table-cell>
            <table:table-cell office:value-type="float" office:value="1"/>
          </table:table-row>
          <table:table-row>
            <table:table-cell office:value-type="string">
              <text:p>2020/11/11</text:p>
            </table:table-cell>
            <table:table-cell office:value-type="float" office:value="1"/>
          </table:table-row>
          <table:table-row>
            <table:table-cell office:value-type="string">
              <text:p>2020/11/13</text:p>
            </table:table-cell>
            <table:table-cell office:value-type="float" office:value="1"/>
          </table:table-row>
          <table:table-row>
            <table:table-cell office:value-type="string">
              <text:p>2020/11/29</text:p>
            </table:table-cell>
            <table:table-cell office:value-type="float" office:value="2"/>
          </table:table-row>
          <table:table-row>
            <table:table-cell office:value-type="string">
              <text:p>2020/12/09</text:p>
            </table:table-cell>
            <table:table-cell office:value-type="float" office:value="1"/>
          </table:table-row>
          <table:table-row>
            <table:table-cell office:value-type="string">
              <text:p>2020/12/15</text:p>
            </table:table-cell>
            <table:table-cell office:value-type="float" office:value="2"/>
          </table:table-row>
          <table:table-row>
            <table:table-cell office:value-type="string">
              <text:p>2020/12/16</text:p>
            </table:table-cell>
            <table:table-cell office:value-type="float" office:value="1"/>
          </table:table-row>
          <table:table-row>
            <table:table-cell office:value-type="string">
              <text:p>2020/12/18</text:p>
            </table:table-cell>
            <table:table-cell office:value-type="float" office:value="1"/>
          </table:table-row>
          <table:table-row>
            <table:table-cell office:value-type="string">
              <text:p>2020/12/20</text:p>
            </table:table-cell>
            <table:table-cell office:value-type="float" office:value="1"/>
          </table:table-row>
          <table:table-row>
            <table:table-cell office:value-type="string">
              <text:p>2020/12/25</text:p>
            </table:table-cell>
            <table:table-cell office:value-type="float" office:value="1"/>
          </table:table-row>
          <table:table-row>
            <table:table-cell office:value-type="string">
              <text:p>2021/01/08</text:p>
            </table:table-cell>
            <table:table-cell office:value-type="float" office:value="1"/>
          </table:table-row>
          <table:table-row>
            <table:table-cell office:value-type="string">
              <text:p>2021/01/09</text:p>
            </table:table-cell>
            <table:table-cell office:value-type="float" office:value="1"/>
          </table:table-row>
          <table:table-row>
            <table:table-cell office:value-type="string">
              <text:p>2021/01/16</text:p>
            </table:table-cell>
            <table:table-cell office:value-type="float" office:value="1"/>
          </table:table-row>
          <table:table-row>
            <table:table-cell office:value-type="string">
              <text:p>2021/01/18</text:p>
            </table:table-cell>
            <table:table-cell office:value-type="float" office:value="1"/>
          </table:table-row>
          <table:table-row>
            <table:table-cell office:value-type="string">
              <text:p>2021/01/22</text:p>
            </table:table-cell>
            <table:table-cell office:value-type="float" office:value="1"/>
          </table:table-row>
          <table:table-row>
            <table:table-cell office:value-type="string">
              <text:p>2021/01/29</text:p>
            </table:table-cell>
            <table:table-cell office:value-type="float" office:value="1"/>
          </table:table-row>
          <table:table-row>
            <table:table-cell office:value-type="string">
              <text:p>2021/02/09</text:p>
            </table:table-cell>
            <table:table-cell office:value-type="float" office:value="1"/>
          </table:table-row>
          <table:table-row>
            <table:table-cell office:value-type="string">
              <text:p>2021/02/15</text:p>
            </table:table-cell>
            <table:table-cell office:value-type="float" office:value="1"/>
          </table:table-row>
          <table:table-row>
            <table:table-cell office:value-type="string">
              <text:p>2021/02/16</text:p>
            </table:table-cell>
            <table:table-cell office:value-type="float" office:value="1"/>
          </table:table-row>
          <table:table-row>
            <table:table-cell office:value-type="string">
              <text:p>2021/02/26</text:p>
            </table:table-cell>
            <table:table-cell office:value-type="float" office:value="1"/>
          </table:table-row>
          <table:table-row>
            <table:table-cell office:value-type="string">
              <text:p>2021/03/01</text:p>
            </table:table-cell>
            <table:table-cell office:value-type="float" office:value="1"/>
          </table:table-row>
          <table:table-row>
            <table:table-cell office:value-type="string">
              <text:p>2021/03/08</text:p>
            </table:table-cell>
            <table:table-cell office:value-type="float" office:value="1"/>
          </table:table-row>
          <table:table-row>
            <table:table-cell office:value-type="string">
              <text:p>2021/03/13</text:p>
            </table:table-cell>
            <table:table-cell office:value-type="float" office:value="1"/>
          </table:table-row>
          <table:table-row>
            <table:table-cell office:value-type="string">
              <text:p>2021/03/16</text:p>
            </table:table-cell>
            <table:table-cell office:value-type="float" office:value="1"/>
          </table:table-row>
          <table:table-row>
            <table:table-cell office:value-type="string">
              <text:p>2021/03/17</text:p>
            </table:table-cell>
            <table:table-cell office:value-type="float" office:value="1"/>
          </table:table-row>
          <table:table-row>
            <table:table-cell office:value-type="string">
              <text:p>2021/03/18</text:p>
            </table:table-cell>
            <table:table-cell office:value-type="float" office:value="1"/>
          </table:table-row>
          <table:table-row>
            <table:table-cell office:value-type="string">
              <text:p>2021/03/21</text:p>
            </table:table-cell>
            <table:table-cell office:value-type="float" office:value="1"/>
          </table:table-row>
          <table:table-row>
            <table:table-cell office:value-type="string">
              <text:p>2021/03/22</text:p>
            </table:table-cell>
            <table:table-cell office:value-type="float" office:value="2"/>
          </table:table-row>
          <table:table-row>
            <table:table-cell office:value-type="string">
              <text:p>2021/04/07</text:p>
            </table:table-cell>
            <table:table-cell office:value-type="float" office:value="1"/>
          </table:table-row>
          <table:table-row>
            <table:table-cell office:value-type="string">
              <text:p>2021/04/10</text:p>
            </table:table-cell>
            <table:table-cell office:value-type="float" office:value="1"/>
          </table:table-row>
          <table:table-row>
            <table:table-cell office:value-type="string">
              <text:p>2021/04/26</text:p>
            </table:table-cell>
            <table:table-cell office:value-type="float" office:value="1"/>
          </table:table-row>
          <table:table-row>
            <table:table-cell office:value-type="string">
              <text:p>2021/04/27</text:p>
            </table:table-cell>
            <table:table-cell office:value-type="float" office:value="1"/>
          </table:table-row>
          <table:table-row>
            <table:table-cell office:value-type="string">
              <text:p>2021/04/30</text:p>
            </table:table-cell>
            <table:table-cell office:value-type="float" office:value="1"/>
          </table:table-row>
          <table:table-row>
            <table:table-cell office:value-type="string">
              <text:p>2021/05/01</text:p>
            </table:table-cell>
            <table:table-cell office:value-type="float" office:value="1"/>
          </table:table-row>
          <table:table-row>
            <table:table-cell office:value-type="string">
              <text:p>2021/05/04</text:p>
            </table:table-cell>
            <table:table-cell office:value-type="float" office:value="1"/>
          </table:table-row>
          <table:table-row>
            <table:table-cell office:value-type="string">
              <text:p>2021/05/06</text:p>
            </table:table-cell>
            <table:table-cell office:value-type="float" office:value="1"/>
          </table:table-row>
          <table:table-row>
            <table:table-cell office:value-type="string">
              <text:p>2021/05/08</text:p>
            </table:table-cell>
            <table:table-cell office:value-type="float" office:value="1"/>
          </table:table-row>
          <table:table-row>
            <table:table-cell office:value-type="string">
              <text:p>2021/05/12</text:p>
            </table:table-cell>
            <table:table-cell office:value-type="float" office:value="1"/>
          </table:table-row>
          <table:table-row>
            <table:table-cell office:value-type="string">
              <text:p>2021/05/13</text:p>
            </table:table-cell>
            <table:table-cell office:value-type="float" office:value="1"/>
          </table:table-row>
          <table:table-row>
            <table:table-cell office:value-type="string">
              <text:p>2021/05/17</text:p>
            </table:table-cell>
            <table:table-cell office:value-type="float" office:value="1"/>
          </table:table-row>
          <table:table-row>
            <table:table-cell office:value-type="string">
              <text:p>2021/05/21</text:p>
            </table:table-cell>
            <table:table-cell office:value-type="float" office:value="1"/>
          </table:table-row>
          <table:table-row>
            <table:table-cell office:value-type="string">
              <text:p>2021/05/22</text:p>
            </table:table-cell>
            <table:table-cell office:value-type="float" office:value="1"/>
          </table:table-row>
          <table:table-row>
            <table:table-cell office:value-type="string">
              <text:p>2021/05/23</text:p>
            </table:table-cell>
            <table:table-cell office:value-type="float" office:value="1"/>
          </table:table-row>
          <table:table-row>
            <table:table-cell office:value-type="string">
              <text:p>2021/06/03</text:p>
            </table:table-cell>
            <table:table-cell office:value-type="float" office:value="1"/>
          </table:table-row>
          <table:table-row>
            <table:table-cell office:value-type="string">
              <text:p>2021/06/07</text:p>
            </table:table-cell>
            <table:table-cell office:value-type="float" office:value="1"/>
          </table:table-row>
          <table:table-row>
            <table:table-cell office:value-type="string">
              <text:p>2021/06/10</text:p>
            </table:table-cell>
            <table:table-cell office:value-type="float" office:value="1"/>
          </table:table-row>
          <table:table-row>
            <table:table-cell office:value-type="string">
              <text:p>2021/06/27</text:p>
            </table:table-cell>
            <table:table-cell office:value-type="float" office:value="1"/>
          </table:table-row>
          <table:table-row>
            <table:table-cell office:value-type="string">
              <text:p>2021/06/28</text:p>
            </table:table-cell>
            <table:table-cell office:value-type="float" office:value="1"/>
          </table:table-row>
          <table:table-row>
            <table:table-cell office:value-type="string">
              <text:p>2021/06/30</text:p>
            </table:table-cell>
            <table:table-cell office:value-type="float" office:value="1"/>
          </table:table-row>
          <table:table-row>
            <table:table-cell office:value-type="string">
              <text:p>2021/07/01</text:p>
            </table:table-cell>
            <table:table-cell office:value-type="float" office:value="1"/>
          </table:table-row>
          <table:table-row>
            <table:table-cell office:value-type="string">
              <text:p>2021/07/04</text:p>
            </table:table-cell>
            <table:table-cell office:value-type="float" office:value="1"/>
          </table:table-row>
          <table:table-row>
            <table:table-cell office:value-type="string">
              <text:p>2021/07/06</text:p>
            </table:table-cell>
            <table:table-cell office:value-type="float" office:value="2"/>
          </table:table-row>
          <table:table-row>
            <table:table-cell office:value-type="string">
              <text:p>2021/07/07</text:p>
            </table:table-cell>
            <table:table-cell office:value-type="float" office:value="1"/>
          </table:table-row>
          <table:table-row>
            <table:table-cell office:value-type="string">
              <text:p>2021/07/08</text:p>
            </table:table-cell>
            <table:table-cell office:value-type="float" office:value="1"/>
          </table:table-row>
          <table:table-row>
            <table:table-cell office:value-type="string">
              <text:p>2021/07/11</text:p>
            </table:table-cell>
            <table:table-cell office:value-type="float" office:value="1"/>
          </table:table-row>
          <table:table-row>
            <table:table-cell office:value-type="string">
              <text:p>2021/07/12</text:p>
            </table:table-cell>
            <table:table-cell office:value-type="float" office:value="2"/>
          </table:table-row>
          <table:table-row>
            <table:table-cell office:value-type="string">
              <text:p>2021/07/20</text:p>
            </table:table-cell>
            <table:table-cell office:value-type="float" office:value="2"/>
          </table:table-row>
          <table:table-row>
            <table:table-cell office:value-type="string">
              <text:p>2021/07/23</text:p>
            </table:table-cell>
            <table:table-cell office:value-type="float" office:value="1"/>
          </table:table-row>
          <table:table-row>
            <table:table-cell office:value-type="string">
              <text:p>2021/07/26</text:p>
            </table:table-cell>
            <table:table-cell office:value-type="float" office:value="1"/>
          </table:table-row>
          <table:table-row>
            <table:table-cell office:value-type="string">
              <text:p>2021/08/03</text:p>
            </table:table-cell>
            <table:table-cell office:value-type="float" office:value="1"/>
          </table:table-row>
          <table:table-row>
            <table:table-cell office:value-type="string">
              <text:p>2021/08/17</text:p>
            </table:table-cell>
            <table:table-cell office:value-type="float" office:value="1"/>
          </table:table-row>
          <table:table-row>
            <table:table-cell office:value-type="string">
              <text:p>2021/08/25</text:p>
            </table:table-cell>
            <table:table-cell office:value-type="float" office:value="1"/>
          </table:table-row>
          <table:table-row>
            <table:table-cell office:value-type="string">
              <text:p>2021/08/28</text:p>
            </table:table-cell>
            <table:table-cell office:value-type="float" office:value="1"/>
          </table:table-row>
          <table:table-row>
            <table:table-cell office:value-type="string">
              <text:p>2021/09/01</text:p>
            </table:table-cell>
            <table:table-cell office:value-type="float" office:value="1"/>
          </table:table-row>
          <table:table-row>
            <table:table-cell office:value-type="string">
              <text:p>2021/09/06</text:p>
            </table:table-cell>
            <table:table-cell office:value-type="float" office:value="1"/>
          </table:table-row>
          <table:table-row>
            <table:table-cell office:value-type="string">
              <text:p>2021/09/07</text:p>
            </table:table-cell>
            <table:table-cell office:value-type="float" office:value="1"/>
          </table:table-row>
          <table:table-row>
            <table:table-cell office:value-type="string">
              <text:p>2021/09/09</text:p>
            </table:table-cell>
            <table:table-cell office:value-type="float" office:value="1"/>
          </table:table-row>
          <table:table-row>
            <table:table-cell office:value-type="string">
              <text:p>2021/09/11</text:p>
            </table:table-cell>
            <table:table-cell office:value-type="float" office:value="2"/>
          </table:table-row>
          <table:table-row>
            <table:table-cell office:value-type="string">
              <text:p>2021/09/12</text:p>
            </table:table-cell>
            <table:table-cell office:value-type="float" office:value="1"/>
          </table:table-row>
          <table:table-row>
            <table:table-cell office:value-type="string">
              <text:p>2021/09/20</text:p>
            </table:table-cell>
            <table:table-cell office:value-type="float" office:value="2"/>
          </table:table-row>
          <table:table-row>
            <table:table-cell office:value-type="string">
              <text:p>2021/09/26</text:p>
            </table:table-cell>
            <table:table-cell office:value-type="float" office:value="1"/>
          </table:table-row>
          <table:table-row>
            <table:table-cell office:value-type="string">
              <text:p>2021/09/29</text:p>
            </table:table-cell>
            <table:table-cell office:value-type="float" office:value="1"/>
          </table:table-row>
          <table:table-row>
            <table:table-cell office:value-type="string">
              <text:p>2021/10/07</text:p>
            </table:table-cell>
            <table:table-cell office:value-type="float" office:value="1"/>
          </table:table-row>
          <table:table-row>
            <table:table-cell office:value-type="string">
              <text:p>2021/10/17</text:p>
            </table:table-cell>
            <table:table-cell office:value-type="float" office:value="1"/>
          </table:table-row>
          <table:table-row>
            <table:table-cell office:value-type="string">
              <text:p>2021/10/25</text:p>
            </table:table-cell>
            <table:table-cell office:value-type="float" office:value="1"/>
          </table:table-row>
          <table:table-row>
            <table:table-cell office:value-type="string">
              <text:p>2021/11/06</text:p>
            </table:table-cell>
            <table:table-cell office:value-type="float" office:value="1"/>
          </table:table-row>
          <table:table-row>
            <table:table-cell office:value-type="string">
              <text:p>2021/11/09</text:p>
            </table:table-cell>
            <table:table-cell office:value-type="float" office:value="1"/>
          </table:table-row>
          <table:table-row>
            <table:table-cell office:value-type="string">
              <text:p>2021/11/11</text:p>
            </table:table-cell>
            <table:table-cell office:value-type="float" office:value="1"/>
          </table:table-row>
          <table:table-row>
            <table:table-cell office:value-type="string">
              <text:p>2021/11/29</text:p>
            </table:table-cell>
            <table:table-cell office:value-type="float" office:value="1"/>
          </table:table-row>
          <table:table-row>
            <table:table-cell office:value-type="string">
              <text:p>2021/12/05</text:p>
            </table:table-cell>
            <table:table-cell office:value-type="float" office:value="1"/>
          </table:table-row>
          <table:table-row>
            <table:table-cell office:value-type="string">
              <text:p>2021/12/07</text:p>
            </table:table-cell>
            <table:table-cell office:value-type="float" office:value="1"/>
          </table:table-row>
          <table:table-row>
            <table:table-cell office:value-type="string">
              <text:p>2021/12/14</text:p>
            </table:table-cell>
            <table:table-cell office:value-type="float" office:value="1"/>
          </table:table-row>
          <table:table-row>
            <table:table-cell office:value-type="string">
              <text:p>2021/12/17</text:p>
            </table:table-cell>
            <table:table-cell office:value-type="float" office:value="1"/>
          </table:table-row>
          <table:table-row>
            <table:table-cell office:value-type="string">
              <text:p>2021/12/19</text:p>
            </table:table-cell>
            <table:table-cell office:value-type="float" office:value="1"/>
          </table:table-row>
          <table:table-row>
            <table:table-cell office:value-type="string">
              <text:p>2021/12/20</text:p>
            </table:table-cell>
            <table:table-cell office:value-type="float" office:value="1"/>
          </table:table-row>
          <table:table-row>
            <table:table-cell office:value-type="string">
              <text:p>2021/12/28</text:p>
            </table:table-cell>
            <table:table-cell office:value-type="float" office:value="1"/>
          </table:table-row>
          <table:table-row>
            <table:table-cell office:value-type="string">
              <text:p>2022/01/06</text:p>
            </table:table-cell>
            <table:table-cell office:value-type="float" office:value="1"/>
          </table:table-row>
          <table:table-row>
            <table:table-cell office:value-type="string">
              <text:p>2022/01/10</text:p>
            </table:table-cell>
            <table:table-cell office:value-type="float" office:value="1"/>
          </table:table-row>
          <table:table-row>
            <table:table-cell office:value-type="string">
              <text:p>2022/01/29</text:p>
            </table:table-cell>
            <table:table-cell office:value-type="float" office:value="1"/>
          </table:table-row>
          <table:table-row>
            <table:table-cell office:value-type="string">
              <text:p>2022/02/02</text:p>
            </table:table-cell>
            <table:table-cell office:value-type="float" office:value="1"/>
          </table:table-row>
          <table:table-row>
            <table:table-cell office:value-type="string">
              <text:p>2022/02/05</text:p>
            </table:table-cell>
            <table:table-cell office:value-type="float" office:value="1"/>
          </table:table-row>
          <table:table-row>
            <table:table-cell office:value-type="string">
              <text:p>2022/02/12</text:p>
            </table:table-cell>
            <table:table-cell office:value-type="float" office:value="1"/>
          </table:table-row>
          <table:table-row>
            <table:table-cell office:value-type="string">
              <text:p>2022/02/14</text:p>
            </table:table-cell>
            <table:table-cell office:value-type="float" office:value="1"/>
          </table:table-row>
          <table:table-row>
            <table:table-cell office:value-type="string">
              <text:p>2022/02/15</text:p>
            </table:table-cell>
            <table:table-cell office:value-type="float" office:value="1"/>
          </table:table-row>
          <table:table-row>
            <table:table-cell office:value-type="string">
              <text:p>2022/02/17</text:p>
            </table:table-cell>
            <table:table-cell office:value-type="float" office:value="1"/>
          </table:table-row>
          <table:table-row>
            <table:table-cell office:value-type="string">
              <text:p>2022/02/19</text:p>
            </table:table-cell>
            <table:table-cell office:value-type="float" office:value="1"/>
          </table:table-row>
          <table:table-row>
            <table:table-cell office:value-type="string">
              <text:p>2022/02/20</text:p>
            </table:table-cell>
            <table:table-cell office:value-type="float" office:value="1"/>
          </table:table-row>
          <table:table-row>
            <table:table-cell office:value-type="string">
              <text:p>2022/02/27</text:p>
            </table:table-cell>
            <table:table-cell office:value-type="float" office:value="1"/>
          </table:table-row>
          <table:table-row>
            <table:table-cell office:value-type="string">
              <text:p>2022/02/28</text:p>
            </table:table-cell>
            <table:table-cell office:value-type="float" office:value="1"/>
          </table:table-row>
          <table:table-row>
            <table:table-cell office:value-type="string">
              <text:p>2022/03/05</text:p>
            </table:table-cell>
            <table:table-cell office:value-type="float" office:value="2"/>
          </table:table-row>
          <table:table-row>
            <table:table-cell office:value-type="string">
              <text:p>2022/03/10</text:p>
            </table:table-cell>
            <table:table-cell office:value-type="float" office:value="1"/>
          </table:table-row>
          <table:table-row>
            <table:table-cell office:value-type="string">
              <text:p>2022/03/13</text:p>
            </table:table-cell>
            <table:table-cell office:value-type="float" office:value="1"/>
          </table:table-row>
          <table:table-row>
            <table:table-cell office:value-type="string">
              <text:p>2022/03/20</text:p>
            </table:table-cell>
            <table:table-cell office:value-type="float" office:value="3"/>
          </table:table-row>
          <table:table-row>
            <table:table-cell office:value-type="string">
              <text:p>2022/03/22</text:p>
            </table:table-cell>
            <table:table-cell office:value-type="float" office:value="1"/>
          </table:table-row>
          <table:table-row>
            <table:table-cell office:value-type="string">
              <text:p>2022/03/29</text:p>
            </table:table-cell>
            <table:table-cell office:value-type="float" office:value="1"/>
          </table:table-row>
          <table:table-row>
            <table:table-cell office:value-type="string">
              <text:p>2022/04/02</text:p>
            </table:table-cell>
            <table:table-cell office:value-type="float" office:value="1"/>
          </table:table-row>
          <table:table-row>
            <table:table-cell office:value-type="string">
              <text:p>2022/04/09</text:p>
            </table:table-cell>
            <table:table-cell office:value-type="float" office:value="1"/>
          </table:table-row>
          <table:table-row>
            <table:table-cell office:value-type="string">
              <text:p>2022/04/12</text:p>
            </table:table-cell>
            <table:table-cell office:value-type="float" office:value="2"/>
          </table:table-row>
          <table:table-row>
            <table:table-cell office:value-type="string">
              <text:p>2022/04/14</text:p>
            </table:table-cell>
            <table:table-cell office:value-type="float" office:value="1"/>
          </table:table-row>
          <table:table-row>
            <table:table-cell office:value-type="string">
              <text:p>2022/04/15</text:p>
            </table:table-cell>
            <table:table-cell office:value-type="float" office:value="2"/>
          </table:table-row>
          <table:table-row>
            <table:table-cell office:value-type="string">
              <text:p>2022/04/19</text:p>
            </table:table-cell>
            <table:table-cell office:value-type="float" office:value="1"/>
          </table:table-row>
          <table:table-row>
            <table:table-cell office:value-type="string">
              <text:p>2022/04/27</text:p>
            </table:table-cell>
            <table:table-cell office:value-type="float" office:value="1"/>
          </table:table-row>
          <table:table-row>
            <table:table-cell office:value-type="string">
              <text:p>2022/05/02</text:p>
            </table:table-cell>
            <table:table-cell office:value-type="float" office:value="1"/>
          </table:table-row>
          <table:table-row>
            <table:table-cell office:value-type="string">
              <text:p>2022/05/05</text:p>
            </table:table-cell>
            <table:table-cell office:value-type="float" office:value="2"/>
          </table:table-row>
          <table:table-row>
            <table:table-cell office:value-type="string">
              <text:p>2022/05/13</text:p>
            </table:table-cell>
            <table:table-cell office:value-type="float" office:value="1"/>
          </table:table-row>
          <table:table-row>
            <table:table-cell office:value-type="string">
              <text:p>2022/05/16</text:p>
            </table:table-cell>
            <table:table-cell office:value-type="float" office:value="1"/>
          </table:table-row>
          <table:table-row>
            <table:table-cell office:value-type="string">
              <text:p>2022/05/20</text:p>
            </table:table-cell>
            <table:table-cell office:value-type="float" office:value="4"/>
          </table:table-row>
          <table:table-row>
            <table:table-cell office:value-type="string">
              <text:p>2022/06/01</text:p>
            </table:table-cell>
            <table:table-cell office:value-type="float" office:value="1"/>
          </table:table-row>
          <table:table-row>
            <table:table-cell office:value-type="string">
              <text:p>2022/06/06</text:p>
            </table:table-cell>
            <table:table-cell office:value-type="float" office:value="1"/>
          </table:table-row>
          <table:table-row>
            <table:table-cell office:value-type="string">
              <text:p>2022/06/09</text:p>
            </table:table-cell>
            <table:table-cell office:value-type="float" office:value="1"/>
          </table:table-row>
          <table:table-row>
            <table:table-cell office:value-type="string">
              <text:p>2022/06/12</text:p>
            </table:table-cell>
            <table:table-cell office:value-type="float" office:value="1"/>
          </table:table-row>
          <table:table-row>
            <table:table-cell office:value-type="string">
              <text:p>2022/06/14</text:p>
            </table:table-cell>
            <table:table-cell office:value-type="float" office:value="1"/>
          </table:table-row>
          <table:table-row>
            <table:table-cell office:value-type="string">
              <text:p>2022/06/15</text:p>
            </table:table-cell>
            <table:table-cell office:value-type="float" office:value="1"/>
          </table:table-row>
          <table:table-row>
            <table:table-cell office:value-type="string">
              <text:p>2022/06/19</text:p>
            </table:table-cell>
            <table:table-cell office:value-type="float" office:value="1"/>
          </table:table-row>
          <table:table-row>
            <table:table-cell office:value-type="string">
              <text:p>2022/07/02</text:p>
            </table:table-cell>
            <table:table-cell office:value-type="float" office:value="1"/>
          </table:table-row>
          <table:table-row>
            <table:table-cell office:value-type="string">
              <text:p>2022/07/05</text:p>
            </table:table-cell>
            <table:table-cell office:value-type="float" office:value="1"/>
          </table:table-row>
          <table:table-row>
            <table:table-cell office:value-type="string">
              <text:p>2022/07/16</text:p>
            </table:table-cell>
            <table:table-cell office:value-type="float" office:value="2"/>
          </table:table-row>
          <table:table-row>
            <table:table-cell office:value-type="string">
              <text:p>2022/07/20</text:p>
            </table:table-cell>
            <table:table-cell office:value-type="float" office:value="1"/>
          </table:table-row>
          <table:table-row>
            <table:table-cell office:value-type="string">
              <text:p>2022/08/01</text:p>
            </table:table-cell>
            <table:table-cell office:value-type="float" office:value="1"/>
          </table:table-row>
          <table:table-row>
            <table:table-cell office:value-type="string">
              <text:p>2022/08/06</text:p>
            </table:table-cell>
            <table:table-cell office:value-type="float" office:value="1"/>
          </table:table-row>
          <table:table-row>
            <table:table-cell office:value-type="string">
              <text:p>2022/08/16</text:p>
            </table:table-cell>
            <table:table-cell office:value-type="float" office:value="2"/>
          </table:table-row>
          <table:table-row>
            <table:table-cell office:value-type="string">
              <text:p>2022/08/27</text:p>
            </table:table-cell>
            <table:table-cell office:value-type="float" office:value="1"/>
          </table:table-row>
          <table:table-row>
            <table:table-cell office:value-type="string">
              <text:p>2022/09/05</text:p>
            </table:table-cell>
            <table:table-cell office:value-type="float" office:value="1"/>
          </table:table-row>
          <table:table-row>
            <table:table-cell office:value-type="string">
              <text:p>2022/09/16</text:p>
            </table:table-cell>
            <table:table-cell office:value-type="float" office:value="1"/>
          </table:table-row>
          <table:table-row>
            <table:table-cell office:value-type="string">
              <text:p>2022/10/16</text:p>
            </table:table-cell>
            <table:table-cell office:value-type="float" office:value="2"/>
          </table:table-row>
          <table:table-row>
            <table:table-cell office:value-type="string">
              <text:p>2022/10/27</text:p>
            </table:table-cell>
            <table:table-cell office:value-type="float" office:value="1"/>
          </table:table-row>
          <table:table-row>
            <table:table-cell office:value-type="string">
              <text:p>2023/02/28</text:p>
            </table:table-cell>
            <table:table-cell office:value-type="float" office:value="1"/>
          </table:table-row>
          <table:table-row>
            <table:table-cell office:value-type="string">
              <text:p>2023/04/29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